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mpws_accountAddresses">
        <table:table-row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string">
            <text:p>dsfsdfsdfs</text:p>
          </table:table-cell>
          <table:table-cell office:value-type="string">
            <text:p>fsdfsdf</text:p>
          </table:table-cell>
          <table:table-cell office:value-type="string">
            <text:p>fdgdgdg</text:p>
          </table:table-cell>
          <table:table-cell office:value-type="string">
            <text:p>dsadsad</text:p>
          </table:table-cell>
          <table:table-cell office:value-type="string">
            <text:p>REMOVED</text:p>
          </table:table-cell>
          <table:table-cell office:value-type="date" office:date-value="2014-07-26T17:30:54" table:style-name="DateTimeCell">
            <text:p>2014-07-26 17:30:54</text:p>
          </table:table-cell>
          <table:table-cell office:value-type="date" office:date-value="2014-08-01T23:01:10" table:style-name="DateTimeCell">
            <text:p>2014-08-01 23:01:10</text:p>
          </table:table-cell>
        </table:table-row>
        <table:table-row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string">
            <text:p>ddd</text:p>
          </table:table-cell>
          <table:table-cell office:value-type="string">
            <text:p>fff</text:p>
          </table:table-cell>
          <table:table-cell office:value-type="string">
            <text:p>ddd</text:p>
          </table:table-cell>
          <table:table-cell office:value-type="string">
            <text:p>sss</text:p>
          </table:table-cell>
          <table:table-cell office:value-type="string">
            <text:p>REMOVED</text:p>
          </table:table-cell>
          <table:table-cell office:value-type="date" office:date-value="2014-07-26T17:31:06" table:style-name="DateTimeCell">
            <text:p>2014-07-26 17:31:06</text:p>
          </table:table-cell>
          <table:table-cell office:value-type="date" office:date-value="2014-07-26T17:35:39" table:style-name="DateTimeCell">
            <text:p>2014-07-26 17:35:39</text:p>
          </table:table-cell>
        </table:table-row>
        <table:table-row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string">
            <text:p>ddd</text:p>
          </table:table-cell>
          <table:table-cell office:value-type="string">
            <text:p>fff</text:p>
          </table:table-cell>
          <table:table-cell office:value-type="string">
            <text:p>ddd</text:p>
          </table:table-cell>
          <table:table-cell office:value-type="string">
            <text:p>sss</text:p>
          </table:table-cell>
          <table:table-cell office:value-type="string">
            <text:p>REMOVED</text:p>
          </table:table-cell>
          <table:table-cell office:value-type="date" office:date-value="2014-07-26T17:31:07" table:style-name="DateTimeCell">
            <text:p>2014-07-26 17:31:07</text:p>
          </table:table-cell>
          <table:table-cell office:value-type="date" office:date-value="2014-07-26T17:35:39" table:style-name="DateTimeCell">
            <text:p>2014-07-26 17:35:39</text:p>
          </table:table-cell>
        </table:table-row>
        <table:table-row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string">
            <text:p>fdsfdsf</text:p>
          </table:table-cell>
          <table:table-cell office:value-type="string">
            <text:p>dsfdsfdsf</text:p>
          </table:table-cell>
          <table:table-cell office:value-type="string">
            <text:p>fdsfdsfds</text:p>
          </table:table-cell>
          <table:table-cell office:value-type="string">
            <text:p>fdsfdsf</text:p>
          </table:table-cell>
          <table:table-cell office:value-type="string">
            <text:p>REMOVED</text:p>
          </table:table-cell>
          <table:table-cell office:value-type="date" office:date-value="2014-08-01T23:52:06" table:style-name="DateTimeCell">
            <text:p>2014-08-01 23:52:06</text:p>
          </table:table-cell>
          <table:table-cell office:value-type="date" office:date-value="2014-08-01T23:52:16" table:style-name="DateTimeCell">
            <text:p>2014-08-01 23:52:16</text:p>
          </table:table-cell>
        </table:table-row>
        <table:table-row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string">
            <text:p>vsdfsd4334fdsf</text:p>
          </table:table-cell>
          <table:table-cell office:value-type="string">
            <text:p>35435435</text:p>
          </table:table-cell>
          <table:table-cell office:value-type="string">
            <text:p>vfgd54435</text:p>
          </table:table-cell>
          <table:table-cell office:value-type="string">
            <text:p>fdsfdsf</text:p>
          </table:table-cell>
          <table:table-cell office:value-type="string">
            <text:p>REMOVED</text:p>
          </table:table-cell>
          <table:table-cell office:value-type="date" office:date-value="2014-08-02T00:00:30" table:style-name="DateTimeCell">
            <text:p>2014-08-02 00:00:30</text:p>
          </table:table-cell>
          <table:table-cell office:value-type="date" office:date-value="2014-08-02T00:00:43" table:style-name="DateTimeCell">
            <text:p>2014-08-02 00:00:43</text:p>
          </table:table-cell>
        </table:table-row>
        <table:table-row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string">
            <text:p>fdsfdsfsdf</text:p>
          </table:table-cell>
          <table:table-cell office:value-type="string">
            <text:p>fdsfdsf</text:p>
          </table:table-cell>
          <table:table-cell office:value-type="string">
            <text:p>fdfsdf</text:p>
          </table:table-cell>
          <table:table-cell office:value-type="string">
            <text:p>fdsfdsf</text:p>
          </table:table-cell>
          <table:table-cell office:value-type="string">
            <text:p>REMOVED</text:p>
          </table:table-cell>
          <table:table-cell office:value-type="date" office:date-value="2014-08-02T00:01:05" table:style-name="DateTimeCell">
            <text:p>2014-08-02 00:01:05</text:p>
          </table:table-cell>
          <table:table-cell office:value-type="date" office:date-value="2014-08-02T00:04:36" table:style-name="DateTimeCell">
            <text:p>2014-08-02 00:04:36</text:p>
          </table:table-cell>
        </table:table-row>
        <table:table-row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string">
            <text:p>dsadsad</text:p>
          </table:table-cell>
          <table:table-cell office:value-type="string">
            <text:p>dsadsad</text:p>
          </table:table-cell>
          <table:table-cell office:value-type="string">
            <text:p>dsdsad</text:p>
          </table:table-cell>
          <table:table-cell office:value-type="string">
            <text:p>dasdsadas</text:p>
          </table:table-cell>
          <table:table-cell office:value-type="string">
            <text:p>REMOVED</text:p>
          </table:table-cell>
          <table:table-cell office:value-type="date" office:date-value="2014-08-02T00:04:48" table:style-name="DateTimeCell">
            <text:p>2014-08-02 00:04:48</text:p>
          </table:table-cell>
          <table:table-cell office:value-type="date" office:date-value="2014-08-02T00:08:47" table:style-name="DateTimeCell">
            <text:p>2014-08-02 00:08:47</text:p>
          </table:table-cell>
        </table:table-row>
        <table:table-row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string">
            <text:p>vcxvxc</text:p>
          </table:table-cell>
          <table:table-cell office:value-type="string">
            <text:p>vcxvcxv</text:p>
          </table:table-cell>
          <table:table-cell office:value-type="string">
            <text:p>vcxvxcv</text:p>
          </table:table-cell>
          <table:table-cell office:value-type="string">
            <text:p>vcxvcxv</text:p>
          </table:table-cell>
          <table:table-cell office:value-type="string">
            <text:p>REMOVED</text:p>
          </table:table-cell>
          <table:table-cell office:value-type="date" office:date-value="2014-08-02T00:08:57" table:style-name="DateTimeCell">
            <text:p>2014-08-02 00:08:57</text:p>
          </table:table-cell>
          <table:table-cell office:value-type="date" office:date-value="2014-08-02T00:23:20" table:style-name="DateTimeCell">
            <text:p>2014-08-02 00:23:20</text:p>
          </table:table-cell>
        </table:table-row>
        <table:table-row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string">
            <text:p>dsfsdf</text:p>
          </table:table-cell>
          <table:table-cell office:value-type="string">
            <text:p>fdsfds</text:p>
          </table:table-cell>
          <table:table-cell office:value-type="string">
            <text:p>fdsfdsf</text:p>
          </table:table-cell>
          <table:table-cell office:value-type="string">
            <text:p>fdsfdsf</text:p>
          </table:table-cell>
          <table:table-cell office:value-type="string">
            <text:p>REMOVED</text:p>
          </table:table-cell>
          <table:table-cell office:value-type="date" office:date-value="2014-08-02T00:23:37" table:style-name="DateTimeCell">
            <text:p>2014-08-02 00:23:37</text:p>
          </table:table-cell>
          <table:table-cell office:value-type="date" office:date-value="2014-08-02T00:24:00" table:style-name="DateTimeCell">
            <text:p>2014-08-02 00:24:00</text:p>
          </table:table-cell>
        </table:table-row>
        <table:table-row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string">
            <text:p>fgfdgfdg</text:p>
          </table:table-cell>
          <table:table-cell office:value-type="string">
            <text:p>gfdgfd</text:p>
          </table:table-cell>
          <table:table-cell office:value-type="string">
            <text:p>gfdgfdg</text:p>
          </table:table-cell>
          <table:table-cell office:value-type="string">
            <text:p>gfdgfdgdf</text:p>
          </table:table-cell>
          <table:table-cell office:value-type="string">
            <text:p>REMOVED</text:p>
          </table:table-cell>
          <table:table-cell office:value-type="date" office:date-value="2014-08-02T00:24:18" table:style-name="DateTimeCell">
            <text:p>2014-08-02 00:24:18</text:p>
          </table:table-cell>
          <table:table-cell office:value-type="date" office:date-value="2014-08-02T00:24:20" table:style-name="DateTimeCell">
            <text:p>2014-08-02 00:24:20</text:p>
          </table:table-cell>
        </table:table-row>
        <table:table-row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string">
            <text:p>xxxxx</text:p>
          </table:table-cell>
          <table:table-cell office:value-type="string">
            <text:p>zzzzz</text:p>
          </table:table-cell>
          <table:table-cell office:value-type="string">
            <text:p>ccccc</text:p>
          </table:table-cell>
          <table:table-cell office:value-type="string">
            <text:p>mmmmm</text:p>
          </table:table-cell>
          <table:table-cell office:value-type="string">
            <text:p>ACTIVE</text:p>
          </table:table-cell>
          <table:table-cell office:value-type="date" office:date-value="2014-08-02T00:25:29" table:style-name="DateTimeCell">
            <text:p>2014-08-02 00:25:29</text:p>
          </table:table-cell>
          <table:table-cell office:value-type="date" office:date-value="2014-08-02T00:25:29" table:style-name="DateTimeCell">
            <text:p>2014-08-02 00:25:29</text:p>
          </table:table-cell>
        </table:table-row>
        <table:table-row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string">
            <text:p>addr</text:p>
          </table:table-cell>
          <table:table-cell office:value-type="string">
            <text:p>797979</text:p>
          </table:table-cell>
          <table:table-cell office:value-type="string">
            <text:p>ua</text:p>
          </table:table-cell>
          <table:table-cell office:value-type="string">
            <text:p>lwo</text:p>
          </table:table-cell>
          <table:table-cell office:value-type="string">
            <text:p>ACTIVE</text:p>
          </table:table-cell>
          <table:table-cell office:value-type="date" office:date-value="2014-08-05T10:32:13" table:style-name="DateTimeCell">
            <text:p>2014-08-05 10:32:13</text:p>
          </table:table-cell>
          <table:table-cell office:value-type="date" office:date-value="2014-08-05T10:32:13" table:style-name="DateTimeCell">
            <text:p>2014-08-05 10:32:13</text:p>
          </table:table-cell>
        </table:table-row>
        <table:table-row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string">
            <text:p>addr</text:p>
          </table:table-cell>
          <table:table-cell office:value-type="string">
            <text:p>797979</text:p>
          </table:table-cell>
          <table:table-cell office:value-type="string">
            <text:p>ua</text:p>
          </table:table-cell>
          <table:table-cell office:value-type="string">
            <text:p>lwo</text:p>
          </table:table-cell>
          <table:table-cell office:value-type="string">
            <text:p>ACTIVE</text:p>
          </table:table-cell>
          <table:table-cell office:value-type="date" office:date-value="2014-08-05T10:57:18" table:style-name="DateTimeCell">
            <text:p>2014-08-05 10:57:18</text:p>
          </table:table-cell>
          <table:table-cell office:value-type="date" office:date-value="2014-08-05T10:57:18" table:style-name="DateTimeCell">
            <text:p>2014-08-05 10:57:18</text:p>
          </table:table-cell>
        </table:table-row>
        <table:table-row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addr</text:p>
          </table:table-cell>
          <table:table-cell office:value-type="string">
            <text:p>797979</text:p>
          </table:table-cell>
          <table:table-cell office:value-type="string">
            <text:p>ua</text:p>
          </table:table-cell>
          <table:table-cell office:value-type="string">
            <text:p>lwo</text:p>
          </table:table-cell>
          <table:table-cell office:value-type="string">
            <text:p>ACTIVE</text:p>
          </table:table-cell>
          <table:table-cell office:value-type="date" office:date-value="2014-08-05T11:00:52" table:style-name="DateTimeCell">
            <text:p>2014-08-05 11:00:52</text:p>
          </table:table-cell>
          <table:table-cell office:value-type="date" office:date-value="2014-08-05T11:00:52" table:style-name="DateTimeCell">
            <text:p>2014-08-05 11:00:52</text:p>
          </table:table-cell>
        </table:table-row>
        <table:table-row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string">
            <text:p>addr</text:p>
          </table:table-cell>
          <table:table-cell office:value-type="string">
            <text:p>797979</text:p>
          </table:table-cell>
          <table:table-cell office:value-type="string">
            <text:p>ua</text:p>
          </table:table-cell>
          <table:table-cell office:value-type="string">
            <text:p>lwo</text:p>
          </table:table-cell>
          <table:table-cell office:value-type="string">
            <text:p>ACTIVE</text:p>
          </table:table-cell>
          <table:table-cell office:value-type="date" office:date-value="2014-08-05T21:46:40" table:style-name="DateTimeCell">
            <text:p>2014-08-05 21:46:40</text:p>
          </table:table-cell>
          <table:table-cell office:value-type="date" office:date-value="2014-08-05T21:46:40" table:style-name="DateTimeCell">
            <text:p>2014-08-05 21:46:40</text:p>
          </table:table-cell>
        </table:table-row>
        <table:table-row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string">
            <text:p>addr</text:p>
          </table:table-cell>
          <table:table-cell office:value-type="string">
            <text:p>797979</text:p>
          </table:table-cell>
          <table:table-cell office:value-type="string">
            <text:p>ua</text:p>
          </table:table-cell>
          <table:table-cell office:value-type="string">
            <text:p>lwo</text:p>
          </table:table-cell>
          <table:table-cell office:value-type="string">
            <text:p>ACTIVE</text:p>
          </table:table-cell>
          <table:table-cell office:value-type="date" office:date-value="2014-08-05T22:13:23" table:style-name="DateTimeCell">
            <text:p>2014-08-05 22:13:23</text:p>
          </table:table-cell>
          <table:table-cell office:value-type="date" office:date-value="2014-08-05T22:13:23" table:style-name="DateTimeCell">
            <text:p>2014-08-05 22:13:23</text:p>
          </table:table-cell>
        </table:table-row>
        <table:table-row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string">
            <text:p>addr</text:p>
          </table:table-cell>
          <table:table-cell office:value-type="string">
            <text:p>797979</text:p>
          </table:table-cell>
          <table:table-cell office:value-type="string">
            <text:p>ua</text:p>
          </table:table-cell>
          <table:table-cell office:value-type="string">
            <text:p>lwo</text:p>
          </table:table-cell>
          <table:table-cell office:value-type="string">
            <text:p>ACTIVE</text:p>
          </table:table-cell>
          <table:table-cell office:value-type="date" office:date-value="2014-08-05T22:17:34" table:style-name="DateTimeCell">
            <text:p>2014-08-05 22:17:34</text:p>
          </table:table-cell>
          <table:table-cell office:value-type="date" office:date-value="2014-08-05T22:17:34" table:style-name="DateTimeCell">
            <text:p>2014-08-05 22:17:34</text:p>
          </table:table-cell>
        </table:table-row>
        <table:table-row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string">
            <text:p>addr</text:p>
          </table:table-cell>
          <table:table-cell office:value-type="string">
            <text:p>797979</text:p>
          </table:table-cell>
          <table:table-cell office:value-type="string">
            <text:p>ua</text:p>
          </table:table-cell>
          <table:table-cell office:value-type="string">
            <text:p>lwo</text:p>
          </table:table-cell>
          <table:table-cell office:value-type="string">
            <text:p>ACTIVE</text:p>
          </table:table-cell>
          <table:table-cell office:value-type="date" office:date-value="2014-08-05T22:26:21" table:style-name="DateTimeCell">
            <text:p>2014-08-05 22:26:21</text:p>
          </table:table-cell>
          <table:table-cell office:value-type="date" office:date-value="2014-08-05T22:26:21" table:style-name="DateTimeCell">
            <text:p>2014-08-05 22:26:21</text:p>
          </table:table-cell>
        </table:table-row>
        <table:table-row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string">
            <text:p>addr</text:p>
          </table:table-cell>
          <table:table-cell office:value-type="string">
            <text:p>797979</text:p>
          </table:table-cell>
          <table:table-cell office:value-type="string">
            <text:p>ua</text:p>
          </table:table-cell>
          <table:table-cell office:value-type="string">
            <text:p>lwo</text:p>
          </table:table-cell>
          <table:table-cell office:value-type="string">
            <text:p>ACTIVE</text:p>
          </table:table-cell>
          <table:table-cell office:value-type="date" office:date-value="2014-08-05T23:19:32" table:style-name="DateTimeCell">
            <text:p>2014-08-05 23:19:32</text:p>
          </table:table-cell>
          <table:table-cell office:value-type="date" office:date-value="2014-08-05T23:19:32" table:style-name="DateTimeCell">
            <text:p>2014-08-05 23:19:32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string">
            <text:p>addr</text:p>
          </table:table-cell>
          <table:table-cell office:value-type="string">
            <text:p>797979</text:p>
          </table:table-cell>
          <table:table-cell office:value-type="string">
            <text:p>ua</text:p>
          </table:table-cell>
          <table:table-cell office:value-type="string">
            <text:p>lwo</text:p>
          </table:table-cell>
          <table:table-cell office:value-type="string">
            <text:p>ACTIVE</text:p>
          </table:table-cell>
          <table:table-cell office:value-type="date" office:date-value="2014-08-05T23:19:56" table:style-name="DateTimeCell">
            <text:p>2014-08-05 23:19:56</text:p>
          </table:table-cell>
          <table:table-cell office:value-type="date" office:date-value="2014-08-05T23:19:56" table:style-name="DateTimeCell">
            <text:p>2014-08-05 23:19:56</text:p>
          </table:table-cell>
        </table:table-row>
        <table:table-row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string">
            <text:p>addr</text:p>
          </table:table-cell>
          <table:table-cell office:value-type="string">
            <text:p>797979</text:p>
          </table:table-cell>
          <table:table-cell office:value-type="string">
            <text:p>ua</text:p>
          </table:table-cell>
          <table:table-cell office:value-type="string">
            <text:p>lwo</text:p>
          </table:table-cell>
          <table:table-cell office:value-type="string">
            <text:p>ACTIVE</text:p>
          </table:table-cell>
          <table:table-cell office:value-type="date" office:date-value="2014-08-05T23:21:38" table:style-name="DateTimeCell">
            <text:p>2014-08-05 23:21:38</text:p>
          </table:table-cell>
          <table:table-cell office:value-type="date" office:date-value="2014-08-05T23:21:38" table:style-name="DateTimeCell">
            <text:p>2014-08-05 23:21:38</text:p>
          </table:table-cell>
        </table:table-row>
        <table:table-row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string">
            <text:p>addr</text:p>
          </table:table-cell>
          <table:table-cell office:value-type="string">
            <text:p>797979</text:p>
          </table:table-cell>
          <table:table-cell office:value-type="string">
            <text:p>ua</text:p>
          </table:table-cell>
          <table:table-cell office:value-type="string">
            <text:p>lwo</text:p>
          </table:table-cell>
          <table:table-cell office:value-type="string">
            <text:p>ACTIVE</text:p>
          </table:table-cell>
          <table:table-cell office:value-type="date" office:date-value="2014-08-05T23:22:27" table:style-name="DateTimeCell">
            <text:p>2014-08-05 23:22:27</text:p>
          </table:table-cell>
          <table:table-cell office:value-type="date" office:date-value="2014-08-05T23:22:27" table:style-name="DateTimeCell">
            <text:p>2014-08-05 23:22:27</text:p>
          </table:table-cell>
        </table:table-row>
        <table:table-row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string">
            <text:p>addr</text:p>
          </table:table-cell>
          <table:table-cell office:value-type="string">
            <text:p>797979</text:p>
          </table:table-cell>
          <table:table-cell office:value-type="string">
            <text:p>ua</text:p>
          </table:table-cell>
          <table:table-cell office:value-type="string">
            <text:p>lwo</text:p>
          </table:table-cell>
          <table:table-cell office:value-type="string">
            <text:p>ACTIVE</text:p>
          </table:table-cell>
          <table:table-cell office:value-type="date" office:date-value="2014-08-05T23:23:16" table:style-name="DateTimeCell">
            <text:p>2014-08-05 23:23:16</text:p>
          </table:table-cell>
          <table:table-cell office:value-type="date" office:date-value="2014-08-05T23:23:16" table:style-name="DateTimeCell">
            <text:p>2014-08-05 23:23:16</text:p>
          </table:table-cell>
        </table:table-row>
        <table:table-row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string">
            <text:p>addr</text:p>
          </table:table-cell>
          <table:table-cell office:value-type="string">
            <text:p>797979</text:p>
          </table:table-cell>
          <table:table-cell office:value-type="string">
            <text:p>ua</text:p>
          </table:table-cell>
          <table:table-cell office:value-type="string">
            <text:p>lwo</text:p>
          </table:table-cell>
          <table:table-cell office:value-type="string">
            <text:p>ACTIVE</text:p>
          </table:table-cell>
          <table:table-cell office:value-type="date" office:date-value="2014-08-06T00:03:28" table:style-name="DateTimeCell">
            <text:p>2014-08-06 00:03:28</text:p>
          </table:table-cell>
          <table:table-cell office:value-type="date" office:date-value="2014-08-06T00:03:28" table:style-name="DateTimeCell">
            <text:p>2014-08-06 00:03:28</text:p>
          </table:table-cell>
        </table:table-row>
        <table:table-row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office:value-type="string">
            <text:p>addr</text:p>
          </table:table-cell>
          <table:table-cell office:value-type="string">
            <text:p>797979</text:p>
          </table:table-cell>
          <table:table-cell office:value-type="string">
            <text:p>ua</text:p>
          </table:table-cell>
          <table:table-cell office:value-type="string">
            <text:p>lwo</text:p>
          </table:table-cell>
          <table:table-cell office:value-type="string">
            <text:p>ACTIVE</text:p>
          </table:table-cell>
          <table:table-cell office:value-type="date" office:date-value="2014-08-06T00:06:37" table:style-name="DateTimeCell">
            <text:p>2014-08-06 00:06:37</text:p>
          </table:table-cell>
          <table:table-cell office:value-type="date" office:date-value="2014-08-06T00:06:37" table:style-name="DateTimeCell">
            <text:p>2014-08-06 00:06:37</text:p>
          </table:table-cell>
        </table:table-row>
        <table:table-row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string">
            <text:p>addr</text:p>
          </table:table-cell>
          <table:table-cell office:value-type="string">
            <text:p>797979</text:p>
          </table:table-cell>
          <table:table-cell office:value-type="string">
            <text:p>ua</text:p>
          </table:table-cell>
          <table:table-cell office:value-type="string">
            <text:p>lwo</text:p>
          </table:table-cell>
          <table:table-cell office:value-type="string">
            <text:p>ACTIVE</text:p>
          </table:table-cell>
          <table:table-cell office:value-type="date" office:date-value="2014-08-06T00:09:23" table:style-name="DateTimeCell">
            <text:p>2014-08-06 00:09:23</text:p>
          </table:table-cell>
          <table:table-cell office:value-type="date" office:date-value="2014-08-06T00:09:23" table:style-name="DateTimeCell">
            <text:p>2014-08-06 00:09:23</text:p>
          </table:table-cell>
        </table:table-row>
        <table:table-row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string">
            <text:p>addr</text:p>
          </table:table-cell>
          <table:table-cell office:value-type="string">
            <text:p>797979</text:p>
          </table:table-cell>
          <table:table-cell office:value-type="string">
            <text:p>ua</text:p>
          </table:table-cell>
          <table:table-cell office:value-type="string">
            <text:p>lwo</text:p>
          </table:table-cell>
          <table:table-cell office:value-type="string">
            <text:p>ACTIVE</text:p>
          </table:table-cell>
          <table:table-cell office:value-type="date" office:date-value="2014-08-06T00:11:40" table:style-name="DateTimeCell">
            <text:p>2014-08-06 00:11:40</text:p>
          </table:table-cell>
          <table:table-cell office:value-type="date" office:date-value="2014-08-06T00:11:40" table:style-name="DateTimeCell">
            <text:p>2014-08-06 00:11:40</text:p>
          </table:table-cell>
        </table:table-row>
        <table:table-row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string">
            <text:p>dsadasd</text:p>
          </table:table-cell>
          <table:table-cell office:value-type="string">
            <text:p>sadasd</text:p>
          </table:table-cell>
          <table:table-cell office:value-type="string">
            <text:p>sadsad</text:p>
          </table:table-cell>
          <table:table-cell office:value-type="string">
            <text:p>sadsadsad</text:p>
          </table:table-cell>
          <table:table-cell office:value-type="string">
            <text:p>ACTIVE</text:p>
          </table:table-cell>
          <table:table-cell office:value-type="date" office:date-value="2014-08-06T00:21:44" table:style-name="DateTimeCell">
            <text:p>2014-08-06 00:21:44</text:p>
          </table:table-cell>
          <table:table-cell office:value-type="date" office:date-value="2014-08-06T00:21:44" table:style-name="DateTimeCell">
            <text:p>2014-08-06 00:21:44</text:p>
          </table:table-cell>
        </table:table-row>
        <table:table-row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string">
            <text:p>dasdsa</text:p>
          </table:table-cell>
          <table:table-cell office:value-type="string">
            <text:p>asdad</text:p>
          </table:table-cell>
          <table:table-cell office:value-type="string">
            <text:p>sadsa</text:p>
          </table:table-cell>
          <table:table-cell office:value-type="string">
            <text:p>dsadsa</text:p>
          </table:table-cell>
          <table:table-cell office:value-type="string">
            <text:p>ACTIVE</text:p>
          </table:table-cell>
          <table:table-cell office:value-type="date" office:date-value="2014-08-06T00:25:02" table:style-name="DateTimeCell">
            <text:p>2014-08-06 00:25:02</text:p>
          </table:table-cell>
          <table:table-cell office:value-type="date" office:date-value="2014-08-06T00:25:02" table:style-name="DateTimeCell">
            <text:p>2014-08-06 00:25:02</text:p>
          </table:table-cell>
        </table:table-row>
        <table:table-row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string">
            <text:p>fdgfdgfdgfdgfd</text:p>
          </table:table-cell>
          <table:table-cell office:value-type="string">
            <text:p>gfdgfdg</text:p>
          </table:table-cell>
          <table:table-cell office:value-type="string">
            <text:p>fdgfd</text:p>
          </table:table-cell>
          <table:table-cell office:value-type="string">
            <text:p>gfdgfdgf</text:p>
          </table:table-cell>
          <table:table-cell office:value-type="string">
            <text:p>ACTIVE</text:p>
          </table:table-cell>
          <table:table-cell office:value-type="date" office:date-value="2014-08-06T00:28:27" table:style-name="DateTimeCell">
            <text:p>2014-08-06 00:28:27</text:p>
          </table:table-cell>
          <table:table-cell office:value-type="date" office:date-value="2014-08-06T00:28:27" table:style-name="DateTimeCell">
            <text:p>2014-08-06 00:28:27</text:p>
          </table:table-cell>
        </table:table-row>
        <table:table-row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string">
            <text:p>dasdasdas</text:p>
          </table:table-cell>
          <table:table-cell office:value-type="string">
            <text:p>dasd</text:p>
          </table:table-cell>
          <table:table-cell office:value-type="string">
            <text:p>sadsa</text:p>
          </table:table-cell>
          <table:table-cell office:value-type="string">
            <text:p>dsadas</text:p>
          </table:table-cell>
          <table:table-cell office:value-type="string">
            <text:p>ACTIVE</text:p>
          </table:table-cell>
          <table:table-cell office:value-type="date" office:date-value="2014-08-06T00:29:34" table:style-name="DateTimeCell">
            <text:p>2014-08-06 00:29:34</text:p>
          </table:table-cell>
          <table:table-cell office:value-type="date" office:date-value="2014-08-06T00:29:34" table:style-name="DateTimeCell">
            <text:p>2014-08-06 00:29:34</text:p>
          </table:table-cell>
        </table:table-row>
        <table:table-row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string">
            <text:p>fdsfds</text:p>
          </table:table-cell>
          <table:table-cell office:value-type="string">
            <text:p>fdsf</text:p>
          </table:table-cell>
          <table:table-cell office:value-type="string">
            <text:p>dsfds</text:p>
          </table:table-cell>
          <table:table-cell office:value-type="string">
            <text:p>fdsf</text:p>
          </table:table-cell>
          <table:table-cell office:value-type="string">
            <text:p>ACTIVE</text:p>
          </table:table-cell>
          <table:table-cell office:value-type="date" office:date-value="2014-08-06T00:33:47" table:style-name="DateTimeCell">
            <text:p>2014-08-06 00:33:47</text:p>
          </table:table-cell>
          <table:table-cell office:value-type="date" office:date-value="2014-08-06T00:33:47" table:style-name="DateTimeCell">
            <text:p>2014-08-06 00:33:47</text:p>
          </table:table-cell>
        </table:table-row>
        <table:table-row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string">
            <text:p>dsdsadsadsa</text:p>
          </table:table-cell>
          <table:table-cell office:value-type="string">
            <text:p>dsad</text:p>
          </table:table-cell>
          <table:table-cell office:value-type="string">
            <text:p>sadsa</text:p>
          </table:table-cell>
          <table:table-cell office:value-type="string">
            <text:p>dsada</text:p>
          </table:table-cell>
          <table:table-cell office:value-type="string">
            <text:p>ACTIVE</text:p>
          </table:table-cell>
          <table:table-cell office:value-type="date" office:date-value="2014-08-06T09:11:53" table:style-name="DateTimeCell">
            <text:p>2014-08-06 09:11:53</text:p>
          </table:table-cell>
          <table:table-cell office:value-type="date" office:date-value="2014-08-06T09:11:53" table:style-name="DateTimeCell">
            <text:p>2014-08-06 09:11:53</text:p>
          </table:table-cell>
        </table:table-row>
        <table:table-row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string">
            <text:p>fsfsdf</text:p>
          </table:table-cell>
          <table:table-cell office:value-type="string">
            <text:p>dsfds</text:p>
          </table:table-cell>
          <table:table-cell office:value-type="string">
            <text:p>fsdfds</text:p>
          </table:table-cell>
          <table:table-cell office:value-type="string">
            <text:p>fdsfdsf</text:p>
          </table:table-cell>
          <table:table-cell office:value-type="string">
            <text:p>ACTIVE</text:p>
          </table:table-cell>
          <table:table-cell office:value-type="date" office:date-value="2014-08-06T09:20:53" table:style-name="DateTimeCell">
            <text:p>2014-08-06 09:20:53</text:p>
          </table:table-cell>
          <table:table-cell office:value-type="date" office:date-value="2014-08-06T09:20:53" table:style-name="DateTimeCell">
            <text:p>2014-08-06 09:20:53</text:p>
          </table:table-cell>
        </table:table-row>
        <table:table-row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string">
            <text:p>rfesf</text:p>
          </table:table-cell>
          <table:table-cell office:value-type="string">
            <text:p>fsdfsdfds</text:p>
          </table:table-cell>
          <table:table-cell office:value-type="string">
            <text:p>dfds</text:p>
          </table:table-cell>
          <table:table-cell office:value-type="string">
            <text:p>fdsfdsfs</text:p>
          </table:table-cell>
          <table:table-cell office:value-type="string">
            <text:p>ACTIVE</text:p>
          </table:table-cell>
          <table:table-cell office:value-type="date" office:date-value="2014-08-06T09:26:50" table:style-name="DateTimeCell">
            <text:p>2014-08-06 09:26:50</text:p>
          </table:table-cell>
          <table:table-cell office:value-type="date" office:date-value="2014-08-06T09:26:50" table:style-name="DateTimeCell">
            <text:p>2014-08-06 09:26:50</text:p>
          </table:table-cell>
        </table:table-row>
        <table:table-row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office:value-type="string">
            <text:p>dfds</text:p>
          </table:table-cell>
          <table:table-cell office:value-type="string">
            <text:p>fdsfdsf</text:p>
          </table:table-cell>
          <table:table-cell office:value-type="string">
            <text:p>dsfds</text:p>
          </table:table-cell>
          <table:table-cell office:value-type="string">
            <text:p>fdsfdsf</text:p>
          </table:table-cell>
          <table:table-cell office:value-type="string">
            <text:p>ACTIVE</text:p>
          </table:table-cell>
          <table:table-cell office:value-type="date" office:date-value="2014-08-07T01:06:53" table:style-name="DateTimeCell">
            <text:p>2014-08-07 01:06:53</text:p>
          </table:table-cell>
          <table:table-cell office:value-type="date" office:date-value="2014-08-07T01:06:53" table:style-name="DateTimeCell">
            <text:p>2014-08-07 01:06:53</text:p>
          </table:table-cell>
        </table:table-row>
        <table:table-row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string">
            <text:p>dfds</text:p>
          </table:table-cell>
          <table:table-cell office:value-type="string">
            <text:p>fdsfdsf</text:p>
          </table:table-cell>
          <table:table-cell office:value-type="string">
            <text:p>dsfds</text:p>
          </table:table-cell>
          <table:table-cell office:value-type="string">
            <text:p>fdsfdsf</text:p>
          </table:table-cell>
          <table:table-cell office:value-type="string">
            <text:p>ACTIVE</text:p>
          </table:table-cell>
          <table:table-cell office:value-type="date" office:date-value="2014-08-07T01:07:54" table:style-name="DateTimeCell">
            <text:p>2014-08-07 01:07:54</text:p>
          </table:table-cell>
          <table:table-cell office:value-type="date" office:date-value="2014-08-07T01:07:54" table:style-name="DateTimeCell">
            <text:p>2014-08-07 01:07:54</text:p>
          </table:table-cell>
        </table:table-row>
        <table:table-row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string">
            <text:p>dfds</text:p>
          </table:table-cell>
          <table:table-cell office:value-type="string">
            <text:p>fdsfdsf</text:p>
          </table:table-cell>
          <table:table-cell office:value-type="string">
            <text:p>dsfds</text:p>
          </table:table-cell>
          <table:table-cell office:value-type="string">
            <text:p>fdsfdsf</text:p>
          </table:table-cell>
          <table:table-cell office:value-type="string">
            <text:p>ACTIVE</text:p>
          </table:table-cell>
          <table:table-cell office:value-type="date" office:date-value="2014-08-07T01:18:01" table:style-name="DateTimeCell">
            <text:p>2014-08-07 01:18:01</text:p>
          </table:table-cell>
          <table:table-cell office:value-type="date" office:date-value="2014-08-07T01:18:01" table:style-name="DateTimeCell">
            <text:p>2014-08-07 01:18:01</text:p>
          </table:table-cell>
        </table:table-row>
        <table:table-row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string">
            <text:p>dfds</text:p>
          </table:table-cell>
          <table:table-cell office:value-type="string">
            <text:p>fdsfdsf</text:p>
          </table:table-cell>
          <table:table-cell office:value-type="string">
            <text:p>dsfds</text:p>
          </table:table-cell>
          <table:table-cell office:value-type="string">
            <text:p>fdsfdsf</text:p>
          </table:table-cell>
          <table:table-cell office:value-type="string">
            <text:p>ACTIVE</text:p>
          </table:table-cell>
          <table:table-cell office:value-type="date" office:date-value="2014-08-07T01:19:27" table:style-name="DateTimeCell">
            <text:p>2014-08-07 01:19:27</text:p>
          </table:table-cell>
          <table:table-cell office:value-type="date" office:date-value="2014-08-07T01:19:27" table:style-name="DateTimeCell">
            <text:p>2014-08-07 01:19:27</text:p>
          </table:table-cell>
        </table:table-row>
        <table:table-row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string">
            <text:p>3fsddfdhgfgfhn</text:p>
          </table:table-cell>
          <table:table-cell office:value-type="string">
            <text:p>gfh</text:p>
          </table:table-cell>
          <table:table-cell office:value-type="string">
            <text:p>hgfhg</text:p>
          </table:table-cell>
          <table:table-cell office:value-type="string">
            <text:p>fhgfhgfh</text:p>
          </table:table-cell>
          <table:table-cell office:value-type="string">
            <text:p>ACTIVE</text:p>
          </table:table-cell>
          <table:table-cell office:value-type="date" office:date-value="2014-08-07T01:22:32" table:style-name="DateTimeCell">
            <text:p>2014-08-07 01:22:32</text:p>
          </table:table-cell>
          <table:table-cell office:value-type="date" office:date-value="2014-08-07T01:22:32" table:style-name="DateTimeCell">
            <text:p>2014-08-07 01:22:32</text:p>
          </table:table-cell>
        </table:table-row>
        <table:table-row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string">
            <text:p>4fsdfds</text:p>
          </table:table-cell>
          <table:table-cell office:value-type="string">
            <text:p>fdsfdsf</text:p>
          </table:table-cell>
          <table:table-cell office:value-type="string">
            <text:p>dsfds</text:p>
          </table:table-cell>
          <table:table-cell office:value-type="string">
            <text:p>fdsfdsf</text:p>
          </table:table-cell>
          <table:table-cell office:value-type="string">
            <text:p>ACTIVE</text:p>
          </table:table-cell>
          <table:table-cell office:value-type="date" office:date-value="2014-08-07T01:24:48" table:style-name="DateTimeCell">
            <text:p>2014-08-07 01:24:48</text:p>
          </table:table-cell>
          <table:table-cell office:value-type="date" office:date-value="2014-08-07T01:24:48" table:style-name="DateTimeCell">
            <text:p>2014-08-07 01:24:48</text:p>
          </table:table-cell>
        </table:table-row>
        <table:table-row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string">
            <text:p>4sdfdsfd</text:p>
          </table:table-cell>
          <table:table-cell office:value-type="string">
            <text:p>sfdsfdsf</text:p>
          </table:table-cell>
          <table:table-cell office:value-type="string">
            <text:p>dsf</text:p>
          </table:table-cell>
          <table:table-cell office:value-type="string">
            <text:p>dsfs</text:p>
          </table:table-cell>
          <table:table-cell office:value-type="string">
            <text:p>ACTIVE</text:p>
          </table:table-cell>
          <table:table-cell office:value-type="date" office:date-value="2014-08-09T19:23:27" table:style-name="DateTimeCell">
            <text:p>2014-08-09 19:23:27</text:p>
          </table:table-cell>
          <table:table-cell office:value-type="date" office:date-value="2014-08-09T19:23:27" table:style-name="DateTimeCell">
            <text:p>2014-08-09 19:23:27</text:p>
          </table:table-cell>
        </table:table-row>
        <table:table-row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string">
            <text:p>4sdfdsfd</text:p>
          </table:table-cell>
          <table:table-cell office:value-type="string">
            <text:p>sfdsfdsf</text:p>
          </table:table-cell>
          <table:table-cell office:value-type="string">
            <text:p>dsf</text:p>
          </table:table-cell>
          <table:table-cell office:value-type="string">
            <text:p>dsfs</text:p>
          </table:table-cell>
          <table:table-cell office:value-type="string">
            <text:p>ACTIVE</text:p>
          </table:table-cell>
          <table:table-cell office:value-type="date" office:date-value="2014-08-09T19:24:10" table:style-name="DateTimeCell">
            <text:p>2014-08-09 19:24:10</text:p>
          </table:table-cell>
          <table:table-cell office:value-type="date" office:date-value="2014-08-09T19:24:10" table:style-name="DateTimeCell">
            <text:p>2014-08-09 19:24:10</text:p>
          </table:table-cell>
        </table:table-row>
        <table:table-row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string">
            <text:p>4sdfdsfd</text:p>
          </table:table-cell>
          <table:table-cell office:value-type="string">
            <text:p>sfdsfdsf</text:p>
          </table:table-cell>
          <table:table-cell office:value-type="string">
            <text:p>dsf</text:p>
          </table:table-cell>
          <table:table-cell office:value-type="string">
            <text:p>dsfs</text:p>
          </table:table-cell>
          <table:table-cell office:value-type="string">
            <text:p>ACTIVE</text:p>
          </table:table-cell>
          <table:table-cell office:value-type="date" office:date-value="2014-08-09T19:26:44" table:style-name="DateTimeCell">
            <text:p>2014-08-09 19:26:44</text:p>
          </table:table-cell>
          <table:table-cell office:value-type="date" office:date-value="2014-08-09T19:26:44" table:style-name="DateTimeCell">
            <text:p>2014-08-09 19:26:44</text:p>
          </table:table-cell>
        </table:table-row>
        <table:table-row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string">
            <text:p>4sdfdsfd</text:p>
          </table:table-cell>
          <table:table-cell office:value-type="string">
            <text:p>sfdsfdsf</text:p>
          </table:table-cell>
          <table:table-cell office:value-type="string">
            <text:p>dsf</text:p>
          </table:table-cell>
          <table:table-cell office:value-type="string">
            <text:p>dsfs</text:p>
          </table:table-cell>
          <table:table-cell office:value-type="string">
            <text:p>ACTIVE</text:p>
          </table:table-cell>
          <table:table-cell office:value-type="date" office:date-value="2014-08-09T19:30:14" table:style-name="DateTimeCell">
            <text:p>2014-08-09 19:30:14</text:p>
          </table:table-cell>
          <table:table-cell office:value-type="date" office:date-value="2014-08-09T19:30:14" table:style-name="DateTimeCell">
            <text:p>2014-08-09 19:30:14</text:p>
          </table:table-cell>
        </table:table-row>
        <table:table-row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193">
            <text:p>193</text:p>
          </table:table-cell>
          <table:table-cell office:value-type="string">
            <text:p>DSADSA</text:p>
          </table:table-cell>
          <table:table-cell office:value-type="string">
            <text:p>AD</text:p>
          </table:table-cell>
          <table:table-cell office:value-type="string">
            <text:p>fdsfdsf</text:p>
          </table:table-cell>
          <table:table-cell office:value-type="string">
            <text:p>dsfdsfd</text:p>
          </table:table-cell>
          <table:table-cell office:value-type="string">
            <text:p>ACTIVE</text:p>
          </table:table-cell>
          <table:table-cell office:value-type="date" office:date-value="2014-08-09T19:56:31" table:style-name="DateTimeCell">
            <text:p>2014-08-09 19:56:31</text:p>
          </table:table-cell>
          <table:table-cell office:value-type="date" office:date-value="2014-08-09T19:56:31" table:style-name="DateTimeCell">
            <text:p>2014-08-09 19:56:31</text:p>
          </table:table-cell>
        </table:table-row>
        <table:table-row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string">
            <text:p>sfdfdsfdsf</text:p>
          </table:table-cell>
          <table:table-cell office:value-type="string">
            <text:p>sfds</text:p>
          </table:table-cell>
          <table:table-cell office:value-type="string">
            <text:p>fdsfd</text:p>
          </table:table-cell>
          <table:table-cell office:value-type="string">
            <text:p>sfsdfds</text:p>
          </table:table-cell>
          <table:table-cell office:value-type="string">
            <text:p>ACTIVE</text:p>
          </table:table-cell>
          <table:table-cell office:value-type="date" office:date-value="2014-08-09T19:58:07" table:style-name="DateTimeCell">
            <text:p>2014-08-09 19:58:07</text:p>
          </table:table-cell>
          <table:table-cell office:value-type="date" office:date-value="2014-08-09T19:58:07" table:style-name="DateTimeCell">
            <text:p>2014-08-09 19:58:07</text:p>
          </table:table-cell>
        </table:table-row>
        <table:table-row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string">
            <text:p>12dsaasdase</text:p>
          </table:table-cell>
          <table:table-cell office:value-type="string">
            <text:p>dasdsa</text:p>
          </table:table-cell>
          <table:table-cell office:value-type="string">
            <text:p>dsad</text:p>
          </table:table-cell>
          <table:table-cell office:value-type="string">
            <text:p>asdsadasd</text:p>
          </table:table-cell>
          <table:table-cell office:value-type="string">
            <text:p>ACTIVE</text:p>
          </table:table-cell>
          <table:table-cell office:value-type="date" office:date-value="2014-08-10T00:04:56" table:style-name="DateTimeCell">
            <text:p>2014-08-10 00:04:56</text:p>
          </table:table-cell>
          <table:table-cell office:value-type="date" office:date-value="2014-08-10T00:04:56" table:style-name="DateTimeCell">
            <text:p>2014-08-10 00:04:56</text:p>
          </table:table-cell>
        </table:table-row>
        <table:table-row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string">
            <text:p>???????</text:p>
          </table:table-cell>
          <table:table-cell office:value-type="string">
            <text:p>???????</text:p>
          </table:table-cell>
          <table:table-cell office:value-type="string">
            <text:p>????????</text:p>
          </table:table-cell>
          <table:table-cell office:value-type="string">
            <text:p>???????</text:p>
          </table:table-cell>
          <table:table-cell office:value-type="string">
            <text:p>ACTIVE</text:p>
          </table:table-cell>
          <table:table-cell office:value-type="date" office:date-value="2014-08-10T00:14:48" table:style-name="DateTimeCell">
            <text:p>2014-08-10 00:14:48</text:p>
          </table:table-cell>
          <table:table-cell office:value-type="date" office:date-value="2014-08-10T00:14:48" table:style-name="DateTimeCell">
            <text:p>2014-08-10 00:14:48</text:p>
          </table:table-cell>
        </table:table-row>
        <table:table-row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string">
            <text:p>?????????? 222</text:p>
          </table:table-cell>
          <table:table-cell office:value-type="string">
            <text:p>79001</text:p>
          </table:table-cell>
          <table:table-cell office:value-type="string">
            <text:p>???????</text:p>
          </table:table-cell>
          <table:table-cell office:value-type="string">
            <text:p>?????</text:p>
          </table:table-cell>
          <table:table-cell office:value-type="string">
            <text:p>ACTIVE</text:p>
          </table:table-cell>
          <table:table-cell office:value-type="date" office:date-value="2014-08-10T11:13:49" table:style-name="DateTimeCell">
            <text:p>2014-08-10 11:13:49</text:p>
          </table:table-cell>
          <table:table-cell office:value-type="date" office:date-value="2014-08-10T11:13:49" table:style-name="DateTimeCell">
            <text:p>2014-08-10 11:13:49</text:p>
          </table:table-cell>
        </table:table-row>
        <table:table-row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string">
            <text:p>Широка 2</text:p>
          </table:table-cell>
          <table:table-cell office:value-type="string">
            <text:p>79045</text:p>
          </table:table-cell>
          <table:table-cell office:value-type="string">
            <text:p>Україна</text:p>
          </table:table-cell>
          <table:table-cell office:value-type="string">
            <text:p>Львів</text:p>
          </table:table-cell>
          <table:table-cell office:value-type="string">
            <text:p>ACTIVE</text:p>
          </table:table-cell>
          <table:table-cell office:value-type="date" office:date-value="2014-08-10T11:16:41" table:style-name="DateTimeCell">
            <text:p>2014-08-10 11:16:41</text:p>
          </table:table-cell>
          <table:table-cell office:value-type="date" office:date-value="2014-08-10T11:16:41" table:style-name="DateTimeCell">
            <text:p>2014-08-10 11:16:41</text:p>
          </table:table-cell>
        </table:table-row>
        <table:table-row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string">
            <text:p>fsdfds</text:p>
          </table:table-cell>
          <table:table-cell office:value-type="string">
            <text:p>fdsfd</text:p>
          </table:table-cell>
          <table:table-cell office:value-type="string">
            <text:p>sfdsf</text:p>
          </table:table-cell>
          <table:table-cell office:value-type="string">
            <text:p>dsfdsf</text:p>
          </table:table-cell>
          <table:table-cell office:value-type="string">
            <text:p>ACTIVE</text:p>
          </table:table-cell>
          <table:table-cell office:value-type="date" office:date-value="2014-08-10T14:18:31" table:style-name="DateTimeCell">
            <text:p>2014-08-10 14:18:31</text:p>
          </table:table-cell>
          <table:table-cell office:value-type="date" office:date-value="2014-08-10T14:18:31" table:style-name="DateTimeCell">
            <text:p>2014-08-10 14:18:31</text:p>
          </table:table-cell>
        </table:table-row>
        <table:table-row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string">
            <text:p>С.Бандери 23</text:p>
          </table:table-cell>
          <table:table-cell office:value-type="string">
            <text:p>78451</text:p>
          </table:table-cell>
          <table:table-cell office:value-type="string">
            <text:p>Україна</text:p>
          </table:table-cell>
          <table:table-cell office:value-type="string">
            <text:p>м.Тернопіль</text:p>
          </table:table-cell>
          <table:table-cell office:value-type="string">
            <text:p>ACTIVE</text:p>
          </table:table-cell>
          <table:table-cell office:value-type="date" office:date-value="2014-08-19T01:25:35" table:style-name="DateTimeCell">
            <text:p>2014-08-19 01:25:35</text:p>
          </table:table-cell>
          <table:table-cell office:value-type="date" office:date-value="2014-08-19T01:25:35" table:style-name="DateTimeCell">
            <text:p>2014-08-19 01:25:35</text:p>
          </table:table-cell>
        </table:table-row>
        <table:table-row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string">
            <text:p>Львівська 23</text:p>
          </table:table-cell>
          <table:table-cell office:value-type="string">
            <text:p>78488</text:p>
          </table:table-cell>
          <table:table-cell office:value-type="string">
            <text:p>Україна</text:p>
          </table:table-cell>
          <table:table-cell office:value-type="string">
            <text:p>Львів</text:p>
          </table:table-cell>
          <table:table-cell office:value-type="string">
            <text:p>ACTIVE</text:p>
          </table:table-cell>
          <table:table-cell office:value-type="date" office:date-value="2014-08-19T01:27:58" table:style-name="DateTimeCell">
            <text:p>2014-08-19 01:27:58</text:p>
          </table:table-cell>
          <table:table-cell office:value-type="date" office:date-value="2014-08-19T01:27:58" table:style-name="DateTimeCell">
            <text:p>2014-08-19 01:27:58</text:p>
          </table:table-cell>
        </table:table-row>
        <table:table-row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office:value-type="string">
            <text:p>wwwww</text:p>
          </table:table-cell>
          <table:table-cell office:value-type="string">
            <text:p>1111</text:p>
          </table:table-cell>
          <table:table-cell office:value-type="string">
            <text:p>wwww</text:p>
          </table:table-cell>
          <table:table-cell office:value-type="string">
            <text:p>wwwww</text:p>
          </table:table-cell>
          <table:table-cell office:value-type="string">
            <text:p>ACTIVE</text:p>
          </table:table-cell>
          <table:table-cell office:value-type="date" office:date-value="2014-08-23T14:34:43" table:style-name="DateTimeCell">
            <text:p>2014-08-23 14:34:43</text:p>
          </table:table-cell>
          <table:table-cell office:value-type="date" office:date-value="2014-08-23T14:34:43" table:style-name="DateTimeCell">
            <text:p>2014-08-23 14:34:43</text:p>
          </table:table-cell>
        </table:table-row>
        <table:table-row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office:value-type="string">
            <text:p>fdsfsdfs</text:p>
          </table:table-cell>
          <table:table-cell office:value-type="string">
            <text:p>43434</text:p>
          </table:table-cell>
          <table:table-cell office:value-type="string">
            <text:p>fdfsdff</text:p>
          </table:table-cell>
          <table:table-cell office:value-type="string">
            <text:p>dsfdsf</text:p>
          </table:table-cell>
          <table:table-cell office:value-type="string">
            <text:p>ACTIVE</text:p>
          </table:table-cell>
          <table:table-cell office:value-type="date" office:date-value="2014-09-28T23:34:04" table:style-name="DateTimeCell">
            <text:p>2014-09-28 23:34:04</text:p>
          </table:table-cell>
          <table:table-cell office:value-type="date" office:date-value="2014-09-28T23:34:04" table:style-name="DateTimeCell">
            <text:p>2014-09-28 23:34:04</text:p>
          </table:table-cell>
        </table:table-row>
        <table:table-row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ACTIVE</text:p>
          </table:table-cell>
          <table:table-cell office:value-type="date" office:date-value="2014-10-27T02:58:23" table:style-name="DateTimeCell">
            <text:p>2014-10-27 02:58:23</text:p>
          </table:table-cell>
          <table:table-cell office:value-type="date" office:date-value="2014-10-27T02:58:23" table:style-name="DateTimeCell">
            <text:p>2014-10-27 02:58:23</text:p>
          </table:table-cell>
        </table:table-row>
        <table:table-row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ACTIVE</text:p>
          </table:table-cell>
          <table:table-cell office:value-type="date" office:date-value="2014-10-27T03:03:11" table:style-name="DateTimeCell">
            <text:p>2014-10-27 03:03:11</text:p>
          </table:table-cell>
          <table:table-cell office:value-type="date" office:date-value="2014-10-27T03:03:11" table:style-name="DateTimeCell">
            <text:p>2014-10-27 03:03:11</text:p>
          </table:table-cell>
        </table:table-row>
        <table:table-row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ACTIVE</text:p>
          </table:table-cell>
          <table:table-cell office:value-type="date" office:date-value="2014-10-27T03:11:31" table:style-name="DateTimeCell">
            <text:p>2014-10-27 03:11:31</text:p>
          </table:table-cell>
          <table:table-cell office:value-type="date" office:date-value="2014-10-27T03:11:31" table:style-name="DateTimeCell">
            <text:p>2014-10-27 03:11:31</text:p>
          </table:table-cell>
        </table:table-row>
        <table:table-row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215">
            <text:p>215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ACTIVE</text:p>
          </table:table-cell>
          <table:table-cell office:value-type="date" office:date-value="2014-10-27T03:11:58" table:style-name="DateTimeCell">
            <text:p>2014-10-27 03:11:58</text:p>
          </table:table-cell>
          <table:table-cell office:value-type="date" office:date-value="2014-10-27T03:11:58" table:style-name="DateTimeCell">
            <text:p>2014-10-27 03:11:58</text:p>
          </table:table-cell>
        </table:table-row>
        <table:table-row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office:value-type="string">
            <text:p>Тернопіль</text:p>
          </table:table-cell>
          <table:table-cell office:value-type="string">
            <text:p>78011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ACTIVE</text:p>
          </table:table-cell>
          <table:table-cell office:value-type="date" office:date-value="2014-10-27T03:13:28" table:style-name="DateTimeCell">
            <text:p>2014-10-27 03:13:28</text:p>
          </table:table-cell>
          <table:table-cell office:value-type="date" office:date-value="2014-10-27T03:13:28" table:style-name="DateTimeCell">
            <text:p>2014-10-27 03:13:28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ACTIVE</text:p>
          </table:table-cell>
          <table:table-cell office:value-type="date" office:date-value="2014-10-27T03:33:46" table:style-name="DateTimeCell">
            <text:p>2014-10-27 03:33:46</text:p>
          </table:table-cell>
          <table:table-cell office:value-type="date" office:date-value="2014-10-27T03:33:46" table:style-name="DateTimeCell">
            <text:p>2014-10-27 03:33:46</text:p>
          </table:table-cell>
        </table:table-row>
        <table:table-row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ACTIVE</text:p>
          </table:table-cell>
          <table:table-cell office:value-type="date" office:date-value="2014-10-27T03:47:51" table:style-name="DateTimeCell">
            <text:p>2014-10-27 03:47:51</text:p>
          </table:table-cell>
          <table:table-cell office:value-type="date" office:date-value="2014-10-27T03:47:51" table:style-name="DateTimeCell">
            <text:p>2014-10-27 03:47:51</text:p>
          </table:table-cell>
        </table:table-row>
        <table:table-row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ACTIVE</text:p>
          </table:table-cell>
          <table:table-cell office:value-type="date" office:date-value="2014-10-27T14:20:42" table:style-name="DateTimeCell">
            <text:p>2014-10-27 14:20:42</text:p>
          </table:table-cell>
          <table:table-cell office:value-type="date" office:date-value="2014-10-27T14:20:42" table:style-name="DateTimeCell">
            <text:p>2014-10-27 14:20:42</text:p>
          </table:table-cell>
        </table:table-row>
        <table:table-row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ACTIVE</text:p>
          </table:table-cell>
          <table:table-cell office:value-type="date" office:date-value="2014-10-27T14:22:37" table:style-name="DateTimeCell">
            <text:p>2014-10-27 14:22:37</text:p>
          </table:table-cell>
          <table:table-cell office:value-type="date" office:date-value="2014-10-27T14:22:37" table:style-name="DateTimeCell">
            <text:p>2014-10-27 14:22:37</text:p>
          </table:table-cell>
        </table:table-row>
        <table:table-row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ACTIVE</text:p>
          </table:table-cell>
          <table:table-cell office:value-type="date" office:date-value="2014-10-27T14:23:04" table:style-name="DateTimeCell">
            <text:p>2014-10-27 14:23:04</text:p>
          </table:table-cell>
          <table:table-cell office:value-type="date" office:date-value="2014-10-27T14:23:04" table:style-name="DateTimeCell">
            <text:p>2014-10-27 14:23:04</text:p>
          </table:table-cell>
        </table:table-row>
        <table:table-row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227">
            <text:p>227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ACTIVE</text:p>
          </table:table-cell>
          <table:table-cell office:value-type="date" office:date-value="2014-10-27T14:24:11" table:style-name="DateTimeCell">
            <text:p>2014-10-27 14:24:11</text:p>
          </table:table-cell>
          <table:table-cell office:value-type="date" office:date-value="2014-10-27T14:24:11" table:style-name="DateTimeCell">
            <text:p>2014-10-27 14:24:11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28">
            <text:p>228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ACTIVE</text:p>
          </table:table-cell>
          <table:table-cell office:value-type="date" office:date-value="2014-10-27T14:24:36" table:style-name="DateTimeCell">
            <text:p>2014-10-27 14:24:36</text:p>
          </table:table-cell>
          <table:table-cell office:value-type="date" office:date-value="2014-10-27T14:24:36" table:style-name="DateTimeCell">
            <text:p>2014-10-27 14:24:36</text:p>
          </table:table-cell>
        </table:table-row>
        <table:table-row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ACTIVE</text:p>
          </table:table-cell>
          <table:table-cell office:value-type="date" office:date-value="2014-10-27T14:26:49" table:style-name="DateTimeCell">
            <text:p>2014-10-27 14:26:49</text:p>
          </table:table-cell>
          <table:table-cell office:value-type="date" office:date-value="2014-10-27T14:26:49" table:style-name="DateTimeCell">
            <text:p>2014-10-27 14:26:49</text:p>
          </table:table-cell>
        </table:table-row>
        <table:table-row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ACTIVE</text:p>
          </table:table-cell>
          <table:table-cell office:value-type="date" office:date-value="2014-10-27T16:15:21" table:style-name="DateTimeCell">
            <text:p>2014-10-27 16:15:21</text:p>
          </table:table-cell>
          <table:table-cell office:value-type="date" office:date-value="2014-10-27T16:15:21" table:style-name="DateTimeCell">
            <text:p>2014-10-27 16:15:21</text:p>
          </table:table-cell>
        </table:table-row>
      </table:table>
      <table:table table:name="mpws_accounts">
        <table:table-row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dsfdsffdsfdsfs</text:p>
          </table:table-cell>
          <table:table-cell office:value-type="string">
            <text:p>dsadsad</text:p>
          </table:table-cell>
          <table:table-cell office:value-type="string">
            <text:p>admin@pb.com.ua</text:p>
          </table:table-cell>
          <table:table-cell office:value-type="string">
            <text:p>(546) 565-65-65</text:p>
          </table:table-cell>
          <table:table-cell office:value-type="string">
            <text:p>b2cff1386ea9cb5744731ac8e0d299dd</text:p>
          </table:table-cell>
          <table:table-cell office:value-type="string">
            <text:p>8de111e04ec15fc171c7723caa5342e2</text:p>
          </table:table-cell>
          <table:table-cell office:value-type="string">
            <text:p>ACTIVE</text:p>
          </table:table-cell>
          <table:table-cell office:value-type="date" office:date-value="2014-07-26T16:34:38" table:style-name="DateTimeCell">
            <text:p>2014-07-26 16:34:38</text:p>
          </table:table-cell>
          <table:table-cell office:value-type="date" office:date-value="2014-07-26T16:34:38" table:style-name="DateTimeCell">
            <text:p>2014-07-26 16:34:38</text:p>
          </table:table-cell>
          <table:table-cell office:value-type="date" office:date-value="2014-09-15T02:37:21" table:style-name="DateTimeCell">
            <text:p>2014-09-15 02:37:21</text:p>
          </table:table-cell>
        </table:table-row>
        <table:table-row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xx</text:p>
          </table:table-cell>
          <table:table-cell office:value-type="string">
            <text:p>dddd</text:p>
          </table:table-cell>
          <table:table-cell office:value-type="string">
            <text:p>admin323@pb.com.ua</text:p>
          </table:table-cell>
          <table:table-cell office:value-type="string">
            <text:p>(787) 111-11-11</text:p>
          </table:table-cell>
          <table:table-cell office:value-type="string">
            <text:p>a5232aee5b6f36cbbd72d639e8429ba2</text:p>
          </table:table-cell>
          <table:table-cell office:value-type="string">
            <text:p>c3410e91b0da48f807a4f954e00f46d0</text:p>
          </table:table-cell>
          <table:table-cell office:value-type="string">
            <text:p>TEMP</text:p>
          </table:table-cell>
          <table:table-cell office:value-type="date" office:date-value="2014-07-28T22:33:14" table:style-name="DateTimeCell">
            <text:p>2014-07-28 22:33:14</text:p>
          </table:table-cell>
          <table:table-cell office:value-type="date" office:date-value="2014-07-28T22:33:14" table:style-name="DateTimeCell">
            <text:p>2014-07-28 22:33:14</text:p>
          </table:table-cell>
          <table:table-cell office:value-type="date" office:date-value="2014-07-28T22:33:14" table:style-name="DateTimeCell">
            <text:p>2014-07-28 22:33:14</text:p>
          </table:table-cell>
        </table:table-row>
        <table:table-row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aaaa</text:p>
          </table:table-cell>
          <table:table-cell office:value-type="string">
            <text:p/>
          </table:table-cell>
          <table:table-cell office:value-type="string">
            <text:p>b@b.com</text:p>
          </table:table-cell>
          <table:table-cell office:value-type="string">
            <text:p>(888) 888-88-88</text:p>
          </table:table-cell>
          <table:table-cell office:value-type="string">
            <text:p>31f0da87d498ad541571a8063cd360d7</text:p>
          </table:table-cell>
          <table:table-cell office:value-type="string">
            <text:p>b171bbebe00c66a1238949e36be30b3e</text:p>
          </table:table-cell>
          <table:table-cell office:value-type="string">
            <text:p>REMOVED</text:p>
          </table:table-cell>
          <table:table-cell office:value-type="date" office:date-value="2014-08-05T10:32:13" table:style-name="DateTimeCell">
            <text:p>2014-08-05 10:32:13</text:p>
          </table:table-cell>
          <table:table-cell office:value-type="date" office:date-value="2014-08-05T10:32:13" table:style-name="DateTimeCell">
            <text:p>2014-08-05 10:32:13</text:p>
          </table:table-cell>
          <table:table-cell office:value-type="date" office:date-value="2014-08-05T10:32:13" table:style-name="DateTimeCell">
            <text:p>2014-08-05 10:32:13</text:p>
          </table:table-cell>
        </table:table-row>
        <table:table-row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aaaa</text:p>
          </table:table-cell>
          <table:table-cell office:value-type="string">
            <text:p/>
          </table:table-cell>
          <table:table-cell office:value-type="string">
            <text:p>b@b11.com</text:p>
          </table:table-cell>
          <table:table-cell office:value-type="string">
            <text:p>(888) 888-88-88</text:p>
          </table:table-cell>
          <table:table-cell office:value-type="string">
            <text:p>d8515d78f6615f01971995be7a575d5f</text:p>
          </table:table-cell>
          <table:table-cell office:value-type="string">
            <text:p>ff5d086315205802d2cacf122a95e8f0</text:p>
          </table:table-cell>
          <table:table-cell office:value-type="string">
            <text:p>TEMP</text:p>
          </table:table-cell>
          <table:table-cell office:value-type="date" office:date-value="2014-08-05T10:57:18" table:style-name="DateTimeCell">
            <text:p>2014-08-05 10:57:18</text:p>
          </table:table-cell>
          <table:table-cell office:value-type="date" office:date-value="2014-08-05T10:57:18" table:style-name="DateTimeCell">
            <text:p>2014-08-05 10:57:18</text:p>
          </table:table-cell>
          <table:table-cell office:value-type="date" office:date-value="2014-08-05T10:57:18" table:style-name="DateTimeCell">
            <text:p>2014-08-05 10:57:18</text:p>
          </table:table-cell>
        </table:table-row>
        <table:table-row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aaaa</text:p>
          </table:table-cell>
          <table:table-cell office:value-type="string">
            <text:p/>
          </table:table-cell>
          <table:table-cell office:value-type="string">
            <text:p>b@b1331.com</text:p>
          </table:table-cell>
          <table:table-cell office:value-type="string">
            <text:p>(888) 888-88-88</text:p>
          </table:table-cell>
          <table:table-cell office:value-type="string">
            <text:p>56c71dc038e377dd3fdc80ef57589095</text:p>
          </table:table-cell>
          <table:table-cell office:value-type="string">
            <text:p>f1ac67d12a5c14b888330a97e207e6ef</text:p>
          </table:table-cell>
          <table:table-cell office:value-type="string">
            <text:p>TEMP</text:p>
          </table:table-cell>
          <table:table-cell office:value-type="date" office:date-value="2014-08-05T11:00:52" table:style-name="DateTimeCell">
            <text:p>2014-08-05 11:00:52</text:p>
          </table:table-cell>
          <table:table-cell office:value-type="date" office:date-value="2014-08-05T11:00:52" table:style-name="DateTimeCell">
            <text:p>2014-08-05 11:00:52</text:p>
          </table:table-cell>
          <table:table-cell office:value-type="date" office:date-value="2014-08-05T11:00:52" table:style-name="DateTimeCell">
            <text:p>2014-08-05 11:00:52</text:p>
          </table:table-cell>
        </table:table-row>
        <table:table-row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aaaa</text:p>
          </table:table-cell>
          <table:table-cell office:value-type="string">
            <text:p/>
          </table:table-cell>
          <table:table-cell office:value-type="string">
            <text:p>b@b133dd1.com</text:p>
          </table:table-cell>
          <table:table-cell office:value-type="string">
            <text:p>(888) 888-88-88</text:p>
          </table:table-cell>
          <table:table-cell office:value-type="string">
            <text:p>13ed8cf405d7e03c15427c040ef31ef1</text:p>
          </table:table-cell>
          <table:table-cell office:value-type="string">
            <text:p>08de587005f209abdddd605fbc255cb9</text:p>
          </table:table-cell>
          <table:table-cell office:value-type="string">
            <text:p>REMOVED</text:p>
          </table:table-cell>
          <table:table-cell office:value-type="date" office:date-value="2014-08-05T21:46:40" table:style-name="DateTimeCell">
            <text:p>2014-08-05 21:46:40</text:p>
          </table:table-cell>
          <table:table-cell office:value-type="date" office:date-value="2014-08-05T21:46:40" table:style-name="DateTimeCell">
            <text:p>2014-08-05 21:46:40</text:p>
          </table:table-cell>
          <table:table-cell office:value-type="date" office:date-value="2014-08-05T21:46:40" table:style-name="DateTimeCell">
            <text:p>2014-08-05 21:46:40</text:p>
          </table:table-cell>
        </table:table-row>
        <table:table-row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aaaa</text:p>
          </table:table-cell>
          <table:table-cell office:value-type="string">
            <text:p/>
          </table:table-cell>
          <table:table-cell office:value-type="string">
            <text:p>be@b133dd1.com</text:p>
          </table:table-cell>
          <table:table-cell office:value-type="string">
            <text:p>(888) 888-88-88</text:p>
          </table:table-cell>
          <table:table-cell office:value-type="string">
            <text:p>64da2986218b7d72fafc89c6d5c9a7e5</text:p>
          </table:table-cell>
          <table:table-cell office:value-type="string">
            <text:p>4dd146d358f378aa1fa55ff56caa4318</text:p>
          </table:table-cell>
          <table:table-cell office:value-type="string">
            <text:p>TEMP</text:p>
          </table:table-cell>
          <table:table-cell office:value-type="date" office:date-value="2014-08-05T22:13:23" table:style-name="DateTimeCell">
            <text:p>2014-08-05 22:13:23</text:p>
          </table:table-cell>
          <table:table-cell office:value-type="date" office:date-value="2014-08-05T22:13:23" table:style-name="DateTimeCell">
            <text:p>2014-08-05 22:13:23</text:p>
          </table:table-cell>
          <table:table-cell office:value-type="date" office:date-value="2014-08-05T22:13:23" table:style-name="DateTimeCell">
            <text:p>2014-08-05 22:13:23</text:p>
          </table:table-cell>
        </table:table-row>
        <table:table-row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aaaa</text:p>
          </table:table-cell>
          <table:table-cell office:value-type="string">
            <text:p/>
          </table:table-cell>
          <table:table-cell office:value-type="string">
            <text:p>bee4@b133dd1.com</text:p>
          </table:table-cell>
          <table:table-cell office:value-type="string">
            <text:p>(888) 888-88-88</text:p>
          </table:table-cell>
          <table:table-cell office:value-type="string">
            <text:p>7eb3997f1e316cf4f7414438b4a4c945</text:p>
          </table:table-cell>
          <table:table-cell office:value-type="string">
            <text:p>0ca271a1920a61c46f1819c5ef8c483e</text:p>
          </table:table-cell>
          <table:table-cell office:value-type="string">
            <text:p>TEMP</text:p>
          </table:table-cell>
          <table:table-cell office:value-type="date" office:date-value="2014-08-05T22:17:34" table:style-name="DateTimeCell">
            <text:p>2014-08-05 22:17:34</text:p>
          </table:table-cell>
          <table:table-cell office:value-type="date" office:date-value="2014-08-05T22:17:34" table:style-name="DateTimeCell">
            <text:p>2014-08-05 22:17:34</text:p>
          </table:table-cell>
          <table:table-cell office:value-type="date" office:date-value="2014-08-05T22:17:34" table:style-name="DateTimeCell">
            <text:p>2014-08-05 22:17:34</text:p>
          </table:table-cell>
        </table:table-row>
        <table:table-row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aaaa</text:p>
          </table:table-cell>
          <table:table-cell office:value-type="string">
            <text:p/>
          </table:table-cell>
          <table:table-cell office:value-type="string">
            <text:p>bee4ee@b133dd1.com</text:p>
          </table:table-cell>
          <table:table-cell office:value-type="string">
            <text:p>(888) 888-88-88</text:p>
          </table:table-cell>
          <table:table-cell office:value-type="string">
            <text:p>7fce13a174f679951fbec794ce4d8776</text:p>
          </table:table-cell>
          <table:table-cell office:value-type="string">
            <text:p>699de0645e95896d2f030a83b26ac7e3</text:p>
          </table:table-cell>
          <table:table-cell office:value-type="string">
            <text:p>TEMP</text:p>
          </table:table-cell>
          <table:table-cell office:value-type="date" office:date-value="2014-08-05T22:26:21" table:style-name="DateTimeCell">
            <text:p>2014-08-05 22:26:21</text:p>
          </table:table-cell>
          <table:table-cell office:value-type="date" office:date-value="2014-08-05T22:26:21" table:style-name="DateTimeCell">
            <text:p>2014-08-05 22:26:21</text:p>
          </table:table-cell>
          <table:table-cell office:value-type="date" office:date-value="2014-08-05T22:26:21" table:style-name="DateTimeCell">
            <text:p>2014-08-05 22:26:21</text:p>
          </table:table-cell>
        </table:table-row>
        <table:table-row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aaaa</text:p>
          </table:table-cell>
          <table:table-cell office:value-type="string">
            <text:p/>
          </table:table-cell>
          <table:table-cell office:value-type="string">
            <text:p>bee4wee@b133dd1.com</text:p>
          </table:table-cell>
          <table:table-cell office:value-type="string">
            <text:p>(888) 888-88-88</text:p>
          </table:table-cell>
          <table:table-cell office:value-type="string">
            <text:p>cba4f1a9fc6156a532c99ea4e8cb7040</text:p>
          </table:table-cell>
          <table:table-cell office:value-type="string">
            <text:p>b82e5a2bfc7ac60a17b06a1395d15f79</text:p>
          </table:table-cell>
          <table:table-cell office:value-type="string">
            <text:p>TEMP</text:p>
          </table:table-cell>
          <table:table-cell office:value-type="date" office:date-value="2014-08-05T23:19:32" table:style-name="DateTimeCell">
            <text:p>2014-08-05 23:19:32</text:p>
          </table:table-cell>
          <table:table-cell office:value-type="date" office:date-value="2014-08-05T23:19:32" table:style-name="DateTimeCell">
            <text:p>2014-08-05 23:19:32</text:p>
          </table:table-cell>
          <table:table-cell office:value-type="date" office:date-value="2014-08-05T23:19:32" table:style-name="DateTimeCell">
            <text:p>2014-08-05 23:19:32</text:p>
          </table:table-cell>
        </table:table-row>
        <table:table-row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aaaa</text:p>
          </table:table-cell>
          <table:table-cell office:value-type="string">
            <text:p/>
          </table:table-cell>
          <table:table-cell office:value-type="string">
            <text:p>bee4wwee@b133dd1.com</text:p>
          </table:table-cell>
          <table:table-cell office:value-type="string">
            <text:p>(888) 888-88-88</text:p>
          </table:table-cell>
          <table:table-cell office:value-type="string">
            <text:p>46f0f272f798b779573f2f40aeaedd6d</text:p>
          </table:table-cell>
          <table:table-cell office:value-type="string">
            <text:p>d1c62cabeef80c939d3bcfd9b9b7c9b7</text:p>
          </table:table-cell>
          <table:table-cell office:value-type="string">
            <text:p>TEMP</text:p>
          </table:table-cell>
          <table:table-cell office:value-type="date" office:date-value="2014-08-05T23:19:56" table:style-name="DateTimeCell">
            <text:p>2014-08-05 23:19:56</text:p>
          </table:table-cell>
          <table:table-cell office:value-type="date" office:date-value="2014-08-05T23:19:56" table:style-name="DateTimeCell">
            <text:p>2014-08-05 23:19:56</text:p>
          </table:table-cell>
          <table:table-cell office:value-type="date" office:date-value="2014-08-05T23:19:56" table:style-name="DateTimeCell">
            <text:p>2014-08-05 23:19:56</text:p>
          </table:table-cell>
        </table:table-row>
        <table:table-row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aaaa</text:p>
          </table:table-cell>
          <table:table-cell office:value-type="string">
            <text:p/>
          </table:table-cell>
          <table:table-cell office:value-type="string">
            <text:p>bee4wdwee@b133dd1.com</text:p>
          </table:table-cell>
          <table:table-cell office:value-type="string">
            <text:p>(888) 888-88-88</text:p>
          </table:table-cell>
          <table:table-cell office:value-type="string">
            <text:p>b37ba1117918a6eb4e838be3d628972f</text:p>
          </table:table-cell>
          <table:table-cell office:value-type="string">
            <text:p>636bf66b564f5dc66b743f4735ce2394</text:p>
          </table:table-cell>
          <table:table-cell office:value-type="string">
            <text:p>TEMP</text:p>
          </table:table-cell>
          <table:table-cell office:value-type="date" office:date-value="2014-08-05T23:21:38" table:style-name="DateTimeCell">
            <text:p>2014-08-05 23:21:38</text:p>
          </table:table-cell>
          <table:table-cell office:value-type="date" office:date-value="2014-08-05T23:21:38" table:style-name="DateTimeCell">
            <text:p>2014-08-05 23:21:38</text:p>
          </table:table-cell>
          <table:table-cell office:value-type="date" office:date-value="2014-08-05T23:21:38" table:style-name="DateTimeCell">
            <text:p>2014-08-05 23:21:38</text:p>
          </table:table-cell>
        </table:table-row>
        <table:table-row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aaaa</text:p>
          </table:table-cell>
          <table:table-cell office:value-type="string">
            <text:p/>
          </table:table-cell>
          <table:table-cell office:value-type="string">
            <text:p>bee4wddwee@b133dd1.com</text:p>
          </table:table-cell>
          <table:table-cell office:value-type="string">
            <text:p>(888) 888-88-88</text:p>
          </table:table-cell>
          <table:table-cell office:value-type="string">
            <text:p>f1bc5ecb4e0a52341430eea899b7eecc</text:p>
          </table:table-cell>
          <table:table-cell office:value-type="string">
            <text:p>470c9ea741b29ed6f87c8a3406b2cdf4</text:p>
          </table:table-cell>
          <table:table-cell office:value-type="string">
            <text:p>TEMP</text:p>
          </table:table-cell>
          <table:table-cell office:value-type="date" office:date-value="2014-08-05T23:22:27" table:style-name="DateTimeCell">
            <text:p>2014-08-05 23:22:27</text:p>
          </table:table-cell>
          <table:table-cell office:value-type="date" office:date-value="2014-08-05T23:22:27" table:style-name="DateTimeCell">
            <text:p>2014-08-05 23:22:27</text:p>
          </table:table-cell>
          <table:table-cell office:value-type="date" office:date-value="2014-08-05T23:22:27" table:style-name="DateTimeCell">
            <text:p>2014-08-05 23:22:27</text:p>
          </table:table-cell>
        </table:table-row>
        <table:table-row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aaaa</text:p>
          </table:table-cell>
          <table:table-cell office:value-type="string">
            <text:p/>
          </table:table-cell>
          <table:table-cell office:value-type="string">
            <text:p>bee4wwddwee@b133dd1.com</text:p>
          </table:table-cell>
          <table:table-cell office:value-type="string">
            <text:p>(888) 888-88-88</text:p>
          </table:table-cell>
          <table:table-cell office:value-type="string">
            <text:p>06d399734cafebc5867b6494aaf12329</text:p>
          </table:table-cell>
          <table:table-cell office:value-type="string">
            <text:p>09a4bc323e52bdb48f869fad517cbc34</text:p>
          </table:table-cell>
          <table:table-cell office:value-type="string">
            <text:p>TEMP</text:p>
          </table:table-cell>
          <table:table-cell office:value-type="date" office:date-value="2014-08-05T23:23:16" table:style-name="DateTimeCell">
            <text:p>2014-08-05 23:23:16</text:p>
          </table:table-cell>
          <table:table-cell office:value-type="date" office:date-value="2014-08-05T23:23:16" table:style-name="DateTimeCell">
            <text:p>2014-08-05 23:23:16</text:p>
          </table:table-cell>
          <table:table-cell office:value-type="date" office:date-value="2014-08-05T23:23:16" table:style-name="DateTimeCell">
            <text:p>2014-08-05 23:23:16</text:p>
          </table:table-cell>
        </table:table-row>
        <table:table-row>
          <table:table-cell office:value-type="float" office:value="165">
            <text:p>1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aaaa</text:p>
          </table:table-cell>
          <table:table-cell office:value-type="string">
            <text:p/>
          </table:table-cell>
          <table:table-cell office:value-type="string">
            <text:p>bee4dsdwwddwee@b133dd1.com</text:p>
          </table:table-cell>
          <table:table-cell office:value-type="string">
            <text:p>(888) 888-88-88</text:p>
          </table:table-cell>
          <table:table-cell office:value-type="string">
            <text:p>c9cf421467cb02ce9a2ccc7eab1c749f</text:p>
          </table:table-cell>
          <table:table-cell office:value-type="string">
            <text:p>34e045032ecf17ebad3408d12974f239</text:p>
          </table:table-cell>
          <table:table-cell office:value-type="string">
            <text:p>TEMP</text:p>
          </table:table-cell>
          <table:table-cell office:value-type="date" office:date-value="2014-08-06T00:03:28" table:style-name="DateTimeCell">
            <text:p>2014-08-06 00:03:28</text:p>
          </table:table-cell>
          <table:table-cell office:value-type="date" office:date-value="2014-08-06T00:03:28" table:style-name="DateTimeCell">
            <text:p>2014-08-06 00:03:28</text:p>
          </table:table-cell>
          <table:table-cell office:value-type="date" office:date-value="2014-08-06T00:03:28" table:style-name="DateTimeCell">
            <text:p>2014-08-06 00:03:28</text:p>
          </table:table-cell>
        </table:table-row>
        <table:table-row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aaaa</text:p>
          </table:table-cell>
          <table:table-cell office:value-type="string">
            <text:p/>
          </table:table-cell>
          <table:table-cell office:value-type="string">
            <text:p>bee4dsdwwdddwee@b133dd1.com</text:p>
          </table:table-cell>
          <table:table-cell office:value-type="string">
            <text:p>(888) 888-88-88</text:p>
          </table:table-cell>
          <table:table-cell office:value-type="string">
            <text:p>673d120911d1bdd0545bd14d938974df</text:p>
          </table:table-cell>
          <table:table-cell office:value-type="string">
            <text:p>873f8ae42b6e2e88d615de20a188b0d1</text:p>
          </table:table-cell>
          <table:table-cell office:value-type="string">
            <text:p>TEMP</text:p>
          </table:table-cell>
          <table:table-cell office:value-type="date" office:date-value="2014-08-06T00:06:37" table:style-name="DateTimeCell">
            <text:p>2014-08-06 00:06:37</text:p>
          </table:table-cell>
          <table:table-cell office:value-type="date" office:date-value="2014-08-06T00:06:37" table:style-name="DateTimeCell">
            <text:p>2014-08-06 00:06:37</text:p>
          </table:table-cell>
          <table:table-cell office:value-type="date" office:date-value="2014-08-06T00:06:37" table:style-name="DateTimeCell">
            <text:p>2014-08-06 00:06:37</text:p>
          </table:table-cell>
        </table:table-row>
        <table:table-row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aaaa</text:p>
          </table:table-cell>
          <table:table-cell office:value-type="string">
            <text:p/>
          </table:table-cell>
          <table:table-cell office:value-type="string">
            <text:p>bee4dssdwwdddwee@b133dd1.com</text:p>
          </table:table-cell>
          <table:table-cell office:value-type="string">
            <text:p>(888) 888-88-88</text:p>
          </table:table-cell>
          <table:table-cell office:value-type="string">
            <text:p>1989771a705b32030208380008d543dc</text:p>
          </table:table-cell>
          <table:table-cell office:value-type="string">
            <text:p>d61311f1ad7dfd48acbfecdefd5b93b4</text:p>
          </table:table-cell>
          <table:table-cell office:value-type="string">
            <text:p>TEMP</text:p>
          </table:table-cell>
          <table:table-cell office:value-type="date" office:date-value="2014-08-06T00:09:23" table:style-name="DateTimeCell">
            <text:p>2014-08-06 00:09:23</text:p>
          </table:table-cell>
          <table:table-cell office:value-type="date" office:date-value="2014-08-06T00:09:23" table:style-name="DateTimeCell">
            <text:p>2014-08-06 00:09:23</text:p>
          </table:table-cell>
          <table:table-cell office:value-type="date" office:date-value="2014-08-06T00:09:23" table:style-name="DateTimeCell">
            <text:p>2014-08-06 00:09:23</text:p>
          </table:table-cell>
        </table:table-row>
        <table:table-row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aaaa</text:p>
          </table:table-cell>
          <table:table-cell office:value-type="string">
            <text:p/>
          </table:table-cell>
          <table:table-cell office:value-type="string">
            <text:p>bee4dsssdwwdddwee@b133dd1.com</text:p>
          </table:table-cell>
          <table:table-cell office:value-type="string">
            <text:p>(888) 888-88-88</text:p>
          </table:table-cell>
          <table:table-cell office:value-type="string">
            <text:p>a1cdb434a8230b7095ca3d7044849c53</text:p>
          </table:table-cell>
          <table:table-cell office:value-type="string">
            <text:p>41a92b3618423c139fbe1a1e57358ca1</text:p>
          </table:table-cell>
          <table:table-cell office:value-type="string">
            <text:p>TEMP</text:p>
          </table:table-cell>
          <table:table-cell office:value-type="date" office:date-value="2014-08-06T00:11:40" table:style-name="DateTimeCell">
            <text:p>2014-08-06 00:11:40</text:p>
          </table:table-cell>
          <table:table-cell office:value-type="date" office:date-value="2014-08-06T00:11:40" table:style-name="DateTimeCell">
            <text:p>2014-08-06 00:11:40</text:p>
          </table:table-cell>
          <table:table-cell office:value-type="date" office:date-value="2014-08-06T00:11:40" table:style-name="DateTimeCell">
            <text:p>2014-08-06 00:11:40</text:p>
          </table:table-cell>
        </table:table-row>
        <table:table-row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sfdsf</text:p>
          </table:table-cell>
          <table:table-cell office:value-type="string">
            <text:p/>
          </table:table-cell>
          <table:table-cell office:value-type="string">
            <text:p>dsfs@dsada.com</text:p>
          </table:table-cell>
          <table:table-cell office:value-type="string">
            <text:p>(323) 232-32-32</text:p>
          </table:table-cell>
          <table:table-cell office:value-type="string">
            <text:p>200aafbd07bd0ce7dfbbbaea5ffb82fa</text:p>
          </table:table-cell>
          <table:table-cell office:value-type="string">
            <text:p>907f38ada9ff32ec5446c2a06a47176f</text:p>
          </table:table-cell>
          <table:table-cell office:value-type="string">
            <text:p>TEMP</text:p>
          </table:table-cell>
          <table:table-cell office:value-type="date" office:date-value="2014-08-06T00:21:44" table:style-name="DateTimeCell">
            <text:p>2014-08-06 00:21:44</text:p>
          </table:table-cell>
          <table:table-cell office:value-type="date" office:date-value="2014-08-06T00:21:44" table:style-name="DateTimeCell">
            <text:p>2014-08-06 00:21:44</text:p>
          </table:table-cell>
          <table:table-cell office:value-type="date" office:date-value="2014-08-06T00:21:44" table:style-name="DateTimeCell">
            <text:p>2014-08-06 00:21:44</text:p>
          </table:table-cell>
        </table:table-row>
        <table:table-row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asdas</text:p>
          </table:table-cell>
          <table:table-cell office:value-type="string">
            <text:p/>
          </table:table-cell>
          <table:table-cell office:value-type="string">
            <text:p>dadsadsa2@edasdasdas.xom</text:p>
          </table:table-cell>
          <table:table-cell office:value-type="string">
            <text:p>(323) 232-32-32</text:p>
          </table:table-cell>
          <table:table-cell office:value-type="string">
            <text:p>620d95f14efef19c82a3cc66450f5363</text:p>
          </table:table-cell>
          <table:table-cell office:value-type="string">
            <text:p>a76cda7dfc5178fe4bf3ddc62607e439</text:p>
          </table:table-cell>
          <table:table-cell office:value-type="string">
            <text:p>TEMP</text:p>
          </table:table-cell>
          <table:table-cell office:value-type="date" office:date-value="2014-08-06T00:25:02" table:style-name="DateTimeCell">
            <text:p>2014-08-06 00:25:02</text:p>
          </table:table-cell>
          <table:table-cell office:value-type="date" office:date-value="2014-08-06T00:25:02" table:style-name="DateTimeCell">
            <text:p>2014-08-06 00:25:02</text:p>
          </table:table-cell>
          <table:table-cell office:value-type="date" office:date-value="2014-08-06T00:25:02" table:style-name="DateTimeCell">
            <text:p>2014-08-06 00:25:02</text:p>
          </table:table-cell>
        </table:table-row>
        <table:table-row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sadsa</text:p>
          </table:table-cell>
          <table:table-cell office:value-type="string">
            <text:p/>
          </table:table-cell>
          <table:table-cell office:value-type="string">
            <text:p>dds@dfasdsa.com</text:p>
          </table:table-cell>
          <table:table-cell office:value-type="string">
            <text:p>(654) 665-66-56</text:p>
          </table:table-cell>
          <table:table-cell office:value-type="string">
            <text:p>a39c2c714b8beefbc4d08742fe012b12</text:p>
          </table:table-cell>
          <table:table-cell office:value-type="string">
            <text:p>033086957b6582dea4bf36fc77ab5ad8</text:p>
          </table:table-cell>
          <table:table-cell office:value-type="string">
            <text:p>TEMP</text:p>
          </table:table-cell>
          <table:table-cell office:value-type="date" office:date-value="2014-08-06T00:28:27" table:style-name="DateTimeCell">
            <text:p>2014-08-06 00:28:27</text:p>
          </table:table-cell>
          <table:table-cell office:value-type="date" office:date-value="2014-08-06T00:28:27" table:style-name="DateTimeCell">
            <text:p>2014-08-06 00:28:27</text:p>
          </table:table-cell>
          <table:table-cell office:value-type="date" office:date-value="2014-08-06T00:28:27" table:style-name="DateTimeCell">
            <text:p>2014-08-06 00:28:27</text:p>
          </table:table-cell>
        </table:table-row>
        <table:table-row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asd</text:p>
          </table:table-cell>
          <table:table-cell office:value-type="string">
            <text:p/>
          </table:table-cell>
          <table:table-cell office:value-type="string">
            <text:p>sada@dad.com</text:p>
          </table:table-cell>
          <table:table-cell office:value-type="string">
            <text:p>(434) 234-32-42</text:p>
          </table:table-cell>
          <table:table-cell office:value-type="string">
            <text:p>7e50da76b8252ba5104fbacd11868e6d</text:p>
          </table:table-cell>
          <table:table-cell office:value-type="string">
            <text:p>6f9998056ba444fa76d03c6e107a1638</text:p>
          </table:table-cell>
          <table:table-cell office:value-type="string">
            <text:p>TEMP</text:p>
          </table:table-cell>
          <table:table-cell office:value-type="date" office:date-value="2014-08-06T00:29:34" table:style-name="DateTimeCell">
            <text:p>2014-08-06 00:29:34</text:p>
          </table:table-cell>
          <table:table-cell office:value-type="date" office:date-value="2014-08-06T00:29:34" table:style-name="DateTimeCell">
            <text:p>2014-08-06 00:29:34</text:p>
          </table:table-cell>
          <table:table-cell office:value-type="date" office:date-value="2014-08-06T00:29:34" table:style-name="DateTimeCell">
            <text:p>2014-08-06 00:29:34</text:p>
          </table:table-cell>
        </table:table-row>
        <table:table-row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sadas</text:p>
          </table:table-cell>
          <table:table-cell office:value-type="string">
            <text:p/>
          </table:table-cell>
          <table:table-cell office:value-type="string">
            <text:p>asdas@dsad.com</text:p>
          </table:table-cell>
          <table:table-cell office:value-type="string">
            <text:p>(332) 432-43-24</text:p>
          </table:table-cell>
          <table:table-cell office:value-type="string">
            <text:p>034505c5ae4e3241b0e542409a297a55</text:p>
          </table:table-cell>
          <table:table-cell office:value-type="string">
            <text:p>9d2fcedbaf7333a097a9c6925f4d6738</text:p>
          </table:table-cell>
          <table:table-cell office:value-type="string">
            <text:p>TEMP</text:p>
          </table:table-cell>
          <table:table-cell office:value-type="date" office:date-value="2014-08-06T00:33:47" table:style-name="DateTimeCell">
            <text:p>2014-08-06 00:33:47</text:p>
          </table:table-cell>
          <table:table-cell office:value-type="date" office:date-value="2014-08-06T00:33:47" table:style-name="DateTimeCell">
            <text:p>2014-08-06 00:33:47</text:p>
          </table:table-cell>
          <table:table-cell office:value-type="date" office:date-value="2014-08-06T00:33:47" table:style-name="DateTimeCell">
            <text:p>2014-08-06 00:33:47</text:p>
          </table:table-cell>
        </table:table-row>
        <table:table-row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asfd</text:p>
          </table:table-cell>
          <table:table-cell office:value-type="string">
            <text:p/>
          </table:table-cell>
          <table:table-cell office:value-type="string">
            <text:p>bfff@b.com</text:p>
          </table:table-cell>
          <table:table-cell office:value-type="string">
            <text:p>(323) 232-32-32</text:p>
          </table:table-cell>
          <table:table-cell office:value-type="string">
            <text:p>7bf66a9d2da5fe4c0774fe15c3f8d50e</text:p>
          </table:table-cell>
          <table:table-cell office:value-type="string">
            <text:p>cb222c8c825da700343751e9fa930303</text:p>
          </table:table-cell>
          <table:table-cell office:value-type="string">
            <text:p>TEMP</text:p>
          </table:table-cell>
          <table:table-cell office:value-type="date" office:date-value="2014-08-06T09:11:53" table:style-name="DateTimeCell">
            <text:p>2014-08-06 09:11:53</text:p>
          </table:table-cell>
          <table:table-cell office:value-type="date" office:date-value="2014-08-06T09:11:53" table:style-name="DateTimeCell">
            <text:p>2014-08-06 09:11:53</text:p>
          </table:table-cell>
          <table:table-cell office:value-type="date" office:date-value="2014-08-06T09:11:53" table:style-name="DateTimeCell">
            <text:p>2014-08-06 09:11:53</text:p>
          </table:table-cell>
        </table:table-row>
        <table:table-row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asfdfdds</text:p>
          </table:table-cell>
          <table:table-cell office:value-type="string">
            <text:p/>
          </table:table-cell>
          <table:table-cell office:value-type="string">
            <text:p>fdsfdfs@refre.com</text:p>
          </table:table-cell>
          <table:table-cell office:value-type="string">
            <text:p>(333) 333-33-33</text:p>
          </table:table-cell>
          <table:table-cell office:value-type="string">
            <text:p>eefb8cddcd86c4fc21fd105fa4644b3d</text:p>
          </table:table-cell>
          <table:table-cell office:value-type="string">
            <text:p>733b75d10ca7dd9e50ef9a69c33bb54b</text:p>
          </table:table-cell>
          <table:table-cell office:value-type="string">
            <text:p>TEMP</text:p>
          </table:table-cell>
          <table:table-cell office:value-type="date" office:date-value="2014-08-06T09:20:52" table:style-name="DateTimeCell">
            <text:p>2014-08-06 09:20:52</text:p>
          </table:table-cell>
          <table:table-cell office:value-type="date" office:date-value="2014-08-06T09:20:52" table:style-name="DateTimeCell">
            <text:p>2014-08-06 09:20:52</text:p>
          </table:table-cell>
          <table:table-cell office:value-type="date" office:date-value="2014-08-06T09:20:52" table:style-name="DateTimeCell">
            <text:p>2014-08-06 09:20:52</text:p>
          </table:table-cell>
        </table:table-row>
        <table:table-row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fsdgfdgfd</text:p>
          </table:table-cell>
          <table:table-cell office:value-type="string">
            <text:p/>
          </table:table-cell>
          <table:table-cell office:value-type="string">
            <text:p>gfdgfd@fdsfsd.com</text:p>
          </table:table-cell>
          <table:table-cell office:value-type="string">
            <text:p>(344) 242-34-32</text:p>
          </table:table-cell>
          <table:table-cell office:value-type="string">
            <text:p>45fc815d8ea378f01e383eb7eb8ddbdf</text:p>
          </table:table-cell>
          <table:table-cell office:value-type="string">
            <text:p>84658281a936dc689247f3c3f85f10f9</text:p>
          </table:table-cell>
          <table:table-cell office:value-type="string">
            <text:p>TEMP</text:p>
          </table:table-cell>
          <table:table-cell office:value-type="date" office:date-value="2014-08-06T09:26:50" table:style-name="DateTimeCell">
            <text:p>2014-08-06 09:26:50</text:p>
          </table:table-cell>
          <table:table-cell office:value-type="date" office:date-value="2014-08-06T09:26:50" table:style-name="DateTimeCell">
            <text:p>2014-08-06 09:26:50</text:p>
          </table:table-cell>
          <table:table-cell office:value-type="date" office:date-value="2014-08-06T09:26:50" table:style-name="DateTimeCell">
            <text:p>2014-08-06 09:26:50</text:p>
          </table:table-cell>
        </table:table-row>
        <table:table-row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sfd</text:p>
          </table:table-cell>
          <table:table-cell office:value-type="string">
            <text:p/>
          </table:table-cell>
          <table:table-cell office:value-type="string">
            <text:p>sfdsfdsf@fsdadfsa.com</text:p>
          </table:table-cell>
          <table:table-cell office:value-type="string">
            <text:p>(342) 343-24-32</text:p>
          </table:table-cell>
          <table:table-cell office:value-type="string">
            <text:p>5b37b6ebe57210bad050b45cd9520d26</text:p>
          </table:table-cell>
          <table:table-cell office:value-type="string">
            <text:p>8c7df0e3090a61f2fb120757b76106b8</text:p>
          </table:table-cell>
          <table:table-cell office:value-type="string">
            <text:p>TEMP</text:p>
          </table:table-cell>
          <table:table-cell office:value-type="date" office:date-value="2014-08-07T01:06:53" table:style-name="DateTimeCell">
            <text:p>2014-08-07 01:06:53</text:p>
          </table:table-cell>
          <table:table-cell office:value-type="date" office:date-value="2014-08-07T01:06:53" table:style-name="DateTimeCell">
            <text:p>2014-08-07 01:06:53</text:p>
          </table:table-cell>
          <table:table-cell office:value-type="date" office:date-value="2014-08-07T01:06:53" table:style-name="DateTimeCell">
            <text:p>2014-08-07 01:06:53</text:p>
          </table:table-cell>
        </table:table-row>
        <table:table-row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sfd</text:p>
          </table:table-cell>
          <table:table-cell office:value-type="string">
            <text:p/>
          </table:table-cell>
          <table:table-cell office:value-type="string">
            <text:p>sfdsfedesf@fsdadfsa.com</text:p>
          </table:table-cell>
          <table:table-cell office:value-type="string">
            <text:p>(342) 343-24-32</text:p>
          </table:table-cell>
          <table:table-cell office:value-type="string">
            <text:p>31f6acd9963eef85bdc833bdde9ddb07</text:p>
          </table:table-cell>
          <table:table-cell office:value-type="string">
            <text:p>1e07402128bf0436561807777426e0a8</text:p>
          </table:table-cell>
          <table:table-cell office:value-type="string">
            <text:p>TEMP</text:p>
          </table:table-cell>
          <table:table-cell office:value-type="date" office:date-value="2014-08-07T01:07:54" table:style-name="DateTimeCell">
            <text:p>2014-08-07 01:07:54</text:p>
          </table:table-cell>
          <table:table-cell office:value-type="date" office:date-value="2014-08-07T01:07:54" table:style-name="DateTimeCell">
            <text:p>2014-08-07 01:07:54</text:p>
          </table:table-cell>
          <table:table-cell office:value-type="date" office:date-value="2014-08-07T01:07:54" table:style-name="DateTimeCell">
            <text:p>2014-08-07 01:07:54</text:p>
          </table:table-cell>
        </table:table-row>
        <table:table-row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sfd</text:p>
          </table:table-cell>
          <table:table-cell office:value-type="string">
            <text:p/>
          </table:table-cell>
          <table:table-cell office:value-type="string">
            <text:p>sfdsfeddfesf@fsdadfsa.com</text:p>
          </table:table-cell>
          <table:table-cell office:value-type="string">
            <text:p>(342) 343-24-32</text:p>
          </table:table-cell>
          <table:table-cell office:value-type="string">
            <text:p>c633f43ad6b88377a7f12150c158a1a9</text:p>
          </table:table-cell>
          <table:table-cell office:value-type="string">
            <text:p>fa3023e0c2a87d322031bb48e839af4a</text:p>
          </table:table-cell>
          <table:table-cell office:value-type="string">
            <text:p>TEMP</text:p>
          </table:table-cell>
          <table:table-cell office:value-type="date" office:date-value="2014-08-07T01:18:01" table:style-name="DateTimeCell">
            <text:p>2014-08-07 01:18:01</text:p>
          </table:table-cell>
          <table:table-cell office:value-type="date" office:date-value="2014-08-07T01:18:01" table:style-name="DateTimeCell">
            <text:p>2014-08-07 01:18:01</text:p>
          </table:table-cell>
          <table:table-cell office:value-type="date" office:date-value="2014-08-07T01:18:01" table:style-name="DateTimeCell">
            <text:p>2014-08-07 01:18:01</text:p>
          </table:table-cell>
        </table:table-row>
        <table:table-row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sfd</text:p>
          </table:table-cell>
          <table:table-cell office:value-type="string">
            <text:p/>
          </table:table-cell>
          <table:table-cell office:value-type="string">
            <text:p>sfdsfeddfesssf@fsdadfsa.com</text:p>
          </table:table-cell>
          <table:table-cell office:value-type="string">
            <text:p>(342) 343-24-32</text:p>
          </table:table-cell>
          <table:table-cell office:value-type="string">
            <text:p>6f83ae9a95ac330e00d2bbb52a834e54</text:p>
          </table:table-cell>
          <table:table-cell office:value-type="string">
            <text:p>757a4bd547c1464060ec23c6ebc6b0b6</text:p>
          </table:table-cell>
          <table:table-cell office:value-type="string">
            <text:p>TEMP</text:p>
          </table:table-cell>
          <table:table-cell office:value-type="date" office:date-value="2014-08-07T01:19:27" table:style-name="DateTimeCell">
            <text:p>2014-08-07 01:19:27</text:p>
          </table:table-cell>
          <table:table-cell office:value-type="date" office:date-value="2014-08-07T01:19:27" table:style-name="DateTimeCell">
            <text:p>2014-08-07 01:19:27</text:p>
          </table:table-cell>
          <table:table-cell office:value-type="date" office:date-value="2014-08-07T01:19:27" table:style-name="DateTimeCell">
            <text:p>2014-08-07 01:19:27</text:p>
          </table:table-cell>
        </table:table-row>
        <table:table-row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fdsfs</text:p>
          </table:table-cell>
          <table:table-cell office:value-type="string">
            <text:p/>
          </table:table-cell>
          <table:table-cell office:value-type="string">
            <text:p>fds@dsadv.com</text:p>
          </table:table-cell>
          <table:table-cell office:value-type="string">
            <text:p>(455) 435-43-54</text:p>
          </table:table-cell>
          <table:table-cell office:value-type="string">
            <text:p>8bc583ad1ff73a65590e91a168978895</text:p>
          </table:table-cell>
          <table:table-cell office:value-type="string">
            <text:p>e6fdba282355578b1d1f4b3095a431f6</text:p>
          </table:table-cell>
          <table:table-cell office:value-type="string">
            <text:p>TEMP</text:p>
          </table:table-cell>
          <table:table-cell office:value-type="date" office:date-value="2014-08-07T01:22:32" table:style-name="DateTimeCell">
            <text:p>2014-08-07 01:22:32</text:p>
          </table:table-cell>
          <table:table-cell office:value-type="date" office:date-value="2014-08-07T01:22:32" table:style-name="DateTimeCell">
            <text:p>2014-08-07 01:22:32</text:p>
          </table:table-cell>
          <table:table-cell office:value-type="date" office:date-value="2014-08-07T01:22:32" table:style-name="DateTimeCell">
            <text:p>2014-08-07 01:22:32</text:p>
          </table:table-cell>
        </table:table-row>
        <table:table-row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sfsad</text:p>
          </table:table-cell>
          <table:table-cell office:value-type="string">
            <text:p/>
          </table:table-cell>
          <table:table-cell office:value-type="string">
            <text:p>sadsa@eawsds.com</text:p>
          </table:table-cell>
          <table:table-cell office:value-type="string">
            <text:p>(343) 243-24-23</text:p>
          </table:table-cell>
          <table:table-cell office:value-type="string">
            <text:p>b625f78239294da70def43b860965ac0</text:p>
          </table:table-cell>
          <table:table-cell office:value-type="string">
            <text:p>828a5a02aee209617fde8062bdc3ea43</text:p>
          </table:table-cell>
          <table:table-cell office:value-type="string">
            <text:p>TEMP</text:p>
          </table:table-cell>
          <table:table-cell office:value-type="date" office:date-value="2014-08-07T01:24:47" table:style-name="DateTimeCell">
            <text:p>2014-08-07 01:24:47</text:p>
          </table:table-cell>
          <table:table-cell office:value-type="date" office:date-value="2014-08-07T01:24:47" table:style-name="DateTimeCell">
            <text:p>2014-08-07 01:24:47</text:p>
          </table:table-cell>
          <table:table-cell office:value-type="date" office:date-value="2014-08-07T01:24:47" table:style-name="DateTimeCell">
            <text:p>2014-08-07 01:24:47</text:p>
          </table:table-cell>
        </table:table-row>
        <table:table-row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f</text:p>
          </table:table-cell>
          <table:table-cell office:value-type="string">
            <text:p/>
          </table:table-cell>
          <table:table-cell office:value-type="string">
            <text:p>dfdsfdsf@dasdas.com</text:p>
          </table:table-cell>
          <table:table-cell office:value-type="string">
            <text:p>(345) 324-34-34</text:p>
          </table:table-cell>
          <table:table-cell office:value-type="string">
            <text:p>9434973503a882591f78759c7c32ef84</text:p>
          </table:table-cell>
          <table:table-cell office:value-type="string">
            <text:p>1e37f61e8a9be3337e5115bf1ca88541</text:p>
          </table:table-cell>
          <table:table-cell office:value-type="string">
            <text:p>TEMP</text:p>
          </table:table-cell>
          <table:table-cell office:value-type="date" office:date-value="2014-08-09T19:23:27" table:style-name="DateTimeCell">
            <text:p>2014-08-09 19:23:27</text:p>
          </table:table-cell>
          <table:table-cell office:value-type="date" office:date-value="2014-08-09T19:23:27" table:style-name="DateTimeCell">
            <text:p>2014-08-09 19:23:27</text:p>
          </table:table-cell>
          <table:table-cell office:value-type="date" office:date-value="2014-08-09T19:23:27" table:style-name="DateTimeCell">
            <text:p>2014-08-09 19:23:27</text:p>
          </table:table-cell>
        </table:table-row>
        <table:table-row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fdd</text:p>
          </table:table-cell>
          <table:table-cell office:value-type="string">
            <text:p/>
          </table:table-cell>
          <table:table-cell office:value-type="string">
            <text:p>dfdsfdsddf@dasdas.com</text:p>
          </table:table-cell>
          <table:table-cell office:value-type="string">
            <text:p>(345) 324-34-34</text:p>
          </table:table-cell>
          <table:table-cell office:value-type="string">
            <text:p>992785f6fe6409dcc26c9164313c2924</text:p>
          </table:table-cell>
          <table:table-cell office:value-type="string">
            <text:p>fb1ba562d7177395d2a78121242087e8</text:p>
          </table:table-cell>
          <table:table-cell office:value-type="string">
            <text:p>TEMP</text:p>
          </table:table-cell>
          <table:table-cell office:value-type="date" office:date-value="2014-08-09T19:24:10" table:style-name="DateTimeCell">
            <text:p>2014-08-09 19:24:10</text:p>
          </table:table-cell>
          <table:table-cell office:value-type="date" office:date-value="2014-08-09T19:24:10" table:style-name="DateTimeCell">
            <text:p>2014-08-09 19:24:10</text:p>
          </table:table-cell>
          <table:table-cell office:value-type="date" office:date-value="2014-08-09T19:24:10" table:style-name="DateTimeCell">
            <text:p>2014-08-09 19:24:10</text:p>
          </table:table-cell>
        </table:table-row>
        <table:table-row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fddd</text:p>
          </table:table-cell>
          <table:table-cell office:value-type="string">
            <text:p/>
          </table:table-cell>
          <table:table-cell office:value-type="string">
            <text:p>dfdsfddsddf@dasdas.com</text:p>
          </table:table-cell>
          <table:table-cell office:value-type="string">
            <text:p>(345) 324-34-34</text:p>
          </table:table-cell>
          <table:table-cell office:value-type="string">
            <text:p>c1ad2558d1a8d6ab591d74f9df6c83b9</text:p>
          </table:table-cell>
          <table:table-cell office:value-type="string">
            <text:p>da314fc5ce65e39fd6d997cc8484b5a6</text:p>
          </table:table-cell>
          <table:table-cell office:value-type="string">
            <text:p>TEMP</text:p>
          </table:table-cell>
          <table:table-cell office:value-type="date" office:date-value="2014-08-09T19:26:44" table:style-name="DateTimeCell">
            <text:p>2014-08-09 19:26:44</text:p>
          </table:table-cell>
          <table:table-cell office:value-type="date" office:date-value="2014-08-09T19:26:44" table:style-name="DateTimeCell">
            <text:p>2014-08-09 19:26:44</text:p>
          </table:table-cell>
          <table:table-cell office:value-type="date" office:date-value="2014-08-09T19:26:44" table:style-name="DateTimeCell">
            <text:p>2014-08-09 19:26:44</text:p>
          </table:table-cell>
        </table:table-row>
        <table:table-row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fdsdd</text:p>
          </table:table-cell>
          <table:table-cell office:value-type="string">
            <text:p/>
          </table:table-cell>
          <table:table-cell office:value-type="string">
            <text:p>dfdsfsddsddf@dasdas.com</text:p>
          </table:table-cell>
          <table:table-cell office:value-type="string">
            <text:p>(345) 324-34-34</text:p>
          </table:table-cell>
          <table:table-cell office:value-type="string">
            <text:p>fe51706019dcf06441fdd83daec3b339</text:p>
          </table:table-cell>
          <table:table-cell office:value-type="string">
            <text:p>cfb86dc35c1802936e4dfaf0933a3d0f</text:p>
          </table:table-cell>
          <table:table-cell office:value-type="string">
            <text:p>TEMP</text:p>
          </table:table-cell>
          <table:table-cell office:value-type="date" office:date-value="2014-08-09T19:30:14" table:style-name="DateTimeCell">
            <text:p>2014-08-09 19:30:14</text:p>
          </table:table-cell>
          <table:table-cell office:value-type="date" office:date-value="2014-08-09T19:30:14" table:style-name="DateTimeCell">
            <text:p>2014-08-09 19:30:14</text:p>
          </table:table-cell>
          <table:table-cell office:value-type="date" office:date-value="2014-08-09T19:30:14" table:style-name="DateTimeCell">
            <text:p>2014-08-09 19:30:14</text:p>
          </table:table-cell>
        </table:table-row>
        <table:table-row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fdfds</text:p>
          </table:table-cell>
          <table:table-cell office:value-type="string">
            <text:p/>
          </table:table-cell>
          <table:table-cell office:value-type="string">
            <text:p>fds@SADSA.COM</text:p>
          </table:table-cell>
          <table:table-cell office:value-type="string">
            <text:p>(434) 243-24-32</text:p>
          </table:table-cell>
          <table:table-cell office:value-type="string">
            <text:p>01b51f22afb3249144390daec08d932c</text:p>
          </table:table-cell>
          <table:table-cell office:value-type="string">
            <text:p>f2b3733e11c3239c1211daf77df6bac8</text:p>
          </table:table-cell>
          <table:table-cell office:value-type="string">
            <text:p>TEMP</text:p>
          </table:table-cell>
          <table:table-cell office:value-type="date" office:date-value="2014-08-09T19:56:31" table:style-name="DateTimeCell">
            <text:p>2014-08-09 19:56:31</text:p>
          </table:table-cell>
          <table:table-cell office:value-type="date" office:date-value="2014-08-09T19:56:31" table:style-name="DateTimeCell">
            <text:p>2014-08-09 19:56:31</text:p>
          </table:table-cell>
          <table:table-cell office:value-type="date" office:date-value="2014-08-09T19:56:31" table:style-name="DateTimeCell">
            <text:p>2014-08-09 19:56:31</text:p>
          </table:table-cell>
        </table:table-row>
        <table:table-row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fdsf</text:p>
          </table:table-cell>
          <table:table-cell office:value-type="string">
            <text:p/>
          </table:table-cell>
          <table:table-cell office:value-type="string">
            <text:p>dsfdsf@dsadas.com</text:p>
          </table:table-cell>
          <table:table-cell office:value-type="string">
            <text:p>(343) 243-24-23</text:p>
          </table:table-cell>
          <table:table-cell office:value-type="string">
            <text:p>125f6dbd1865859534aa0489edcd4df6</text:p>
          </table:table-cell>
          <table:table-cell office:value-type="string">
            <text:p>5ab1bcf198d915148cd3e0a93d544166</text:p>
          </table:table-cell>
          <table:table-cell office:value-type="string">
            <text:p>TEMP</text:p>
          </table:table-cell>
          <table:table-cell office:value-type="date" office:date-value="2014-08-09T19:58:07" table:style-name="DateTimeCell">
            <text:p>2014-08-09 19:58:07</text:p>
          </table:table-cell>
          <table:table-cell office:value-type="date" office:date-value="2014-08-09T19:58:07" table:style-name="DateTimeCell">
            <text:p>2014-08-09 19:58:07</text:p>
          </table:table-cell>
          <table:table-cell office:value-type="date" office:date-value="2014-08-09T19:58:07" table:style-name="DateTimeCell">
            <text:p>2014-08-09 19:58:07</text:p>
          </table:table-cell>
        </table:table-row>
        <table:table-row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sadasd</text:p>
          </table:table-cell>
          <table:table-cell office:value-type="string">
            <text:p/>
          </table:table-cell>
          <table:table-cell office:value-type="string">
            <text:p>dsadsad@dsadas.com</text:p>
          </table:table-cell>
          <table:table-cell office:value-type="string">
            <text:p>(234) 213-12-32</text:p>
          </table:table-cell>
          <table:table-cell office:value-type="string">
            <text:p>121a1e02e1d7661125ebe7a8c810a4f6</text:p>
          </table:table-cell>
          <table:table-cell office:value-type="string">
            <text:p>f289741da192a3ebc8cbc3acd915023d</text:p>
          </table:table-cell>
          <table:table-cell office:value-type="string">
            <text:p>TEMP</text:p>
          </table:table-cell>
          <table:table-cell office:value-type="date" office:date-value="2014-08-10T00:04:56" table:style-name="DateTimeCell">
            <text:p>2014-08-10 00:04:56</text:p>
          </table:table-cell>
          <table:table-cell office:value-type="date" office:date-value="2014-08-10T00:04:56" table:style-name="DateTimeCell">
            <text:p>2014-08-10 00:04:56</text:p>
          </table:table-cell>
          <table:table-cell office:value-type="date" office:date-value="2014-08-10T00:04:56" table:style-name="DateTimeCell">
            <text:p>2014-08-10 00:04:56</text:p>
          </table:table-cell>
        </table:table-row>
        <table:table-row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aaa</text:p>
          </table:table-cell>
          <table:table-cell office:value-type="string">
            <text:p/>
          </table:table-cell>
          <table:table-cell office:value-type="string">
            <text:p>zzzz@zzz.com</text:p>
          </table:table-cell>
          <table:table-cell office:value-type="string">
            <text:p>(232) 323-23-23</text:p>
          </table:table-cell>
          <table:table-cell office:value-type="string">
            <text:p>7fa1b82beeb765524860f512d0b16973</text:p>
          </table:table-cell>
          <table:table-cell office:value-type="string">
            <text:p>f65389e3361fa9c0f3ab9fb7b30bdfc1</text:p>
          </table:table-cell>
          <table:table-cell office:value-type="string">
            <text:p>TEMP</text:p>
          </table:table-cell>
          <table:table-cell office:value-type="date" office:date-value="2014-08-10T00:14:48" table:style-name="DateTimeCell">
            <text:p>2014-08-10 00:14:48</text:p>
          </table:table-cell>
          <table:table-cell office:value-type="date" office:date-value="2014-08-10T00:14:48" table:style-name="DateTimeCell">
            <text:p>2014-08-10 00:14:48</text:p>
          </table:table-cell>
          <table:table-cell office:value-type="date" office:date-value="2014-08-10T00:14:48" table:style-name="DateTimeCell">
            <text:p>2014-08-10 00:14:48</text:p>
          </table:table-cell>
        </table:table-row>
        <table:table-row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Петро</text:p>
          </table:table-cell>
          <table:table-cell office:value-type="string">
            <text:p/>
          </table:table-cell>
          <table:table-cell office:value-type="string">
            <text:p>test@test.com</text:p>
          </table:table-cell>
          <table:table-cell office:value-type="string">
            <text:p>(123) 123-45-67</text:p>
          </table:table-cell>
          <table:table-cell office:value-type="string">
            <text:p>a27e33f7c0fb322336fa6533a4ed34d7</text:p>
          </table:table-cell>
          <table:table-cell office:value-type="string">
            <text:p>67a054ebd013e63ef7f35701641a287f</text:p>
          </table:table-cell>
          <table:table-cell office:value-type="string">
            <text:p>TEMP</text:p>
          </table:table-cell>
          <table:table-cell office:value-type="date" office:date-value="2014-08-10T11:13:49" table:style-name="DateTimeCell">
            <text:p>2014-08-10 11:13:49</text:p>
          </table:table-cell>
          <table:table-cell office:value-type="date" office:date-value="2014-08-10T11:13:49" table:style-name="DateTimeCell">
            <text:p>2014-08-10 11:13:49</text:p>
          </table:table-cell>
          <table:table-cell office:value-type="date" office:date-value="2014-08-10T11:13:49" table:style-name="DateTimeCell">
            <text:p>2014-08-10 11:13:49</text:p>
          </table:table-cell>
        </table:table-row>
        <table:table-row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Іван</text:p>
          </table:table-cell>
          <table:table-cell office:value-type="string">
            <text:p/>
          </table:table-cell>
          <table:table-cell office:value-type="string">
            <text:p>test2@test.com</text:p>
          </table:table-cell>
          <table:table-cell office:value-type="string">
            <text:p>(222) 222-22-22</text:p>
          </table:table-cell>
          <table:table-cell office:value-type="string">
            <text:p>a85f60ab670986875acf17c266820079</text:p>
          </table:table-cell>
          <table:table-cell office:value-type="string">
            <text:p>60f55eae6f3bef2151757c7fdfa49a3d</text:p>
          </table:table-cell>
          <table:table-cell office:value-type="string">
            <text:p>TEMP</text:p>
          </table:table-cell>
          <table:table-cell office:value-type="date" office:date-value="2014-08-10T11:16:41" table:style-name="DateTimeCell">
            <text:p>2014-08-10 11:16:41</text:p>
          </table:table-cell>
          <table:table-cell office:value-type="date" office:date-value="2014-08-10T11:16:41" table:style-name="DateTimeCell">
            <text:p>2014-08-10 11:16:41</text:p>
          </table:table-cell>
          <table:table-cell office:value-type="date" office:date-value="2014-08-10T11:16:41" table:style-name="DateTimeCell">
            <text:p>2014-08-10 11:16:41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sadsa</text:p>
          </table:table-cell>
          <table:table-cell office:value-type="string">
            <text:p/>
          </table:table-cell>
          <table:table-cell office:value-type="string">
            <text:p>dadsad@dasd.com</text:p>
          </table:table-cell>
          <table:table-cell office:value-type="string">
            <text:p>(443) 242-43-24</text:p>
          </table:table-cell>
          <table:table-cell office:value-type="string">
            <text:p>40d301f9cdb6ab8119f446a7c1bdf827</text:p>
          </table:table-cell>
          <table:table-cell office:value-type="string">
            <text:p>0cc6690744efaa31a954930d9caf9803</text:p>
          </table:table-cell>
          <table:table-cell office:value-type="string">
            <text:p>TEMP</text:p>
          </table:table-cell>
          <table:table-cell office:value-type="date" office:date-value="2014-08-10T14:18:31" table:style-name="DateTimeCell">
            <text:p>2014-08-10 14:18:31</text:p>
          </table:table-cell>
          <table:table-cell office:value-type="date" office:date-value="2014-08-10T14:18:31" table:style-name="DateTimeCell">
            <text:p>2014-08-10 14:18:31</text:p>
          </table:table-cell>
          <table:table-cell office:value-type="date" office:date-value="2014-08-10T14:18:31" table:style-name="DateTimeCell">
            <text:p>2014-08-10 14:18:31</text:p>
          </table:table-cell>
        </table:table-row>
        <table:table-row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Іван</text:p>
          </table:table-cell>
          <table:table-cell office:value-type="string">
            <text:p/>
          </table:table-cell>
          <table:table-cell office:value-type="string">
            <text:p>ivat@gmail.com</text:p>
          </table:table-cell>
          <table:table-cell office:value-type="string">
            <text:p>(123) 123-45-67</text:p>
          </table:table-cell>
          <table:table-cell office:value-type="string">
            <text:p>3b2695678b76cb5a552f779a7de2b158</text:p>
          </table:table-cell>
          <table:table-cell office:value-type="string">
            <text:p>437e58cf44d4693c84101b54fe3e992b</text:p>
          </table:table-cell>
          <table:table-cell office:value-type="string">
            <text:p>TEMP</text:p>
          </table:table-cell>
          <table:table-cell office:value-type="date" office:date-value="2014-08-19T01:25:35" table:style-name="DateTimeCell">
            <text:p>2014-08-19 01:25:35</text:p>
          </table:table-cell>
          <table:table-cell office:value-type="date" office:date-value="2014-08-19T01:25:35" table:style-name="DateTimeCell">
            <text:p>2014-08-19 01:25:35</text:p>
          </table:table-cell>
          <table:table-cell office:value-type="date" office:date-value="2014-08-19T01:25:35" table:style-name="DateTimeCell">
            <text:p>2014-08-19 01:25:35</text:p>
          </table:table-cell>
        </table:table-row>
        <table:table-row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Павло</text:p>
          </table:table-cell>
          <table:table-cell office:value-type="string">
            <text:p/>
          </table:table-cell>
          <table:table-cell office:value-type="string">
            <text:p>pavlo@gmail.com</text:p>
          </table:table-cell>
          <table:table-cell office:value-type="string">
            <text:p>(121) 212-12-12</text:p>
          </table:table-cell>
          <table:table-cell office:value-type="string">
            <text:p>a3cd6ea5009663c9fd74418892f541e8</text:p>
          </table:table-cell>
          <table:table-cell office:value-type="string">
            <text:p>8811afa05b1ca8336862e2c3d308cc1d</text:p>
          </table:table-cell>
          <table:table-cell office:value-type="string">
            <text:p>TEMP</text:p>
          </table:table-cell>
          <table:table-cell office:value-type="date" office:date-value="2014-08-19T01:27:58" table:style-name="DateTimeCell">
            <text:p>2014-08-19 01:27:58</text:p>
          </table:table-cell>
          <table:table-cell office:value-type="date" office:date-value="2014-08-19T01:27:58" table:style-name="DateTimeCell">
            <text:p>2014-08-19 01:27:58</text:p>
          </table:table-cell>
          <table:table-cell office:value-type="date" office:date-value="2014-08-19T01:27:58" table:style-name="DateTimeCell">
            <text:p>2014-08-19 01:27:58</text:p>
          </table:table-cell>
        </table:table-row>
        <table:table-row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aaa</text:p>
          </table:table-cell>
          <table:table-cell office:value-type="string">
            <text:p/>
          </table:table-cell>
          <table:table-cell office:value-type="string">
            <text:p>sss@sss.com</text:p>
          </table:table-cell>
          <table:table-cell office:value-type="string">
            <text:p>(111) 111-11-11</text:p>
          </table:table-cell>
          <table:table-cell office:value-type="string">
            <text:p>5993a51698204b62dcbe1d84c566662b</text:p>
          </table:table-cell>
          <table:table-cell office:value-type="string">
            <text:p>6f773f1622d91e64b68e2be681a154e2</text:p>
          </table:table-cell>
          <table:table-cell office:value-type="string">
            <text:p>TEMP</text:p>
          </table:table-cell>
          <table:table-cell office:value-type="date" office:date-value="2014-08-23T14:34:43" table:style-name="DateTimeCell">
            <text:p>2014-08-23 14:34:43</text:p>
          </table:table-cell>
          <table:table-cell office:value-type="date" office:date-value="2014-08-23T14:34:43" table:style-name="DateTimeCell">
            <text:p>2014-08-23 14:34:43</text:p>
          </table:table-cell>
          <table:table-cell office:value-type="date" office:date-value="2014-08-23T14:34:43" table:style-name="DateTimeCell">
            <text:p>2014-08-23 14:34:43</text:p>
          </table:table-cell>
        </table:table-row>
        <table:table-row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qqqq</text:p>
          </table:table-cell>
          <table:table-cell office:value-type="string">
            <text:p/>
          </table:table-cell>
          <table:table-cell office:value-type="string">
            <text:p>aaa@aa.com</text:p>
          </table:table-cell>
          <table:table-cell office:value-type="string">
            <text:p>(333) 333-33-33</text:p>
          </table:table-cell>
          <table:table-cell office:value-type="string">
            <text:p>e6b933456357b9666e9f625e5ede916a</text:p>
          </table:table-cell>
          <table:table-cell office:value-type="string">
            <text:p>2fa0513a2fdc86faab6bee876df04e27</text:p>
          </table:table-cell>
          <table:table-cell office:value-type="string">
            <text:p>TEMP</text:p>
          </table:table-cell>
          <table:table-cell office:value-type="date" office:date-value="2014-09-28T23:34:04" table:style-name="DateTimeCell">
            <text:p>2014-09-28 23:34:04</text:p>
          </table:table-cell>
          <table:table-cell office:value-type="date" office:date-value="2014-09-28T23:34:04" table:style-name="DateTimeCell">
            <text:p>2014-09-28 23:34:04</text:p>
          </table:table-cell>
          <table:table-cell office:value-type="date" office:date-value="2014-09-28T23:34:04" table:style-name="DateTimeCell">
            <text:p>2014-09-28 23:34:04</text:p>
          </table:table-cell>
        </table:table-row>
        <table:table-row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sdfdsfsdf</text:p>
          </table:table-cell>
          <table:table-cell office:value-type="string">
            <text:p/>
          </table:table-cell>
          <table:table-cell office:value-type="string">
            <text:p>email@disabled.com</text:p>
          </table:table-cell>
          <table:table-cell office:value-type="string">
            <text:p>(000) 000-00-00</text:p>
          </table:table-cell>
          <table:table-cell office:value-type="string">
            <text:p>eb0e09823664e6b758d4cb28f9877902</text:p>
          </table:table-cell>
          <table:table-cell office:value-type="string">
            <text:p>91b63a222cc8ade5e49a24b85ffdf898</text:p>
          </table:table-cell>
          <table:table-cell office:value-type="string">
            <text:p>TEMP</text:p>
          </table:table-cell>
          <table:table-cell office:value-type="date" office:date-value="2014-10-27T02:58:23" table:style-name="DateTimeCell">
            <text:p>2014-10-27 02:58:23</text:p>
          </table:table-cell>
          <table:table-cell office:value-type="date" office:date-value="2014-10-27T02:58:23" table:style-name="DateTimeCell">
            <text:p>2014-10-27 02:58:23</text:p>
          </table:table-cell>
          <table:table-cell office:value-type="date" office:date-value="2014-10-27T02:58:23" table:style-name="DateTimeCell">
            <text:p>2014-10-27 02:58:23</text:p>
          </table:table-cell>
        </table:table-row>
        <table:table-row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qqq</text:p>
          </table:table-cell>
          <table:table-cell office:value-type="string">
            <text:p/>
          </table:table-cell>
          <table:table-cell office:value-type="string">
            <text:p>temp42169@temp.com</text:p>
          </table:table-cell>
          <table:table-cell office:value-type="string">
            <text:p>(000) 000-00-00</text:p>
          </table:table-cell>
          <table:table-cell office:value-type="string">
            <text:p>7f3abafc13b3401e9caa4e8c25eece8b</text:p>
          </table:table-cell>
          <table:table-cell office:value-type="string">
            <text:p>7d7ec067f85c47e94dc9d301deba2aa7</text:p>
          </table:table-cell>
          <table:table-cell office:value-type="string">
            <text:p>TEMP</text:p>
          </table:table-cell>
          <table:table-cell office:value-type="date" office:date-value="2014-10-27T03:03:11" table:style-name="DateTimeCell">
            <text:p>2014-10-27 03:03:11</text:p>
          </table:table-cell>
          <table:table-cell office:value-type="date" office:date-value="2014-10-27T03:03:11" table:style-name="DateTimeCell">
            <text:p>2014-10-27 03:03:11</text:p>
          </table:table-cell>
          <table:table-cell office:value-type="date" office:date-value="2014-10-27T03:03:11" table:style-name="DateTimeCell">
            <text:p>2014-10-27 03:03:11</text:p>
          </table:table-cell>
        </table:table-row>
        <table:table-row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ww</text:p>
          </table:table-cell>
          <table:table-cell office:value-type="string">
            <text:p/>
          </table:table-cell>
          <table:table-cell office:value-type="string">
            <text:p>my@order1.com</text:p>
          </table:table-cell>
          <table:table-cell office:value-type="string">
            <text:p>(000) 000-00-00</text:p>
          </table:table-cell>
          <table:table-cell office:value-type="string">
            <text:p>a926732d5f9af319e29cfdebbd88abe4</text:p>
          </table:table-cell>
          <table:table-cell office:value-type="string">
            <text:p>31c75ad88d72829a00e26952211e27b4</text:p>
          </table:table-cell>
          <table:table-cell office:value-type="string">
            <text:p>TEMP</text:p>
          </table:table-cell>
          <table:table-cell office:value-type="date" office:date-value="2014-10-27T03:11:31" table:style-name="DateTimeCell">
            <text:p>2014-10-27 03:11:31</text:p>
          </table:table-cell>
          <table:table-cell office:value-type="date" office:date-value="2014-10-27T03:11:31" table:style-name="DateTimeCell">
            <text:p>2014-10-27 03:11:31</text:p>
          </table:table-cell>
          <table:table-cell office:value-type="date" office:date-value="2014-10-27T03:11:31" table:style-name="DateTimeCell">
            <text:p>2014-10-27 03:11:31</text:p>
          </table:table-cell>
        </table:table-row>
        <table:table-row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ss</text:p>
          </table:table-cell>
          <table:table-cell office:value-type="string">
            <text:p/>
          </table:table-cell>
          <table:table-cell office:value-type="string">
            <text:p>demo@order2.com</text:p>
          </table:table-cell>
          <table:table-cell office:value-type="string">
            <text:p>(000) 000-00-00</text:p>
          </table:table-cell>
          <table:table-cell office:value-type="string">
            <text:p>5e419837c5b00d6bb3a3c904c08e91a0</text:p>
          </table:table-cell>
          <table:table-cell office:value-type="string">
            <text:p>3300bb9f8e3b355e5d063bd8d09d5768</text:p>
          </table:table-cell>
          <table:table-cell office:value-type="string">
            <text:p>TEMP</text:p>
          </table:table-cell>
          <table:table-cell office:value-type="date" office:date-value="2014-10-27T03:11:58" table:style-name="DateTimeCell">
            <text:p>2014-10-27 03:11:58</text:p>
          </table:table-cell>
          <table:table-cell office:value-type="date" office:date-value="2014-10-27T03:11:58" table:style-name="DateTimeCell">
            <text:p>2014-10-27 03:11:58</text:p>
          </table:table-cell>
          <table:table-cell office:value-type="date" office:date-value="2014-10-27T03:11:58" table:style-name="DateTimeCell">
            <text:p>2014-10-27 03:11:58</text:p>
          </table:table-cell>
        </table:table-row>
        <table:table-row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jimm</text:p>
          </table:table-cell>
          <table:table-cell office:value-type="string">
            <text:p/>
          </table:table-cell>
          <table:table-cell office:value-type="string">
            <text:p>temp@temp.com</text:p>
          </table:table-cell>
          <table:table-cell office:value-type="string">
            <text:p>(555) 123-11-22</text:p>
          </table:table-cell>
          <table:table-cell office:value-type="string">
            <text:p>1d5ba3368a979fc39e31e0d29fe47139</text:p>
          </table:table-cell>
          <table:table-cell office:value-type="string">
            <text:p>c18a98b1c63cd71f9bf9e1c6e7fde846</text:p>
          </table:table-cell>
          <table:table-cell office:value-type="string">
            <text:p>TEMP</text:p>
          </table:table-cell>
          <table:table-cell office:value-type="date" office:date-value="2014-10-27T03:13:28" table:style-name="DateTimeCell">
            <text:p>2014-10-27 03:13:28</text:p>
          </table:table-cell>
          <table:table-cell office:value-type="date" office:date-value="2014-10-27T03:13:28" table:style-name="DateTimeCell">
            <text:p>2014-10-27 03:13:28</text:p>
          </table:table-cell>
          <table:table-cell office:value-type="date" office:date-value="2014-10-27T03:13:28" table:style-name="DateTimeCell">
            <text:p>2014-10-27 03:13:28</text:p>
          </table:table-cell>
        </table:table-row>
        <table:table-row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Петро</text:p>
          </table:table-cell>
          <table:table-cell office:value-type="string">
            <text:p/>
          </table:table-cell>
          <table:table-cell office:value-type="string">
            <text:p>temp@temp.com</text:p>
          </table:table-cell>
          <table:table-cell office:value-type="string">
            <text:p>(333) 222-11-13</text:p>
          </table:table-cell>
          <table:table-cell office:value-type="string">
            <text:p>6f49d12445012945f7043aa660aa7b88</text:p>
          </table:table-cell>
          <table:table-cell office:value-type="string">
            <text:p>5fed174ea28afbe3a73d4b0f972ddd04</text:p>
          </table:table-cell>
          <table:table-cell office:value-type="string">
            <text:p>TEMP</text:p>
          </table:table-cell>
          <table:table-cell office:value-type="date" office:date-value="2014-10-27T03:33:46" table:style-name="DateTimeCell">
            <text:p>2014-10-27 03:33:46</text:p>
          </table:table-cell>
          <table:table-cell office:value-type="date" office:date-value="2014-10-27T03:33:46" table:style-name="DateTimeCell">
            <text:p>2014-10-27 03:33:46</text:p>
          </table:table-cell>
          <table:table-cell office:value-type="date" office:date-value="2014-10-27T03:33:46" table:style-name="DateTimeCell">
            <text:p>2014-10-27 03:33:46</text:p>
          </table:table-cell>
        </table:table-row>
        <table:table-row>
          <table:table-cell office:value-type="float" office:value="223">
            <text:p>2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dd</text:p>
          </table:table-cell>
          <table:table-cell office:value-type="string">
            <text:p/>
          </table:table-cell>
          <table:table-cell office:value-type="string">
            <text:p>temp@temp.com</text:p>
          </table:table-cell>
          <table:table-cell office:value-type="string">
            <text:p>(333) 333-33-33</text:p>
          </table:table-cell>
          <table:table-cell office:value-type="string">
            <text:p>4b3993d565cf263dfd64fe673427fe7e</text:p>
          </table:table-cell>
          <table:table-cell office:value-type="string">
            <text:p>87a5feda14bf831a7627d9f4bda5e5cc</text:p>
          </table:table-cell>
          <table:table-cell office:value-type="string">
            <text:p>TEMP</text:p>
          </table:table-cell>
          <table:table-cell office:value-type="date" office:date-value="2014-10-27T03:47:51" table:style-name="DateTimeCell">
            <text:p>2014-10-27 03:47:51</text:p>
          </table:table-cell>
          <table:table-cell office:value-type="date" office:date-value="2014-10-27T03:47:51" table:style-name="DateTimeCell">
            <text:p>2014-10-27 03:47:51</text:p>
          </table:table-cell>
          <table:table-cell office:value-type="date" office:date-value="2014-10-27T03:47:51" table:style-name="DateTimeCell">
            <text:p>2014-10-27 03:47:51</text:p>
          </table:table-cell>
        </table:table-row>
        <table:table-row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qqq</text:p>
          </table:table-cell>
          <table:table-cell office:value-type="string">
            <text:p/>
          </table:table-cell>
          <table:table-cell office:value-type="string">
            <text:p>temp@temp.com</text:p>
          </table:table-cell>
          <table:table-cell office:value-type="string">
            <text:p>(111) 111-11-11</text:p>
          </table:table-cell>
          <table:table-cell office:value-type="string">
            <text:p>aba3ab96d4c32110f6708c0cfb96e065</text:p>
          </table:table-cell>
          <table:table-cell office:value-type="string">
            <text:p>b6c4fb600bb361aefa5101a6a66292f4</text:p>
          </table:table-cell>
          <table:table-cell office:value-type="string">
            <text:p>TEMP</text:p>
          </table:table-cell>
          <table:table-cell office:value-type="date" office:date-value="2014-10-27T14:20:42" table:style-name="DateTimeCell">
            <text:p>2014-10-27 14:20:42</text:p>
          </table:table-cell>
          <table:table-cell office:value-type="date" office:date-value="2014-10-27T14:20:42" table:style-name="DateTimeCell">
            <text:p>2014-10-27 14:20:42</text:p>
          </table:table-cell>
          <table:table-cell office:value-type="date" office:date-value="2014-10-27T14:20:42" table:style-name="DateTimeCell">
            <text:p>2014-10-27 14:20:42</text:p>
          </table:table-cell>
        </table:table-row>
        <table:table-row>
          <table:table-cell office:value-type="float" office:value="225">
            <text:p>2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ww</text:p>
          </table:table-cell>
          <table:table-cell office:value-type="string">
            <text:p/>
          </table:table-cell>
          <table:table-cell office:value-type="string">
            <text:p>temp@temp.com</text:p>
          </table:table-cell>
          <table:table-cell office:value-type="string">
            <text:p>(222) 222-22-22</text:p>
          </table:table-cell>
          <table:table-cell office:value-type="string">
            <text:p>df068a02ad30673ca295f4582bda385e</text:p>
          </table:table-cell>
          <table:table-cell office:value-type="string">
            <text:p>a0e6c3b82778121e98fa288a0bee3329</text:p>
          </table:table-cell>
          <table:table-cell office:value-type="string">
            <text:p>TEMP</text:p>
          </table:table-cell>
          <table:table-cell office:value-type="date" office:date-value="2014-10-27T14:22:37" table:style-name="DateTimeCell">
            <text:p>2014-10-27 14:22:37</text:p>
          </table:table-cell>
          <table:table-cell office:value-type="date" office:date-value="2014-10-27T14:22:37" table:style-name="DateTimeCell">
            <text:p>2014-10-27 14:22:37</text:p>
          </table:table-cell>
          <table:table-cell office:value-type="date" office:date-value="2014-10-27T14:22:37" table:style-name="DateTimeCell">
            <text:p>2014-10-27 14:22:37</text:p>
          </table:table-cell>
        </table:table-row>
        <table:table-row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wrwer</text:p>
          </table:table-cell>
          <table:table-cell office:value-type="string">
            <text:p/>
          </table:table-cell>
          <table:table-cell office:value-type="string">
            <text:p>temp@temp.com</text:p>
          </table:table-cell>
          <table:table-cell office:value-type="string">
            <text:p>(343) 434-43-44</text:p>
          </table:table-cell>
          <table:table-cell office:value-type="string">
            <text:p>d4aee86ca004d0db36ea54ca9a2311f0</text:p>
          </table:table-cell>
          <table:table-cell office:value-type="string">
            <text:p>5dbdbac5f859149463ce086206500549</text:p>
          </table:table-cell>
          <table:table-cell office:value-type="string">
            <text:p>TEMP</text:p>
          </table:table-cell>
          <table:table-cell office:value-type="date" office:date-value="2014-10-27T14:23:04" table:style-name="DateTimeCell">
            <text:p>2014-10-27 14:23:04</text:p>
          </table:table-cell>
          <table:table-cell office:value-type="date" office:date-value="2014-10-27T14:23:04" table:style-name="DateTimeCell">
            <text:p>2014-10-27 14:23:04</text:p>
          </table:table-cell>
          <table:table-cell office:value-type="date" office:date-value="2014-10-27T14:23:04" table:style-name="DateTimeCell">
            <text:p>2014-10-27 14:23:04</text:p>
          </table:table-cell>
        </table:table-row>
        <table:table-row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sfsdfds</text:p>
          </table:table-cell>
          <table:table-cell office:value-type="string">
            <text:p/>
          </table:table-cell>
          <table:table-cell office:value-type="string">
            <text:p>temp@temp.com</text:p>
          </table:table-cell>
          <table:table-cell office:value-type="string">
            <text:p>(343) 434-34-34</text:p>
          </table:table-cell>
          <table:table-cell office:value-type="string">
            <text:p>df7896cd6f5ca4eeeb0a343a166b1f13</text:p>
          </table:table-cell>
          <table:table-cell office:value-type="string">
            <text:p>304df91f6923f94801dc40c16c587d26</text:p>
          </table:table-cell>
          <table:table-cell office:value-type="string">
            <text:p>TEMP</text:p>
          </table:table-cell>
          <table:table-cell office:value-type="date" office:date-value="2014-10-27T14:24:11" table:style-name="DateTimeCell">
            <text:p>2014-10-27 14:24:11</text:p>
          </table:table-cell>
          <table:table-cell office:value-type="date" office:date-value="2014-10-27T14:24:11" table:style-name="DateTimeCell">
            <text:p>2014-10-27 14:24:11</text:p>
          </table:table-cell>
          <table:table-cell office:value-type="date" office:date-value="2014-10-27T14:24:11" table:style-name="DateTimeCell">
            <text:p>2014-10-27 14:24:11</text:p>
          </table:table-cell>
        </table:table-row>
        <table:table-row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sadsa</text:p>
          </table:table-cell>
          <table:table-cell office:value-type="string">
            <text:p/>
          </table:table-cell>
          <table:table-cell office:value-type="string">
            <text:p>temp@temp.com</text:p>
          </table:table-cell>
          <table:table-cell office:value-type="string">
            <text:p>(534) 534-53-45</text:p>
          </table:table-cell>
          <table:table-cell office:value-type="string">
            <text:p>3e30e57675425cf63bb6d1dbd386eab6</text:p>
          </table:table-cell>
          <table:table-cell office:value-type="string">
            <text:p>b15c214f4de1c37d76f402780b41f6ee</text:p>
          </table:table-cell>
          <table:table-cell office:value-type="string">
            <text:p>TEMP</text:p>
          </table:table-cell>
          <table:table-cell office:value-type="date" office:date-value="2014-10-27T14:24:36" table:style-name="DateTimeCell">
            <text:p>2014-10-27 14:24:36</text:p>
          </table:table-cell>
          <table:table-cell office:value-type="date" office:date-value="2014-10-27T14:24:36" table:style-name="DateTimeCell">
            <text:p>2014-10-27 14:24:36</text:p>
          </table:table-cell>
          <table:table-cell office:value-type="date" office:date-value="2014-10-27T14:24:36" table:style-name="DateTimeCell">
            <text:p>2014-10-27 14:24:36</text:p>
          </table:table-cell>
        </table:table-row>
        <table:table-row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665464ппарапр</text:p>
          </table:table-cell>
          <table:table-cell office:value-type="string">
            <text:p/>
          </table:table-cell>
          <table:table-cell office:value-type="string">
            <text:p>temp@temp.com</text:p>
          </table:table-cell>
          <table:table-cell office:value-type="string">
            <text:p>(645) 645-66-46</text:p>
          </table:table-cell>
          <table:table-cell office:value-type="string">
            <text:p>835e0c71700f615f03a77e1c45c66d93</text:p>
          </table:table-cell>
          <table:table-cell office:value-type="string">
            <text:p>0d45b795a7060b6c8a684bc2b3bdb5c8</text:p>
          </table:table-cell>
          <table:table-cell office:value-type="string">
            <text:p>TEMP</text:p>
          </table:table-cell>
          <table:table-cell office:value-type="date" office:date-value="2014-10-27T14:26:49" table:style-name="DateTimeCell">
            <text:p>2014-10-27 14:26:49</text:p>
          </table:table-cell>
          <table:table-cell office:value-type="date" office:date-value="2014-10-27T14:26:49" table:style-name="DateTimeCell">
            <text:p>2014-10-27 14:26:49</text:p>
          </table:table-cell>
          <table:table-cell office:value-type="date" office:date-value="2014-10-27T14:26:49" table:style-name="DateTimeCell">
            <text:p>2014-10-27 14:26:49</text:p>
          </table:table-cell>
        </table:table-row>
        <table:table-row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qqqq</text:p>
          </table:table-cell>
          <table:table-cell office:value-type="string">
            <text:p/>
          </table:table-cell>
          <table:table-cell office:value-type="string">
            <text:p>qqq@qq.com</text:p>
          </table:table-cell>
          <table:table-cell office:value-type="string">
            <text:p>(000) 000-00-00</text:p>
          </table:table-cell>
          <table:table-cell office:value-type="string">
            <text:p>454be062c8fa194187373c1ba623f7d9</text:p>
          </table:table-cell>
          <table:table-cell office:value-type="string">
            <text:p>2addcd38ab3d0abb58ae5e06c2b10d59</text:p>
          </table:table-cell>
          <table:table-cell office:value-type="string">
            <text:p>TEMP</text:p>
          </table:table-cell>
          <table:table-cell office:value-type="date" office:date-value="2014-10-27T16:15:21" table:style-name="DateTimeCell">
            <text:p>2014-10-27 16:15:21</text:p>
          </table:table-cell>
          <table:table-cell office:value-type="date" office:date-value="2014-10-27T16:15:21" table:style-name="DateTimeCell">
            <text:p>2014-10-27 16:15:21</text:p>
          </table:table-cell>
          <table:table-cell office:value-type="date" office:date-value="2014-10-27T16:15:21" table:style-name="DateTimeCell">
            <text:p>2014-10-27 16:15:21</text:p>
          </table:table-cell>
        </table:table-row>
      </table:table>
      <table:table table:name="mpws_customer">
        <table:table-row>
          <table:table-cell office:value-type="float" office:value="0">
            <text:p>0</text:p>
          </table:table-cell>
          <table:table-cell office:value-type="string">
            <text:p>toolbox</text:p>
          </table:table-cell>
          <table:table-cell office:value-type="string">
            <text:p>toolbox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date" office:date-value="2013-09-03T00:00:00" table:style-name="DateTimeCell">
            <text:p>2013-09-03 00:00:00</text:p>
          </table:table-cell>
          <table:table-cell office:value-type="date" office:date-value="2013-09-03T00:00:00" table:style-name="DateTimeCell">
            <text:p>2013-09-03 00:00:00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pb_com_ua</text:p>
          </table:table-cell>
          <table:table-cell office:value-type="string">
            <text:p>Pobutteh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date" office:date-value="2013-09-03T00:00:00" table:style-name="DateTimeCell">
            <text:p>2013-09-03 00:00:00</text:p>
          </table:table-cell>
          <table:table-cell office:value-type="date" office:date-value="2013-09-03T00:00:00" table:style-name="DateTimeCell">
            <text:p>2013-09-03 00:00:00</text:p>
          </table:table-cell>
        </table:table-row>
      </table:table>
      <table:table table:name="mpws_jobs">
        <table:table-row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SI Team Render Weekly Report</text:p>
          </table:table-cell>
          <table:table-cell office:value-type="string">
            <text:p>SI Team Render Weekly Report</text:p>
          </table:table-cell>
          <table:table-cell office:value-type="string">
            <text:p>http://toolbox.mpws.com/api.js?caller=reporting&amp;fn=Render&amp;p=token=656c88543646e400eb581f6921b83238&amp;realm=plugin&amp;oid=1&amp;name=SI Team Render Weekly Report&amp;custom=script%3Dweekly%26schedule%3D%2A%2F30+%2F1+%2A+%2A+%2A+%2A</text:p>
          </table:table-cell>
          <table:table-cell office:value-type="date" office:date-value="1970-01-01T02:00:00" table:style-name="DateTimeCell">
            <text:p>0000-00-00 00:00:00</text:p>
          </table:table-cell>
          <table:table-cell office:value-type="string">
            <text:p>NULL</text:p>
          </table:table-cell>
          <table:table-cell office:value-type="date" office:date-value="1970-01-01T02:00:00" table:style-name="DateTimeCell">
            <text:p>0000-00-00 00:00:00</text:p>
          </table:table-cell>
          <table:table-cell office:value-type="date" office:date-value="2013-05-16T22:50:23" table:style-name="DateTimeCell">
            <text:p>2013-05-16 22:50:23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GenerateSitemap</text:p>
          </table:table-cell>
          <table:table-cell office:value-type="string">
            <text:p>GenerateSitemap</text:p>
          </table:table-cell>
          <table:table-cell office:value-type="string">
            <text:p>http://toolbox.mpws.com/api.js?caller=shop&amp;fn=ShopActionTrigger&amp;p=token=656c88543646e400eb581f6921b83238&amp;realm=plugin&amp;oid=5&amp;name=GenerateSitemap&amp;custom=schedule%3D%2A+%2F1+%2A+%2A+%2A+%2A</text:p>
          </table:table-cell>
          <table:table-cell office:value-type="date" office:date-value="1970-01-01T02:00:00" table:style-name="DateTimeCell">
            <text:p>0000-00-00 00:00:00</text:p>
          </table:table-cell>
          <table:table-cell office:value-type="string">
            <text:p>NULL</text:p>
          </table:table-cell>
          <table:table-cell office:value-type="date" office:date-value="1970-01-01T02:00:00" table:style-name="DateTimeCell">
            <text:p>0000-00-00 00:00:00</text:p>
          </table:table-cell>
          <table:table-cell office:value-type="date" office:date-value="2013-08-18T20:14:13" table:style-name="DateTimeCell">
            <text:p>2013-08-18 20:14:13</text:p>
          </table:table-cell>
        </table:table-row>
      </table:table>
      <table:table table:name="mpws_permissions">
        <table:table-row>
          <table:table-cell office:value-type="float" office:value="72">
            <text:p>72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7-26T17:22:45" table:style-name="DateTimeCell">
            <text:p>2014-07-26 17:22:45</text:p>
          </table:table-cell>
          <table:table-cell office:value-type="date" office:date-value="2014-07-26T16:34:38" table:style-name="DateTimeCell">
            <text:p>2014-07-26 16:34:38</text:p>
          </table:table-cell>
        </table:table-row>
        <table:table-row>
          <table:table-cell office:value-type="float" office:value="73">
            <text:p>73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7-28T22:33:14" table:style-name="DateTimeCell">
            <text:p>2014-07-28 22:33:14</text:p>
          </table:table-cell>
          <table:table-cell office:value-type="date" office:date-value="2014-07-28T22:33:14" table:style-name="DateTimeCell">
            <text:p>2014-07-28 22:33:14</text:p>
          </table:table-cell>
        </table:table-row>
        <table:table-row>
          <table:table-cell office:value-type="float" office:value="74">
            <text:p>74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5T10:32:13" table:style-name="DateTimeCell">
            <text:p>2014-08-05 10:32:13</text:p>
          </table:table-cell>
          <table:table-cell office:value-type="date" office:date-value="2014-08-05T10:32:13" table:style-name="DateTimeCell">
            <text:p>2014-08-05 10:32:13</text:p>
          </table:table-cell>
        </table:table-row>
        <table:table-row>
          <table:table-cell office:value-type="float" office:value="75">
            <text:p>75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5T10:57:18" table:style-name="DateTimeCell">
            <text:p>2014-08-05 10:57:18</text:p>
          </table:table-cell>
          <table:table-cell office:value-type="date" office:date-value="2014-08-05T10:57:18" table:style-name="DateTimeCell">
            <text:p>2014-08-05 10:57:18</text:p>
          </table:table-cell>
        </table:table-row>
        <table:table-row>
          <table:table-cell office:value-type="float" office:value="76">
            <text:p>76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5T11:00:52" table:style-name="DateTimeCell">
            <text:p>2014-08-05 11:00:52</text:p>
          </table:table-cell>
          <table:table-cell office:value-type="date" office:date-value="2014-08-05T11:00:52" table:style-name="DateTimeCell">
            <text:p>2014-08-05 11:00:52</text:p>
          </table:table-cell>
        </table:table-row>
        <table:table-row>
          <table:table-cell office:value-type="float" office:value="77">
            <text:p>77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5T21:46:40" table:style-name="DateTimeCell">
            <text:p>2014-08-05 21:46:40</text:p>
          </table:table-cell>
          <table:table-cell office:value-type="date" office:date-value="2014-08-05T21:46:40" table:style-name="DateTimeCell">
            <text:p>2014-08-05 21:46:40</text:p>
          </table:table-cell>
        </table:table-row>
        <table:table-row>
          <table:table-cell office:value-type="float" office:value="78">
            <text:p>78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5T22:13:23" table:style-name="DateTimeCell">
            <text:p>2014-08-05 22:13:23</text:p>
          </table:table-cell>
          <table:table-cell office:value-type="date" office:date-value="2014-08-05T22:13:23" table:style-name="DateTimeCell">
            <text:p>2014-08-05 22:13:23</text:p>
          </table:table-cell>
        </table:table-row>
        <table:table-row>
          <table:table-cell office:value-type="float" office:value="80">
            <text:p>8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5T22:17:34" table:style-name="DateTimeCell">
            <text:p>2014-08-05 22:17:34</text:p>
          </table:table-cell>
          <table:table-cell office:value-type="date" office:date-value="2014-08-05T22:17:34" table:style-name="DateTimeCell">
            <text:p>2014-08-05 22:17:34</text:p>
          </table:table-cell>
        </table:table-row>
        <table:table-row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5T22:26:21" table:style-name="DateTimeCell">
            <text:p>2014-08-05 22:26:21</text:p>
          </table:table-cell>
          <table:table-cell office:value-type="date" office:date-value="2014-08-05T22:26:21" table:style-name="DateTimeCell">
            <text:p>2014-08-05 22:26:21</text:p>
          </table:table-cell>
        </table:table-row>
        <table:table-row>
          <table:table-cell office:value-type="float" office:value="82">
            <text:p>82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5T23:19:32" table:style-name="DateTimeCell">
            <text:p>2014-08-05 23:19:32</text:p>
          </table:table-cell>
          <table:table-cell office:value-type="date" office:date-value="2014-08-05T23:19:32" table:style-name="DateTimeCell">
            <text:p>2014-08-05 23:19:32</text:p>
          </table:table-cell>
        </table:table-row>
        <table:table-row>
          <table:table-cell office:value-type="float" office:value="83">
            <text:p>83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5T23:19:56" table:style-name="DateTimeCell">
            <text:p>2014-08-05 23:19:56</text:p>
          </table:table-cell>
          <table:table-cell office:value-type="date" office:date-value="2014-08-05T23:19:56" table:style-name="DateTimeCell">
            <text:p>2014-08-05 23:19:56</text:p>
          </table:table-cell>
        </table:table-row>
        <table:table-row>
          <table:table-cell office:value-type="float" office:value="84">
            <text:p>84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5T23:21:38" table:style-name="DateTimeCell">
            <text:p>2014-08-05 23:21:38</text:p>
          </table:table-cell>
          <table:table-cell office:value-type="date" office:date-value="2014-08-05T23:21:38" table:style-name="DateTimeCell">
            <text:p>2014-08-05 23:21:38</text:p>
          </table:table-cell>
        </table:table-row>
        <table:table-row>
          <table:table-cell office:value-type="float" office:value="85">
            <text:p>85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5T23:22:27" table:style-name="DateTimeCell">
            <text:p>2014-08-05 23:22:27</text:p>
          </table:table-cell>
          <table:table-cell office:value-type="date" office:date-value="2014-08-05T23:22:27" table:style-name="DateTimeCell">
            <text:p>2014-08-05 23:22:27</text:p>
          </table:table-cell>
        </table:table-row>
        <table:table-row>
          <table:table-cell office:value-type="float" office:value="86">
            <text:p>86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5T23:23:16" table:style-name="DateTimeCell">
            <text:p>2014-08-05 23:23:16</text:p>
          </table:table-cell>
          <table:table-cell office:value-type="date" office:date-value="2014-08-05T23:23:16" table:style-name="DateTimeCell">
            <text:p>2014-08-05 23:23:16</text:p>
          </table:table-cell>
        </table:table-row>
        <table:table-row>
          <table:table-cell office:value-type="float" office:value="87">
            <text:p>87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6T00:03:28" table:style-name="DateTimeCell">
            <text:p>2014-08-06 00:03:28</text:p>
          </table:table-cell>
          <table:table-cell office:value-type="date" office:date-value="2014-08-06T00:03:28" table:style-name="DateTimeCell">
            <text:p>2014-08-06 00:03:28</text:p>
          </table:table-cell>
        </table:table-row>
        <table:table-row>
          <table:table-cell office:value-type="float" office:value="88">
            <text:p>88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6T00:06:37" table:style-name="DateTimeCell">
            <text:p>2014-08-06 00:06:37</text:p>
          </table:table-cell>
          <table:table-cell office:value-type="date" office:date-value="2014-08-06T00:06:37" table:style-name="DateTimeCell">
            <text:p>2014-08-06 00:06:37</text:p>
          </table:table-cell>
        </table:table-row>
        <table:table-row>
          <table:table-cell office:value-type="float" office:value="89">
            <text:p>89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6T00:09:23" table:style-name="DateTimeCell">
            <text:p>2014-08-06 00:09:23</text:p>
          </table:table-cell>
          <table:table-cell office:value-type="date" office:date-value="2014-08-06T00:09:23" table:style-name="DateTimeCell">
            <text:p>2014-08-06 00:09:23</text:p>
          </table:table-cell>
        </table:table-row>
        <table:table-row>
          <table:table-cell office:value-type="float" office:value="90">
            <text:p>9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6T00:11:40" table:style-name="DateTimeCell">
            <text:p>2014-08-06 00:11:40</text:p>
          </table:table-cell>
          <table:table-cell office:value-type="date" office:date-value="2014-08-06T00:11:40" table:style-name="DateTimeCell">
            <text:p>2014-08-06 00:11:40</text:p>
          </table:table-cell>
        </table:table-row>
        <table:table-row>
          <table:table-cell office:value-type="float" office:value="91">
            <text:p>91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6T00:21:44" table:style-name="DateTimeCell">
            <text:p>2014-08-06 00:21:44</text:p>
          </table:table-cell>
          <table:table-cell office:value-type="date" office:date-value="2014-08-06T00:21:44" table:style-name="DateTimeCell">
            <text:p>2014-08-06 00:21:44</text:p>
          </table:table-cell>
        </table:table-row>
        <table:table-row>
          <table:table-cell office:value-type="float" office:value="92">
            <text:p>92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6T00:25:02" table:style-name="DateTimeCell">
            <text:p>2014-08-06 00:25:02</text:p>
          </table:table-cell>
          <table:table-cell office:value-type="date" office:date-value="2014-08-06T00:25:02" table:style-name="DateTimeCell">
            <text:p>2014-08-06 00:25:02</text:p>
          </table:table-cell>
        </table:table-row>
        <table:table-row>
          <table:table-cell office:value-type="float" office:value="93">
            <text:p>93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6T00:28:27" table:style-name="DateTimeCell">
            <text:p>2014-08-06 00:28:27</text:p>
          </table:table-cell>
          <table:table-cell office:value-type="date" office:date-value="2014-08-06T00:28:27" table:style-name="DateTimeCell">
            <text:p>2014-08-06 00:28:27</text:p>
          </table:table-cell>
        </table:table-row>
        <table:table-row>
          <table:table-cell office:value-type="float" office:value="94">
            <text:p>94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6T00:29:34" table:style-name="DateTimeCell">
            <text:p>2014-08-06 00:29:34</text:p>
          </table:table-cell>
          <table:table-cell office:value-type="date" office:date-value="2014-08-06T00:29:34" table:style-name="DateTimeCell">
            <text:p>2014-08-06 00:29:34</text:p>
          </table:table-cell>
        </table:table-row>
        <table:table-row>
          <table:table-cell office:value-type="float" office:value="95">
            <text:p>95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6T00:33:47" table:style-name="DateTimeCell">
            <text:p>2014-08-06 00:33:47</text:p>
          </table:table-cell>
          <table:table-cell office:value-type="date" office:date-value="2014-08-06T00:33:47" table:style-name="DateTimeCell">
            <text:p>2014-08-06 00:33:47</text:p>
          </table:table-cell>
        </table:table-row>
        <table:table-row>
          <table:table-cell office:value-type="float" office:value="96">
            <text:p>96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6T09:11:53" table:style-name="DateTimeCell">
            <text:p>2014-08-06 09:11:53</text:p>
          </table:table-cell>
          <table:table-cell office:value-type="date" office:date-value="2014-08-06T09:11:53" table:style-name="DateTimeCell">
            <text:p>2014-08-06 09:11:53</text:p>
          </table:table-cell>
        </table:table-row>
        <table:table-row>
          <table:table-cell office:value-type="float" office:value="97">
            <text:p>97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6T09:20:52" table:style-name="DateTimeCell">
            <text:p>2014-08-06 09:20:52</text:p>
          </table:table-cell>
          <table:table-cell office:value-type="date" office:date-value="2014-08-06T09:20:52" table:style-name="DateTimeCell">
            <text:p>2014-08-06 09:20:52</text:p>
          </table:table-cell>
        </table:table-row>
        <table:table-row>
          <table:table-cell office:value-type="float" office:value="98">
            <text:p>98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6T09:26:50" table:style-name="DateTimeCell">
            <text:p>2014-08-06 09:26:50</text:p>
          </table:table-cell>
          <table:table-cell office:value-type="date" office:date-value="2014-08-06T09:26:50" table:style-name="DateTimeCell">
            <text:p>2014-08-06 09:26:50</text:p>
          </table:table-cell>
        </table:table-row>
        <table:table-row>
          <table:table-cell office:value-type="float" office:value="99">
            <text:p>99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7T01:06:53" table:style-name="DateTimeCell">
            <text:p>2014-08-07 01:06:53</text:p>
          </table:table-cell>
          <table:table-cell office:value-type="date" office:date-value="2014-08-07T01:06:53" table:style-name="DateTimeCell">
            <text:p>2014-08-07 01:06:53</text:p>
          </table:table-cell>
        </table:table-row>
        <table:table-row>
          <table:table-cell office:value-type="float" office:value="101">
            <text:p>101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7T01:07:54" table:style-name="DateTimeCell">
            <text:p>2014-08-07 01:07:54</text:p>
          </table:table-cell>
          <table:table-cell office:value-type="date" office:date-value="2014-08-07T01:07:54" table:style-name="DateTimeCell">
            <text:p>2014-08-07 01:07:54</text:p>
          </table:table-cell>
        </table:table-row>
        <table:table-row>
          <table:table-cell office:value-type="float" office:value="105">
            <text:p>105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7T01:18:01" table:style-name="DateTimeCell">
            <text:p>2014-08-07 01:18:01</text:p>
          </table:table-cell>
          <table:table-cell office:value-type="date" office:date-value="2014-08-07T01:18:01" table:style-name="DateTimeCell">
            <text:p>2014-08-07 01:18:01</text:p>
          </table:table-cell>
        </table:table-row>
        <table:table-row>
          <table:table-cell office:value-type="float" office:value="107">
            <text:p>107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7T01:19:27" table:style-name="DateTimeCell">
            <text:p>2014-08-07 01:19:27</text:p>
          </table:table-cell>
          <table:table-cell office:value-type="date" office:date-value="2014-08-07T01:19:27" table:style-name="DateTimeCell">
            <text:p>2014-08-07 01:19:27</text:p>
          </table:table-cell>
        </table:table-row>
        <table:table-row>
          <table:table-cell office:value-type="float" office:value="108">
            <text:p>108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7T01:22:32" table:style-name="DateTimeCell">
            <text:p>2014-08-07 01:22:32</text:p>
          </table:table-cell>
          <table:table-cell office:value-type="date" office:date-value="2014-08-07T01:22:32" table:style-name="DateTimeCell">
            <text:p>2014-08-07 01:22:32</text:p>
          </table:table-cell>
        </table:table-row>
        <table:table-row>
          <table:table-cell office:value-type="float" office:value="109">
            <text:p>109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7T01:24:48" table:style-name="DateTimeCell">
            <text:p>2014-08-07 01:24:48</text:p>
          </table:table-cell>
          <table:table-cell office:value-type="date" office:date-value="2014-08-07T01:24:48" table:style-name="DateTimeCell">
            <text:p>2014-08-07 01:24:48</text:p>
          </table:table-cell>
        </table:table-row>
        <table:table-row>
          <table:table-cell office:value-type="float" office:value="110">
            <text:p>110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9T19:23:27" table:style-name="DateTimeCell">
            <text:p>2014-08-09 19:23:27</text:p>
          </table:table-cell>
          <table:table-cell office:value-type="date" office:date-value="2014-08-09T19:23:27" table:style-name="DateTimeCell">
            <text:p>2014-08-09 19:23:27</text:p>
          </table:table-cell>
        </table:table-row>
        <table:table-row>
          <table:table-cell office:value-type="float" office:value="111">
            <text:p>111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9T19:24:10" table:style-name="DateTimeCell">
            <text:p>2014-08-09 19:24:10</text:p>
          </table:table-cell>
          <table:table-cell office:value-type="date" office:date-value="2014-08-09T19:24:10" table:style-name="DateTimeCell">
            <text:p>2014-08-09 19:24:10</text:p>
          </table:table-cell>
        </table:table-row>
        <table:table-row>
          <table:table-cell office:value-type="float" office:value="112">
            <text:p>112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9T19:26:44" table:style-name="DateTimeCell">
            <text:p>2014-08-09 19:26:44</text:p>
          </table:table-cell>
          <table:table-cell office:value-type="date" office:date-value="2014-08-09T19:26:44" table:style-name="DateTimeCell">
            <text:p>2014-08-09 19:26:44</text:p>
          </table:table-cell>
        </table:table-row>
        <table:table-row>
          <table:table-cell office:value-type="float" office:value="113">
            <text:p>113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9T19:30:14" table:style-name="DateTimeCell">
            <text:p>2014-08-09 19:30:14</text:p>
          </table:table-cell>
          <table:table-cell office:value-type="date" office:date-value="2014-08-09T19:30:14" table:style-name="DateTimeCell">
            <text:p>2014-08-09 19:30:14</text:p>
          </table:table-cell>
        </table:table-row>
        <table:table-row>
          <table:table-cell office:value-type="float" office:value="114">
            <text:p>114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9T19:56:31" table:style-name="DateTimeCell">
            <text:p>2014-08-09 19:56:31</text:p>
          </table:table-cell>
          <table:table-cell office:value-type="date" office:date-value="2014-08-09T19:56:31" table:style-name="DateTimeCell">
            <text:p>2014-08-09 19:56:31</text:p>
          </table:table-cell>
        </table:table-row>
        <table:table-row>
          <table:table-cell office:value-type="float" office:value="115">
            <text:p>115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09T19:58:07" table:style-name="DateTimeCell">
            <text:p>2014-08-09 19:58:07</text:p>
          </table:table-cell>
          <table:table-cell office:value-type="date" office:date-value="2014-08-09T19:58:07" table:style-name="DateTimeCell">
            <text:p>2014-08-09 19:58:07</text:p>
          </table:table-cell>
        </table:table-row>
        <table:table-row>
          <table:table-cell office:value-type="float" office:value="116">
            <text:p>116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10T00:04:56" table:style-name="DateTimeCell">
            <text:p>2014-08-10 00:04:56</text:p>
          </table:table-cell>
          <table:table-cell office:value-type="date" office:date-value="2014-08-10T00:04:56" table:style-name="DateTimeCell">
            <text:p>2014-08-10 00:04:56</text:p>
          </table:table-cell>
        </table:table-row>
        <table:table-row>
          <table:table-cell office:value-type="float" office:value="119">
            <text:p>119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10T00:14:48" table:style-name="DateTimeCell">
            <text:p>2014-08-10 00:14:48</text:p>
          </table:table-cell>
          <table:table-cell office:value-type="date" office:date-value="2014-08-10T00:14:48" table:style-name="DateTimeCell">
            <text:p>2014-08-10 00:14:48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10T11:13:49" table:style-name="DateTimeCell">
            <text:p>2014-08-10 11:13:49</text:p>
          </table:table-cell>
          <table:table-cell office:value-type="date" office:date-value="2014-08-10T11:13:49" table:style-name="DateTimeCell">
            <text:p>2014-08-10 11:13:49</text:p>
          </table:table-cell>
        </table:table-row>
        <table:table-row>
          <table:table-cell office:value-type="float" office:value="121">
            <text:p>12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10T11:16:41" table:style-name="DateTimeCell">
            <text:p>2014-08-10 11:16:41</text:p>
          </table:table-cell>
          <table:table-cell office:value-type="date" office:date-value="2014-08-10T11:16:41" table:style-name="DateTimeCell">
            <text:p>2014-08-10 11:16:41</text:p>
          </table:table-cell>
        </table:table-row>
        <table:table-row>
          <table:table-cell office:value-type="float" office:value="122">
            <text:p>122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10T14:18:31" table:style-name="DateTimeCell">
            <text:p>2014-08-10 14:18:31</text:p>
          </table:table-cell>
          <table:table-cell office:value-type="date" office:date-value="2014-08-10T14:18:31" table:style-name="DateTimeCell">
            <text:p>2014-08-10 14:18:31</text:p>
          </table:table-cell>
        </table:table-row>
        <table:table-row>
          <table:table-cell office:value-type="float" office:value="123">
            <text:p>123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19T01:25:35" table:style-name="DateTimeCell">
            <text:p>2014-08-19 01:25:35</text:p>
          </table:table-cell>
          <table:table-cell office:value-type="date" office:date-value="2014-08-19T01:25:35" table:style-name="DateTimeCell">
            <text:p>2014-08-19 01:25:35</text:p>
          </table:table-cell>
        </table:table-row>
        <table:table-row>
          <table:table-cell office:value-type="float" office:value="124">
            <text:p>124</text:p>
          </table:table-cell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19T01:27:58" table:style-name="DateTimeCell">
            <text:p>2014-08-19 01:27:58</text:p>
          </table:table-cell>
          <table:table-cell office:value-type="date" office:date-value="2014-08-19T01:27:58" table:style-name="DateTimeCell">
            <text:p>2014-08-19 01:27:58</text:p>
          </table:table-cell>
        </table:table-row>
        <table:table-row>
          <table:table-cell office:value-type="float" office:value="125">
            <text:p>125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8-23T14:34:43" table:style-name="DateTimeCell">
            <text:p>2014-08-23 14:34:43</text:p>
          </table:table-cell>
          <table:table-cell office:value-type="date" office:date-value="2014-08-23T14:34:43" table:style-name="DateTimeCell">
            <text:p>2014-08-23 14:34:43</text:p>
          </table:table-cell>
        </table:table-row>
        <table:table-row>
          <table:table-cell office:value-type="float" office:value="126">
            <text:p>126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09-28T23:34:04" table:style-name="DateTimeCell">
            <text:p>2014-09-28 23:34:04</text:p>
          </table:table-cell>
          <table:table-cell office:value-type="date" office:date-value="2014-09-28T23:34:04" table:style-name="DateTimeCell">
            <text:p>2014-09-28 23:34:04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10-27T02:58:23" table:style-name="DateTimeCell">
            <text:p>2014-10-27 02:58:23</text:p>
          </table:table-cell>
          <table:table-cell office:value-type="date" office:date-value="2014-10-27T02:58:23" table:style-name="DateTimeCell">
            <text:p>2014-10-27 02:58:23</text:p>
          </table:table-cell>
        </table:table-row>
        <table:table-row>
          <table:table-cell office:value-type="float" office:value="130">
            <text:p>130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10-27T03:03:11" table:style-name="DateTimeCell">
            <text:p>2014-10-27 03:03:11</text:p>
          </table:table-cell>
          <table:table-cell office:value-type="date" office:date-value="2014-10-27T03:03:11" table:style-name="DateTimeCell">
            <text:p>2014-10-27 03:03:11</text:p>
          </table:table-cell>
        </table:table-row>
        <table:table-row>
          <table:table-cell office:value-type="float" office:value="135">
            <text:p>135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10-27T03:11:31" table:style-name="DateTimeCell">
            <text:p>2014-10-27 03:11:31</text:p>
          </table:table-cell>
          <table:table-cell office:value-type="date" office:date-value="2014-10-27T03:11:31" table:style-name="DateTimeCell">
            <text:p>2014-10-27 03:11:31</text:p>
          </table:table-cell>
        </table:table-row>
        <table:table-row>
          <table:table-cell office:value-type="float" office:value="136">
            <text:p>136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10-27T03:11:58" table:style-name="DateTimeCell">
            <text:p>2014-10-27 03:11:58</text:p>
          </table:table-cell>
          <table:table-cell office:value-type="date" office:date-value="2014-10-27T03:11:58" table:style-name="DateTimeCell">
            <text:p>2014-10-27 03:11:58</text:p>
          </table:table-cell>
        </table:table-row>
        <table:table-row>
          <table:table-cell office:value-type="float" office:value="137">
            <text:p>137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10-27T03:13:28" table:style-name="DateTimeCell">
            <text:p>2014-10-27 03:13:28</text:p>
          </table:table-cell>
          <table:table-cell office:value-type="date" office:date-value="2014-10-27T03:13:28" table:style-name="DateTimeCell">
            <text:p>2014-10-27 03:13:28</text:p>
          </table:table-cell>
        </table:table-row>
        <table:table-row>
          <table:table-cell office:value-type="float" office:value="141">
            <text:p>141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10-27T03:33:46" table:style-name="DateTimeCell">
            <text:p>2014-10-27 03:33:46</text:p>
          </table:table-cell>
          <table:table-cell office:value-type="date" office:date-value="2014-10-27T03:33:46" table:style-name="DateTimeCell">
            <text:p>2014-10-27 03:33:46</text:p>
          </table:table-cell>
        </table:table-row>
        <table:table-row>
          <table:table-cell office:value-type="float" office:value="144">
            <text:p>144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10-27T03:47:51" table:style-name="DateTimeCell">
            <text:p>2014-10-27 03:47:51</text:p>
          </table:table-cell>
          <table:table-cell office:value-type="date" office:date-value="2014-10-27T03:47:51" table:style-name="DateTimeCell">
            <text:p>2014-10-27 03:47:51</text:p>
          </table:table-cell>
        </table:table-row>
        <table:table-row>
          <table:table-cell office:value-type="float" office:value="145">
            <text:p>145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10-27T14:20:42" table:style-name="DateTimeCell">
            <text:p>2014-10-27 14:20:42</text:p>
          </table:table-cell>
          <table:table-cell office:value-type="date" office:date-value="2014-10-27T14:20:42" table:style-name="DateTimeCell">
            <text:p>2014-10-27 14:20:42</text:p>
          </table:table-cell>
        </table:table-row>
        <table:table-row>
          <table:table-cell office:value-type="float" office:value="146">
            <text:p>146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10-27T14:22:37" table:style-name="DateTimeCell">
            <text:p>2014-10-27 14:22:37</text:p>
          </table:table-cell>
          <table:table-cell office:value-type="date" office:date-value="2014-10-27T14:22:37" table:style-name="DateTimeCell">
            <text:p>2014-10-27 14:22:37</text:p>
          </table:table-cell>
        </table:table-row>
        <table:table-row>
          <table:table-cell office:value-type="float" office:value="147">
            <text:p>147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10-27T14:23:04" table:style-name="DateTimeCell">
            <text:p>2014-10-27 14:23:04</text:p>
          </table:table-cell>
          <table:table-cell office:value-type="date" office:date-value="2014-10-27T14:23:04" table:style-name="DateTimeCell">
            <text:p>2014-10-27 14:23:04</text:p>
          </table:table-cell>
        </table:table-row>
        <table:table-row>
          <table:table-cell office:value-type="float" office:value="148">
            <text:p>148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10-27T14:24:11" table:style-name="DateTimeCell">
            <text:p>2014-10-27 14:24:11</text:p>
          </table:table-cell>
          <table:table-cell office:value-type="date" office:date-value="2014-10-27T14:24:11" table:style-name="DateTimeCell">
            <text:p>2014-10-27 14:24:11</text:p>
          </table:table-cell>
        </table:table-row>
        <table:table-row>
          <table:table-cell office:value-type="float" office:value="149">
            <text:p>149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10-27T14:24:36" table:style-name="DateTimeCell">
            <text:p>2014-10-27 14:24:36</text:p>
          </table:table-cell>
          <table:table-cell office:value-type="date" office:date-value="2014-10-27T14:24:36" table:style-name="DateTimeCell">
            <text:p>2014-10-27 14:24:36</text:p>
          </table:table-cell>
        </table:table-row>
        <table:table-row>
          <table:table-cell office:value-type="float" office:value="150">
            <text:p>150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10-27T14:26:49" table:style-name="DateTimeCell">
            <text:p>2014-10-27 14:26:49</text:p>
          </table:table-cell>
          <table:table-cell office:value-type="date" office:date-value="2014-10-27T14:26:49" table:style-name="DateTimeCell">
            <text:p>2014-10-27 14:26:49</text:p>
          </table:table-cell>
        </table:table-row>
        <table:table-row>
          <table:table-cell office:value-type="float" office:value="151">
            <text:p>151</text:p>
          </table:table-cell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2014-10-27T16:15:21" table:style-name="DateTimeCell">
            <text:p>2014-10-27 16:15:21</text:p>
          </table:table-cell>
          <table:table-cell office:value-type="date" office:date-value="2014-10-27T16:15:21" table:style-name="DateTimeCell">
            <text:p>2014-10-27 16:15:21</text:p>
          </table:table-cell>
        </table:table-row>
      </table:table>
      <table:table table:name="mpws_subscribers"/>
      <table:table table:name="mpws_uploads">
        <table:table-row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/var/www/mpws/rc_1.0/data/uploads/2012-08-26/f03a4a9c48b90e54b99f84014dcdb787/e-card.PNG</text:p>
          </table:table-cell>
          <table:table-cell office:value-type="string">
            <text:p>f03a4a9c48b90e54b99f84014dcdb787</text:p>
          </table:table-cell>
          <table:table-cell office:value-type="string">
            <text:p>NULL</text:p>
          </table:table-cell>
          <table:table-cell office:value-type="date" office:date-value="2012-08-26T22:55:36" table:style-name="DateTimeCell">
            <text:p>2012-08-26 22:55:36</text:p>
          </table:table-cell>
        </table:table-row>
      </table:table>
      <table:table table:name="shop_boughts">
        <table:table-row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554.00">
            <text:p>554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05T11:00:53" table:style-name="DateTimeCell">
            <text:p>2014-08-05 11:00:5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554.00">
            <text:p>554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05T22:17:34" table:style-name="DateTimeCell">
            <text:p>2014-08-05 22:17:3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554.00">
            <text:p>554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05T22:26:21" table:style-name="DateTimeCell">
            <text:p>2014-08-05 22:26:2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554.00">
            <text:p>554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05T23:19:32" table:style-name="DateTimeCell">
            <text:p>2014-08-05 23:19:32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5.00">
            <text:p>65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05T23:19:56" table:style-name="DateTimeCell">
            <text:p>2014-08-05 23:19:56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54.00">
            <text:p>554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05T23:21:38" table:style-name="DateTimeCell">
            <text:p>2014-08-05 23:21:38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65.00">
            <text:p>65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05T23:21:38" table:style-name="DateTimeCell">
            <text:p>2014-08-05 23:21:38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05T23:22:27" table:style-name="DateTimeCell">
            <text:p>2014-08-05 23:22:27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7.00">
            <text:p>17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05T23:22:27" table:style-name="DateTimeCell">
            <text:p>2014-08-05 23:22:27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7.00">
            <text:p>17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4-08-05T23:23:16" table:style-name="DateTimeCell">
            <text:p>2014-08-05 23:23:16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4-08-06T00:03:28" table:style-name="DateTimeCell">
            <text:p>2014-08-06 00:03:28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date" office:date-value="2014-08-06T00:03:28" table:style-name="DateTimeCell">
            <text:p>2014-08-06 00:03:28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54.00">
            <text:p>554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06T00:03:28" table:style-name="DateTimeCell">
            <text:p>2014-08-06 00:03:28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5.00">
            <text:p>65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06T00:03:28" table:style-name="DateTimeCell">
            <text:p>2014-08-06 00:03:28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65.00">
            <text:p>65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4-08-06T00:03:28" table:style-name="DateTimeCell">
            <text:p>2014-08-06 00:03:28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83.00">
            <text:p>83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4-08-06T00:03:28" table:style-name="DateTimeCell">
            <text:p>2014-08-06 00:03:28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4-08-06T00:06:37" table:style-name="DateTimeCell">
            <text:p>2014-08-06 00:06:37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65.00">
            <text:p>65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06T00:09:23" table:style-name="DateTimeCell">
            <text:p>2014-08-06 00:09:23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554.00">
            <text:p>554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06T00:09:23" table:style-name="DateTimeCell">
            <text:p>2014-08-06 00:09:23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54.00">
            <text:p>554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06T00:11:40" table:style-name="DateTimeCell">
            <text:p>2014-08-06 00:11:40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554.00">
            <text:p>554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06T00:21:44" table:style-name="DateTimeCell">
            <text:p>2014-08-06 00:21:44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54.00">
            <text:p>554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06T00:25:02" table:style-name="DateTimeCell">
            <text:p>2014-08-06 00:25:02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65.00">
            <text:p>65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06T00:25:02" table:style-name="DateTimeCell">
            <text:p>2014-08-06 00:25:02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554.00">
            <text:p>554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06T00:28:27" table:style-name="DateTimeCell">
            <text:p>2014-08-06 00:28:27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65.00">
            <text:p>65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06T00:29:34" table:style-name="DateTimeCell">
            <text:p>2014-08-06 00:29:34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554.00">
            <text:p>554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06T00:29:34" table:style-name="DateTimeCell">
            <text:p>2014-08-06 00:29:34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554.00">
            <text:p>554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06T00:33:47" table:style-name="DateTimeCell">
            <text:p>2014-08-06 00:33:47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65.00">
            <text:p>65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06T00:33:47" table:style-name="DateTimeCell">
            <text:p>2014-08-06 00:33:47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18.99">
            <text:p>18.99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4-08-06T09:11:53" table:style-name="DateTimeCell">
            <text:p>2014-08-06 09:11:53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8.36">
            <text:p>18.36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4-08-06T09:11:53" table:style-name="DateTimeCell">
            <text:p>2014-08-06 09:11:53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65.00">
            <text:p>65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06T09:20:53" table:style-name="DateTimeCell">
            <text:p>2014-08-06 09:20:53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554.00">
            <text:p>554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06T09:20:53" table:style-name="DateTimeCell">
            <text:p>2014-08-06 09:20:53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float" office:value="52.65">
            <text:p>52.65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4-08-06T09:20:53" table:style-name="DateTimeCell">
            <text:p>2014-08-06 09:20:53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52.65">
            <text:p>52.65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4-08-06T09:26:50" table:style-name="DateTimeCell">
            <text:p>2014-08-06 09:26:50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65.00">
            <text:p>65.00</text:p>
          </table:table-cell>
          <table:table-cell office:value-type="float" office:value="59.00">
            <text:p>59.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4-08-07T01:06:53" table:style-name="DateTimeCell">
            <text:p>2014-08-07 01:06:53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5.00">
            <text:p>65.00</text:p>
          </table:table-cell>
          <table:table-cell office:value-type="float" office:value="59.00">
            <text:p>59.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4-08-07T01:07:54" table:style-name="DateTimeCell">
            <text:p>2014-08-07 01:07:54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07T01:18:01" table:style-name="DateTimeCell">
            <text:p>2014-08-07 01:18:01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65.00">
            <text:p>65.00</text:p>
          </table:table-cell>
          <table:table-cell office:value-type="float" office:value="65.00">
            <text:p>65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07T01:18:01" table:style-name="DateTimeCell">
            <text:p>2014-08-07 01:18:01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65.00">
            <text:p>65.00</text:p>
          </table:table-cell>
          <table:table-cell office:value-type="float" office:value="59.00">
            <text:p>59.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4-08-07T01:18:01" table:style-name="DateTimeCell">
            <text:p>2014-08-07 01:18:01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65.00">
            <text:p>65.00</text:p>
          </table:table-cell>
          <table:table-cell office:value-type="float" office:value="65.00">
            <text:p>65.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date" office:date-value="2014-08-07T01:19:27" table:style-name="DateTimeCell">
            <text:p>2014-08-07 01:19:27</text:p>
          </table:table-cell>
        </table:table-row>
        <table:table-row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65.00">
            <text:p>65.00</text:p>
          </table:table-cell>
          <table:table-cell office:value-type="float" office:value="59.00">
            <text:p>59.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4-08-07T01:22:32" table:style-name="DateTimeCell">
            <text:p>2014-08-07 01:22:32</text:p>
          </table:table-cell>
        </table:table-row>
        <table:table-row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65.00">
            <text:p>65.00</text:p>
          </table:table-cell>
          <table:table-cell office:value-type="float" office:value="58.50">
            <text:p>58.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date" office:date-value="2014-08-07T01:24:48" table:style-name="DateTimeCell">
            <text:p>2014-08-07 01:24:48</text:p>
          </table:table-cell>
        </table:table-row>
        <table:table-row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65.00">
            <text:p>65.00</text:p>
          </table:table-cell>
          <table:table-cell office:value-type="float" office:value="65.00">
            <text:p>65.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date" office:date-value="2014-08-09T19:23:28" table:style-name="DateTimeCell">
            <text:p>2014-08-09 19:23:28</text:p>
          </table:table-cell>
        </table:table-row>
        <table:table-row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7.00">
            <text:p>17.00</text:p>
          </table:table-cell>
          <table:table-cell office:value-type="float" office:value="17.00">
            <text:p>17.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date" office:date-value="2014-08-09T19:24:10" table:style-name="DateTimeCell">
            <text:p>2014-08-09 19:24:10</text:p>
          </table:table-cell>
        </table:table-row>
        <table:table-row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09T19:26:44" table:style-name="DateTimeCell">
            <text:p>2014-08-09 19:26:44</text:p>
          </table:table-cell>
        </table:table-row>
        <table:table-row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09T19:30:14" table:style-name="DateTimeCell">
            <text:p>2014-08-09 19:30:14</text:p>
          </table:table-cell>
        </table:table-row>
        <table:table-row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17.00">
            <text:p>17.00</text:p>
          </table:table-cell>
          <table:table-cell office:value-type="float" office:value="17.00">
            <text:p>17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09T19:56:32" table:style-name="DateTimeCell">
            <text:p>2014-08-09 19:56:32</text:p>
          </table:table-cell>
        </table:table-row>
        <table:table-row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09T19:56:32" table:style-name="DateTimeCell">
            <text:p>2014-08-09 19:56:32</text:p>
          </table:table-cell>
        </table:table-row>
        <table:table-row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date" office:date-value="2014-08-09T19:58:07" table:style-name="DateTimeCell">
            <text:p>2014-08-09 19:58:07</text:p>
          </table:table-cell>
        </table:table-row>
        <table:table-row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7.00">
            <text:p>17.00</text:p>
          </table:table-cell>
          <table:table-cell office:value-type="float" office:value="17.00">
            <text:p>17.0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date" office:date-value="2014-08-09T19:58:07" table:style-name="DateTimeCell">
            <text:p>2014-08-09 19:58:07</text:p>
          </table:table-cell>
        </table:table-row>
        <table:table-row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date" office:date-value="2014-08-09T19:58:07" table:style-name="DateTimeCell">
            <text:p>2014-08-09 19:58:07</text:p>
          </table:table-cell>
        </table:table-row>
        <table:table-row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date" office:date-value="2014-08-09T19:58:07" table:style-name="DateTimeCell">
            <text:p>2014-08-09 19:58:07</text:p>
          </table:table-cell>
        </table:table-row>
        <table:table-row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date" office:date-value="2014-08-10T00:04:56" table:style-name="DateTimeCell">
            <text:p>2014-08-10 00:04:56</text:p>
          </table:table-cell>
        </table:table-row>
        <table:table-row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date" office:date-value="2014-08-10T00:04:56" table:style-name="DateTimeCell">
            <text:p>2014-08-10 00:04:56</text:p>
          </table:table-cell>
        </table:table-row>
        <table:table-row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date" office:date-value="2014-08-10T00:04:56" table:style-name="DateTimeCell">
            <text:p>2014-08-10 00:04:56</text:p>
          </table:table-cell>
        </table:table-row>
        <table:table-row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17.00">
            <text:p>17.00</text:p>
          </table:table-cell>
          <table:table-cell office:value-type="float" office:value="17.00">
            <text:p>17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10T00:04:56" table:style-name="DateTimeCell">
            <text:p>2014-08-10 00:04:56</text:p>
          </table:table-cell>
        </table:table-row>
        <table:table-row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46.25">
            <text:p>46.25</text:p>
          </table:table-cell>
          <table:table-cell office:value-type="float" office:value="46.25">
            <text:p>46.2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date" office:date-value="2014-08-10T00:04:56" table:style-name="DateTimeCell">
            <text:p>2014-08-10 00:04:56</text:p>
          </table:table-cell>
        </table:table-row>
        <table:table-row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10T00:14:48" table:style-name="DateTimeCell">
            <text:p>2014-08-10 00:14:48</text:p>
          </table:table-cell>
        </table:table-row>
        <table:table-row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10T11:13:49" table:style-name="DateTimeCell">
            <text:p>2014-08-10 11:13:49</text:p>
          </table:table-cell>
        </table:table-row>
        <table:table-row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10T11:16:41" table:style-name="DateTimeCell">
            <text:p>2014-08-10 11:16:41</text:p>
          </table:table-cell>
        </table:table-row>
        <table:table-row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date" office:date-value="2014-08-10T11:16:41" table:style-name="DateTimeCell">
            <text:p>2014-08-10 11:16:41</text:p>
          </table:table-cell>
        </table:table-row>
        <table:table-row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10T11:16:41" table:style-name="DateTimeCell">
            <text:p>2014-08-10 11:16:41</text:p>
          </table:table-cell>
        </table:table-row>
        <table:table-row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date" office:date-value="2014-08-10T14:18:31" table:style-name="DateTimeCell">
            <text:p>2014-08-10 14:18:31</text:p>
          </table:table-cell>
        </table:table-row>
        <table:table-row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date" office:date-value="2014-08-10T14:18:31" table:style-name="DateTimeCell">
            <text:p>2014-08-10 14:18:31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83.00">
            <text:p>83.00</text:p>
          </table:table-cell>
          <table:table-cell office:value-type="float" office:value="83.00">
            <text:p>83.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4-08-19T01:25:35" table:style-name="DateTimeCell">
            <text:p>2014-08-19 01:25:35</text:p>
          </table:table-cell>
        </table:table-row>
        <table:table-row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19T01:25:35" table:style-name="DateTimeCell">
            <text:p>2014-08-19 01:25:35</text:p>
          </table:table-cell>
        </table:table-row>
        <table:table-row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19T01:25:35" table:style-name="DateTimeCell">
            <text:p>2014-08-19 01:25:35</text:p>
          </table:table-cell>
        </table:table-row>
        <table:table-row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19T01:27:58" table:style-name="DateTimeCell">
            <text:p>2014-08-19 01:27:58</text:p>
          </table:table-cell>
        </table:table-row>
        <table:table-row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83.00">
            <text:p>83.00</text:p>
          </table:table-cell>
          <table:table-cell office:value-type="float" office:value="83.00">
            <text:p>83.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date" office:date-value="2014-08-19T01:27:58" table:style-name="DateTimeCell">
            <text:p>2014-08-19 01:27:58</text:p>
          </table:table-cell>
        </table:table-row>
        <table:table-row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date" office:date-value="2014-08-19T01:27:58" table:style-name="DateTimeCell">
            <text:p>2014-08-19 01:27:58</text:p>
          </table:table-cell>
        </table:table-row>
        <table:table-row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19T01:27:58" table:style-name="DateTimeCell">
            <text:p>2014-08-19 01:27:58</text:p>
          </table:table-cell>
        </table:table-row>
        <table:table-row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7.00">
            <text:p>17.00</text:p>
          </table:table-cell>
          <table:table-cell office:value-type="float" office:value="17.00">
            <text:p>17.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date" office:date-value="2014-08-19T01:27:58" table:style-name="DateTimeCell">
            <text:p>2014-08-19 01:27:58</text:p>
          </table:table-cell>
        </table:table-row>
        <table:table-row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46.25">
            <text:p>46.25</text:p>
          </table:table-cell>
          <table:table-cell office:value-type="float" office:value="46.25">
            <text:p>46.2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date" office:date-value="2014-08-19T01:27:58" table:style-name="DateTimeCell">
            <text:p>2014-08-19 01:27:58</text:p>
          </table:table-cell>
        </table:table-row>
        <table:table-row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213.00">
            <text:p>213.00</text:p>
          </table:table-cell>
          <table:table-cell office:value-type="float" office:value="191.70">
            <text:p>191.7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date" office:date-value="2014-08-23T14:34:43" table:style-name="DateTimeCell">
            <text:p>2014-08-23 14:34:43</text:p>
          </table:table-cell>
        </table:table-row>
        <table:table-row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00.00">
            <text:p>100.00</text:p>
          </table:table-cell>
          <table:table-cell office:value-type="float" office:value="100.00">
            <text:p>10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23T14:34:43" table:style-name="DateTimeCell">
            <text:p>2014-08-23 14:34:43</text:p>
          </table:table-cell>
        </table:table-row>
        <table:table-row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36.00">
            <text:p>36.00</text:p>
          </table:table-cell>
          <table:table-cell office:value-type="float" office:value="36.00">
            <text:p>36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08-23T14:34:43" table:style-name="DateTimeCell">
            <text:p>2014-08-23 14:34:43</text:p>
          </table:table-cell>
        </table:table-row>
        <table:table-row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46.25">
            <text:p>46.25</text:p>
          </table:table-cell>
          <table:table-cell office:value-type="float" office:value="46.25">
            <text:p>46.2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date" office:date-value="2014-08-23T14:34:43" table:style-name="DateTimeCell">
            <text:p>2014-08-23 14:34:43</text:p>
          </table:table-cell>
        </table:table-row>
        <table:table-row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56.00">
            <text:p>56.00</text:p>
          </table:table-cell>
          <table:table-cell office:value-type="float" office:value="56.00">
            <text:p>56.0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date" office:date-value="2014-08-23T14:34:43" table:style-name="DateTimeCell">
            <text:p>2014-08-23 14:34:43</text:p>
          </table:table-cell>
        </table:table-row>
        <table:table-row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99.99">
            <text:p>99.99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4-09-28T23:34:04" table:style-name="DateTimeCell">
            <text:p>2014-09-28 23:34:04</text:p>
          </table:table-cell>
        </table:table-row>
        <table:table-row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100.00">
            <text:p>100.00</text:p>
          </table:table-cell>
          <table:table-cell office:value-type="float" office:value="100.00">
            <text:p>100.0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date" office:date-value="2014-10-27T02:58:23" table:style-name="DateTimeCell">
            <text:p>2014-10-27 02:58:23</text:p>
          </table:table-cell>
        </table:table-row>
        <table:table-row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213.00">
            <text:p>213.00</text:p>
          </table:table-cell>
          <table:table-cell office:value-type="float" office:value="213.00">
            <text:p>213.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4-10-27T03:03:11" table:style-name="DateTimeCell">
            <text:p>2014-10-27 03:03:11</text:p>
          </table:table-cell>
        </table:table-row>
        <table:table-row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213.00">
            <text:p>213.00</text:p>
          </table:table-cell>
          <table:table-cell office:value-type="float" office:value="213.00">
            <text:p>213.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4-10-27T03:11:31" table:style-name="DateTimeCell">
            <text:p>2014-10-27 03:11:31</text:p>
          </table:table-cell>
        </table:table-row>
        <table:table-row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100.00">
            <text:p>100.00</text:p>
          </table:table-cell>
          <table:table-cell office:value-type="float" office:value="100.00">
            <text:p>10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10-27T03:11:31" table:style-name="DateTimeCell">
            <text:p>2014-10-27 03:11:31</text:p>
          </table:table-cell>
        </table:table-row>
        <table:table-row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213.00">
            <text:p>213.00</text:p>
          </table:table-cell>
          <table:table-cell office:value-type="float" office:value="213.00">
            <text:p>213.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4-10-27T03:11:58" table:style-name="DateTimeCell">
            <text:p>2014-10-27 03:11:58</text:p>
          </table:table-cell>
        </table:table-row>
        <table:table-row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100.00">
            <text:p>100.00</text:p>
          </table:table-cell>
          <table:table-cell office:value-type="float" office:value="100.00">
            <text:p>10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10-27T03:11:58" table:style-name="DateTimeCell">
            <text:p>2014-10-27 03:11:58</text:p>
          </table:table-cell>
        </table:table-row>
        <table:table-row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00.00">
            <text:p>100.00</text:p>
          </table:table-cell>
          <table:table-cell office:value-type="float" office:value="100.00">
            <text:p>100.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4-10-27T03:11:58" table:style-name="DateTimeCell">
            <text:p>2014-10-27 03:11:58</text:p>
          </table:table-cell>
        </table:table-row>
        <table:table-row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4.00">
            <text:p>4.00</text:p>
          </table:table-cell>
          <table:table-cell office:value-type="float" office:value="4.00">
            <text:p>4.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date" office:date-value="2014-10-27T03:11:58" table:style-name="DateTimeCell">
            <text:p>2014-10-27 03:11:58</text:p>
          </table:table-cell>
        </table:table-row>
        <table:table-row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100.00">
            <text:p>100.00</text:p>
          </table:table-cell>
          <table:table-cell office:value-type="float" office:value="100.00">
            <text:p>10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10-27T03:13:28" table:style-name="DateTimeCell">
            <text:p>2014-10-27 03:13:28</text:p>
          </table:table-cell>
        </table:table-row>
        <table:table-row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100.00">
            <text:p>100.00</text:p>
          </table:table-cell>
          <table:table-cell office:value-type="float" office:value="90.00">
            <text:p>90.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4-10-27T03:33:46" table:style-name="DateTimeCell">
            <text:p>2014-10-27 03:33:46</text:p>
          </table:table-cell>
        </table:table-row>
        <table:table-row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213.00">
            <text:p>213.00</text:p>
          </table:table-cell>
          <table:table-cell office:value-type="float" office:value="213.00">
            <text:p>213.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4-10-27T03:47:51" table:style-name="DateTimeCell">
            <text:p>2014-10-27 03:47:51</text:p>
          </table:table-cell>
        </table:table-row>
        <table:table-row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4.00">
            <text:p>4.00</text:p>
          </table:table-cell>
          <table:table-cell office:value-type="float" office:value="4.00">
            <text:p>4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10-27T14:20:42" table:style-name="DateTimeCell">
            <text:p>2014-10-27 14:20:42</text:p>
          </table:table-cell>
        </table:table-row>
        <table:table-row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float" office:value="100.00">
            <text:p>100.00</text:p>
          </table:table-cell>
          <table:table-cell office:value-type="float" office:value="100.00">
            <text:p>10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10-27T14:22:37" table:style-name="DateTimeCell">
            <text:p>2014-10-27 14:22:37</text:p>
          </table:table-cell>
        </table:table-row>
        <table:table-row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100.00">
            <text:p>100.00</text:p>
          </table:table-cell>
          <table:table-cell office:value-type="float" office:value="100.00">
            <text:p>10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10-27T14:23:04" table:style-name="DateTimeCell">
            <text:p>2014-10-27 14:23:04</text:p>
          </table:table-cell>
        </table:table-row>
        <table:table-row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100.00">
            <text:p>100.00</text:p>
          </table:table-cell>
          <table:table-cell office:value-type="float" office:value="100.00">
            <text:p>100.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4-10-27T14:23:04" table:style-name="DateTimeCell">
            <text:p>2014-10-27 14:23:04</text:p>
          </table:table-cell>
        </table:table-row>
        <table:table-row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213.00">
            <text:p>213.00</text:p>
          </table:table-cell>
          <table:table-cell office:value-type="float" office:value="213.00">
            <text:p>213.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4-10-27T14:23:04" table:style-name="DateTimeCell">
            <text:p>2014-10-27 14:23:04</text:p>
          </table:table-cell>
        </table:table-row>
        <table:table-row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100.00">
            <text:p>100.00</text:p>
          </table:table-cell>
          <table:table-cell office:value-type="float" office:value="100.00">
            <text:p>10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10-27T14:24:11" table:style-name="DateTimeCell">
            <text:p>2014-10-27 14:24:11</text:p>
          </table:table-cell>
        </table:table-row>
        <table:table-row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100.00">
            <text:p>100.00</text:p>
          </table:table-cell>
          <table:table-cell office:value-type="float" office:value="100.00">
            <text:p>100.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4-10-27T14:24:11" table:style-name="DateTimeCell">
            <text:p>2014-10-27 14:24:11</text:p>
          </table:table-cell>
        </table:table-row>
        <table:table-row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213.00">
            <text:p>213.00</text:p>
          </table:table-cell>
          <table:table-cell office:value-type="float" office:value="213.00">
            <text:p>213.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4-10-27T14:24:36" table:style-name="DateTimeCell">
            <text:p>2014-10-27 14:24:36</text:p>
          </table:table-cell>
        </table:table-row>
        <table:table-row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100.00">
            <text:p>100.00</text:p>
          </table:table-cell>
          <table:table-cell office:value-type="float" office:value="100.00">
            <text:p>100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date" office:date-value="2014-10-27T14:26:49" table:style-name="DateTimeCell">
            <text:p>2014-10-27 14:26:49</text:p>
          </table:table-cell>
        </table:table-row>
        <table:table-row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100.00">
            <text:p>100.00</text:p>
          </table:table-cell>
          <table:table-cell office:value-type="float" office:value="100.00">
            <text:p>100.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4-10-27T14:26:49" table:style-name="DateTimeCell">
            <text:p>2014-10-27 14:26:49</text:p>
          </table:table-cell>
        </table:table-row>
        <table:table-row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213.00">
            <text:p>213.00</text:p>
          </table:table-cell>
          <table:table-cell office:value-type="float" office:value="213.00">
            <text:p>213.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4-10-27T14:26:49" table:style-name="DateTimeCell">
            <text:p>2014-10-27 14:26:49</text:p>
          </table:table-cell>
        </table:table-row>
        <table:table-row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213.00">
            <text:p>213.00</text:p>
          </table:table-cell>
          <table:table-cell office:value-type="float" office:value="213.00">
            <text:p>213.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4-10-27T16:15:21" table:style-name="DateTimeCell">
            <text:p>2014-10-27 16:15:21</text:p>
          </table:table-cell>
        </table:table-row>
      </table:table>
      <table:table table:name="shop_categories">
        <table:table-row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побутова-техніка</text:p>
          </table:table-cell>
          <table:table-cell office:value-type="string">
            <text:p>Побутова техніка</text:p>
          </table:table-cell>
          <table:table-cell office:value-type="string">
            <text:p>Побутова техніка</text:p>
          </table:table-cell>
          <table:table-cell office:value-type="string">
            <text:p>ACTIVE</text:p>
          </table:table-cell>
          <table:table-cell office:value-type="date" office:date-value="2013-08-27T02:26:07" table:style-name="DateTimeCell">
            <text:p>2013-08-27 02:26:07</text:p>
          </table:table-cell>
          <table:table-cell office:value-type="date" office:date-value="2014-09-17T01:01:21" table:style-name="DateTimeCell">
            <text:p>2014-09-17 01:01:2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дошки-прасувальні</text:p>
          </table:table-cell>
          <table:table-cell office:value-type="string">
            <text:p>Дошки прасувальні</text:p>
          </table:table-cell>
          <table:table-cell office:value-type="string">
            <text:p>Дошка прасувальні</text:p>
          </table:table-cell>
          <table:table-cell office:value-type="string">
            <text:p>ACTIVE</text:p>
          </table:table-cell>
          <table:table-cell office:value-type="date" office:date-value="2013-08-27T02:26:07" table:style-name="DateTimeCell">
            <text:p>2013-08-27 02:26:07</text:p>
          </table:table-cell>
          <table:table-cell office:value-type="date" office:date-value="2014-09-27T01:09:30" table:style-name="DateTimeCell">
            <text:p>2014-09-27 01:09:30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Мийка високого тиску</text:p>
          </table:table-cell>
          <table:table-cell office:value-type="string">
            <text:p>Мийка високого тиску</text:p>
          </table:table-cell>
          <table:table-cell office:value-type="string">
            <text:p>ACTIVE</text:p>
          </table:table-cell>
          <table:table-cell office:value-type="date" office:date-value="2013-08-27T02:26:07" table:style-name="DateTimeCell">
            <text:p>2013-08-27 02:26:07</text:p>
          </table:table-cell>
          <table:table-cell office:value-type="date" office:date-value="2013-08-27T02:26:07" table:style-name="DateTimeCell">
            <text:p>2013-08-27 02:26:07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Посуд</text:p>
          </table:table-cell>
          <table:table-cell office:value-type="string">
            <text:p>Посуд</text:p>
          </table:table-cell>
          <table:table-cell office:value-type="string">
            <text:p>ACTIVE</text:p>
          </table:table-cell>
          <table:table-cell office:value-type="date" office:date-value="2013-08-27T02:26:07" table:style-name="DateTimeCell">
            <text:p>2013-08-27 02:26:07</text:p>
          </table:table-cell>
          <table:table-cell office:value-type="date" office:date-value="2013-08-27T02:26:07" table:style-name="DateTimeCell">
            <text:p>2013-08-27 02:26:07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Професійна техніка</text:p>
          </table:table-cell>
          <table:table-cell office:value-type="string">
            <text:p>Професійна техніка</text:p>
          </table:table-cell>
          <table:table-cell office:value-type="string">
            <text:p>ACTIVE</text:p>
          </table:table-cell>
          <table:table-cell office:value-type="date" office:date-value="2013-08-27T02:26:07" table:style-name="DateTimeCell">
            <text:p>2013-08-27 02:26:07</text:p>
          </table:table-cell>
          <table:table-cell office:value-type="date" office:date-value="2013-08-27T02:26:07" table:style-name="DateTimeCell">
            <text:p>2013-08-27 02:26:07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ТВ, відео, аудіо, фото</text:p>
          </table:table-cell>
          <table:table-cell office:value-type="string">
            <text:p>ТВ, відео, аудіо, фото</text:p>
          </table:table-cell>
          <table:table-cell office:value-type="string">
            <text:p>ACTIVE</text:p>
          </table:table-cell>
          <table:table-cell office:value-type="date" office:date-value="2013-08-27T02:26:07" table:style-name="DateTimeCell">
            <text:p>2013-08-27 02:26:07</text:p>
          </table:table-cell>
          <table:table-cell office:value-type="date" office:date-value="2013-08-27T02:26:07" table:style-name="DateTimeCell">
            <text:p>2013-08-27 02:26:07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Телевізори</text:p>
          </table:table-cell>
          <table:table-cell office:value-type="string">
            <text:p>Відео обладнання</text:p>
          </table:table-cell>
          <table:table-cell office:value-type="string">
            <text:p>ACTIVE</text:p>
          </table:table-cell>
          <table:table-cell office:value-type="date" office:date-value="2013-08-27T02:26:07" table:style-name="DateTimeCell">
            <text:p>2013-08-27 02:26:07</text:p>
          </table:table-cell>
          <table:table-cell office:value-type="date" office:date-value="2013-08-27T02:26:07" table:style-name="DateTimeCell">
            <text:p>2013-08-27 02:26:07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lct_televizoru</text:p>
          </table:table-cell>
          <table:table-cell office:value-type="string">
            <text:p>LCD телевізори</text:p>
          </table:table-cell>
          <table:table-cell office:value-type="string">
            <text:p>LCD телевізори</text:p>
          </table:table-cell>
          <table:table-cell office:value-type="string">
            <text:p>ACTIVE</text:p>
          </table:table-cell>
          <table:table-cell office:value-type="date" office:date-value="1970-01-01T02:00:00" table:style-name="DateTimeCell">
            <text:p>0000-00-00 00:00:00</text:p>
          </table:table-cell>
          <table:table-cell office:value-type="date" office:date-value="1970-01-01T02:00:00" table:style-name="DateTimeCell">
            <text:p>0000-00-00 00:00:0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кліматична-техніка</text:p>
          </table:table-cell>
          <table:table-cell office:value-type="string">
            <text:p>Кліматична техніка</text:p>
          </table:table-cell>
          <table:table-cell office:value-type="string">
            <text:p>Кліматична техніка</text:p>
          </table:table-cell>
          <table:table-cell office:value-type="string">
            <text:p>ACTIVE</text:p>
          </table:table-cell>
          <table:table-cell office:value-type="date" office:date-value="1970-01-01T02:00:00" table:style-name="DateTimeCell">
            <text:p>0000-00-00 00:00:00</text:p>
          </table:table-cell>
          <table:table-cell office:value-type="date" office:date-value="2014-09-17T01:01:06" table:style-name="DateTimeCell">
            <text:p>2014-09-17 01:01:06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крупна-побутова-техніка</text:p>
          </table:table-cell>
          <table:table-cell office:value-type="string">
            <text:p>Крупна побутова техніка</text:p>
          </table:table-cell>
          <table:table-cell office:value-type="string">
            <text:p>Крупна побутова техніка</text:p>
          </table:table-cell>
          <table:table-cell office:value-type="string">
            <text:p>ACTIVE</text:p>
          </table:table-cell>
          <table:table-cell office:value-type="date" office:date-value="1970-01-01T02:00:00" table:style-name="DateTimeCell">
            <text:p>0000-00-00 00:00:00</text:p>
          </table:table-cell>
          <table:table-cell office:value-type="date" office:date-value="2014-09-17T00:57:48" table:style-name="DateTimeCell">
            <text:p>2014-09-17 00:57:48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дрібна-побутова-техніка</text:p>
          </table:table-cell>
          <table:table-cell office:value-type="string">
            <text:p>Дрібна побутова техніка</text:p>
          </table:table-cell>
          <table:table-cell office:value-type="string">
            <text:p>Дрібна побутова техніка</text:p>
          </table:table-cell>
          <table:table-cell office:value-type="string">
            <text:p>ACTIVE</text:p>
          </table:table-cell>
          <table:table-cell office:value-type="date" office:date-value="1970-01-01T02:00:00" table:style-name="DateTimeCell">
            <text:p>0000-00-00 00:00:00</text:p>
          </table:table-cell>
          <table:table-cell office:value-type="date" office:date-value="2014-09-17T00:57:56" table:style-name="DateTimeCell">
            <text:p>2014-09-17 00:57:56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догляд-за-будинком2</text:p>
          </table:table-cell>
          <table:table-cell office:value-type="string">
            <text:p>Догляд за будинком2</text:p>
          </table:table-cell>
          <table:table-cell office:value-type="string">
            <text:p>Догляд за будинком2</text:p>
          </table:table-cell>
          <table:table-cell office:value-type="string">
            <text:p>ACTIVE</text:p>
          </table:table-cell>
          <table:table-cell office:value-type="date" office:date-value="1970-01-01T02:00:00" table:style-name="DateTimeCell">
            <text:p>0000-00-00 00:00:00</text:p>
          </table:table-cell>
          <table:table-cell office:value-type="date" office:date-value="2014-09-25T10:38:56" table:style-name="DateTimeCell">
            <text:p>2014-09-25 10:38:56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kt</text:p>
          </table:table-cell>
          <table:table-cell office:value-type="string">
            <text:p>Аудіо</text:p>
          </table:table-cell>
          <table:table-cell office:value-type="string">
            <text:p>Аудіо</text:p>
          </table:table-cell>
          <table:table-cell office:value-type="string">
            <text:p>ACTIVE</text:p>
          </table:table-cell>
          <table:table-cell office:value-type="date" office:date-value="1970-01-01T02:00:00" table:style-name="DateTimeCell">
            <text:p>0000-00-00 00:00:00</text:p>
          </table:table-cell>
          <table:table-cell office:value-type="date" office:date-value="1970-01-01T02:00:00" table:style-name="DateTimeCell">
            <text:p>0000-00-00 00:00:0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kt</text:p>
          </table:table-cell>
          <table:table-cell office:value-type="string">
            <text:p>Відео</text:p>
          </table:table-cell>
          <table:table-cell office:value-type="string">
            <text:p>Відео</text:p>
          </table:table-cell>
          <table:table-cell office:value-type="string">
            <text:p>ACTIVE</text:p>
          </table:table-cell>
          <table:table-cell office:value-type="date" office:date-value="1970-01-01T02:00:00" table:style-name="DateTimeCell">
            <text:p>0000-00-00 00:00:00</text:p>
          </table:table-cell>
          <table:table-cell office:value-type="date" office:date-value="1970-01-01T02:00:00" table:style-name="DateTimeCell">
            <text:p>0000-00-00 00:00:00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kt</text:p>
          </table:table-cell>
          <table:table-cell office:value-type="string">
            <text:p>Фото</text:p>
          </table:table-cell>
          <table:table-cell office:value-type="string">
            <text:p>Фото</text:p>
          </table:table-cell>
          <table:table-cell office:value-type="string">
            <text:p>ACTIVE</text:p>
          </table:table-cell>
          <table:table-cell office:value-type="date" office:date-value="1970-01-01T02:00:00" table:style-name="DateTimeCell">
            <text:p>0000-00-00 00:00:00</text:p>
          </table:table-cell>
          <table:table-cell office:value-type="date" office:date-value="1970-01-01T02:00:00" table:style-name="DateTimeCell">
            <text:p>0000-00-00 00:00:0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kt</text:p>
          </table:table-cell>
          <table:table-cell office:value-type="string">
            <text:p>Ігрові приставки</text:p>
          </table:table-cell>
          <table:table-cell office:value-type="string">
            <text:p>Ігрові приставки</text:p>
          </table:table-cell>
          <table:table-cell office:value-type="string">
            <text:p>ACTIVE</text:p>
          </table:table-cell>
          <table:table-cell office:value-type="date" office:date-value="1970-01-01T02:00:00" table:style-name="DateTimeCell">
            <text:p>0000-00-00 00:00:00</text:p>
          </table:table-cell>
          <table:table-cell office:value-type="date" office:date-value="1970-01-01T02:00:00" table:style-name="DateTimeCell">
            <text:p>0000-00-00 00:00:00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kt</text:p>
          </table:table-cell>
          <table:table-cell office:value-type="string">
            <text:p>Авто товари</text:p>
          </table:table-cell>
          <table:table-cell office:value-type="string">
            <text:p>Авто товари</text:p>
          </table:table-cell>
          <table:table-cell office:value-type="string">
            <text:p>ACTIVE</text:p>
          </table:table-cell>
          <table:table-cell office:value-type="date" office:date-value="1970-01-01T02:00:00" table:style-name="DateTimeCell">
            <text:p>0000-00-00 00:00:00</text:p>
          </table:table-cell>
          <table:table-cell office:value-type="date" office:date-value="1970-01-01T02:00:00" table:style-name="DateTimeCell">
            <text:p>0000-00-00 00:00:00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kt</text:p>
          </table:table-cell>
          <table:table-cell office:value-type="string">
            <text:p>Автоелектроніка</text:p>
          </table:table-cell>
          <table:table-cell office:value-type="string">
            <text:p>Автоелектроніка</text:p>
          </table:table-cell>
          <table:table-cell office:value-type="string">
            <text:p>ACTIVE</text:p>
          </table:table-cell>
          <table:table-cell office:value-type="date" office:date-value="1970-01-01T02:00:00" table:style-name="DateTimeCell">
            <text:p>0000-00-00 00:00:00</text:p>
          </table:table-cell>
          <table:table-cell office:value-type="date" office:date-value="1970-01-01T02:00:00" table:style-name="DateTimeCell">
            <text:p>0000-00-00 00:00:00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kt</text:p>
          </table:table-cell>
          <table:table-cell office:value-type="string">
            <text:p>Авто звук</text:p>
          </table:table-cell>
          <table:table-cell office:value-type="string">
            <text:p>Авто звук</text:p>
          </table:table-cell>
          <table:table-cell office:value-type="string">
            <text:p>ACTIVE</text:p>
          </table:table-cell>
          <table:table-cell office:value-type="date" office:date-value="1970-01-01T02:00:00" table:style-name="DateTimeCell">
            <text:p>0000-00-00 00:00:00</text:p>
          </table:table-cell>
          <table:table-cell office:value-type="date" office:date-value="1970-01-01T02:00:00" table:style-name="DateTimeCell">
            <text:p>0000-00-00 00:00:00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kt</text:p>
          </table:table-cell>
          <table:table-cell office:value-type="string">
            <text:p>Автомагнітоли</text:p>
          </table:table-cell>
          <table:table-cell office:value-type="string">
            <text:p>Автомагнітоли</text:p>
          </table:table-cell>
          <table:table-cell office:value-type="string">
            <text:p>ACTIVE</text:p>
          </table:table-cell>
          <table:table-cell office:value-type="date" office:date-value="1970-01-01T02:00:00" table:style-name="DateTimeCell">
            <text:p>0000-00-00 00:00:00</text:p>
          </table:table-cell>
          <table:table-cell office:value-type="date" office:date-value="1970-01-01T02:00:00" table:style-name="DateTimeCell">
            <text:p>0000-00-00 00:00:00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Аксесуари до автозвуку</text:p>
          </table:table-cell>
          <table:table-cell office:value-type="string">
            <text:p>Аксесуари до автозвуку</text:p>
          </table:table-cell>
          <table:table-cell office:value-type="string">
            <text:p>ACTIVE</text:p>
          </table:table-cell>
          <table:table-cell office:value-type="date" office:date-value="2013-08-27T02:26:07" table:style-name="DateTimeCell">
            <text:p>2013-08-27 02:26:07</text:p>
          </table:table-cell>
          <table:table-cell office:value-type="date" office:date-value="2013-08-27T02:26:07" table:style-name="DateTimeCell">
            <text:p>2013-08-27 02:26:07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АвтоОптика (Світло)</text:p>
          </table:table-cell>
          <table:table-cell office:value-type="string">
            <text:p>АвтоОптика (Світло)</text:p>
          </table:table-cell>
          <table:table-cell office:value-type="string">
            <text:p>ACTIVE</text:p>
          </table:table-cell>
          <table:table-cell office:value-type="date" office:date-value="2013-08-27T02:26:07" table:style-name="DateTimeCell">
            <text:p>2013-08-27 02:26:07</text:p>
          </table:table-cell>
          <table:table-cell office:value-type="date" office:date-value="2013-08-27T02:26:07" table:style-name="DateTimeCell">
            <text:p>2013-08-27 02:26:07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Габаритні вогні</text:p>
          </table:table-cell>
          <table:table-cell office:value-type="string">
            <text:p>Габаритні вогні</text:p>
          </table:table-cell>
          <table:table-cell office:value-type="string">
            <text:p>ACTIVE</text:p>
          </table:table-cell>
          <table:table-cell office:value-type="date" office:date-value="2013-08-27T02:26:07" table:style-name="DateTimeCell">
            <text:p>2013-08-27 02:26:07</text:p>
          </table:table-cell>
          <table:table-cell office:value-type="date" office:date-value="2013-08-27T02:26:07" table:style-name="DateTimeCell">
            <text:p>2013-08-27 02:26:07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Cat1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date" office:date-value="2014-09-07T00:41:43" table:style-name="DateTimeCell">
            <text:p>2014-09-07 00:41:43</text:p>
          </table:table-cell>
          <table:table-cell office:value-type="date" office:date-value="2014-09-07T03:40:37" table:style-name="DateTimeCell">
            <text:p>2014-09-07 03:40:37</text:p>
          </table:table-cell>
        </table:table-row>
        <table:table-row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qqq</text:p>
          </table:table-cell>
          <table:table-cell office:value-type="string">
            <text:p>qqq</text:p>
          </table:table-cell>
          <table:table-cell office:value-type="string">
            <text:p/>
          </table:table-cell>
          <table:table-cell office:value-type="string">
            <text:p>REMOVED</text:p>
          </table:table-cell>
          <table:table-cell office:value-type="date" office:date-value="2014-09-07T02:26:09" table:style-name="DateTimeCell">
            <text:p>2014-09-07 02:26:09</text:p>
          </table:table-cell>
          <table:table-cell office:value-type="date" office:date-value="2014-09-30T22:33:04" table:style-name="DateTimeCell">
            <text:p>2014-09-30 22:33:04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цццц</text:p>
          </table:table-cell>
          <table:table-cell office:value-type="string">
            <text:p>цццц</text:p>
          </table:table-cell>
          <table:table-cell office:value-type="string">
            <text:p/>
          </table:table-cell>
          <table:table-cell office:value-type="string">
            <text:p>REMOVED</text:p>
          </table:table-cell>
          <table:table-cell office:value-type="date" office:date-value="2014-09-15T23:21:24" table:style-name="DateTimeCell">
            <text:p>2014-09-15 23:21:24</text:p>
          </table:table-cell>
          <table:table-cell office:value-type="date" office:date-value="2014-09-30T01:18:05" table:style-name="DateTimeCell">
            <text:p>2014-09-30 01:18:05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www</text:p>
          </table:table-cell>
          <table:table-cell office:value-type="string">
            <text:p>www</text:p>
          </table:table-cell>
          <table:table-cell office:value-type="string">
            <text:p>www</text:p>
          </table:table-cell>
          <table:table-cell office:value-type="string">
            <text:p>REMOVED</text:p>
          </table:table-cell>
          <table:table-cell office:value-type="date" office:date-value="2014-09-16T00:45:33" table:style-name="DateTimeCell">
            <text:p>2014-09-16 00:45:33</text:p>
          </table:table-cell>
          <table:table-cell office:value-type="date" office:date-value="2014-09-30T01:18:07" table:style-name="DateTimeCell">
            <text:p>2014-09-30 01:18:07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doshka1</text:p>
          </table:table-cell>
          <table:table-cell office:value-type="string">
            <text:p>Doshka1</text:p>
          </table:table-cell>
          <table:table-cell office:value-type="string">
            <text:p>Doshka1</text:p>
          </table:table-cell>
          <table:table-cell office:value-type="string">
            <text:p>REMOVED</text:p>
          </table:table-cell>
          <table:table-cell office:value-type="date" office:date-value="2014-09-16T00:46:26" table:style-name="DateTimeCell">
            <text:p>2014-09-16 00:46:26</text:p>
          </table:table-cell>
          <table:table-cell office:value-type="date" office:date-value="2014-09-30T01:18:02" table:style-name="DateTimeCell">
            <text:p>2014-09-30 01:18:02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ssd</text:p>
          </table:table-cell>
          <table:table-cell office:value-type="string">
            <text:p>ssd</text:p>
          </table:table-cell>
          <table:table-cell office:value-type="string">
            <text:p>dsdsad</text:p>
          </table:table-cell>
          <table:table-cell office:value-type="string">
            <text:p>REMOVED</text:p>
          </table:table-cell>
          <table:table-cell office:value-type="date" office:date-value="2014-09-16T00:47:32" table:style-name="DateTimeCell">
            <text:p>2014-09-16 00:47:32</text:p>
          </table:table-cell>
          <table:table-cell office:value-type="date" office:date-value="2014-09-17T01:51:32" table:style-name="DateTimeCell">
            <text:p>2014-09-17 01:51:32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office:value-type="string">
            <text:p>d1</text:p>
          </table:table-cell>
          <table:table-cell office:value-type="string">
            <text:p>d1</text:p>
          </table:table-cell>
          <table:table-cell office:value-type="string">
            <text:p>REMOVED</text:p>
          </table:table-cell>
          <table:table-cell office:value-type="date" office:date-value="2014-09-16T00:48:25" table:style-name="DateTimeCell">
            <text:p>2014-09-16 00:48:25</text:p>
          </table:table-cell>
          <table:table-cell office:value-type="date" office:date-value="2014-09-17T01:51:28" table:style-name="DateTimeCell">
            <text:p>2014-09-17 01:51:28</text:p>
          </table:table-cell>
        </table:table-row>
        <table:table-row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d3</text:p>
          </table:table-cell>
          <table:table-cell office:value-type="string">
            <text:p>d3</text:p>
          </table:table-cell>
          <table:table-cell office:value-type="string">
            <text:p>d3</text:p>
          </table:table-cell>
          <table:table-cell office:value-type="string">
            <text:p>ACTIVE</text:p>
          </table:table-cell>
          <table:table-cell office:value-type="date" office:date-value="2014-09-16T00:50:20" table:style-name="DateTimeCell">
            <text:p>2014-09-16 00:50:20</text:p>
          </table:table-cell>
          <table:table-cell office:value-type="date" office:date-value="2014-09-16T01:23:16" table:style-name="DateTimeCell">
            <text:p>2014-09-16 01:23:16</text:p>
          </table:table-cell>
        </table:table-row>
        <table:table-row>
          <table:table-cell office:value-type="float" office:value="49">
            <text:p>49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demo</text:p>
          </table:table-cell>
          <table:table-cell office:value-type="string">
            <text:p>demo</text:p>
          </table:table-cell>
          <table:table-cell office:value-type="string">
            <text:p/>
          </table:table-cell>
          <table:table-cell office:value-type="string">
            <text:p>REMOVED</text:p>
          </table:table-cell>
          <table:table-cell office:value-type="date" office:date-value="2014-09-27T15:01:48" table:style-name="DateTimeCell">
            <text:p>2014-09-27 15:01:48</text:p>
          </table:table-cell>
          <table:table-cell office:value-type="date" office:date-value="2014-09-30T01:18:18" table:style-name="DateTimeCell">
            <text:p>2014-09-30 01:18:18</text:p>
          </table:table-cell>
        </table:table-row>
        <table:table-row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нова-категорія</text:p>
          </table:table-cell>
          <table:table-cell office:value-type="string">
            <text:p>Нова категорія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date" office:date-value="2014-09-30T22:29:11" table:style-name="DateTimeCell">
            <text:p>2014-09-30 22:29:11</text:p>
          </table:table-cell>
          <table:table-cell office:value-type="date" office:date-value="2014-09-30T22:29:11" table:style-name="DateTimeCell">
            <text:p>2014-09-30 22:29:11</text:p>
          </table:table-cell>
        </table:table-row>
        <table:table-row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нова-категорія</text:p>
          </table:table-cell>
          <table:table-cell office:value-type="string">
            <text:p>Нова категорія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date" office:date-value="2014-09-30T22:29:35" table:style-name="DateTimeCell">
            <text:p>2014-09-30 22:29:35</text:p>
          </table:table-cell>
          <table:table-cell office:value-type="date" office:date-value="2014-09-30T22:29:35" table:style-name="DateTimeCell">
            <text:p>2014-09-30 22:29:35</text:p>
          </table:table-cell>
        </table:table-row>
        <table:table-row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нова-категорія</text:p>
          </table:table-cell>
          <table:table-cell office:value-type="string">
            <text:p>Нова категорія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date" office:date-value="2014-09-30T22:30:25" table:style-name="DateTimeCell">
            <text:p>2014-09-30 22:30:25</text:p>
          </table:table-cell>
          <table:table-cell office:value-type="date" office:date-value="2014-09-30T22:30:25" table:style-name="DateTimeCell">
            <text:p>2014-09-30 22:30:25</text:p>
          </table:table-cell>
        </table:table-row>
        <table:table-row>
          <table:table-cell office:value-type="float" office:value="53">
            <text:p>53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нова-категорія</text:p>
          </table:table-cell>
          <table:table-cell office:value-type="string">
            <text:p>Нова категорія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date" office:date-value="2014-09-30T22:30:44" table:style-name="DateTimeCell">
            <text:p>2014-09-30 22:30:44</text:p>
          </table:table-cell>
          <table:table-cell office:value-type="date" office:date-value="2014-09-30T22:30:44" table:style-name="DateTimeCell">
            <text:p>2014-09-30 22:30:44</text:p>
          </table:table-cell>
        </table:table-row>
        <table:table-row>
          <table:table-cell office:value-type="float" office:value="54">
            <text:p>5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qqq</text:p>
          </table:table-cell>
          <table:table-cell office:value-type="string">
            <text:p>qqq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date" office:date-value="2014-09-30T22:31:45" table:style-name="DateTimeCell">
            <text:p>2014-09-30 22:31:45</text:p>
          </table:table-cell>
          <table:table-cell office:value-type="date" office:date-value="2014-09-30T22:31:46" table:style-name="DateTimeCell">
            <text:p>2014-09-30 22:31:46</text:p>
          </table:table-cell>
        </table:table-row>
        <table:table-row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нарізатори</text:p>
          </table:table-cell>
          <table:table-cell office:value-type="string">
            <text:p>Нарізатори</text:p>
          </table:table-cell>
          <table:table-cell office:value-type="string">
            <text:p>олололо</text:p>
          </table:table-cell>
          <table:table-cell office:value-type="string">
            <text:p>ACTIVE</text:p>
          </table:table-cell>
          <table:table-cell office:value-type="date" office:date-value="2014-10-07T23:18:29" table:style-name="DateTimeCell">
            <text:p>2014-10-07 23:18:29</text:p>
          </table:table-cell>
          <table:table-cell office:value-type="date" office:date-value="2014-10-07T23:18:29" table:style-name="DateTimeCell">
            <text:p>2014-10-07 23:18:29</text:p>
          </table:table-cell>
        </table:table-row>
      </table:table>
      <table:table table:name="shop_commands"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import-descriptions</text:p>
          </table:table-cell>
          <table:table-cell office:value-type="string">
            <text:p>import descriptions</text:p>
          </table:table-cell>
          <table:table-cell office:value-type="string">
            <text:p>import descriptions</text:p>
          </table:table-cell>
          <table:table-cell office:value-type="string">
            <text:p>import descriptions</text:p>
          </table:table-cell>
          <table:table-cell office:value-type="date" office:date-value="2013-08-18T19:23:10" table:style-name="DateTimeCell">
            <text:p>2013-08-18 19:23:10</text:p>
          </table:table-cell>
          <table:table-cell office:value-type="date" office:date-value="2013-08-18T19:23:10" table:style-name="DateTimeCell">
            <text:p>2013-08-18 19:23:10</text:p>
          </table:table-cell>
          <table:table-cell office:value-type="date" office:date-value="1970-01-01T02:00:00" table:style-name="DateTimeCell">
            <text:p>0000-00-00 00:00:0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generate-sitemap</text:p>
          </table:table-cell>
          <table:table-cell office:value-type="string">
            <text:p>generate sitemap</text:p>
          </table:table-cell>
          <table:table-cell office:value-type="string">
            <text:p>generate sitemap</text:p>
          </table:table-cell>
          <table:table-cell office:value-type="string">
            <text:p>generate sitemap</text:p>
          </table:table-cell>
          <table:table-cell office:value-type="date" office:date-value="2013-08-18T20:09:25" table:style-name="DateTimeCell">
            <text:p>2013-08-18 20:09:25</text:p>
          </table:table-cell>
          <table:table-cell office:value-type="date" office:date-value="2013-08-18T20:09:25" table:style-name="DateTimeCell">
            <text:p>2013-08-18 20:09:25</text:p>
          </table:table-cell>
          <table:table-cell office:value-type="date" office:date-value="1970-01-01T02:00:00" table:style-name="DateTimeCell">
            <text:p>0000-00-00 00:00:00</text:p>
          </table:table-cell>
        </table:table-row>
      </table:table>
      <table:table table:name="shop_currency">
        <table:table-row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ACTIVE</text:p>
          </table:table-cell>
          <table:table-cell office:value-type="string">
            <text:p>EUR</text:p>
          </table:table-cell>
          <table:table-cell office:value-type="float" office:value="10.70">
            <text:p>10.70</text:p>
          </table:table-cell>
          <table:table-cell office:value-type="date" office:date-value="1970-01-01T02:00:00" table:style-name="DateTimeCell">
            <text:p>0000-00-00 00:00:00</text:p>
          </table:table-cell>
          <table:table-cell office:value-type="date" office:date-value="2013-08-15T00:36:46" table:style-name="DateTimeCell">
            <text:p>2013-08-15 00:36:46</text:p>
          </table:table-cell>
          <table:table-cell office:value-type="date" office:date-value="1970-01-01T02:00:00" table:style-name="DateTimeCell">
            <text:p>0000-00-00 00:00:0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ACTIVE</text:p>
          </table:table-cell>
          <table:table-cell office:value-type="string">
            <text:p>USD</text:p>
          </table:table-cell>
          <table:table-cell office:value-type="float" office:value="8.10">
            <text:p>8.10</text:p>
          </table:table-cell>
          <table:table-cell office:value-type="date" office:date-value="1970-01-01T02:00:00" table:style-name="DateTimeCell">
            <text:p>0000-00-00 00:00:00</text:p>
          </table:table-cell>
          <table:table-cell office:value-type="date" office:date-value="2013-08-15T00:36:53" table:style-name="DateTimeCell">
            <text:p>2013-08-15 00:36:53</text:p>
          </table:table-cell>
          <table:table-cell office:value-type="date" office:date-value="1970-01-01T02:00:00" table:style-name="DateTimeCell">
            <text:p>0000-00-00 00:00:0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office:value-type="string">
            <text:p>UAH</text:p>
          </table:table-cell>
          <table:table-cell office:value-type="float" office:value="1.00">
            <text:p>1.00</text:p>
          </table:table-cell>
          <table:table-cell office:value-type="date" office:date-value="2013-08-15T00:37:14" table:style-name="DateTimeCell">
            <text:p>2013-08-15 00:37:14</text:p>
          </table:table-cell>
          <table:table-cell office:value-type="date" office:date-value="2013-08-15T00:37:14" table:style-name="DateTimeCell">
            <text:p>2013-08-15 00:37:14</text:p>
          </table:table-cell>
          <table:table-cell office:value-type="date" office:date-value="1970-01-01T02:00:00" table:style-name="DateTimeCell">
            <text:p>0000-00-00 00:00:0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ACTIVE</text:p>
          </table:table-cell>
          <table:table-cell office:value-type="string">
            <text:p>PLN</text:p>
          </table:table-cell>
          <table:table-cell office:value-type="float" office:value="2.52">
            <text:p>2.52</text:p>
          </table:table-cell>
          <table:table-cell office:value-type="date" office:date-value="2013-08-17T01:30:40" table:style-name="DateTimeCell">
            <text:p>2013-08-17 01:30:40</text:p>
          </table:table-cell>
          <table:table-cell office:value-type="date" office:date-value="2013-08-17T01:30:40" table:style-name="DateTimeCell">
            <text:p>2013-08-17 01:30:40</text:p>
          </table:table-cell>
          <table:table-cell office:value-type="date" office:date-value="1970-01-01T02:00:00" table:style-name="DateTimeCell">
            <text:p>0000-00-00 00:00:00</text:p>
          </table:table-cell>
        </table:table-row>
      </table:table>
      <table:table table:name="shop_customerProductRequests"/>
      <table:table table:name="shop_deliveryAgencies"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www</text:p>
          </table:table-cell>
          <table:table-cell office:value-type="string">
            <text:p>wwwwee</text:p>
          </table:table-cell>
          <table:table-cell office:value-type="string">
            <text:p>ACTIVE</text:p>
          </table:table-cell>
          <table:table-cell office:value-type="date" office:date-value="2014-08-08T01:47:24" table:style-name="DateTimeCell">
            <text:p>2014-08-08 01:47:24</text:p>
          </table:table-cell>
          <table:table-cell office:value-type="date" office:date-value="2014-08-08T00:00:00" table:style-name="DateTimeCell">
            <text:p>2014-08-08 00:00:0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gunsel</text:p>
          </table:table-cell>
          <table:table-cell office:value-type="string">
            <text:p>www.gunsel.com.ua</text:p>
          </table:table-cell>
          <table:table-cell office:value-type="string">
            <text:p>ACTIVE</text:p>
          </table:table-cell>
          <table:table-cell office:value-type="date" office:date-value="2014-08-09T19:32:18" table:style-name="DateTimeCell">
            <text:p>2014-08-09 19:32:18</text:p>
          </table:table-cell>
          <table:table-cell office:value-type="date" office:date-value="2014-08-09T00:00:00" table:style-name="DateTimeCell">
            <text:p>2014-08-09 00:00:0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gunsel</text:p>
          </table:table-cell>
          <table:table-cell office:value-type="string">
            <text:p>www.gunsel.com.ua</text:p>
          </table:table-cell>
          <table:table-cell office:value-type="string">
            <text:p>REMOVED</text:p>
          </table:table-cell>
          <table:table-cell office:value-type="date" office:date-value="2014-08-09T19:32:30" table:style-name="DateTimeCell">
            <text:p>2014-08-09 19:32:30</text:p>
          </table:table-cell>
          <table:table-cell office:value-type="date" office:date-value="2014-10-02T02:25:40" table:style-name="DateTimeCell">
            <text:p>2014-10-02 02:25:4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eeee</text:p>
          </table:table-cell>
          <table:table-cell office:value-type="string">
            <text:p>NULL</text:p>
          </table:table-cell>
          <table:table-cell office:value-type="string">
            <text:p>REMOVED</text:p>
          </table:table-cell>
          <table:table-cell office:value-type="date" office:date-value="2014-10-02T22:22:38" table:style-name="DateTimeCell">
            <text:p>2014-10-02 22:22:38</text:p>
          </table:table-cell>
          <table:table-cell office:value-type="date" office:date-value="2014-10-02T22:35:57" table:style-name="DateTimeCell">
            <text:p>2014-10-02 22:35:57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Без назви</text:p>
          </table:table-cell>
          <table:table-cell office:value-type="string">
            <text:p>NULL</text:p>
          </table:table-cell>
          <table:table-cell office:value-type="string">
            <text:p>REMOVED</text:p>
          </table:table-cell>
          <table:table-cell office:value-type="date" office:date-value="2014-10-02T22:42:49" table:style-name="DateTimeCell">
            <text:p>2014-10-02 22:42:49</text:p>
          </table:table-cell>
          <table:table-cell office:value-type="date" office:date-value="2014-10-02T23:00:41" table:style-name="DateTimeCell">
            <text:p>2014-10-02 23:00:4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qqqq</text:p>
          </table:table-cell>
          <table:table-cell office:value-type="string">
            <text:p>NULL</text:p>
          </table:table-cell>
          <table:table-cell office:value-type="string">
            <text:p>REMOVED</text:p>
          </table:table-cell>
          <table:table-cell office:value-type="date" office:date-value="2014-10-02T23:01:25" table:style-name="DateTimeCell">
            <text:p>2014-10-02 23:01:25</text:p>
          </table:table-cell>
          <table:table-cell office:value-type="date" office:date-value="2014-10-02T23:15:47" table:style-name="DateTimeCell">
            <text:p>2014-10-02 23:15:47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fdsfdsf</text:p>
          </table:table-cell>
          <table:table-cell office:value-type="string">
            <text:p>NULL</text:p>
          </table:table-cell>
          <table:table-cell office:value-type="string">
            <text:p>REMOVED</text:p>
          </table:table-cell>
          <table:table-cell office:value-type="date" office:date-value="2014-10-02T23:02:00" table:style-name="DateTimeCell">
            <text:p>2014-10-02 23:02:00</text:p>
          </table:table-cell>
          <table:table-cell office:value-type="date" office:date-value="2014-10-02T23:15:48" table:style-name="DateTimeCell">
            <text:p>2014-10-02 23:15:48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fdsfsdf</text:p>
          </table:table-cell>
          <table:table-cell office:value-type="string">
            <text:p>NULL</text:p>
          </table:table-cell>
          <table:table-cell office:value-type="string">
            <text:p>REMOVED</text:p>
          </table:table-cell>
          <table:table-cell office:value-type="date" office:date-value="2014-10-02T23:03:05" table:style-name="DateTimeCell">
            <text:p>2014-10-02 23:03:05</text:p>
          </table:table-cell>
          <table:table-cell office:value-type="date" office:date-value="2014-10-02T23:15:50" table:style-name="DateTimeCell">
            <text:p>2014-10-02 23:15:5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Без назви</text:p>
          </table:table-cell>
          <table:table-cell office:value-type="string">
            <text:p>NULL</text:p>
          </table:table-cell>
          <table:table-cell office:value-type="string">
            <text:p>REMOVED</text:p>
          </table:table-cell>
          <table:table-cell office:value-type="date" office:date-value="2014-10-02T23:03:57" table:style-name="DateTimeCell">
            <text:p>2014-10-02 23:03:57</text:p>
          </table:table-cell>
          <table:table-cell office:value-type="date" office:date-value="2014-10-02T23:15:52" table:style-name="DateTimeCell">
            <text:p>2014-10-02 23:15:52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Нова Пошта</text:p>
          </table:table-cell>
          <table:table-cell office:value-type="string">
            <text:p>NULL</text:p>
          </table:table-cell>
          <table:table-cell office:value-type="string">
            <text:p>ACTIVE</text:p>
          </table:table-cell>
          <table:table-cell office:value-type="date" office:date-value="2014-10-02T23:04:49" table:style-name="DateTimeCell">
            <text:p>2014-10-02 23:04:49</text:p>
          </table:table-cell>
          <table:table-cell office:value-type="date" office:date-value="2014-10-27T16:09:16" table:style-name="DateTimeCell">
            <text:p>2014-10-27 16:09:16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Гюнсел</text:p>
          </table:table-cell>
          <table:table-cell office:value-type="string">
            <text:p>NULL</text:p>
          </table:table-cell>
          <table:table-cell office:value-type="string">
            <text:p>DISABLED</text:p>
          </table:table-cell>
          <table:table-cell office:value-type="date" office:date-value="2014-10-02T23:07:26" table:style-name="DateTimeCell">
            <text:p>2014-10-02 23:07:26</text:p>
          </table:table-cell>
          <table:table-cell office:value-type="date" office:date-value="2014-10-27T16:09:17" table:style-name="DateTimeCell">
            <text:p>2014-10-27 16:09:17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Без назвиfdsfsdfsd</text:p>
          </table:table-cell>
          <table:table-cell office:value-type="string">
            <text:p>NULL</text:p>
          </table:table-cell>
          <table:table-cell office:value-type="string">
            <text:p>REMOVED</text:p>
          </table:table-cell>
          <table:table-cell office:value-type="date" office:date-value="2014-10-02T23:12:07" table:style-name="DateTimeCell">
            <text:p>2014-10-02 23:12:07</text:p>
          </table:table-cell>
          <table:table-cell office:value-type="date" office:date-value="2014-10-03T01:33:19" table:style-name="DateTimeCell">
            <text:p>2014-10-03 01:33:19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fdsfsdf</text:p>
          </table:table-cell>
          <table:table-cell office:value-type="string">
            <text:p>NULL</text:p>
          </table:table-cell>
          <table:table-cell office:value-type="string">
            <text:p>REMOVED</text:p>
          </table:table-cell>
          <table:table-cell office:value-type="date" office:date-value="2014-10-02T23:12:31" table:style-name="DateTimeCell">
            <text:p>2014-10-02 23:12:31</text:p>
          </table:table-cell>
          <table:table-cell office:value-type="date" office:date-value="2014-10-03T00:57:23" table:style-name="DateTimeCell">
            <text:p>2014-10-03 00:57:23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dsadasdasd</text:p>
          </table:table-cell>
          <table:table-cell office:value-type="string">
            <text:p>NULL</text:p>
          </table:table-cell>
          <table:table-cell office:value-type="string">
            <text:p>REMOVED</text:p>
          </table:table-cell>
          <table:table-cell office:value-type="date" office:date-value="2014-10-02T23:13:26" table:style-name="DateTimeCell">
            <text:p>2014-10-02 23:13:26</text:p>
          </table:table-cell>
          <table:table-cell office:value-type="date" office:date-value="2014-10-03T00:57:21" table:style-name="DateTimeCell">
            <text:p>2014-10-03 00:57:2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dsadas</text:p>
          </table:table-cell>
          <table:table-cell office:value-type="string">
            <text:p>NULL</text:p>
          </table:table-cell>
          <table:table-cell office:value-type="string">
            <text:p>REMOVED</text:p>
          </table:table-cell>
          <table:table-cell office:value-type="date" office:date-value="2014-10-02T23:13:59" table:style-name="DateTimeCell">
            <text:p>2014-10-02 23:13:59</text:p>
          </table:table-cell>
          <table:table-cell office:value-type="date" office:date-value="2014-10-03T00:57:19" table:style-name="DateTimeCell">
            <text:p>2014-10-03 00:57:19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dsfsdfsd</text:p>
          </table:table-cell>
          <table:table-cell office:value-type="string">
            <text:p>NULL</text:p>
          </table:table-cell>
          <table:table-cell office:value-type="string">
            <text:p>REMOVED</text:p>
          </table:table-cell>
          <table:table-cell office:value-type="date" office:date-value="2014-10-02T23:16:01" table:style-name="DateTimeCell">
            <text:p>2014-10-02 23:16:01</text:p>
          </table:table-cell>
          <table:table-cell office:value-type="date" office:date-value="2014-10-03T00:57:17" table:style-name="DateTimeCell">
            <text:p>2014-10-03 00:57:17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fsdfsdf</text:p>
          </table:table-cell>
          <table:table-cell office:value-type="string">
            <text:p>NULL</text:p>
          </table:table-cell>
          <table:table-cell office:value-type="string">
            <text:p>REMOVED</text:p>
          </table:table-cell>
          <table:table-cell office:value-type="date" office:date-value="2014-10-02T23:17:26" table:style-name="DateTimeCell">
            <text:p>2014-10-02 23:17:26</text:p>
          </table:table-cell>
          <table:table-cell office:value-type="date" office:date-value="2014-10-03T00:57:15" table:style-name="DateTimeCell">
            <text:p>2014-10-03 00:57:15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ІН-Тайм</text:p>
          </table:table-cell>
          <table:table-cell office:value-type="string">
            <text:p>NULL</text:p>
          </table:table-cell>
          <table:table-cell office:value-type="string">
            <text:p>DISABLED</text:p>
          </table:table-cell>
          <table:table-cell office:value-type="date" office:date-value="2014-10-03T01:42:48" table:style-name="DateTimeCell">
            <text:p>2014-10-03 01:42:48</text:p>
          </table:table-cell>
          <table:table-cell office:value-type="date" office:date-value="2014-10-27T16:09:17" table:style-name="DateTimeCell">
            <text:p>2014-10-27 16:09:17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УкрПошта</text:p>
          </table:table-cell>
          <table:table-cell office:value-type="string">
            <text:p>NULL</text:p>
          </table:table-cell>
          <table:table-cell office:value-type="string">
            <text:p>DISABLED</text:p>
          </table:table-cell>
          <table:table-cell office:value-type="date" office:date-value="2014-10-03T01:43:09" table:style-name="DateTimeCell">
            <text:p>2014-10-03 01:43:09</text:p>
          </table:table-cell>
          <table:table-cell office:value-type="date" office:date-value="2014-10-27T16:09:18" table:style-name="DateTimeCell">
            <text:p>2014-10-27 16:09:18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авіаіа</text:p>
          </table:table-cell>
          <table:table-cell office:value-type="string">
            <text:p>NULL</text:p>
          </table:table-cell>
          <table:table-cell office:value-type="string">
            <text:p>REMOVED</text:p>
          </table:table-cell>
          <table:table-cell office:value-type="date" office:date-value="2014-10-03T02:05:30" table:style-name="DateTimeCell">
            <text:p>2014-10-03 02:05:30</text:p>
          </table:table-cell>
          <table:table-cell office:value-type="date" office:date-value="2014-10-03T02:05:58" table:style-name="DateTimeCell">
            <text:p>2014-10-03 02:05:58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Без назви</text:p>
          </table:table-cell>
          <table:table-cell office:value-type="string">
            <text:p>NULL</text:p>
          </table:table-cell>
          <table:table-cell office:value-type="string">
            <text:p>REMOVED</text:p>
          </table:table-cell>
          <table:table-cell office:value-type="date" office:date-value="2014-10-03T02:05:45" table:style-name="DateTimeCell">
            <text:p>2014-10-03 02:05:45</text:p>
          </table:table-cell>
          <table:table-cell office:value-type="date" office:date-value="2014-10-03T02:05:56" table:style-name="DateTimeCell">
            <text:p>2014-10-03 02:05:56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Без назви</text:p>
          </table:table-cell>
          <table:table-cell office:value-type="string">
            <text:p>NULL</text:p>
          </table:table-cell>
          <table:table-cell office:value-type="string">
            <text:p>REMOVED</text:p>
          </table:table-cell>
          <table:table-cell office:value-type="date" office:date-value="2014-10-03T02:08:36" table:style-name="DateTimeCell">
            <text:p>2014-10-03 02:08:36</text:p>
          </table:table-cell>
          <table:table-cell office:value-type="date" office:date-value="2014-10-03T02:21:56" table:style-name="DateTimeCell">
            <text:p>2014-10-03 02:21:5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dfsdf</text:p>
          </table:table-cell>
          <table:table-cell office:value-type="string">
            <text:p>NULL</text:p>
          </table:table-cell>
          <table:table-cell office:value-type="string">
            <text:p>REMOVED</text:p>
          </table:table-cell>
          <table:table-cell office:value-type="date" office:date-value="2014-10-03T02:18:35" table:style-name="DateTimeCell">
            <text:p>2014-10-03 02:18:35</text:p>
          </table:table-cell>
          <table:table-cell office:value-type="date" office:date-value="2014-10-03T02:19:19" table:style-name="DateTimeCell">
            <text:p>2014-10-03 02:19:19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Без назви</text:p>
          </table:table-cell>
          <table:table-cell office:value-type="string">
            <text:p>NULL</text:p>
          </table:table-cell>
          <table:table-cell office:value-type="string">
            <text:p>REMOVED</text:p>
          </table:table-cell>
          <table:table-cell office:value-type="date" office:date-value="2014-10-03T02:19:08" table:style-name="DateTimeCell">
            <text:p>2014-10-03 02:19:08</text:p>
          </table:table-cell>
          <table:table-cell office:value-type="date" office:date-value="2014-10-03T02:19:16" table:style-name="DateTimeCell">
            <text:p>2014-10-03 02:19:16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Без назви</text:p>
          </table:table-cell>
          <table:table-cell office:value-type="string">
            <text:p>NULL</text:p>
          </table:table-cell>
          <table:table-cell office:value-type="string">
            <text:p>REMOVED</text:p>
          </table:table-cell>
          <table:table-cell office:value-type="date" office:date-value="2014-10-03T02:19:24" table:style-name="DateTimeCell">
            <text:p>2014-10-03 02:19:24</text:p>
          </table:table-cell>
          <table:table-cell office:value-type="date" office:date-value="2014-10-03T02:21:54" table:style-name="DateTimeCell">
            <text:p>2014-10-03 02:21:54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Без назви</text:p>
          </table:table-cell>
          <table:table-cell office:value-type="string">
            <text:p>NULL</text:p>
          </table:table-cell>
          <table:table-cell office:value-type="string">
            <text:p>REMOVED</text:p>
          </table:table-cell>
          <table:table-cell office:value-type="date" office:date-value="2014-10-03T02:19:55" table:style-name="DateTimeCell">
            <text:p>2014-10-03 02:19:55</text:p>
          </table:table-cell>
          <table:table-cell office:value-type="date" office:date-value="2014-10-03T02:21:51" table:style-name="DateTimeCell">
            <text:p>2014-10-03 02:21:5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fdsfsdf</text:p>
          </table:table-cell>
          <table:table-cell office:value-type="string">
            <text:p>NULL</text:p>
          </table:table-cell>
          <table:table-cell office:value-type="string">
            <text:p>REMOVED</text:p>
          </table:table-cell>
          <table:table-cell office:value-type="date" office:date-value="2014-10-03T02:22:08" table:style-name="DateTimeCell">
            <text:p>2014-10-03 02:22:08</text:p>
          </table:table-cell>
          <table:table-cell office:value-type="date" office:date-value="2014-10-03T02:23:53" table:style-name="DateTimeCell">
            <text:p>2014-10-03 02:23:53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sfdsfsd</text:p>
          </table:table-cell>
          <table:table-cell office:value-type="string">
            <text:p>NULL</text:p>
          </table:table-cell>
          <table:table-cell office:value-type="string">
            <text:p>REMOVED</text:p>
          </table:table-cell>
          <table:table-cell office:value-type="date" office:date-value="2014-10-03T02:23:48" table:style-name="DateTimeCell">
            <text:p>2014-10-03 02:23:48</text:p>
          </table:table-cell>
          <table:table-cell office:value-type="date" office:date-value="2014-10-03T02:23:55" table:style-name="DateTimeCell">
            <text:p>2014-10-03 02:23:55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Без назвиавіавіаві</text:p>
          </table:table-cell>
          <table:table-cell office:value-type="string">
            <text:p>NULL</text:p>
          </table:table-cell>
          <table:table-cell office:value-type="string">
            <text:p>DISABLED</text:p>
          </table:table-cell>
          <table:table-cell office:value-type="date" office:date-value="2014-10-09T23:24:22" table:style-name="DateTimeCell">
            <text:p>2014-10-09 23:24:22</text:p>
          </table:table-cell>
          <table:table-cell office:value-type="date" office:date-value="2014-10-27T16:09:18" table:style-name="DateTimeCell">
            <text:p>2014-10-27 16:09:18</text:p>
          </table:table-cell>
        </table:table-row>
      </table:table>
      <table:table table:name="shop_favlists"/>
      <table:table table:name="shop_favproducts"/>
      <table:table table:name="shop_features"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LED</text:p>
          </table:table-cell>
          <table:table-cell office:value-type="string">
            <text:p>Інше</text:p>
          </table:table-cell>
          <table:table-cell office:value-type="date" office:date-value="2014-06-11T00:00:00" table:style-name="DateTimeCell">
            <text:p>2014-06-11 00:00:00</text:p>
          </table:table-cell>
          <table:table-cell office:value-type="date" office:date-value="2014-06-11T00:00:00" table:style-name="DateTimeCell">
            <text:p>2014-06-11 00:00:0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16:9</text:p>
          </table:table-cell>
          <table:table-cell office:value-type="string">
            <text:p>Інше</text:p>
          </table:table-cell>
          <table:table-cell office:value-type="date" office:date-value="2014-06-11T00:00:00" table:style-name="DateTimeCell">
            <text:p>2014-06-11 00:00:00</text:p>
          </table:table-cell>
          <table:table-cell office:value-type="date" office:date-value="2014-06-11T00:00:00" table:style-name="DateTimeCell">
            <text:p>2014-06-11 00:00:0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ltraFlat</text:p>
          </table:table-cell>
          <table:table-cell office:value-type="string">
            <text:p>Інше</text:p>
          </table:table-cell>
          <table:table-cell office:value-type="date" office:date-value="2014-06-11T00:00:00" table:style-name="DateTimeCell">
            <text:p>2014-06-11 00:00:00</text:p>
          </table:table-cell>
          <table:table-cell office:value-type="date" office:date-value="2014-06-11T00:00:00" table:style-name="DateTimeCell">
            <text:p>2014-06-11 00:00:0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D Support</text:p>
          </table:table-cell>
          <table:table-cell office:value-type="string">
            <text:p>Інше</text:p>
          </table:table-cell>
          <table:table-cell office:value-type="date" office:date-value="2014-06-11T00:00:00" table:style-name="DateTimeCell">
            <text:p>2014-06-11 00:00:00</text:p>
          </table:table-cell>
          <table:table-cell office:value-type="date" office:date-value="2014-06-11T00:00:00" table:style-name="DateTimeCell">
            <text:p>2014-06-11 00:00:0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Wi-Fi</text:p>
          </table:table-cell>
          <table:table-cell office:value-type="string">
            <text:p>Інше</text:p>
          </table:table-cell>
          <table:table-cell office:value-type="date" office:date-value="2014-06-11T00:00:00" table:style-name="DateTimeCell">
            <text:p>2014-06-11 00:00:00</text:p>
          </table:table-cell>
          <table:table-cell office:value-type="date" office:date-value="2014-06-11T00:00:00" table:style-name="DateTimeCell">
            <text:p>2014-06-11 00:00:0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IP67</text:p>
          </table:table-cell>
          <table:table-cell office:value-type="string">
            <text:p>Інше</text:p>
          </table:table-cell>
          <table:table-cell office:value-type="date" office:date-value="1970-01-01T02:00:00" table:style-name="DateTimeCell">
            <text:p>0000-00-00 00:00:00</text:p>
          </table:table-cell>
          <table:table-cell office:value-type="date" office:date-value="1970-01-01T02:00:00" table:style-name="DateTimeCell">
            <text:p>0000-00-00 00:00:00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fd</text:p>
          </table:table-cell>
          <table:table-cell office:value-type="string">
            <text:p>Інше</text:p>
          </table:table-cell>
          <table:table-cell office:value-type="date" office:date-value="2014-09-28T15:49:17" table:style-name="DateTimeCell">
            <text:p>2014-09-28 15:49:17</text:p>
          </table:table-cell>
          <table:table-cell office:value-type="date" office:date-value="2014-09-28T15:49:17" table:style-name="DateTimeCell">
            <text:p>2014-09-28 15:49:17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DEMO</text:p>
          </table:table-cell>
          <table:table-cell office:value-type="string">
            <text:p>Інше</text:p>
          </table:table-cell>
          <table:table-cell office:value-type="date" office:date-value="2014-09-28T15:53:12" table:style-name="DateTimeCell">
            <text:p>2014-09-28 15:53:12</text:p>
          </table:table-cell>
          <table:table-cell office:value-type="date" office:date-value="2014-09-28T15:53:12" table:style-name="DateTimeCell">
            <text:p>2014-09-28 15:53:12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DEMO3</text:p>
          </table:table-cell>
          <table:table-cell office:value-type="string">
            <text:p>Інше</text:p>
          </table:table-cell>
          <table:table-cell office:value-type="date" office:date-value="2014-09-28T17:53:05" table:style-name="DateTimeCell">
            <text:p>2014-09-28 17:53:05</text:p>
          </table:table-cell>
          <table:table-cell office:value-type="date" office:date-value="2014-09-28T17:53:05" table:style-name="DateTimeCell">
            <text:p>2014-09-28 17:53:05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TES3</text:p>
          </table:table-cell>
          <table:table-cell office:value-type="string">
            <text:p>Інше</text:p>
          </table:table-cell>
          <table:table-cell office:value-type="date" office:date-value="2014-09-28T17:55:48" table:style-name="DateTimeCell">
            <text:p>2014-09-28 17:55:48</text:p>
          </table:table-cell>
          <table:table-cell office:value-type="date" office:date-value="2014-09-28T17:55:48" table:style-name="DateTimeCell">
            <text:p>2014-09-28 17:55:48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ZZZ</text:p>
          </table:table-cell>
          <table:table-cell office:value-type="string">
            <text:p>Інше</text:p>
          </table:table-cell>
          <table:table-cell office:value-type="date" office:date-value="2014-09-28T22:58:10" table:style-name="DateTimeCell">
            <text:p>2014-09-28 22:58:10</text:p>
          </table:table-cell>
          <table:table-cell office:value-type="date" office:date-value="2014-09-28T22:58:10" table:style-name="DateTimeCell">
            <text:p>2014-09-28 22:58:1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DDD</text:p>
          </table:table-cell>
          <table:table-cell office:value-type="string">
            <text:p>Інше</text:p>
          </table:table-cell>
          <table:table-cell office:value-type="date" office:date-value="2014-09-28T23:15:01" table:style-name="DateTimeCell">
            <text:p>2014-09-28 23:15:01</text:p>
          </table:table-cell>
          <table:table-cell office:value-type="date" office:date-value="2014-09-28T23:15:01" table:style-name="DateTimeCell">
            <text:p>2014-09-28 23:15:0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WIDTH 200</text:p>
          </table:table-cell>
          <table:table-cell office:value-type="string">
            <text:p>Інше</text:p>
          </table:table-cell>
          <table:table-cell office:value-type="date" office:date-value="2014-09-28T23:15:23" table:style-name="DateTimeCell">
            <text:p>2014-09-28 23:15:23</text:p>
          </table:table-cell>
          <table:table-cell office:value-type="date" office:date-value="2014-09-28T23:15:23" table:style-name="DateTimeCell">
            <text:p>2014-09-28 23:15:23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Zoom10x</text:p>
          </table:table-cell>
          <table:table-cell office:value-type="string">
            <text:p>Інше</text:p>
          </table:table-cell>
          <table:table-cell office:value-type="date" office:date-value="2014-09-29T01:09:07" table:style-name="DateTimeCell">
            <text:p>2014-09-29 01:09:07</text:p>
          </table:table-cell>
          <table:table-cell office:value-type="date" office:date-value="2014-09-29T01:09:07" table:style-name="DateTimeCell">
            <text:p>2014-09-29 01:09:07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SSD250</text:p>
          </table:table-cell>
          <table:table-cell office:value-type="string">
            <text:p>Інше</text:p>
          </table:table-cell>
          <table:table-cell office:value-type="date" office:date-value="2014-10-09T02:34:54" table:style-name="DateTimeCell">
            <text:p>2014-10-09 02:34:54</text:p>
          </table:table-cell>
          <table:table-cell office:value-type="date" office:date-value="2014-10-09T02:34:54" table:style-name="DateTimeCell">
            <text:p>2014-10-09 02:34:54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 office:value-type="string">
            <text:p>COLOR</text:p>
          </table:table-cell>
          <table:table-cell office:value-type="date" office:date-value="2014-10-26T16:52:51" table:style-name="DateTimeCell">
            <text:p>2014-10-26 16:52:51</text:p>
          </table:table-cell>
          <table:table-cell office:value-type="date" office:date-value="2014-10-26T16:52:51" table:style-name="DateTimeCell">
            <text:p>2014-10-26 16:52:5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 office:value-type="string">
            <text:p>COLOR</text:p>
          </table:table-cell>
          <table:table-cell office:value-type="date" office:date-value="2014-10-26T16:52:51" table:style-name="DateTimeCell">
            <text:p>2014-10-26 16:52:51</text:p>
          </table:table-cell>
          <table:table-cell office:value-type="date" office:date-value="2014-10-26T16:52:51" table:style-name="DateTimeCell">
            <text:p>2014-10-26 16:52:5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1080p</text:p>
          </table:table-cell>
          <table:table-cell office:value-type="string">
            <text:p>LCD</text:p>
          </table:table-cell>
          <table:table-cell office:value-type="date" office:date-value="2014-10-26T16:52:51" table:style-name="DateTimeCell">
            <text:p>2014-10-26 16:52:51</text:p>
          </table:table-cell>
          <table:table-cell office:value-type="date" office:date-value="2014-10-26T16:52:51" table:style-name="DateTimeCell">
            <text:p>2014-10-26 16:52:51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EE</text:p>
          </table:table-cell>
          <table:table-cell office:value-type="string">
            <text:p>Інше</text:p>
          </table:table-cell>
          <table:table-cell office:value-type="date" office:date-value="2014-10-26T17:53:25" table:style-name="DateTimeCell">
            <text:p>2014-10-26 17:53:25</text:p>
          </table:table-cell>
          <table:table-cell office:value-type="date" office:date-value="2014-10-26T17:53:25" table:style-name="DateTimeCell">
            <text:p>2014-10-26 17:53:25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ZZ</text:p>
          </table:table-cell>
          <table:table-cell office:value-type="string">
            <text:p>Інше</text:p>
          </table:table-cell>
          <table:table-cell office:value-type="date" office:date-value="2014-10-26T17:53:25" table:style-name="DateTimeCell">
            <text:p>2014-10-26 17:53:25</text:p>
          </table:table-cell>
          <table:table-cell office:value-type="date" office:date-value="2014-10-26T17:53:25" table:style-name="DateTimeCell">
            <text:p>2014-10-26 17:53:25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DDD</text:p>
          </table:table-cell>
          <table:table-cell office:value-type="string">
            <text:p>LCD</text:p>
          </table:table-cell>
          <table:table-cell office:value-type="date" office:date-value="2014-10-26T17:57:40" table:style-name="DateTimeCell">
            <text:p>2014-10-26 17:57:40</text:p>
          </table:table-cell>
          <table:table-cell office:value-type="date" office:date-value="2014-10-26T17:57:40" table:style-name="DateTimeCell">
            <text:p>2014-10-26 17:57:40</text:p>
          </table:table-cell>
        </table:table-row>
        <table:table-row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1080p</text:p>
          </table:table-cell>
          <table:table-cell office:value-type="string">
            <text:p>Інше</text:p>
          </table:table-cell>
          <table:table-cell office:value-type="date" office:date-value="2014-10-26T18:01:08" table:style-name="DateTimeCell">
            <text:p>2014-10-26 18:01:08</text:p>
          </table:table-cell>
          <table:table-cell office:value-type="date" office:date-value="2014-10-26T18:01:08" table:style-name="DateTimeCell">
            <text:p>2014-10-26 18:01:08</text:p>
          </table:table-cell>
        </table:table-row>
        <table:table-row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720p</text:p>
          </table:table-cell>
          <table:table-cell office:value-type="string">
            <text:p>Інше</text:p>
          </table:table-cell>
          <table:table-cell office:value-type="date" office:date-value="2014-10-26T18:01:18" table:style-name="DateTimeCell">
            <text:p>2014-10-26 18:01:18</text:p>
          </table:table-cell>
          <table:table-cell office:value-type="date" office:date-value="2014-10-26T18:01:18" table:style-name="DateTimeCell">
            <text:p>2014-10-26 18:01:18</text:p>
          </table:table-cell>
        </table:table-row>
        <table:table-row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DDD</text:p>
          </table:table-cell>
          <table:table-cell office:value-type="string">
            <text:p>VASA</text:p>
          </table:table-cell>
          <table:table-cell office:value-type="date" office:date-value="2014-10-26T18:01:31" table:style-name="DateTimeCell">
            <text:p>2014-10-26 18:01:31</text:p>
          </table:table-cell>
          <table:table-cell office:value-type="date" office:date-value="2014-10-26T18:01:31" table:style-name="DateTimeCell">
            <text:p>2014-10-26 18:01:31</text:p>
          </table:table-cell>
        </table:table-row>
        <table:table-row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ZZ</text:p>
          </table:table-cell>
          <table:table-cell office:value-type="string">
            <text:p>VASA</text:p>
          </table:table-cell>
          <table:table-cell office:value-type="date" office:date-value="2014-10-26T18:01:32" table:style-name="DateTimeCell">
            <text:p>2014-10-26 18:01:32</text:p>
          </table:table-cell>
          <table:table-cell office:value-type="date" office:date-value="2014-10-26T18:01:32" table:style-name="DateTimeCell">
            <text:p>2014-10-26 18:01:32</text:p>
          </table:table-cell>
        </table:table-row>
        <table:table-row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1080p</text:p>
          </table:table-cell>
          <table:table-cell office:value-type="string">
            <text:p>VASA</text:p>
          </table:table-cell>
          <table:table-cell office:value-type="date" office:date-value="2014-10-26T18:01:32" table:style-name="DateTimeCell">
            <text:p>2014-10-26 18:01:32</text:p>
          </table:table-cell>
          <table:table-cell office:value-type="date" office:date-value="2014-10-26T18:01:32" table:style-name="DateTimeCell">
            <text:p>2014-10-26 18:01:32</text:p>
          </table:table-cell>
        </table:table-row>
        <table:table-row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720p</text:p>
          </table:table-cell>
          <table:table-cell office:value-type="string">
            <text:p>VASA</text:p>
          </table:table-cell>
          <table:table-cell office:value-type="date" office:date-value="2014-10-26T18:01:32" table:style-name="DateTimeCell">
            <text:p>2014-10-26 18:01:32</text:p>
          </table:table-cell>
          <table:table-cell office:value-type="date" office:date-value="2014-10-26T18:01:32" table:style-name="DateTimeCell">
            <text:p>2014-10-26 18:01:32</text:p>
          </table:table-cell>
        </table:table-row>
        <table:table-row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 office:value-type="string">
            <text:p>COLOR</text:p>
          </table:table-cell>
          <table:table-cell office:value-type="date" office:date-value="2014-10-26T18:03:13" table:style-name="DateTimeCell">
            <text:p>2014-10-26 18:03:13</text:p>
          </table:table-cell>
          <table:table-cell office:value-type="date" office:date-value="2014-10-26T18:03:13" table:style-name="DateTimeCell">
            <text:p>2014-10-26 18:03:13</text:p>
          </table:table-cell>
        </table:table-row>
        <table:table-row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1:5000</text:p>
          </table:table-cell>
          <table:table-cell office:value-type="string">
            <text:p>LCD</text:p>
          </table:table-cell>
          <table:table-cell office:value-type="date" office:date-value="2014-10-26T18:03:35" table:style-name="DateTimeCell">
            <text:p>2014-10-26 18:03:35</text:p>
          </table:table-cell>
          <table:table-cell office:value-type="date" office:date-value="2014-10-26T18:03:35" table:style-name="DateTimeCell">
            <text:p>2014-10-26 18:03:35</text:p>
          </table:table-cell>
        </table:table-row>
        <table:table-row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USB</text:p>
          </table:table-cell>
          <table:table-cell office:value-type="string">
            <text:p>Інтерфейс</text:p>
          </table:table-cell>
          <table:table-cell office:value-type="date" office:date-value="2014-10-27T03:55:26" table:style-name="DateTimeCell">
            <text:p>2014-10-27 03:55:26</text:p>
          </table:table-cell>
          <table:table-cell office:value-type="date" office:date-value="2014-10-27T03:55:26" table:style-name="DateTimeCell">
            <text:p>2014-10-27 03:55:26</text:p>
          </table:table-cell>
        </table:table-row>
        <table:table-row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HDMI</text:p>
          </table:table-cell>
          <table:table-cell office:value-type="string">
            <text:p>Інтерфейс</text:p>
          </table:table-cell>
          <table:table-cell office:value-type="date" office:date-value="2014-10-27T03:55:26" table:style-name="DateTimeCell">
            <text:p>2014-10-27 03:55:26</text:p>
          </table:table-cell>
          <table:table-cell office:value-type="date" office:date-value="2014-10-27T03:55:26" table:style-name="DateTimeCell">
            <text:p>2014-10-27 03:55:26</text:p>
          </table:table-cell>
        </table:table-row>
        <table:table-row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SCART</text:p>
          </table:table-cell>
          <table:table-cell office:value-type="string">
            <text:p>Інтерфейс</text:p>
          </table:table-cell>
          <table:table-cell office:value-type="date" office:date-value="2014-10-27T03:55:26" table:style-name="DateTimeCell">
            <text:p>2014-10-27 03:55:26</text:p>
          </table:table-cell>
          <table:table-cell office:value-type="date" office:date-value="2014-10-27T03:55:26" table:style-name="DateTimeCell">
            <text:p>2014-10-27 03:55:26</text:p>
          </table:table-cell>
        </table:table-row>
      </table:table>
      <table:table table:name="shop_offers"/>
      <table:table table:name="shop_orders"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58">
            <text:p>58</text:p>
          </table:table-cell>
          <table:table-cell office:value-type="string">
            <text:p>NULL</text:p>
          </table:table-cell>
          <table:table-cell office:value-type="string">
            <text:p>12</text:p>
          </table:table-cell>
          <table:table-cell office:value-type="string">
            <text:p>nope</text:p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9a6526c13c782efec386f9a2736fc6b1</text:p>
          </table:table-cell>
          <table:table-cell office:value-type="string">
            <text:p>NULL</text:p>
          </table:table-cell>
          <table:table-cell office:value-type="date" office:date-value="2014-08-05T11:00:52" table:style-name="DateTimeCell">
            <text:p>2014-08-05 11:00:52</text:p>
          </table:table-cell>
          <table:table-cell office:value-type="date" office:date-value="2014-09-27T01:44:23" table:style-name="DateTimeCell">
            <text:p>2014-09-27 01:44:23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59">
            <text:p>59</text:p>
          </table:table-cell>
          <table:table-cell office:value-type="string">
            <text:p>NULL</text:p>
          </table:table-cell>
          <table:table-cell office:value-type="string">
            <text:p>12</text:p>
          </table:table-cell>
          <table:table-cell office:value-type="string">
            <text:p>nope</text:p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78d8d7d15595d961b6a8c12ce0df33c2</text:p>
          </table:table-cell>
          <table:table-cell office:value-type="string">
            <text:p>NULL</text:p>
          </table:table-cell>
          <table:table-cell office:value-type="date" office:date-value="2014-08-05T21:46:40" table:style-name="DateTimeCell">
            <text:p>2014-08-05 21:46:40</text:p>
          </table:table-cell>
          <table:table-cell office:value-type="date" office:date-value="2014-09-27T01:44:13" table:style-name="DateTimeCell">
            <text:p>2014-09-27 01:44:13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 office:value-type="string">
            <text:p>12</text:p>
          </table:table-cell>
          <table:table-cell office:value-type="string">
            <text:p>nope</text:p>
          </table:table-cell>
          <table:table-cell office:value-type="string">
            <text:p>gdfgfdgfdgdf</text:p>
          </table:table-cell>
          <table:table-cell office:value-type="string">
            <text:p>CUSTOMER_CANCELED</text:p>
          </table:table-cell>
          <table:table-cell office:value-type="string">
            <text:p>ee8410f40da7bd0b93463f0819b0879e</text:p>
          </table:table-cell>
          <table:table-cell office:value-type="string">
            <text:p>NULL</text:p>
          </table:table-cell>
          <table:table-cell office:value-type="date" office:date-value="2014-08-05T22:13:23" table:style-name="DateTimeCell">
            <text:p>2014-08-05 22:13:23</text:p>
          </table:table-cell>
          <table:table-cell office:value-type="date" office:date-value="2014-09-27T01:49:10" table:style-name="DateTimeCell">
            <text:p>2014-09-27 01:49:1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62">
            <text:p>62</text:p>
          </table:table-cell>
          <table:table-cell office:value-type="string">
            <text:p>NULL</text:p>
          </table:table-cell>
          <table:table-cell office:value-type="string">
            <text:p>12</text:p>
          </table:table-cell>
          <table:table-cell office:value-type="string">
            <text:p>nope</text:p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0f132f394dcc8c534a25f6a24bd0e5cc</text:p>
          </table:table-cell>
          <table:table-cell office:value-type="string">
            <text:p>NULL</text:p>
          </table:table-cell>
          <table:table-cell office:value-type="date" office:date-value="2014-08-05T22:17:34" table:style-name="DateTimeCell">
            <text:p>2014-08-05 22:17:34</text:p>
          </table:table-cell>
          <table:table-cell office:value-type="date" office:date-value="2014-09-27T01:44:15" table:style-name="DateTimeCell">
            <text:p>2014-09-27 01:44:15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63">
            <text:p>63</text:p>
          </table:table-cell>
          <table:table-cell office:value-type="string">
            <text:p>NULL</text:p>
          </table:table-cell>
          <table:table-cell office:value-type="string">
            <text:p>12</text:p>
          </table:table-cell>
          <table:table-cell office:value-type="string">
            <text:p>nope</text:p>
          </table:table-cell>
          <table:table-cell office:value-type="string">
            <text:p>NULL</text:p>
          </table:table-cell>
          <table:table-cell office:value-type="string">
            <text:p>SHOP_REFUNDED</text:p>
          </table:table-cell>
          <table:table-cell office:value-type="string">
            <text:p>f4f424093eb502fddf6cdc41209d2078</text:p>
          </table:table-cell>
          <table:table-cell office:value-type="string">
            <text:p>NULL</text:p>
          </table:table-cell>
          <table:table-cell office:value-type="date" office:date-value="2014-08-05T22:26:21" table:style-name="DateTimeCell">
            <text:p>2014-08-05 22:26:21</text:p>
          </table:table-cell>
          <table:table-cell office:value-type="date" office:date-value="2014-09-27T01:49:06" table:style-name="DateTimeCell">
            <text:p>2014-09-27 01:49:06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64">
            <text:p>64</text:p>
          </table:table-cell>
          <table:table-cell office:value-type="string">
            <text:p>NULL</text:p>
          </table:table-cell>
          <table:table-cell office:value-type="string">
            <text:p>12</text:p>
          </table:table-cell>
          <table:table-cell office:value-type="string">
            <text:p>nope</text:p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8d2b8e887edacb6c72f9f09266380c11</text:p>
          </table:table-cell>
          <table:table-cell office:value-type="string">
            <text:p>NULL</text:p>
          </table:table-cell>
          <table:table-cell office:value-type="date" office:date-value="2014-08-05T23:19:32" table:style-name="DateTimeCell">
            <text:p>2014-08-05 23:19:32</text:p>
          </table:table-cell>
          <table:table-cell office:value-type="date" office:date-value="2014-08-25T00:56:24" table:style-name="DateTimeCell">
            <text:p>2014-08-25 00:56:24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65">
            <text:p>65</text:p>
          </table:table-cell>
          <table:table-cell office:value-type="string">
            <text:p>NULL</text:p>
          </table:table-cell>
          <table:table-cell office:value-type="string">
            <text:p>12</text:p>
          </table:table-cell>
          <table:table-cell office:value-type="string">
            <text:p>nope</text:p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4a955999b078232fc5eebf4809df7d90</text:p>
          </table:table-cell>
          <table:table-cell office:value-type="string">
            <text:p>NULL</text:p>
          </table:table-cell>
          <table:table-cell office:value-type="date" office:date-value="2014-08-05T23:19:56" table:style-name="DateTimeCell">
            <text:p>2014-08-05 23:19:56</text:p>
          </table:table-cell>
          <table:table-cell office:value-type="date" office:date-value="2014-10-27T03:50:11" table:style-name="DateTimeCell">
            <text:p>2014-10-27 03:50:11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66">
            <text:p>66</text:p>
          </table:table-cell>
          <table:table-cell office:value-type="string">
            <text:p>NULL</text:p>
          </table:table-cell>
          <table:table-cell office:value-type="string">
            <text:p>12</text:p>
          </table:table-cell>
          <table:table-cell office:value-type="string">
            <text:p>nope</text:p>
          </table:table-cell>
          <table:table-cell office:value-type="string">
            <text:p>NULL</text:p>
          </table:table-cell>
          <table:table-cell office:value-type="string">
            <text:p>CUSTOMER_CANCELED</text:p>
          </table:table-cell>
          <table:table-cell office:value-type="string">
            <text:p>f0d469e07594e920aacab92e70695185</text:p>
          </table:table-cell>
          <table:table-cell office:value-type="string">
            <text:p>NULL</text:p>
          </table:table-cell>
          <table:table-cell office:value-type="date" office:date-value="2014-08-05T23:21:38" table:style-name="DateTimeCell">
            <text:p>2014-08-05 23:21:38</text:p>
          </table:table-cell>
          <table:table-cell office:value-type="date" office:date-value="2014-09-27T01:49:03" table:style-name="DateTimeCell">
            <text:p>2014-09-27 01:49:03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float" office:value="67">
            <text:p>67</text:p>
          </table:table-cell>
          <table:table-cell office:value-type="string">
            <text:p>NULL</text:p>
          </table:table-cell>
          <table:table-cell office:value-type="string">
            <text:p>12</text:p>
          </table:table-cell>
          <table:table-cell office:value-type="string">
            <text:p>nope</text:p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7872e875c896a4349ab17e44b21026d1</text:p>
          </table:table-cell>
          <table:table-cell office:value-type="string">
            <text:p>NULL</text:p>
          </table:table-cell>
          <table:table-cell office:value-type="date" office:date-value="2014-07-21T23:22:27" table:style-name="DateTimeCell">
            <text:p>2014-07-21 23:22:27</text:p>
          </table:table-cell>
          <table:table-cell office:value-type="date" office:date-value="2014-09-27T01:49:00" table:style-name="DateTimeCell">
            <text:p>2014-09-27 01:49:00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68">
            <text:p>68</text:p>
          </table:table-cell>
          <table:table-cell office:value-type="string">
            <text:p>NULL</text:p>
          </table:table-cell>
          <table:table-cell office:value-type="string">
            <text:p>12</text:p>
          </table:table-cell>
          <table:table-cell office:value-type="string">
            <text:p>nope</text:p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00dba5ca1ac72f8f8b5648843de5c51e</text:p>
          </table:table-cell>
          <table:table-cell office:value-type="string">
            <text:p>NULL</text:p>
          </table:table-cell>
          <table:table-cell office:value-type="date" office:date-value="2014-08-05T23:23:16" table:style-name="DateTimeCell">
            <text:p>2014-08-05 23:23:16</text:p>
          </table:table-cell>
          <table:table-cell office:value-type="date" office:date-value="2014-10-27T03:50:15" table:style-name="DateTimeCell">
            <text:p>2014-10-27 03:50:15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69">
            <text:p>69</text:p>
          </table:table-cell>
          <table:table-cell office:value-type="string">
            <text:p>NULL</text:p>
          </table:table-cell>
          <table:table-cell office:value-type="string">
            <text:p>12</text:p>
          </table:table-cell>
          <table:table-cell office:value-type="string">
            <text:p>nope</text:p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24d8632c86071a35f4cc540b13f70ef8</text:p>
          </table:table-cell>
          <table:table-cell office:value-type="string">
            <text:p>NULL</text:p>
          </table:table-cell>
          <table:table-cell office:value-type="date" office:date-value="2014-08-06T00:03:28" table:style-name="DateTimeCell">
            <text:p>2014-08-06 00:03:28</text:p>
          </table:table-cell>
          <table:table-cell office:value-type="date" office:date-value="2014-09-27T01:48:03" table:style-name="DateTimeCell">
            <text:p>2014-09-27 01:48:03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office:value-type="string">
            <text:p>12</text:p>
          </table:table-cell>
          <table:table-cell office:value-type="string">
            <text:p>nope</text:p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d25749e58cb0a29ba27e4566f19d53e6</text:p>
          </table:table-cell>
          <table:table-cell office:value-type="string">
            <text:p>NULL</text:p>
          </table:table-cell>
          <table:table-cell office:value-type="date" office:date-value="2014-08-06T00:06:37" table:style-name="DateTimeCell">
            <text:p>2014-08-06 00:06:37</text:p>
          </table:table-cell>
          <table:table-cell office:value-type="date" office:date-value="2014-10-27T03:50:13" table:style-name="DateTimeCell">
            <text:p>2014-10-27 03:50:13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71">
            <text:p>71</text:p>
          </table:table-cell>
          <table:table-cell office:value-type="string">
            <text:p>NULL</text:p>
          </table:table-cell>
          <table:table-cell office:value-type="string">
            <text:p>12</text:p>
          </table:table-cell>
          <table:table-cell office:value-type="string">
            <text:p>nope</text:p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f8e00c2987406517267884eb4ced3941</text:p>
          </table:table-cell>
          <table:table-cell office:value-type="string">
            <text:p>NULL</text:p>
          </table:table-cell>
          <table:table-cell office:value-type="date" office:date-value="2014-08-06T00:09:23" table:style-name="DateTimeCell">
            <text:p>2014-08-06 00:09:23</text:p>
          </table:table-cell>
          <table:table-cell office:value-type="date" office:date-value="2014-08-23T16:39:33" table:style-name="DateTimeCell">
            <text:p>2014-08-23 16:39:33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72">
            <text:p>72</text:p>
          </table:table-cell>
          <table:table-cell office:value-type="string">
            <text:p>NULL</text:p>
          </table:table-cell>
          <table:table-cell office:value-type="string">
            <text:p>12</text:p>
          </table:table-cell>
          <table:table-cell office:value-type="string">
            <text:p>nope</text:p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e50f308b9ae5d86f75e5c49392b60db8</text:p>
          </table:table-cell>
          <table:table-cell office:value-type="string">
            <text:p>NULL</text:p>
          </table:table-cell>
          <table:table-cell office:value-type="date" office:date-value="2014-08-06T00:11:40" table:style-name="DateTimeCell">
            <text:p>2014-08-06 00:11:40</text:p>
          </table:table-cell>
          <table:table-cell office:value-type="date" office:date-value="2014-08-23T18:39:57" table:style-name="DateTimeCell">
            <text:p>2014-08-23 18:39:57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73">
            <text:p>73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sadsadsad</text:p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873feb22c4115c15d917b2f32acc64ce</text:p>
          </table:table-cell>
          <table:table-cell office:value-type="string">
            <text:p>NULL</text:p>
          </table:table-cell>
          <table:table-cell office:value-type="date" office:date-value="2014-08-06T00:21:44" table:style-name="DateTimeCell">
            <text:p>2014-08-06 00:21:44</text:p>
          </table:table-cell>
          <table:table-cell office:value-type="date" office:date-value="2014-08-24T17:00:42" table:style-name="DateTimeCell">
            <text:p>2014-08-24 17:00:4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74">
            <text:p>74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dsadsadas</text:p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e52985a1808a49a43e2705b010c39b21</text:p>
          </table:table-cell>
          <table:table-cell office:value-type="string">
            <text:p>NULL</text:p>
          </table:table-cell>
          <table:table-cell office:value-type="date" office:date-value="2014-08-06T00:25:02" table:style-name="DateTimeCell">
            <text:p>2014-08-06 00:25:02</text:p>
          </table:table-cell>
          <table:table-cell office:value-type="date" office:date-value="2014-08-23T18:38:42" table:style-name="DateTimeCell">
            <text:p>2014-08-23 18:38:42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dgfdg</text:p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e83238a86524a69f325e38113a236718</text:p>
          </table:table-cell>
          <table:table-cell office:value-type="string">
            <text:p>NULL</text:p>
          </table:table-cell>
          <table:table-cell office:value-type="date" office:date-value="2014-08-06T00:28:27" table:style-name="DateTimeCell">
            <text:p>2014-08-06 00:28:27</text:p>
          </table:table-cell>
          <table:table-cell office:value-type="date" office:date-value="2014-08-23T18:39:39" table:style-name="DateTimeCell">
            <text:p>2014-08-23 18:39:39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76">
            <text:p>76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dasdasd</text:p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c0faa37d81462b0f796a2853befdb50c</text:p>
          </table:table-cell>
          <table:table-cell office:value-type="string">
            <text:p>NULL</text:p>
          </table:table-cell>
          <table:table-cell office:value-type="date" office:date-value="2014-08-06T00:29:34" table:style-name="DateTimeCell">
            <text:p>2014-08-06 00:29:34</text:p>
          </table:table-cell>
          <table:table-cell office:value-type="date" office:date-value="2014-08-24T16:48:33" table:style-name="DateTimeCell">
            <text:p>2014-08-24 16:48:33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77">
            <text:p>77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81fda0652c414125e274f1bc2af3c96a</text:p>
          </table:table-cell>
          <table:table-cell office:value-type="string">
            <text:p>NULL</text:p>
          </table:table-cell>
          <table:table-cell office:value-type="date" office:date-value="2014-08-06T00:33:47" table:style-name="DateTimeCell">
            <text:p>2014-08-06 00:33:47</text:p>
          </table:table-cell>
          <table:table-cell office:value-type="date" office:date-value="2014-08-24T00:01:37" table:style-name="DateTimeCell">
            <text:p>2014-08-24 00:01:37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78">
            <text:p>78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dsadsa</text:p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fb7fb857b0ea31a23a3f2d6874f8cc2f</text:p>
          </table:table-cell>
          <table:table-cell office:value-type="string">
            <text:p>1</text:p>
          </table:table-cell>
          <table:table-cell office:value-type="date" office:date-value="2014-08-06T09:11:53" table:style-name="DateTimeCell">
            <text:p>2014-08-06 09:11:53</text:p>
          </table:table-cell>
          <table:table-cell office:value-type="date" office:date-value="2014-08-24T00:03:11" table:style-name="DateTimeCell">
            <text:p>2014-08-24 00:03:1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float" office:value="79">
            <text:p>79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fdsfsdf</text:p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82b3ff53f6d5b5713dcf46969e2d6d3a</text:p>
          </table:table-cell>
          <table:table-cell office:value-type="string">
            <text:p>1</text:p>
          </table:table-cell>
          <table:table-cell office:value-type="date" office:date-value="2014-08-06T09:20:53" table:style-name="DateTimeCell">
            <text:p>2014-08-06 09:20:53</text:p>
          </table:table-cell>
          <table:table-cell office:value-type="date" office:date-value="2014-08-24T00:20:10" table:style-name="DateTimeCell">
            <text:p>2014-08-24 00:20:10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6cf3fccf7c9d3550815f8baef9ce5366</text:p>
          </table:table-cell>
          <table:table-cell office:value-type="string">
            <text:p>1</text:p>
          </table:table-cell>
          <table:table-cell office:value-type="date" office:date-value="2014-08-06T09:26:50" table:style-name="DateTimeCell">
            <text:p>2014-08-06 09:26:50</text:p>
          </table:table-cell>
          <table:table-cell office:value-type="date" office:date-value="2014-08-24T17:39:30" table:style-name="DateTimeCell">
            <text:p>2014-08-24 17:39:30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office:value-type="float" office:value="81">
            <text:p>81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87e97f4151d330ec7ce5f8f9efbfb95e</text:p>
          </table:table-cell>
          <table:table-cell office:value-type="string">
            <text:p>1</text:p>
          </table:table-cell>
          <table:table-cell office:value-type="date" office:date-value="2014-08-07T01:06:53" table:style-name="DateTimeCell">
            <text:p>2014-08-07 01:06:53</text:p>
          </table:table-cell>
          <table:table-cell office:value-type="date" office:date-value="2014-08-24T00:12:51" table:style-name="DateTimeCell">
            <text:p>2014-08-24 00:12:5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83">
            <text:p>83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4f6db05389ddcb8e97cf7e565faa24fe</text:p>
          </table:table-cell>
          <table:table-cell office:value-type="string">
            <text:p>1</text:p>
          </table:table-cell>
          <table:table-cell office:value-type="date" office:date-value="2014-08-07T01:07:54" table:style-name="DateTimeCell">
            <text:p>2014-08-07 01:07:54</text:p>
          </table:table-cell>
          <table:table-cell office:value-type="date" office:date-value="2014-08-24T00:03:40" table:style-name="DateTimeCell">
            <text:p>2014-08-24 00:03:40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87">
            <text:p>87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f97c2f446b987da5f1ab4475b531d0b9</text:p>
          </table:table-cell>
          <table:table-cell office:value-type="string">
            <text:p>1</text:p>
          </table:table-cell>
          <table:table-cell office:value-type="date" office:date-value="2014-08-07T01:18:01" table:style-name="DateTimeCell">
            <text:p>2014-08-07 01:18:01</text:p>
          </table:table-cell>
          <table:table-cell office:value-type="date" office:date-value="2014-08-07T01:18:01" table:style-name="DateTimeCell">
            <text:p>2014-08-07 01:18:0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float" office:value="89">
            <text:p>89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252c8484881f943ab4373f78a129c104</text:p>
          </table:table-cell>
          <table:table-cell office:value-type="string">
            <text:p>NULL</text:p>
          </table:table-cell>
          <table:table-cell office:value-type="date" office:date-value="2014-08-07T01:19:27" table:style-name="DateTimeCell">
            <text:p>2014-08-07 01:19:27</text:p>
          </table:table-cell>
          <table:table-cell office:value-type="date" office:date-value="2014-08-24T00:13:20" table:style-name="DateTimeCell">
            <text:p>2014-08-24 00:13:20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gfh</text:p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cf7b9334634eba0bc507776dde9e9655</text:p>
          </table:table-cell>
          <table:table-cell office:value-type="string">
            <text:p>1</text:p>
          </table:table-cell>
          <table:table-cell office:value-type="date" office:date-value="2014-08-07T01:22:32" table:style-name="DateTimeCell">
            <text:p>2014-08-07 01:22:32</text:p>
          </table:table-cell>
          <table:table-cell office:value-type="date" office:date-value="2014-08-24T00:14:33" table:style-name="DateTimeCell">
            <text:p>2014-08-24 00:14:33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91">
            <text:p>91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dsfds</text:p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76e78f18af6b9bb669aa2d5e9b5251a5</text:p>
          </table:table-cell>
          <table:table-cell office:value-type="string">
            <text:p>1</text:p>
          </table:table-cell>
          <table:table-cell office:value-type="date" office:date-value="2014-08-07T01:24:48" table:style-name="DateTimeCell">
            <text:p>2014-08-07 01:24:48</text:p>
          </table:table-cell>
          <table:table-cell office:value-type="date" office:date-value="2014-08-24T00:20:39" table:style-name="DateTimeCell">
            <text:p>2014-08-24 00:20:39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92">
            <text:p>92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fdsfsd</text:p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5c3c1ad325fdf060f4ec6b2b5689b23e</text:p>
          </table:table-cell>
          <table:table-cell office:value-type="string">
            <text:p>1</text:p>
          </table:table-cell>
          <table:table-cell office:value-type="date" office:date-value="2014-08-09T19:23:27" table:style-name="DateTimeCell">
            <text:p>2014-08-09 19:23:27</text:p>
          </table:table-cell>
          <table:table-cell office:value-type="date" office:date-value="2014-08-16T21:56:04" table:style-name="DateTimeCell">
            <text:p>2014-08-16 21:56:0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93">
            <text:p>93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fdsfsd</text:p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5699061b56affc7e60fce59e9c1c24d5</text:p>
          </table:table-cell>
          <table:table-cell office:value-type="string">
            <text:p>1</text:p>
          </table:table-cell>
          <table:table-cell office:value-type="date" office:date-value="2014-08-09T19:24:10" table:style-name="DateTimeCell">
            <text:p>2014-08-09 19:24:10</text:p>
          </table:table-cell>
          <table:table-cell office:value-type="date" office:date-value="2014-08-24T00:15:17" table:style-name="DateTimeCell">
            <text:p>2014-08-24 00:15:17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94">
            <text:p>94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fdsfsd</text:p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492c3d0f1aa81d2a5df6692c855e5ef7</text:p>
          </table:table-cell>
          <table:table-cell office:value-type="string">
            <text:p>NULL</text:p>
          </table:table-cell>
          <table:table-cell office:value-type="date" office:date-value="2014-08-09T19:26:44" table:style-name="DateTimeCell">
            <text:p>2014-08-09 19:26:44</text:p>
          </table:table-cell>
          <table:table-cell office:value-type="date" office:date-value="2014-08-24T17:02:48" table:style-name="DateTimeCell">
            <text:p>2014-08-24 17:02:48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95">
            <text:p>95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fdsfsd</text:p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b30daa51ab3f74cde4b0b517f709f8e6</text:p>
          </table:table-cell>
          <table:table-cell office:value-type="string">
            <text:p>NULL</text:p>
          </table:table-cell>
          <table:table-cell office:value-type="date" office:date-value="2014-08-09T19:30:14" table:style-name="DateTimeCell">
            <text:p>2014-08-09 19:30:14</text:p>
          </table:table-cell>
          <table:table-cell office:value-type="date" office:date-value="2014-08-24T17:41:34" table:style-name="DateTimeCell">
            <text:p>2014-08-24 17:41:34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93">
            <text:p>193</text:p>
          </table:table-cell>
          <table:table-cell office:value-type="float" office:value="96">
            <text:p>96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sdsfdsfdsf</text:p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25b949a519db5e16fa996f285b8af681</text:p>
          </table:table-cell>
          <table:table-cell office:value-type="string">
            <text:p>NULL</text:p>
          </table:table-cell>
          <table:table-cell office:value-type="date" office:date-value="2014-08-09T19:56:32" table:style-name="DateTimeCell">
            <text:p>2014-08-09 19:56:32</text:p>
          </table:table-cell>
          <table:table-cell office:value-type="date" office:date-value="2014-08-24T18:48:44" table:style-name="DateTimeCell">
            <text:p>2014-08-24 18:48:44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97">
            <text:p>97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fsdfsdfdsf</text:p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6e32d6208ad0ae01bd0b4c0773e9026d</text:p>
          </table:table-cell>
          <table:table-cell office:value-type="string">
            <text:p>NULL</text:p>
          </table:table-cell>
          <table:table-cell office:value-type="date" office:date-value="2014-08-09T19:58:07" table:style-name="DateTimeCell">
            <text:p>2014-08-09 19:58:07</text:p>
          </table:table-cell>
          <table:table-cell office:value-type="date" office:date-value="2014-08-24T17:02:55" table:style-name="DateTimeCell">
            <text:p>2014-08-24 17:02:55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float" office:value="98">
            <text:p>98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32333</text:p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19a525b8f75d0b096362213a490001ef</text:p>
          </table:table-cell>
          <table:table-cell office:value-type="string">
            <text:p>1</text:p>
          </table:table-cell>
          <table:table-cell office:value-type="date" office:date-value="2014-08-10T00:04:56" table:style-name="DateTimeCell">
            <text:p>2014-08-10 00:04:56</text:p>
          </table:table-cell>
          <table:table-cell office:value-type="date" office:date-value="2014-08-24T17:39:17" table:style-name="DateTimeCell">
            <text:p>2014-08-24 17:39:17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float" office:value="99">
            <text:p>99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віавіаві</text:p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156cba9f6afda6ba0a7152498d0c19b2</text:p>
          </table:table-cell>
          <table:table-cell office:value-type="string">
            <text:p>NULL</text:p>
          </table:table-cell>
          <table:table-cell office:value-type="date" office:date-value="2014-08-10T00:14:48" table:style-name="DateTimeCell">
            <text:p>2014-08-10 00:14:48</text:p>
          </table:table-cell>
          <table:table-cell office:value-type="date" office:date-value="2014-08-24T17:02:37" table:style-name="DateTimeCell">
            <text:p>2014-08-24 17:02:37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нічо</text:p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9c6868f02f65bf5c258f01b1b6d13bd8</text:p>
          </table:table-cell>
          <table:table-cell office:value-type="string">
            <text:p>NULL</text:p>
          </table:table-cell>
          <table:table-cell office:value-type="date" office:date-value="2014-08-10T11:13:49" table:style-name="DateTimeCell">
            <text:p>2014-08-10 11:13:49</text:p>
          </table:table-cell>
          <table:table-cell office:value-type="date" office:date-value="2014-08-24T17:39:22" table:style-name="DateTimeCell">
            <text:p>2014-08-24 17:39:22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01">
            <text:p>101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ніц</text:p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0c7850ad9c12d552cea94c09f656fe8a</text:p>
          </table:table-cell>
          <table:table-cell office:value-type="string">
            <text:p>NULL</text:p>
          </table:table-cell>
          <table:table-cell office:value-type="date" office:date-value="2014-08-10T11:16:41" table:style-name="DateTimeCell">
            <text:p>2014-08-10 11:16:41</text:p>
          </table:table-cell>
          <table:table-cell office:value-type="date" office:date-value="2014-08-24T18:47:00" table:style-name="DateTimeCell">
            <text:p>2014-08-24 18:47:00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float" office:value="102">
            <text:p>102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a0a4a58523f1fc1e9c83d48357eec11d</text:p>
          </table:table-cell>
          <table:table-cell office:value-type="string">
            <text:p>NULL</text:p>
          </table:table-cell>
          <table:table-cell office:value-type="date" office:date-value="2014-08-10T14:18:31" table:style-name="DateTimeCell">
            <text:p>2014-08-10 14:18:31</text:p>
          </table:table-cell>
          <table:table-cell office:value-type="date" office:date-value="2014-08-24T18:48:41" table:style-name="DateTimeCell">
            <text:p>2014-08-24 18:48:41</text:p>
          </table:table-cell>
        </table:table-row>
        <table:table-row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103">
            <text:p>103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2fe8403f328797c790f6e8c93c1a37bd</text:p>
          </table:table-cell>
          <table:table-cell office:value-type="string">
            <text:p>NULL</text:p>
          </table:table-cell>
          <table:table-cell office:value-type="date" office:date-value="2014-08-19T01:25:35" table:style-name="DateTimeCell">
            <text:p>2014-08-19 01:25:35</text:p>
          </table:table-cell>
          <table:table-cell office:value-type="date" office:date-value="2014-08-25T01:02:15" table:style-name="DateTimeCell">
            <text:p>2014-08-25 01:02:15</text:p>
          </table:table-cell>
        </table:table-row>
        <table:table-row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104">
            <text:p>104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6cb1665d95d95f9531368da94e551c9c</text:p>
          </table:table-cell>
          <table:table-cell office:value-type="string">
            <text:p>NULL</text:p>
          </table:table-cell>
          <table:table-cell office:value-type="date" office:date-value="2014-08-19T01:27:58" table:style-name="DateTimeCell">
            <text:p>2014-08-19 01:27:58</text:p>
          </table:table-cell>
          <table:table-cell office:value-type="date" office:date-value="2014-09-27T01:44:29" table:style-name="DateTimeCell">
            <text:p>2014-09-27 01:44:29</text:p>
          </table:table-cell>
        </table:table-row>
        <table:table-row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office:value-type="float" office:value="105">
            <text:p>105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6deadb51cd24df712b6ab0c69ee725a6</text:p>
          </table:table-cell>
          <table:table-cell office:value-type="string">
            <text:p>1</text:p>
          </table:table-cell>
          <table:table-cell office:value-type="date" office:date-value="2014-08-23T14:34:43" table:style-name="DateTimeCell">
            <text:p>2014-08-23 14:34:43</text:p>
          </table:table-cell>
          <table:table-cell office:value-type="date" office:date-value="2014-09-10T22:07:29" table:style-name="DateTimeCell">
            <text:p>2014-09-10 22:07:29</text:p>
          </table:table-cell>
        </table:table-row>
        <table:table-row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office:value-type="float" office:value="106">
            <text:p>106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c5fe8bd86a822764485df0b827f43ba2</text:p>
          </table:table-cell>
          <table:table-cell office:value-type="string">
            <text:p>NULL</text:p>
          </table:table-cell>
          <table:table-cell office:value-type="date" office:date-value="2014-09-28T23:34:04" table:style-name="DateTimeCell">
            <text:p>2014-09-28 23:34:04</text:p>
          </table:table-cell>
          <table:table-cell office:value-type="date" office:date-value="2014-10-27T03:50:17" table:style-name="DateTimeCell">
            <text:p>2014-10-27 03:50:17</text:p>
          </table:table-cell>
        </table:table-row>
        <table:table-row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107">
            <text:p>107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ACTIVE</text:p>
          </table:table-cell>
          <table:table-cell office:value-type="string">
            <text:p>72bb3762a4ff6a61dd74de792a4820e5</text:p>
          </table:table-cell>
          <table:table-cell office:value-type="string">
            <text:p>NULL</text:p>
          </table:table-cell>
          <table:table-cell office:value-type="date" office:date-value="2014-10-27T02:58:23" table:style-name="DateTimeCell">
            <text:p>2014-10-27 02:58:23</text:p>
          </table:table-cell>
          <table:table-cell office:value-type="date" office:date-value="2014-10-27T03:50:09" table:style-name="DateTimeCell">
            <text:p>2014-10-27 03:50:09</text:p>
          </table:table-cell>
        </table:table-row>
        <table:table-row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  <table:table-cell office:value-type="float" office:value="109">
            <text:p>109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ACTIVE</text:p>
          </table:table-cell>
          <table:table-cell office:value-type="string">
            <text:p>62e302585b8849b1a0ce196f3d2db5c7</text:p>
          </table:table-cell>
          <table:table-cell office:value-type="string">
            <text:p>NULL</text:p>
          </table:table-cell>
          <table:table-cell office:value-type="date" office:date-value="2014-10-27T03:03:11" table:style-name="DateTimeCell">
            <text:p>2014-10-27 03:03:11</text:p>
          </table:table-cell>
          <table:table-cell office:value-type="date" office:date-value="2014-10-27T03:50:07" table:style-name="DateTimeCell">
            <text:p>2014-10-27 03:50:07</text:p>
          </table:table-cell>
        </table:table-row>
        <table:table-row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114">
            <text:p>114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e40d9c488c2f27bb8bc077b0a0036782</text:p>
          </table:table-cell>
          <table:table-cell office:value-type="string">
            <text:p>NULL</text:p>
          </table:table-cell>
          <table:table-cell office:value-type="date" office:date-value="2014-10-27T03:11:31" table:style-name="DateTimeCell">
            <text:p>2014-10-27 03:11:31</text:p>
          </table:table-cell>
          <table:table-cell office:value-type="date" office:date-value="2014-10-27T04:21:13" table:style-name="DateTimeCell">
            <text:p>2014-10-27 04:21:13</text:p>
          </table:table-cell>
        </table:table-row>
        <table:table-row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215">
            <text:p>215</text:p>
          </table:table-cell>
          <table:table-cell office:value-type="float" office:value="115">
            <text:p>115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5d0f067fd099c182f072b5a25e9084ec</text:p>
          </table:table-cell>
          <table:table-cell office:value-type="string">
            <text:p>NULL</text:p>
          </table:table-cell>
          <table:table-cell office:value-type="date" office:date-value="2014-10-27T03:11:58" table:style-name="DateTimeCell">
            <text:p>2014-10-27 03:11:58</text:p>
          </table:table-cell>
          <table:table-cell office:value-type="date" office:date-value="2014-10-27T04:21:17" table:style-name="DateTimeCell">
            <text:p>2014-10-27 04:21:17</text:p>
          </table:table-cell>
        </table:table-row>
        <table:table-row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office:value-type="float" office:value="116">
            <text:p>116</text:p>
          </table:table-cell>
          <table:table-cell office:value-type="float" office:value="10">
            <text:p>10</text:p>
          </table:table-cell>
          <table:table-cell office:value-type="string">
            <text:p>12</text:p>
          </table:table-cell>
          <table:table-cell office:value-type="string">
            <text:p>трололо</text:p>
          </table:table-cell>
          <table:table-cell office:value-type="string">
            <text:p>NULL</text:p>
          </table:table-cell>
          <table:table-cell office:value-type="string">
            <text:p>ACTIVE</text:p>
          </table:table-cell>
          <table:table-cell office:value-type="string">
            <text:p>d22598a17cfa5e57df21aa6fb1d5d72a</text:p>
          </table:table-cell>
          <table:table-cell office:value-type="string">
            <text:p>NULL</text:p>
          </table:table-cell>
          <table:table-cell office:value-type="date" office:date-value="2014-10-27T03:13:28" table:style-name="DateTimeCell">
            <text:p>2014-10-27 03:13:28</text:p>
          </table:table-cell>
          <table:table-cell office:value-type="date" office:date-value="2014-10-27T03:50:02" table:style-name="DateTimeCell">
            <text:p>2014-10-27 03:50:02</text:p>
          </table:table-cell>
        </table:table-row>
        <table:table-row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120">
            <text:p>12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ніц</text:p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7e16d9a2a5e3d471051c5c267c7d8152</text:p>
          </table:table-cell>
          <table:table-cell office:value-type="string">
            <text:p>8</text:p>
          </table:table-cell>
          <table:table-cell office:value-type="date" office:date-value="2014-10-27T03:33:46" table:style-name="DateTimeCell">
            <text:p>2014-10-27 03:33:46</text:p>
          </table:table-cell>
          <table:table-cell office:value-type="date" office:date-value="2014-10-27T04:21:15" table:style-name="DateTimeCell">
            <text:p>2014-10-27 04:21:15</text:p>
          </table:table-cell>
        </table:table-row>
        <table:table-row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office:value-type="float" office:value="123">
            <text:p>12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LOGISTIC_DELIVERED</text:p>
          </table:table-cell>
          <table:table-cell office:value-type="string">
            <text:p>65477d3157bd93dc0bddc7ba2583554a</text:p>
          </table:table-cell>
          <table:table-cell office:value-type="string">
            <text:p>NULL</text:p>
          </table:table-cell>
          <table:table-cell office:value-type="date" office:date-value="2014-10-27T03:47:51" table:style-name="DateTimeCell">
            <text:p>2014-10-27 03:47:51</text:p>
          </table:table-cell>
          <table:table-cell office:value-type="date" office:date-value="2014-10-27T03:52:46" table:style-name="DateTimeCell">
            <text:p>2014-10-27 03:52:46</text:p>
          </table:table-cell>
        </table:table-row>
        <table:table-row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office:value-type="float" office:value="124">
            <text:p>12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qqqqqqq</text:p>
          </table:table-cell>
          <table:table-cell office:value-type="string">
            <text:p>NULL</text:p>
          </table:table-cell>
          <table:table-cell office:value-type="string">
            <text:p>NEW</text:p>
          </table:table-cell>
          <table:table-cell office:value-type="string">
            <text:p>fe6f7bdd66ed71f667099cf76a4d30b0</text:p>
          </table:table-cell>
          <table:table-cell office:value-type="string">
            <text:p>NULL</text:p>
          </table:table-cell>
          <table:table-cell office:value-type="date" office:date-value="2014-10-27T14:20:42" table:style-name="DateTimeCell">
            <text:p>2014-10-27 14:20:42</text:p>
          </table:table-cell>
          <table:table-cell office:value-type="date" office:date-value="2014-10-27T14:20:42" table:style-name="DateTimeCell">
            <text:p>2014-10-27 14:20:42</text:p>
          </table:table-cell>
        </table:table-row>
        <table:table-row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25">
            <text:p>125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wwww</text:p>
          </table:table-cell>
          <table:table-cell office:value-type="string">
            <text:p>NULL</text:p>
          </table:table-cell>
          <table:table-cell office:value-type="string">
            <text:p>NEW</text:p>
          </table:table-cell>
          <table:table-cell office:value-type="string">
            <text:p>d5cf4a78b93d6c681c5e5a3348186b14</text:p>
          </table:table-cell>
          <table:table-cell office:value-type="string">
            <text:p>NULL</text:p>
          </table:table-cell>
          <table:table-cell office:value-type="date" office:date-value="2014-10-27T14:22:37" table:style-name="DateTimeCell">
            <text:p>2014-10-27 14:22:37</text:p>
          </table:table-cell>
          <table:table-cell office:value-type="date" office:date-value="2014-10-27T14:22:37" table:style-name="DateTimeCell">
            <text:p>2014-10-27 14:22:37</text:p>
          </table:table-cell>
        </table:table-row>
        <table:table-row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  <table:table-cell office:value-type="float" office:value="126">
            <text:p>126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fsdfsdfsd</text:p>
          </table:table-cell>
          <table:table-cell office:value-type="string">
            <text:p>NULL</text:p>
          </table:table-cell>
          <table:table-cell office:value-type="string">
            <text:p>NEW</text:p>
          </table:table-cell>
          <table:table-cell office:value-type="string">
            <text:p>e1785801e011aa6b941e0b6a9b7c9ef5</text:p>
          </table:table-cell>
          <table:table-cell office:value-type="string">
            <text:p>NULL</text:p>
          </table:table-cell>
          <table:table-cell office:value-type="date" office:date-value="2014-10-27T14:23:04" table:style-name="DateTimeCell">
            <text:p>2014-10-27 14:23:04</text:p>
          </table:table-cell>
          <table:table-cell office:value-type="date" office:date-value="2014-10-27T14:23:04" table:style-name="DateTimeCell">
            <text:p>2014-10-27 14:23:04</text:p>
          </table:table-cell>
        </table:table-row>
        <table:table-row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27">
            <text:p>227</text:p>
          </table:table-cell>
          <table:table-cell office:value-type="float" office:value="127">
            <text:p>127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NEW</text:p>
          </table:table-cell>
          <table:table-cell office:value-type="string">
            <text:p>e2c389c41a8da5dacf8380e2015ae6aa</text:p>
          </table:table-cell>
          <table:table-cell office:value-type="string">
            <text:p>NULL</text:p>
          </table:table-cell>
          <table:table-cell office:value-type="date" office:date-value="2014-10-27T14:24:11" table:style-name="DateTimeCell">
            <text:p>2014-10-27 14:24:11</text:p>
          </table:table-cell>
          <table:table-cell office:value-type="date" office:date-value="2014-10-27T14:24:11" table:style-name="DateTimeCell">
            <text:p>2014-10-27 14:24:11</text:p>
          </table:table-cell>
        </table:table-row>
        <table:table-row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28">
            <text:p>228</text:p>
          </table:table-cell>
          <table:table-cell office:value-type="float" office:value="128">
            <text:p>128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NEW</text:p>
          </table:table-cell>
          <table:table-cell office:value-type="string">
            <text:p>46d6e8ac714c212aff0a6da4d42274ab</text:p>
          </table:table-cell>
          <table:table-cell office:value-type="string">
            <text:p>NULL</text:p>
          </table:table-cell>
          <table:table-cell office:value-type="date" office:date-value="2014-10-27T14:24:36" table:style-name="DateTimeCell">
            <text:p>2014-10-27 14:24:36</text:p>
          </table:table-cell>
          <table:table-cell office:value-type="date" office:date-value="2014-10-27T14:24:36" table:style-name="DateTimeCell">
            <text:p>2014-10-27 14:24:36</text:p>
          </table:table-cell>
        </table:table-row>
        <table:table-row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office:value-type="float" office:value="129">
            <text:p>129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рарап</text:p>
          </table:table-cell>
          <table:table-cell office:value-type="string">
            <text:p>NULL</text:p>
          </table:table-cell>
          <table:table-cell office:value-type="string">
            <text:p>NEW</text:p>
          </table:table-cell>
          <table:table-cell office:value-type="string">
            <text:p>79c26b8f0d051a65b5ed8371eb1450c0</text:p>
          </table:table-cell>
          <table:table-cell office:value-type="string">
            <text:p>NULL</text:p>
          </table:table-cell>
          <table:table-cell office:value-type="date" office:date-value="2014-10-27T14:26:49" table:style-name="DateTimeCell">
            <text:p>2014-10-27 14:26:49</text:p>
          </table:table-cell>
          <table:table-cell office:value-type="date" office:date-value="2014-10-27T14:26:49" table:style-name="DateTimeCell">
            <text:p>2014-10-27 14:26:49</text:p>
          </table:table-cell>
        </table:table-row>
        <table:table-row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130">
            <text:p>13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SHOP_CLOSED</text:p>
          </table:table-cell>
          <table:table-cell office:value-type="string">
            <text:p>25b52d015904b71bb5b7667d586fa190</text:p>
          </table:table-cell>
          <table:table-cell office:value-type="string">
            <text:p>NULL</text:p>
          </table:table-cell>
          <table:table-cell office:value-type="date" office:date-value="2014-10-27T16:15:21" table:style-name="DateTimeCell">
            <text:p>2014-10-27 16:15:21</text:p>
          </table:table-cell>
          <table:table-cell office:value-type="date" office:date-value="2014-10-27T16:33:09" table:style-name="DateTimeCell">
            <text:p>2014-10-27 16:33:09</text:p>
          </table:table-cell>
        </table:table-row>
      </table:table>
      <table:table table:name="shop_origins"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sony</text:p>
          </table:table-cell>
          <table:table-cell office:value-type="string">
            <text:p>SONY</text:p>
          </table:table-cell>
          <table:table-cell office:value-type="string">
            <text:p>SONY</text:p>
          </table:table-cell>
          <table:table-cell office:value-type="string">
            <text:p>http://www.sony.com</text:p>
          </table:table-cell>
          <table:table-cell office:value-type="string">
            <text:p>ACTIVE</text:p>
          </table:table-cell>
          <table:table-cell office:value-type="date" office:date-value="2013-08-27T02:26:41" table:style-name="DateTimeCell">
            <text:p>2013-08-27 02:26:41</text:p>
          </table:table-cell>
          <table:table-cell office:value-type="date" office:date-value="2014-09-17T22:22:09" table:style-name="DateTimeCell">
            <text:p>2014-09-17 22:22:09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DELL</text:p>
          </table:table-cell>
          <table:table-cell office:value-type="string">
            <text:p>DELL</text:p>
          </table:table-cell>
          <table:table-cell office:value-type="string">
            <text:p>http://www.sony.com</text:p>
          </table:table-cell>
          <table:table-cell office:value-type="string">
            <text:p>ACTIVE</text:p>
          </table:table-cell>
          <table:table-cell office:value-type="date" office:date-value="2013-08-27T02:26:41" table:style-name="DateTimeCell">
            <text:p>2013-08-27 02:26:41</text:p>
          </table:table-cell>
          <table:table-cell office:value-type="date" office:date-value="2013-08-27T02:26:41" table:style-name="DateTimeCell">
            <text:p>2013-08-27 02:26:4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hp</text:p>
          </table:table-cell>
          <table:table-cell office:value-type="string">
            <text:p>HP</text:p>
          </table:table-cell>
          <table:table-cell office:value-type="string">
            <text:p>HP</text:p>
          </table:table-cell>
          <table:table-cell office:value-type="string">
            <text:p>http://www.sony.com</text:p>
          </table:table-cell>
          <table:table-cell office:value-type="string">
            <text:p>ACTIVE</text:p>
          </table:table-cell>
          <table:table-cell office:value-type="date" office:date-value="2013-08-27T02:26:41" table:style-name="DateTimeCell">
            <text:p>2013-08-27 02:26:41</text:p>
          </table:table-cell>
          <table:table-cell office:value-type="date" office:date-value="2014-05-18T23:10:59" table:style-name="DateTimeCell">
            <text:p>2014-05-18 23:10:59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amsung</text:p>
          </table:table-cell>
          <table:table-cell office:value-type="string">
            <text:p>Samsung</text:p>
          </table:table-cell>
          <table:table-cell office:value-type="string">
            <text:p>Samsung</text:p>
          </table:table-cell>
          <table:table-cell office:value-type="string">
            <text:p>http://www.sony.com</text:p>
          </table:table-cell>
          <table:table-cell office:value-type="string">
            <text:p>ACTIVE</text:p>
          </table:table-cell>
          <table:table-cell office:value-type="date" office:date-value="2013-08-27T02:26:41" table:style-name="DateTimeCell">
            <text:p>2013-08-27 02:26:41</text:p>
          </table:table-cell>
          <table:table-cell office:value-type="date" office:date-value="2014-10-07T23:10:53" table:style-name="DateTimeCell">
            <text:p>2014-10-07 23:10:53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LG</text:p>
          </table:table-cell>
          <table:table-cell office:value-type="string">
            <text:p>LG</text:p>
          </table:table-cell>
          <table:table-cell office:value-type="string">
            <text:p>http://www.sony.com</text:p>
          </table:table-cell>
          <table:table-cell office:value-type="string">
            <text:p>ACTIVE</text:p>
          </table:table-cell>
          <table:table-cell office:value-type="date" office:date-value="2013-08-27T02:26:41" table:style-name="DateTimeCell">
            <text:p>2013-08-27 02:26:41</text:p>
          </table:table-cell>
          <table:table-cell office:value-type="date" office:date-value="2014-09-17T00:25:05" table:style-name="DateTimeCell">
            <text:p>2014-09-17 00:25:05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toshiba</text:p>
          </table:table-cell>
          <table:table-cell office:value-type="string">
            <text:p>Toshiba</text:p>
          </table:table-cell>
          <table:table-cell office:value-type="string">
            <text:p>Toshiba</text:p>
          </table:table-cell>
          <table:table-cell office:value-type="string">
            <text:p>http://www.toshiba.com</text:p>
          </table:table-cell>
          <table:table-cell office:value-type="string">
            <text:p>ACTIVE</text:p>
          </table:table-cell>
          <table:table-cell office:value-type="date" office:date-value="2013-08-27T02:26:41" table:style-name="DateTimeCell">
            <text:p>2013-08-27 02:26:41</text:p>
          </table:table-cell>
          <table:table-cell office:value-type="date" office:date-value="2014-09-18T02:01:09" table:style-name="DateTimeCell">
            <text:p>2014-09-18 02:01:09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sharp</text:p>
          </table:table-cell>
          <table:table-cell office:value-type="string">
            <text:p>SHARP</text:p>
          </table:table-cell>
          <table:table-cell office:value-type="string">
            <text:p>SHARP</text:p>
          </table:table-cell>
          <table:table-cell office:value-type="string">
            <text:p>http://www.sony.com</text:p>
          </table:table-cell>
          <table:table-cell office:value-type="string">
            <text:p>ACTIVE</text:p>
          </table:table-cell>
          <table:table-cell office:value-type="date" office:date-value="2013-08-27T02:26:41" table:style-name="DateTimeCell">
            <text:p>2013-08-27 02:26:41</text:p>
          </table:table-cell>
          <table:table-cell office:value-type="date" office:date-value="2014-09-17T00:24:28" table:style-name="DateTimeCell">
            <text:p>2014-09-17 00:24:28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Apple</text:p>
          </table:table-cell>
          <table:table-cell office:value-type="string">
            <text:p>Apple</text:p>
          </table:table-cell>
          <table:table-cell office:value-type="string">
            <text:p>http://www.sony.com</text:p>
          </table:table-cell>
          <table:table-cell office:value-type="string">
            <text:p>ACTIVE</text:p>
          </table:table-cell>
          <table:table-cell office:value-type="date" office:date-value="2013-08-27T02:26:41" table:style-name="DateTimeCell">
            <text:p>2013-08-27 02:26:41</text:p>
          </table:table-cell>
          <table:table-cell office:value-type="date" office:date-value="2013-08-27T02:26:41" table:style-name="DateTimeCell">
            <text:p>2013-08-27 02:26:41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dex</text:p>
          </table:table-cell>
          <table:table-cell office:value-type="string">
            <text:p>DEX</text:p>
          </table:table-cell>
          <table:table-cell office:value-type="string">
            <text:p>DEX</text:p>
          </table:table-cell>
          <table:table-cell office:value-type="string">
            <text:p>www.dex.com</text:p>
          </table:table-cell>
          <table:table-cell office:value-type="string">
            <text:p>ACTIVE</text:p>
          </table:table-cell>
          <table:table-cell office:value-type="date" office:date-value="2014-05-18T23:19:01" table:style-name="DateTimeCell">
            <text:p>2014-05-18 23:19:01</text:p>
          </table:table-cell>
          <table:table-cell office:value-type="date" office:date-value="2014-05-19T09:13:02" table:style-name="DateTimeCell">
            <text:p>2014-05-19 09:13:02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microsoft</text:p>
          </table:table-cell>
          <table:table-cell office:value-type="string">
            <text:p>Microsoft</text:p>
          </table:table-cell>
          <table:table-cell office:value-type="string">
            <text:p>Microsoft</text:p>
          </table:table-cell>
          <table:table-cell office:value-type="string">
            <text:p>www.microsoft.com</text:p>
          </table:table-cell>
          <table:table-cell office:value-type="string">
            <text:p>REMOVED</text:p>
          </table:table-cell>
          <table:table-cell office:value-type="date" office:date-value="2014-05-18T23:28:13" table:style-name="DateTimeCell">
            <text:p>2014-05-18 23:28:13</text:p>
          </table:table-cell>
          <table:table-cell office:value-type="date" office:date-value="2014-10-07T23:09:44" table:style-name="DateTimeCell">
            <text:p>2014-10-07 23:09:44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west</text:p>
          </table:table-cell>
          <table:table-cell office:value-type="string">
            <text:p>WEST</text:p>
          </table:table-cell>
          <table:table-cell office:value-type="string">
            <text:p>WEST</text:p>
          </table:table-cell>
          <table:table-cell office:value-type="string">
            <text:p>west.com</text:p>
          </table:table-cell>
          <table:table-cell office:value-type="string">
            <text:p>ACTIVE</text:p>
          </table:table-cell>
          <table:table-cell office:value-type="date" office:date-value="2014-05-22T03:23:18" table:style-name="DateTimeCell">
            <text:p>2014-05-22 03:23:18</text:p>
          </table:table-cell>
          <table:table-cell office:value-type="date" office:date-value="2014-09-17T00:21:28" table:style-name="DateTimeCell">
            <text:p>2014-09-17 00:21:28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bosch</text:p>
          </table:table-cell>
          <table:table-cell office:value-type="string">
            <text:p>BOSCH</text:p>
          </table:table-cell>
          <table:table-cell office:value-type="string">
            <text:p>BOSCH</text:p>
          </table:table-cell>
          <table:table-cell office:value-type="string">
            <text:p>BOSCH.com</text:p>
          </table:table-cell>
          <table:table-cell office:value-type="string">
            <text:p>ACTIVE</text:p>
          </table:table-cell>
          <table:table-cell office:value-type="date" office:date-value="2014-05-22T03:24:44" table:style-name="DateTimeCell">
            <text:p>2014-05-22 03:24:44</text:p>
          </table:table-cell>
          <table:table-cell office:value-type="date" office:date-value="2014-05-22T03:24:44" table:style-name="DateTimeCell">
            <text:p>2014-05-22 03:24:44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dex</text:p>
          </table:table-cell>
          <table:table-cell office:value-type="string">
            <text:p>DEX</text:p>
          </table:table-cell>
          <table:table-cell office:value-type="string">
            <text:p>DEX</text:p>
          </table:table-cell>
          <table:table-cell office:value-type="string">
            <text:p>www.dex.com.ua</text:p>
          </table:table-cell>
          <table:table-cell office:value-type="string">
            <text:p>ACTIVE</text:p>
          </table:table-cell>
          <table:table-cell office:value-type="date" office:date-value="2014-09-16T01:24:25" table:style-name="DateTimeCell">
            <text:p>2014-09-16 01:24:25</text:p>
          </table:table-cell>
          <table:table-cell office:value-type="date" office:date-value="2014-09-16T01:24:25" table:style-name="DateTimeCell">
            <text:p>2014-09-16 01:24:25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braun</text:p>
          </table:table-cell>
          <table:table-cell office:value-type="string">
            <text:p>Braun</text:p>
          </table:table-cell>
          <table:table-cell office:value-type="string">
            <text:p>Braun</text:p>
          </table:table-cell>
          <table:table-cell office:value-type="string">
            <text:p>www.Braun.ua</text:p>
          </table:table-cell>
          <table:table-cell office:value-type="string">
            <text:p>ACTIVE</text:p>
          </table:table-cell>
          <table:table-cell office:value-type="date" office:date-value="2014-09-16T01:24:25" table:style-name="DateTimeCell">
            <text:p>2014-09-16 01:24:25</text:p>
          </table:table-cell>
          <table:table-cell office:value-type="date" office:date-value="2014-09-18T02:02:22" table:style-name="DateTimeCell">
            <text:p>2014-09-18 02:02:22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dex</text:p>
          </table:table-cell>
          <table:table-cell office:value-type="string">
            <text:p>DEX</text:p>
          </table:table-cell>
          <table:table-cell office:value-type="string">
            <text:p>DEX</text:p>
          </table:table-cell>
          <table:table-cell office:value-type="string">
            <text:p>www.dex.com.ua</text:p>
          </table:table-cell>
          <table:table-cell office:value-type="string">
            <text:p>ACTIVE</text:p>
          </table:table-cell>
          <table:table-cell office:value-type="date" office:date-value="2014-09-16T01:24:25" table:style-name="DateTimeCell">
            <text:p>2014-09-16 01:24:25</text:p>
          </table:table-cell>
          <table:table-cell office:value-type="date" office:date-value="2014-09-16T01:24:25" table:style-name="DateTimeCell">
            <text:p>2014-09-16 01:24:25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dexwww</text:p>
          </table:table-cell>
          <table:table-cell office:value-type="string">
            <text:p>DEXwww</text:p>
          </table:table-cell>
          <table:table-cell office:value-type="string">
            <text:p>DEXwww</text:p>
          </table:table-cell>
          <table:table-cell office:value-type="string">
            <text:p>www.dex.com.ua</text:p>
          </table:table-cell>
          <table:table-cell office:value-type="string">
            <text:p>ACTIVE</text:p>
          </table:table-cell>
          <table:table-cell office:value-type="date" office:date-value="2014-09-16T01:24:25" table:style-name="DateTimeCell">
            <text:p>2014-09-16 01:24:25</text:p>
          </table:table-cell>
          <table:table-cell office:value-type="date" office:date-value="2014-09-17T01:50:02" table:style-name="DateTimeCell">
            <text:p>2014-09-17 01:50:0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whirlpool</text:p>
          </table:table-cell>
          <table:table-cell office:value-type="string">
            <text:p>Whirlpool</text:p>
          </table:table-cell>
          <table:table-cell office:value-type="string">
            <text:p>Whirlpool</text:p>
          </table:table-cell>
          <table:table-cell office:value-type="string">
            <text:p>Whirlpool</text:p>
          </table:table-cell>
          <table:table-cell office:value-type="string">
            <text:p>ACTIVE</text:p>
          </table:table-cell>
          <table:table-cell office:value-type="date" office:date-value="2014-09-16T01:24:50" table:style-name="DateTimeCell">
            <text:p>2014-09-16 01:24:50</text:p>
          </table:table-cell>
          <table:table-cell office:value-type="date" office:date-value="2014-09-17T02:02:17" table:style-name="DateTimeCell">
            <text:p>2014-09-17 02:02:17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asdf</text:p>
          </table:table-cell>
          <table:table-cell office:value-type="string">
            <text:p>asdf</text:p>
          </table:table-cell>
          <table:table-cell office:value-type="string">
            <text:p>asdf</text:p>
          </table:table-cell>
          <table:table-cell office:value-type="string">
            <text:p>asdf</text:p>
          </table:table-cell>
          <table:table-cell office:value-type="string">
            <text:p>ACTIVE</text:p>
          </table:table-cell>
          <table:table-cell office:value-type="date" office:date-value="2014-09-16T01:24:50" table:style-name="DateTimeCell">
            <text:p>2014-09-16 01:24:50</text:p>
          </table:table-cell>
          <table:table-cell office:value-type="date" office:date-value="2014-09-30T02:28:34" table:style-name="DateTimeCell">
            <text:p>2014-09-30 02:28:34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asdf</text:p>
          </table:table-cell>
          <table:table-cell office:value-type="string">
            <text:p>asdf</text:p>
          </table:table-cell>
          <table:table-cell office:value-type="string">
            <text:p>asdf</text:p>
          </table:table-cell>
          <table:table-cell office:value-type="string">
            <text:p>asdf</text:p>
          </table:table-cell>
          <table:table-cell office:value-type="string">
            <text:p>REMOVED</text:p>
          </table:table-cell>
          <table:table-cell office:value-type="date" office:date-value="2014-09-16T01:24:50" table:style-name="DateTimeCell">
            <text:p>2014-09-16 01:24:50</text:p>
          </table:table-cell>
          <table:table-cell office:value-type="date" office:date-value="2014-09-30T02:32:21" table:style-name="DateTimeCell">
            <text:p>2014-09-30 02:32:2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asdf</text:p>
          </table:table-cell>
          <table:table-cell office:value-type="string">
            <text:p>asdf</text:p>
          </table:table-cell>
          <table:table-cell office:value-type="string">
            <text:p>asdf</text:p>
          </table:table-cell>
          <table:table-cell office:value-type="string">
            <text:p>asdf</text:p>
          </table:table-cell>
          <table:table-cell office:value-type="string">
            <text:p>ACTIVE</text:p>
          </table:table-cell>
          <table:table-cell office:value-type="date" office:date-value="2014-09-16T01:24:50" table:style-name="DateTimeCell">
            <text:p>2014-09-16 01:24:50</text:p>
          </table:table-cell>
          <table:table-cell office:value-type="date" office:date-value="2014-09-16T01:24:50" table:style-name="DateTimeCell">
            <text:p>2014-09-16 01:24:50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dd</text:p>
          </table:table-cell>
          <table:table-cell office:value-type="string">
            <text:p>dd</text:p>
          </table:table-cell>
          <table:table-cell office:value-type="string">
            <text:p>dd</text:p>
          </table:table-cell>
          <table:table-cell office:value-type="string">
            <text:p>dd</text:p>
          </table:table-cell>
          <table:table-cell office:value-type="string">
            <text:p>ACTIVE</text:p>
          </table:table-cell>
          <table:table-cell office:value-type="date" office:date-value="2014-09-17T22:15:31" table:style-name="DateTimeCell">
            <text:p>2014-09-17 22:15:31</text:p>
          </table:table-cell>
          <table:table-cell office:value-type="date" office:date-value="2014-09-17T22:15:31" table:style-name="DateTimeCell">
            <text:p>2014-09-17 22:15:31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dd</text:p>
          </table:table-cell>
          <table:table-cell office:value-type="string">
            <text:p>dd</text:p>
          </table:table-cell>
          <table:table-cell office:value-type="string">
            <text:p>dd</text:p>
          </table:table-cell>
          <table:table-cell office:value-type="string">
            <text:p>dd</text:p>
          </table:table-cell>
          <table:table-cell office:value-type="string">
            <text:p>ACTIVE</text:p>
          </table:table-cell>
          <table:table-cell office:value-type="date" office:date-value="2014-09-17T22:15:31" table:style-name="DateTimeCell">
            <text:p>2014-09-17 22:15:31</text:p>
          </table:table-cell>
          <table:table-cell office:value-type="date" office:date-value="2014-09-17T22:15:31" table:style-name="DateTimeCell">
            <text:p>2014-09-17 22:15:3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dd</text:p>
          </table:table-cell>
          <table:table-cell office:value-type="string">
            <text:p>dd</text:p>
          </table:table-cell>
          <table:table-cell office:value-type="string">
            <text:p>dd</text:p>
          </table:table-cell>
          <table:table-cell office:value-type="string">
            <text:p>dd</text:p>
          </table:table-cell>
          <table:table-cell office:value-type="string">
            <text:p>ACTIVE</text:p>
          </table:table-cell>
          <table:table-cell office:value-type="date" office:date-value="2014-09-17T22:15:31" table:style-name="DateTimeCell">
            <text:p>2014-09-17 22:15:31</text:p>
          </table:table-cell>
          <table:table-cell office:value-type="date" office:date-value="2014-09-17T22:15:31" table:style-name="DateTimeCell">
            <text:p>2014-09-17 22:15:31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dd</text:p>
          </table:table-cell>
          <table:table-cell office:value-type="string">
            <text:p>dd</text:p>
          </table:table-cell>
          <table:table-cell office:value-type="string">
            <text:p>dd</text:p>
          </table:table-cell>
          <table:table-cell office:value-type="string">
            <text:p>dd</text:p>
          </table:table-cell>
          <table:table-cell office:value-type="string">
            <text:p>REMOVED</text:p>
          </table:table-cell>
          <table:table-cell office:value-type="date" office:date-value="2014-09-17T22:15:31" table:style-name="DateTimeCell">
            <text:p>2014-09-17 22:15:31</text:p>
          </table:table-cell>
          <table:table-cell office:value-type="date" office:date-value="2014-09-30T02:32:54" table:style-name="DateTimeCell">
            <text:p>2014-09-30 02:32:54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zxzxzx</text:p>
          </table:table-cell>
          <table:table-cell office:value-type="string">
            <text:p>zxzxzx</text:p>
          </table:table-cell>
          <table:table-cell office:value-type="string">
            <text:p>zxzxzxzx</text:p>
          </table:table-cell>
          <table:table-cell office:value-type="string">
            <text:p>zxzxzx</text:p>
          </table:table-cell>
          <table:table-cell office:value-type="string">
            <text:p>REMOVED</text:p>
          </table:table-cell>
          <table:table-cell office:value-type="date" office:date-value="2014-09-17T23:33:21" table:style-name="DateTimeCell">
            <text:p>2014-09-17 23:33:21</text:p>
          </table:table-cell>
          <table:table-cell office:value-type="date" office:date-value="2014-09-30T02:32:51" table:style-name="DateTimeCell">
            <text:p>2014-09-30 02:32:51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zxzxzx</text:p>
          </table:table-cell>
          <table:table-cell office:value-type="string">
            <text:p>zxzxzx</text:p>
          </table:table-cell>
          <table:table-cell office:value-type="string">
            <text:p>zxzxzxzx</text:p>
          </table:table-cell>
          <table:table-cell office:value-type="string">
            <text:p>zxzxzx</text:p>
          </table:table-cell>
          <table:table-cell office:value-type="string">
            <text:p>REMOVED</text:p>
          </table:table-cell>
          <table:table-cell office:value-type="date" office:date-value="2014-09-17T23:33:21" table:style-name="DateTimeCell">
            <text:p>2014-09-17 23:33:21</text:p>
          </table:table-cell>
          <table:table-cell office:value-type="date" office:date-value="2014-09-30T02:32:48" table:style-name="DateTimeCell">
            <text:p>2014-09-30 02:32:48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zxzxzx</text:p>
          </table:table-cell>
          <table:table-cell office:value-type="string">
            <text:p>zxzxzx</text:p>
          </table:table-cell>
          <table:table-cell office:value-type="string">
            <text:p>zxzxzxzx</text:p>
          </table:table-cell>
          <table:table-cell office:value-type="string">
            <text:p>zxzxzx</text:p>
          </table:table-cell>
          <table:table-cell office:value-type="string">
            <text:p>REMOVED</text:p>
          </table:table-cell>
          <table:table-cell office:value-type="date" office:date-value="2014-09-17T23:33:22" table:style-name="DateTimeCell">
            <text:p>2014-09-17 23:33:22</text:p>
          </table:table-cell>
          <table:table-cell office:value-type="date" office:date-value="2014-09-30T02:32:45" table:style-name="DateTimeCell">
            <text:p>2014-09-30 02:32:45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zxzxzx</text:p>
          </table:table-cell>
          <table:table-cell office:value-type="string">
            <text:p>zxzxzx</text:p>
          </table:table-cell>
          <table:table-cell office:value-type="string">
            <text:p>zxzxzxzx</text:p>
          </table:table-cell>
          <table:table-cell office:value-type="string">
            <text:p>zxzxzx</text:p>
          </table:table-cell>
          <table:table-cell office:value-type="string">
            <text:p>REMOVED</text:p>
          </table:table-cell>
          <table:table-cell office:value-type="date" office:date-value="2014-09-17T23:33:44" table:style-name="DateTimeCell">
            <text:p>2014-09-17 23:33:44</text:p>
          </table:table-cell>
          <table:table-cell office:value-type="date" office:date-value="2014-09-30T00:41:49" table:style-name="DateTimeCell">
            <text:p>2014-09-30 00:41:49</text:p>
          </table:table-cell>
        </table:table-row>
        <table:table-row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sss</text:p>
          </table:table-cell>
          <table:table-cell office:value-type="string">
            <text:p>sss</text:p>
          </table:table-cell>
          <table:table-cell office:value-type="string">
            <text:p>sss</text:p>
          </table:table-cell>
          <table:table-cell office:value-type="string">
            <text:p>sss</text:p>
          </table:table-cell>
          <table:table-cell office:value-type="string">
            <text:p>ACTIVE</text:p>
          </table:table-cell>
          <table:table-cell office:value-type="date" office:date-value="2014-09-17T23:35:52" table:style-name="DateTimeCell">
            <text:p>2014-09-17 23:35:52</text:p>
          </table:table-cell>
          <table:table-cell office:value-type="date" office:date-value="2014-09-17T23:35:52" table:style-name="DateTimeCell">
            <text:p>2014-09-17 23:35:52</text:p>
          </table:table-cell>
        </table:table-row>
        <table:table-row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dssdsd</text:p>
          </table:table-cell>
          <table:table-cell office:value-type="string">
            <text:p>dssdsd</text:p>
          </table:table-cell>
          <table:table-cell office:value-type="string">
            <text:p>sdsds</text:p>
          </table:table-cell>
          <table:table-cell office:value-type="string">
            <text:p>dsdsds</text:p>
          </table:table-cell>
          <table:table-cell office:value-type="string">
            <text:p>ACTIVE</text:p>
          </table:table-cell>
          <table:table-cell office:value-type="date" office:date-value="2014-09-17T23:37:26" table:style-name="DateTimeCell">
            <text:p>2014-09-17 23:37:26</text:p>
          </table:table-cell>
          <table:table-cell office:value-type="date" office:date-value="2014-09-17T23:37:26" table:style-name="DateTimeCell">
            <text:p>2014-09-17 23:37:26</text:p>
          </table:table-cell>
        </table:table-row>
        <table:table-row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11qqq</text:p>
          </table:table-cell>
          <table:table-cell office:value-type="string">
            <text:p>11qqq</text:p>
          </table:table-cell>
          <table:table-cell office:value-type="string">
            <text:p>111qq</text:p>
          </table:table-cell>
          <table:table-cell office:value-type="string">
            <text:p>qqq111.com</text:p>
          </table:table-cell>
          <table:table-cell office:value-type="string">
            <text:p>ACTIVE</text:p>
          </table:table-cell>
          <table:table-cell office:value-type="date" office:date-value="2014-09-17T23:38:08" table:style-name="DateTimeCell">
            <text:p>2014-09-17 23:38:08</text:p>
          </table:table-cell>
          <table:table-cell office:value-type="date" office:date-value="2014-09-17T23:38:08" table:style-name="DateTimeCell">
            <text:p>2014-09-17 23:38:08</text:p>
          </table:table-cell>
        </table:table-row>
        <table:table-row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xzxz</text:p>
          </table:table-cell>
          <table:table-cell office:value-type="string">
            <text:p>xzxz</text:p>
          </table:table-cell>
          <table:table-cell office:value-type="string">
            <text:p>xzxzx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date" office:date-value="2014-09-18T01:09:17" table:style-name="DateTimeCell">
            <text:p>2014-09-18 01:09:17</text:p>
          </table:table-cell>
          <table:table-cell office:value-type="date" office:date-value="2014-09-18T01:19:33" table:style-name="DateTimeCell">
            <text:p>2014-09-18 01:19:33</text:p>
          </table:table-cell>
        </table:table-row>
        <table:table-row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www</text:p>
          </table:table-cell>
          <table:table-cell office:value-type="string">
            <text:p>www</text:p>
          </table:table-cell>
          <table:table-cell office:value-type="string">
            <text:p>www</text:p>
          </table:table-cell>
          <table:table-cell office:value-type="string">
            <text:p>www</text:p>
          </table:table-cell>
          <table:table-cell office:value-type="string">
            <text:p>REMOVED</text:p>
          </table:table-cell>
          <table:table-cell office:value-type="date" office:date-value="2014-09-18T01:37:39" table:style-name="DateTimeCell">
            <text:p>2014-09-18 01:37:39</text:p>
          </table:table-cell>
          <table:table-cell office:value-type="date" office:date-value="2014-09-30T00:43:56" table:style-name="DateTimeCell">
            <text:p>2014-09-30 00:43:56</text:p>
          </table:table-cell>
        </table:table-row>
      </table:table>
      <table:table table:name="shop_productAttributes">
        <table:table-row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TAGS</text:p>
          </table:table-cell>
          <table:table-cell office:value-type="string">
            <text:p/>
          </table:table-cell>
        </table:table-row>
        <table:table-row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TAGS</text:p>
          </table:table-cell>
          <table:table-cell office:value-type="string">
            <text:p/>
          </table:table-cell>
        </table:table-row>
        <table:table-row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TAGS</text:p>
          </table:table-cell>
          <table:table-cell office:value-type="string">
            <text:p/>
          </table:table-cell>
        </table:table-row>
        <table:table-row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string">
            <text:p>TAGS</text:p>
          </table:table-cell>
          <table:table-cell office:value-type="string">
            <text:p/>
          </table:table-cell>
        </table:table-row>
        <table:table-row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TAGS</text:p>
          </table:table-cell>
          <table:table-cell office:value-type="string">
            <text:p/>
          </table:table-cell>
        </table:table-row>
        <table:table-row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TAGS</text:p>
          </table:table-cell>
          <table:table-cell office:value-type="string">
            <text:p/>
          </table:table-cell>
        </table:table-row>
        <table:table-row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TAGS</text:p>
          </table:table-cell>
          <table:table-cell office:value-type="string">
            <text:p/>
          </table:table-cell>
        </table:table-row>
        <table:table-row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string">
            <text:p>TAGS</text:p>
          </table:table-cell>
          <table:table-cell office:value-type="string">
            <text:p>sony,handycam</text:p>
          </table:table-cell>
        </table:table-row>
        <table:table-row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TAGS</text:p>
          </table:table-cell>
          <table:table-cell office:value-type="string">
            <text:p>sharp tv</text:p>
          </table:table-cell>
        </table:table-row>
        <table:table-row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ISBN</text:p>
          </table:table-cell>
          <table:table-cell office:value-type="string">
            <text:p>S4548-7841-0005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string">
            <text:p>IMAGE</text:p>
          </table:table-cell>
          <table:table-cell office:value-type="string">
            <text:p>331413412710543ef7665319b.jpg</text:p>
          </table:table-cell>
        </table:table-row>
        <table:table-row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string">
            <text:p>IMAGE</text:p>
          </table:table-cell>
          <table:table-cell office:value-type="string">
            <text:p>331413412710543ef766540e2.jpeg</text:p>
          </table:table-cell>
        </table:table-row>
        <table:table-row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string">
            <text:p>IMAGE</text:p>
          </table:table-cell>
          <table:table-cell office:value-type="string">
            <text:p>331413412710543ef766548fc.jpg</text:p>
          </table:table-cell>
        </table:table-row>
        <table:table-row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string">
            <text:p>IMAGE</text:p>
          </table:table-cell>
          <table:table-cell office:value-type="string">
            <text:p>331413412710543ef76654ef0.jpg</text:p>
          </table:table-cell>
        </table:table-row>
        <table:table-row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string">
            <text:p>ISBN</text:p>
          </table:table-cell>
          <table:table-cell office:value-type="string">
            <text:p>01-265661</text:p>
          </table:table-cell>
        </table:table-row>
        <table:table-row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string">
            <text:p>TAGS</text:p>
          </table:table-cell>
          <table:table-cell office:value-type="string">
            <text:p>handycam</text:p>
          </table:table-cell>
        </table:table-row>
        <table:table-row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IMAGE</text:p>
          </table:table-cell>
          <table:table-cell office:value-type="string">
            <text:p>71413439728543f60f082d84.jpg</text:p>
          </table:table-cell>
        </table:table-row>
        <table:table-row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IMAGE</text:p>
          </table:table-cell>
          <table:table-cell office:value-type="string">
            <text:p>71413439752543f61086b789.jpg</text:p>
          </table:table-cell>
        </table:table-row>
        <table:table-row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ISBN</text:p>
          </table:table-cell>
          <table:table-cell office:value-type="string">
            <text:p/>
          </table:table-cell>
        </table:table-row>
        <table:table-row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TAGS</text:p>
          </table:table-cell>
          <table:table-cell office:value-type="string">
            <text:p/>
          </table:table-cell>
        </table:table-row>
        <table:table-row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IMAGE</text:p>
          </table:table-cell>
          <table:table-cell office:value-type="string">
            <text:p>3414134886705440201e4cada.jpg</text:p>
          </table:table-cell>
        </table:table-row>
        <table:table-row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ISBN</text:p>
          </table:table-cell>
          <table:table-cell office:value-type="string">
            <text:p>1212121212</text:p>
          </table:table-cell>
        </table:table-row>
        <table:table-row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TAGS</text:p>
          </table:table-cell>
          <table:table-cell office:value-type="string">
            <text:p>test</text:p>
          </table:table-cell>
        </table:table-row>
        <table:table-row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ISBN</text:p>
          </table:table-cell>
          <table:table-cell office:value-type="string">
            <text:p/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TAGS</text:p>
          </table:table-cell>
          <table:table-cell office:value-type="string">
            <text:p/>
          </table:table-cell>
        </table:table-row>
        <table:table-row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IMAGE</text:p>
          </table:table-cell>
          <table:table-cell office:value-type="string">
            <text:p>161414278432544c2d2036354.jpg</text:p>
          </table:table-cell>
        </table:table-row>
        <table:table-row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ISBN</text:p>
          </table:table-cell>
          <table:table-cell office:value-type="string">
            <text:p/>
          </table:table-cell>
        </table:table-row>
        <table:table-row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TAGS</text:p>
          </table:table-cell>
          <table:table-cell office:value-type="string">
            <text:p/>
          </table:table-cell>
        </table:table-row>
        <table:table-row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ISBN</text:p>
          </table:table-cell>
          <table:table-cell office:value-type="string">
            <text:p/>
          </table:table-cell>
        </table:table-row>
        <table:table-row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TAGS</text:p>
          </table:table-cell>
          <table:table-cell office:value-type="string">
            <text:p/>
          </table:table-cell>
        </table:table-row>
        <table:table-row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IMAGE</text:p>
          </table:table-cell>
          <table:table-cell office:value-type="string">
            <text:p>1413410906543ef05a23cc5.jpg</text:p>
          </table:table-cell>
        </table:table-row>
        <table:table-row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IMAGE</text:p>
          </table:table-cell>
          <table:table-cell office:value-type="string">
            <text:p>1413410906543ef05a247f6.jpg</text:p>
          </table:table-cell>
        </table:table-row>
        <table:table-row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IMAGE</text:p>
          </table:table-cell>
          <table:table-cell office:value-type="string">
            <text:p>1413410906543ef05a24d6c.jpg</text:p>
          </table:table-cell>
        </table:table-row>
        <table:table-row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IMAGE</text:p>
          </table:table-cell>
          <table:table-cell office:value-type="string">
            <text:p>1413410906543ef05a26582.jpg</text:p>
          </table:table-cell>
        </table:table-row>
        <table:table-row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IMAGE</text:p>
          </table:table-cell>
          <table:table-cell office:value-type="string">
            <text:p>1413410906543ef05a28105.jpg</text:p>
          </table:table-cell>
        </table:table-row>
        <table:table-row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ISBN</text:p>
          </table:table-cell>
          <table:table-cell office:value-type="string">
            <text:p/>
          </table:table-cell>
        </table:table-row>
        <table:table-row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AGS</text:p>
          </table:table-cell>
          <table:table-cell office:value-type="string">
            <text:p/>
          </table:table-cell>
        </table:table-row>
        <table:table-row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ISBN</text:p>
          </table:table-cell>
          <table:table-cell office:value-type="string">
            <text:p/>
          </table:table-cell>
        </table:table-row>
        <table:table-row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AGS</text:p>
          </table:table-cell>
          <table:table-cell office:value-type="string">
            <text:p>wash device</text:p>
          </table:table-cell>
        </table:table-row>
        <table:table-row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ISBN</text:p>
          </table:table-cell>
          <table:table-cell office:value-type="string">
            <text:p/>
          </table:table-cell>
        </table:table-row>
        <table:table-row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TAGS</text:p>
          </table:table-cell>
          <table:table-cell office:value-type="string">
            <text:p/>
          </table:table-cell>
        </table:table-row>
        <table:table-row>
          <table:table-cell office:value-type="float" office:value="221">
            <text:p>22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ISBN</text:p>
          </table:table-cell>
          <table:table-cell office:value-type="string">
            <text:p/>
          </table:table-cell>
        </table:table-row>
        <table:table-row>
          <table:table-cell office:value-type="float" office:value="222">
            <text:p>22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TAGS</text:p>
          </table:table-cell>
          <table:table-cell office:value-type="string">
            <text:p/>
          </table:table-cell>
        </table:table-row>
        <table:table-row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IMAGE</text:p>
          </table:table-cell>
          <table:table-cell office:value-type="string">
            <text:p>51414355239544d592723e42.jpg</text:p>
          </table:table-cell>
        </table:table-row>
        <table:table-row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IMAGE</text:p>
          </table:table-cell>
          <table:table-cell office:value-type="string">
            <text:p>51414355333544d598596721.jpg</text:p>
          </table:table-cell>
        </table:table-row>
        <table:table-row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IMAGE</text:p>
          </table:table-cell>
          <table:table-cell office:value-type="string">
            <text:p>51414355333544d598599a2d.jpg</text:p>
          </table:table-cell>
        </table:table-row>
        <table:table-row>
          <table:table-cell office:value-type="float" office:value="231">
            <text:p>23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IMAGE</text:p>
          </table:table-cell>
          <table:table-cell office:value-type="string">
            <text:p>51414355333544d59859a4e6.png</text:p>
          </table:table-cell>
        </table:table-row>
        <table:table-row>
          <table:table-cell office:value-type="float" office:value="232">
            <text:p>2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ISBN</text:p>
          </table:table-cell>
          <table:table-cell office:value-type="string">
            <text:p/>
          </table:table-cell>
        </table:table-row>
        <table:table-row>
          <table:table-cell office:value-type="float" office:value="233">
            <text:p>23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AGS</text:p>
          </table:table-cell>
          <table:table-cell office:value-type="string">
            <text:p>light bulb</text:p>
          </table:table-cell>
        </table:table-row>
        <table:table-row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IMAGE</text:p>
          </table:table-cell>
          <table:table-cell office:value-type="string">
            <text:p>61414278493544c2d5dbbee9.jpg</text:p>
          </table:table-cell>
        </table:table-row>
        <table:table-row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ISBN</text:p>
          </table:table-cell>
          <table:table-cell office:value-type="string">
            <text:p/>
          </table:table-cell>
        </table:table-row>
        <table:table-row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AGS</text:p>
          </table:table-cell>
          <table:table-cell office:value-type="string">
            <text:p/>
          </table:table-cell>
        </table:table-row>
      </table:table>
      <table:table table:name="shop_productFeatures"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date" office:date-value="2014-06-11T00:00:00" table:style-name="DateTimeCell">
            <text:p>2014-06-11 00:00:00</text:p>
          </table:table-cell>
          <table:table-cell office:value-type="date" office:date-value="2014-06-11T00:00:00" table:style-name="DateTimeCell">
            <text:p>2014-06-11 00:00:0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date" office:date-value="2014-06-11T00:00:00" table:style-name="DateTimeCell">
            <text:p>2014-06-11 00:00:00</text:p>
          </table:table-cell>
          <table:table-cell office:value-type="date" office:date-value="2014-06-11T00:00:00" table:style-name="DateTimeCell">
            <text:p>2014-06-11 00:00:00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date" office:date-value="2014-06-21T00:00:00" table:style-name="DateTimeCell">
            <text:p>2014-06-21 00:00:00</text:p>
          </table:table-cell>
          <table:table-cell office:value-type="date" office:date-value="2014-06-21T00:00:00" table:style-name="DateTimeCell">
            <text:p>2014-06-21 00:00:00</text:p>
          </table:table-cell>
        </table:table-row>
        <table:table-row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date" office:date-value="2014-09-28T23:17:17" table:style-name="DateTimeCell">
            <text:p>2014-09-28 23:17:17</text:p>
          </table:table-cell>
          <table:table-cell office:value-type="date" office:date-value="2014-09-28T23:17:17" table:style-name="DateTimeCell">
            <text:p>2014-09-28 23:17:17</text:p>
          </table:table-cell>
        </table:table-row>
        <table:table-row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date" office:date-value="2014-09-28T23:17:17" table:style-name="DateTimeCell">
            <text:p>2014-09-28 23:17:17</text:p>
          </table:table-cell>
          <table:table-cell office:value-type="date" office:date-value="2014-09-28T23:17:17" table:style-name="DateTimeCell">
            <text:p>2014-09-28 23:17:17</text:p>
          </table:table-cell>
        </table:table-row>
        <table:table-row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date" office:date-value="2014-09-28T23:17:22" table:style-name="DateTimeCell">
            <text:p>2014-09-28 23:17:22</text:p>
          </table:table-cell>
          <table:table-cell office:value-type="date" office:date-value="2014-09-28T23:17:22" table:style-name="DateTimeCell">
            <text:p>2014-09-28 23:17:22</text:p>
          </table:table-cell>
        </table:table-row>
        <table:table-row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date" office:date-value="2014-09-28T23:17:22" table:style-name="DateTimeCell">
            <text:p>2014-09-28 23:17:22</text:p>
          </table:table-cell>
          <table:table-cell office:value-type="date" office:date-value="2014-09-28T23:17:22" table:style-name="DateTimeCell">
            <text:p>2014-09-28 23:17:22</text:p>
          </table:table-cell>
        </table:table-row>
        <table:table-row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date" office:date-value="2014-09-28T23:17:27" table:style-name="DateTimeCell">
            <text:p>2014-09-28 23:17:27</text:p>
          </table:table-cell>
          <table:table-cell office:value-type="date" office:date-value="2014-09-28T23:17:27" table:style-name="DateTimeCell">
            <text:p>2014-09-28 23:17:27</text:p>
          </table:table-cell>
        </table:table-row>
        <table:table-row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date" office:date-value="2014-09-28T23:17:27" table:style-name="DateTimeCell">
            <text:p>2014-09-28 23:17:27</text:p>
          </table:table-cell>
          <table:table-cell office:value-type="date" office:date-value="2014-09-28T23:17:27" table:style-name="DateTimeCell">
            <text:p>2014-09-28 23:17:27</text:p>
          </table:table-cell>
        </table:table-row>
        <table:table-row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date" office:date-value="2014-09-29T00:51:00" table:style-name="DateTimeCell">
            <text:p>2014-09-29 00:51:00</text:p>
          </table:table-cell>
          <table:table-cell office:value-type="date" office:date-value="2014-09-29T00:51:00" table:style-name="DateTimeCell">
            <text:p>2014-09-29 00:51:00</text:p>
          </table:table-cell>
        </table:table-row>
        <table:table-row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date" office:date-value="2014-09-29T00:51:00" table:style-name="DateTimeCell">
            <text:p>2014-09-29 00:51:00</text:p>
          </table:table-cell>
          <table:table-cell office:value-type="date" office:date-value="2014-09-29T00:51:00" table:style-name="DateTimeCell">
            <text:p>2014-09-29 00:51:00</text:p>
          </table:table-cell>
        </table:table-row>
        <table:table-row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date" office:date-value="2014-09-29T00:51:00" table:style-name="DateTimeCell">
            <text:p>2014-09-29 00:51:00</text:p>
          </table:table-cell>
          <table:table-cell office:value-type="date" office:date-value="2014-09-29T00:51:00" table:style-name="DateTimeCell">
            <text:p>2014-09-29 00:51:00</text:p>
          </table:table-cell>
        </table:table-row>
        <table:table-row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date" office:date-value="2014-09-29T00:51:00" table:style-name="DateTimeCell">
            <text:p>2014-09-29 00:51:00</text:p>
          </table:table-cell>
          <table:table-cell office:value-type="date" office:date-value="2014-09-29T00:51:00" table:style-name="DateTimeCell">
            <text:p>2014-09-29 00:51:00</text:p>
          </table:table-cell>
        </table:table-row>
        <table:table-row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date" office:date-value="2014-09-29T00:51:00" table:style-name="DateTimeCell">
            <text:p>2014-09-29 00:51:00</text:p>
          </table:table-cell>
          <table:table-cell office:value-type="date" office:date-value="2014-09-29T00:51:00" table:style-name="DateTimeCell">
            <text:p>2014-09-29 00:51:00</text:p>
          </table:table-cell>
        </table:table-row>
        <table:table-row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date" office:date-value="2014-09-29T00:52:00" table:style-name="DateTimeCell">
            <text:p>2014-09-29 00:52:00</text:p>
          </table:table-cell>
          <table:table-cell office:value-type="date" office:date-value="2014-09-29T00:52:00" table:style-name="DateTimeCell">
            <text:p>2014-09-29 00:52:00</text:p>
          </table:table-cell>
        </table:table-row>
        <table:table-row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date" office:date-value="2014-09-29T00:52:00" table:style-name="DateTimeCell">
            <text:p>2014-09-29 00:52:00</text:p>
          </table:table-cell>
          <table:table-cell office:value-type="date" office:date-value="2014-09-29T00:52:00" table:style-name="DateTimeCell">
            <text:p>2014-09-29 00:52:00</text:p>
          </table:table-cell>
        </table:table-row>
        <table:table-row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date" office:date-value="2014-09-29T00:52:43" table:style-name="DateTimeCell">
            <text:p>2014-09-29 00:52:43</text:p>
          </table:table-cell>
          <table:table-cell office:value-type="date" office:date-value="2014-09-29T00:52:43" table:style-name="DateTimeCell">
            <text:p>2014-09-29 00:52:43</text:p>
          </table:table-cell>
        </table:table-row>
        <table:table-row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date" office:date-value="2014-09-29T01:02:16" table:style-name="DateTimeCell">
            <text:p>2014-09-29 01:02:16</text:p>
          </table:table-cell>
          <table:table-cell office:value-type="date" office:date-value="2014-09-29T01:02:16" table:style-name="DateTimeCell">
            <text:p>2014-09-29 01:02:16</text:p>
          </table:table-cell>
        </table:table-row>
        <table:table-row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date" office:date-value="2014-09-29T01:05:52" table:style-name="DateTimeCell">
            <text:p>2014-09-29 01:05:52</text:p>
          </table:table-cell>
          <table:table-cell office:value-type="date" office:date-value="2014-09-29T01:05:52" table:style-name="DateTimeCell">
            <text:p>2014-09-29 01:05:52</text:p>
          </table:table-cell>
        </table:table-row>
        <table:table-row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date" office:date-value="2014-09-29T01:05:52" table:style-name="DateTimeCell">
            <text:p>2014-09-29 01:05:52</text:p>
          </table:table-cell>
          <table:table-cell office:value-type="date" office:date-value="2014-09-29T01:05:52" table:style-name="DateTimeCell">
            <text:p>2014-09-29 01:05:52</text:p>
          </table:table-cell>
        </table:table-row>
        <table:table-row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date" office:date-value="2014-10-09T02:35:23" table:style-name="DateTimeCell">
            <text:p>2014-10-09 02:35:23</text:p>
          </table:table-cell>
          <table:table-cell office:value-type="date" office:date-value="2014-10-09T02:35:23" table:style-name="DateTimeCell">
            <text:p>2014-10-09 02:35:23</text:p>
          </table:table-cell>
        </table:table-row>
        <table:table-row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date" office:date-value="2014-10-09T02:35:23" table:style-name="DateTimeCell">
            <text:p>2014-10-09 02:35:23</text:p>
          </table:table-cell>
          <table:table-cell office:value-type="date" office:date-value="2014-10-09T02:35:23" table:style-name="DateTimeCell">
            <text:p>2014-10-09 02:35:23</text:p>
          </table:table-cell>
        </table:table-row>
        <table:table-row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date" office:date-value="2014-10-09T02:35:23" table:style-name="DateTimeCell">
            <text:p>2014-10-09 02:35:23</text:p>
          </table:table-cell>
          <table:table-cell office:value-type="date" office:date-value="2014-10-09T02:35:23" table:style-name="DateTimeCell">
            <text:p>2014-10-09 02:35:23</text:p>
          </table:table-cell>
        </table:table-row>
        <table:table-row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date" office:date-value="2014-10-16T01:38:30" table:style-name="DateTimeCell">
            <text:p>2014-10-16 01:38:30</text:p>
          </table:table-cell>
          <table:table-cell office:value-type="date" office:date-value="2014-10-16T01:38:30" table:style-name="DateTimeCell">
            <text:p>2014-10-16 01:38:30</text:p>
          </table:table-cell>
        </table:table-row>
        <table:table-row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date" office:date-value="2014-10-16T01:38:30" table:style-name="DateTimeCell">
            <text:p>2014-10-16 01:38:30</text:p>
          </table:table-cell>
          <table:table-cell office:value-type="date" office:date-value="2014-10-16T01:38:30" table:style-name="DateTimeCell">
            <text:p>2014-10-16 01:38:30</text:p>
          </table:table-cell>
        </table:table-row>
        <table:table-row>
          <table:table-cell office:value-type="float" office:value="231">
            <text:p>23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date" office:date-value="2014-10-16T02:09:12" table:style-name="DateTimeCell">
            <text:p>2014-10-16 02:09:12</text:p>
          </table:table-cell>
          <table:table-cell office:value-type="date" office:date-value="2014-10-16T02:09:12" table:style-name="DateTimeCell">
            <text:p>2014-10-16 02:09:12</text:p>
          </table:table-cell>
        </table:table-row>
        <table:table-row>
          <table:table-cell office:value-type="float" office:value="232">
            <text:p>23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date" office:date-value="2014-10-16T02:09:12" table:style-name="DateTimeCell">
            <text:p>2014-10-16 02:09:12</text:p>
          </table:table-cell>
          <table:table-cell office:value-type="date" office:date-value="2014-10-16T02:09:12" table:style-name="DateTimeCell">
            <text:p>2014-10-16 02:09:12</text:p>
          </table:table-cell>
        </table:table-row>
        <table:table-row>
          <table:table-cell office:value-type="float" office:value="259">
            <text:p>259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date" office:date-value="2014-10-26T18:02:50" table:style-name="DateTimeCell">
            <text:p>2014-10-26 18:02:50</text:p>
          </table:table-cell>
          <table:table-cell office:value-type="date" office:date-value="2014-10-26T18:02:50" table:style-name="DateTimeCell">
            <text:p>2014-10-26 18:02:50</text:p>
          </table:table-cell>
        </table:table-row>
        <table:table-row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date" office:date-value="2014-10-26T18:02:57" table:style-name="DateTimeCell">
            <text:p>2014-10-26 18:02:57</text:p>
          </table:table-cell>
          <table:table-cell office:value-type="date" office:date-value="2014-10-26T18:02:57" table:style-name="DateTimeCell">
            <text:p>2014-10-26 18:02:57</text:p>
          </table:table-cell>
        </table:table-row>
        <table:table-row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date" office:date-value="2014-10-26T18:03:05" table:style-name="DateTimeCell">
            <text:p>2014-10-26 18:03:05</text:p>
          </table:table-cell>
          <table:table-cell office:value-type="date" office:date-value="2014-10-26T18:03:05" table:style-name="DateTimeCell">
            <text:p>2014-10-26 18:03:05</text:p>
          </table:table-cell>
        </table:table-row>
        <table:table-row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date" office:date-value="2014-10-26T18:03:18" table:style-name="DateTimeCell">
            <text:p>2014-10-26 18:03:18</text:p>
          </table:table-cell>
          <table:table-cell office:value-type="date" office:date-value="2014-10-26T18:03:18" table:style-name="DateTimeCell">
            <text:p>2014-10-26 18:03:18</text:p>
          </table:table-cell>
        </table:table-row>
        <table:table-row>
          <table:table-cell office:value-type="float" office:value="264">
            <text:p>26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date" office:date-value="2014-10-26T18:03:22" table:style-name="DateTimeCell">
            <text:p>2014-10-26 18:03:22</text:p>
          </table:table-cell>
          <table:table-cell office:value-type="date" office:date-value="2014-10-26T18:03:22" table:style-name="DateTimeCell">
            <text:p>2014-10-26 18:03:22</text:p>
          </table:table-cell>
        </table:table-row>
        <table:table-row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date" office:date-value="2014-10-26T18:03:22" table:style-name="DateTimeCell">
            <text:p>2014-10-26 18:03:22</text:p>
          </table:table-cell>
          <table:table-cell office:value-type="date" office:date-value="2014-10-26T18:03:22" table:style-name="DateTimeCell">
            <text:p>2014-10-26 18:03:22</text:p>
          </table:table-cell>
        </table:table-row>
        <table:table-row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date" office:date-value="2014-10-26T18:03:35" table:style-name="DateTimeCell">
            <text:p>2014-10-26 18:03:35</text:p>
          </table:table-cell>
          <table:table-cell office:value-type="date" office:date-value="2014-10-26T18:03:35" table:style-name="DateTimeCell">
            <text:p>2014-10-26 18:03:35</text:p>
          </table:table-cell>
        </table:table-row>
        <table:table-row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date" office:date-value="2014-10-26T18:03:39" table:style-name="DateTimeCell">
            <text:p>2014-10-26 18:03:39</text:p>
          </table:table-cell>
          <table:table-cell office:value-type="date" office:date-value="2014-10-26T18:03:39" table:style-name="DateTimeCell">
            <text:p>2014-10-26 18:03:39</text:p>
          </table:table-cell>
        </table:table-row>
        <table:table-row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date" office:date-value="2014-10-26T22:28:53" table:style-name="DateTimeCell">
            <text:p>2014-10-26 22:28:53</text:p>
          </table:table-cell>
          <table:table-cell office:value-type="date" office:date-value="2014-10-26T22:28:53" table:style-name="DateTimeCell">
            <text:p>2014-10-26 22:28:53</text:p>
          </table:table-cell>
        </table:table-row>
        <table:table-row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date" office:date-value="2014-10-26T22:28:53" table:style-name="DateTimeCell">
            <text:p>2014-10-26 22:28:53</text:p>
          </table:table-cell>
          <table:table-cell office:value-type="date" office:date-value="2014-10-26T22:28:53" table:style-name="DateTimeCell">
            <text:p>2014-10-26 22:28:53</text:p>
          </table:table-cell>
        </table:table-row>
        <table:table-row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date" office:date-value="2014-10-26T22:28:53" table:style-name="DateTimeCell">
            <text:p>2014-10-26 22:28:53</text:p>
          </table:table-cell>
          <table:table-cell office:value-type="date" office:date-value="2014-10-26T22:28:53" table:style-name="DateTimeCell">
            <text:p>2014-10-26 22:28:53</text:p>
          </table:table-cell>
        </table:table-row>
        <table:table-row>
          <table:table-cell office:value-type="float" office:value="279">
            <text:p>27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date" office:date-value="2014-10-26T22:28:53" table:style-name="DateTimeCell">
            <text:p>2014-10-26 22:28:53</text:p>
          </table:table-cell>
          <table:table-cell office:value-type="date" office:date-value="2014-10-26T22:28:53" table:style-name="DateTimeCell">
            <text:p>2014-10-26 22:28:53</text:p>
          </table:table-cell>
        </table:table-row>
        <table:table-row>
          <table:table-cell office:value-type="float" office:value="282">
            <text:p>28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date" office:date-value="2014-10-27T03:55:26" table:style-name="DateTimeCell">
            <text:p>2014-10-27 03:55:26</text:p>
          </table:table-cell>
          <table:table-cell office:value-type="date" office:date-value="2014-10-27T03:55:26" table:style-name="DateTimeCell">
            <text:p>2014-10-27 03:55:26</text:p>
          </table:table-cell>
        </table:table-row>
        <table:table-row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date" office:date-value="2014-10-27T03:55:26" table:style-name="DateTimeCell">
            <text:p>2014-10-27 03:55:26</text:p>
          </table:table-cell>
          <table:table-cell office:value-type="date" office:date-value="2014-10-27T03:55:26" table:style-name="DateTimeCell">
            <text:p>2014-10-27 03:55:26</text:p>
          </table:table-cell>
        </table:table-row>
        <table:table-row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date" office:date-value="2014-10-27T03:55:26" table:style-name="DateTimeCell">
            <text:p>2014-10-27 03:55:26</text:p>
          </table:table-cell>
          <table:table-cell office:value-type="date" office:date-value="2014-10-27T03:55:26" table:style-name="DateTimeCell">
            <text:p>2014-10-27 03:55:26</text:p>
          </table:table-cell>
        </table:table-row>
        <table:table-row>
          <table:table-cell office:value-type="float" office:value="285">
            <text:p>28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date" office:date-value="2014-10-27T03:55:26" table:style-name="DateTimeCell">
            <text:p>2014-10-27 03:55:26</text:p>
          </table:table-cell>
          <table:table-cell office:value-type="date" office:date-value="2014-10-27T03:55:26" table:style-name="DateTimeCell">
            <text:p>2014-10-27 03:55:26</text:p>
          </table:table-cell>
        </table:table-row>
        <table:table-row>
          <table:table-cell office:value-type="float" office:value="286">
            <text:p>28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date" office:date-value="2014-10-27T03:55:26" table:style-name="DateTimeCell">
            <text:p>2014-10-27 03:55:26</text:p>
          </table:table-cell>
          <table:table-cell office:value-type="date" office:date-value="2014-10-27T03:55:26" table:style-name="DateTimeCell">
            <text:p>2014-10-27 03:55:26</text:p>
          </table:table-cell>
        </table:table-row>
      </table:table>
      <table:table table:name="shop_productPrices"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.25">
            <text:p>8.25</text:p>
          </table:table-cell>
          <table:table-cell office:value-type="date" office:date-value="2013-10-01T00:00:00" table:style-name="DateTimeCell">
            <text:p>2013-10-01 00:00:0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.25">
            <text:p>11.25</text:p>
          </table:table-cell>
          <table:table-cell office:value-type="date" office:date-value="2013-10-02T00:00:00" table:style-name="DateTimeCell">
            <text:p>2013-10-02 00:00:0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.50">
            <text:p>5.50</text:p>
          </table:table-cell>
          <table:table-cell office:value-type="date" office:date-value="2013-10-03T00:00:00" table:style-name="DateTimeCell">
            <text:p>2013-10-03 00:00:0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45">
            <text:p>2.45</text:p>
          </table:table-cell>
          <table:table-cell office:value-type="date" office:date-value="2013-10-04T00:00:00" table:style-name="DateTimeCell">
            <text:p>2013-10-04 00:00:0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.45">
            <text:p>5.45</text:p>
          </table:table-cell>
          <table:table-cell office:value-type="date" office:date-value="2013-10-05T00:00:00" table:style-name="DateTimeCell">
            <text:p>2013-10-05 00:00:00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.45">
            <text:p>9.45</text:p>
          </table:table-cell>
          <table:table-cell office:value-type="date" office:date-value="2013-10-06T00:00:00" table:style-name="DateTimeCell">
            <text:p>2013-10-06 00:00:00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.95">
            <text:p>10.95</text:p>
          </table:table-cell>
          <table:table-cell office:value-type="date" office:date-value="2013-10-07T00:00:00" table:style-name="DateTimeCell">
            <text:p>2013-10-07 00:00:0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.25">
            <text:p>14.25</text:p>
          </table:table-cell>
          <table:table-cell office:value-type="date" office:date-value="2013-10-08T00:00:00" table:style-name="DateTimeCell">
            <text:p>2013-10-08 00:00:0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.25">
            <text:p>13.25</text:p>
          </table:table-cell>
          <table:table-cell office:value-type="date" office:date-value="2013-10-09T00:00:00" table:style-name="DateTimeCell">
            <text:p>2013-10-09 00:00:0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.25">
            <text:p>12.25</text:p>
          </table:table-cell>
          <table:table-cell office:value-type="date" office:date-value="2013-10-10T00:00:00" table:style-name="DateTimeCell">
            <text:p>2013-10-10 00:00:00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.25">
            <text:p>10.25</text:p>
          </table:table-cell>
          <table:table-cell office:value-type="date" office:date-value="2013-10-11T00:00:00" table:style-name="DateTimeCell">
            <text:p>2013-10-11 00:00:0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25">
            <text:p>1.25</text:p>
          </table:table-cell>
          <table:table-cell office:value-type="date" office:date-value="2013-10-12T00:00:00" table:style-name="DateTimeCell">
            <text:p>2013-10-12 00:00:0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.25">
            <text:p>19.25</text:p>
          </table:table-cell>
          <table:table-cell office:value-type="date" office:date-value="2013-10-13T00:00:00" table:style-name="DateTimeCell">
            <text:p>2013-10-13 00:00:00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.00">
            <text:p>7.00</text:p>
          </table:table-cell>
          <table:table-cell office:value-type="date" office:date-value="2013-10-14T00:00:00" table:style-name="DateTimeCell">
            <text:p>2013-10-14 00:00:00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.00">
            <text:p>4.00</text:p>
          </table:table-cell>
          <table:table-cell office:value-type="date" office:date-value="2013-10-15T00:00:00" table:style-name="DateTimeCell">
            <text:p>2013-10-15 00:00:0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00">
            <text:p>2.00</text:p>
          </table:table-cell>
          <table:table-cell office:value-type="date" office:date-value="2013-10-16T00:00:00" table:style-name="DateTimeCell">
            <text:p>2013-10-16 00:00:00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.50">
            <text:p>1.50</text:p>
          </table:table-cell>
          <table:table-cell office:value-type="date" office:date-value="2013-10-17T00:00:00" table:style-name="DateTimeCell">
            <text:p>2013-10-17 00:00:0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.50">
            <text:p>11.50</text:p>
          </table:table-cell>
          <table:table-cell office:value-type="date" office:date-value="2013-10-18T00:00:00" table:style-name="DateTimeCell">
            <text:p>2013-10-18 00:00:00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.00">
            <text:p>7.00</text:p>
          </table:table-cell>
          <table:table-cell office:value-type="date" office:date-value="1970-01-01T02:00:00" table:style-name="DateTimeCell">
            <text:p>0000-00-00 00:00:0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5.88">
            <text:p>45.88</text:p>
          </table:table-cell>
          <table:table-cell office:value-type="date" office:date-value="2014-09-27T03:34:34" table:style-name="DateTimeCell">
            <text:p>2014-09-27 03:34:34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7.00">
            <text:p>7.00</text:p>
          </table:table-cell>
          <table:table-cell office:value-type="date" office:date-value="2014-09-27T03:35:12" table:style-name="DateTimeCell">
            <text:p>2014-09-27 03:35:12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77.00">
            <text:p>77.00</text:p>
          </table:table-cell>
          <table:table-cell office:value-type="date" office:date-value="2014-09-27T03:35:19" table:style-name="DateTimeCell">
            <text:p>2014-09-27 03:35:19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5.00">
            <text:p>65.00</text:p>
          </table:table-cell>
          <table:table-cell office:value-type="date" office:date-value="2014-09-27T03:35:22" table:style-name="DateTimeCell">
            <text:p>2014-09-27 03:35:22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54.00">
            <text:p>554.00</text:p>
          </table:table-cell>
          <table:table-cell office:value-type="date" office:date-value="2014-09-27T03:35:24" table:style-name="DateTimeCell">
            <text:p>2014-09-27 03:35:24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7.00">
            <text:p>17.00</text:p>
          </table:table-cell>
          <table:table-cell office:value-type="date" office:date-value="2014-09-27T03:35:26" table:style-name="DateTimeCell">
            <text:p>2014-09-27 03:35:26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6.25">
            <text:p>46.25</text:p>
          </table:table-cell>
          <table:table-cell office:value-type="date" office:date-value="2014-09-27T03:35:28" table:style-name="DateTimeCell">
            <text:p>2014-09-27 03:35:28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77.44">
            <text:p>77.44</text:p>
          </table:table-cell>
          <table:table-cell office:value-type="date" office:date-value="2014-09-27T03:35:31" table:style-name="DateTimeCell">
            <text:p>2014-09-27 03:35:3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54.88">
            <text:p>554.88</text:p>
          </table:table-cell>
          <table:table-cell office:value-type="date" office:date-value="2014-09-27T03:35:45" table:style-name="DateTimeCell">
            <text:p>2014-09-27 03:35:45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54.88">
            <text:p>654.88</text:p>
          </table:table-cell>
          <table:table-cell office:value-type="date" office:date-value="2014-09-27T03:36:09" table:style-name="DateTimeCell">
            <text:p>2014-09-27 03:36:09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66.77">
            <text:p>66.77</text:p>
          </table:table-cell>
          <table:table-cell office:value-type="date" office:date-value="2014-09-28T22:29:41" table:style-name="DateTimeCell">
            <text:p>2014-09-28 22:29:41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99.99">
            <text:p>99.99</text:p>
          </table:table-cell>
          <table:table-cell office:value-type="date" office:date-value="2014-09-29T00:27:10" table:style-name="DateTimeCell">
            <text:p>2014-09-29 00:27:10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9.00">
            <text:p>9.00</text:p>
          </table:table-cell>
          <table:table-cell office:value-type="date" office:date-value="2014-09-29T01:19:22" table:style-name="DateTimeCell">
            <text:p>2014-09-29 01:19:22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3.24">
            <text:p>43.24</text:p>
          </table:table-cell>
          <table:table-cell office:value-type="date" office:date-value="2014-09-29T01:54:39" table:style-name="DateTimeCell">
            <text:p>2014-09-29 01:54:39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7.07">
            <text:p>7.07</text:p>
          </table:table-cell>
          <table:table-cell office:value-type="date" office:date-value="2014-09-29T01:54:42" table:style-name="DateTimeCell">
            <text:p>2014-09-29 01:54:42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6.99">
            <text:p>46.99</text:p>
          </table:table-cell>
          <table:table-cell office:value-type="date" office:date-value="2014-10-16T01:26:58" table:style-name="DateTimeCell">
            <text:p>2014-10-16 01:26:58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54.88">
            <text:p>554.88</text:p>
          </table:table-cell>
          <table:table-cell office:value-type="date" office:date-value="2014-10-16T03:02:25" table:style-name="DateTimeCell">
            <text:p>2014-10-16 03:02:25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7.00">
            <text:p>17.00</text:p>
          </table:table-cell>
          <table:table-cell office:value-type="date" office:date-value="2014-10-26T22:15:16" table:style-name="DateTimeCell">
            <text:p>2014-10-26 22:15:16</text:p>
          </table:table-cell>
        </table:table-row>
      </table:table>
      <table:table table:name="shop_products"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TES 1</text:p>
          </table:table-cell>
          <table:table-cell office:value-type="string">
            <text:p>tes-1-test-test-33</text:p>
          </table:table-cell>
          <table:table-cell office:value-type="string">
            <text:p>test test 33</text:p>
          </table:table-cell>
          <table:table-cell office:value-type="string">
            <text:p>test test 33</text:p>
          </table:table-cell>
          <table:table-cell office:value-type="string">
            <text:p>test test 33</text:p>
          </table:table-cell>
          <table:table-cell office:value-type="float" office:value="213.00">
            <text:p>213.00</text:p>
          </table:table-cell>
          <table:table-cell office:value-type="float" office:value="1">
            <text:p>1</text:p>
          </table:table-cell>
          <table:table-cell office:value-type="string">
            <text:p>DISCOUNT</text:p>
          </table:table-cell>
          <table:table-cell office:value-type="date" office:date-value="2014-07-06T20:54:29" table:style-name="DateTimeCell">
            <text:p>2014-07-06 20:54:29</text:p>
          </table:table-cell>
          <table:table-cell office:value-type="date" office:date-value="2014-10-26T18:03:18" table:style-name="DateTimeCell">
            <text:p>2014-10-26 18:03:18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LCD S32DV</text:p>
          </table:table-cell>
          <table:table-cell office:value-type="string">
            <text:p>lcd-s32dv-s32dv</text:p>
          </table:table-cell>
          <table:table-cell office:value-type="string">
            <text:p>LCD S32DV Description</text:p>
          </table:table-cell>
          <table:table-cell office:value-type="string">
            <text:p>S32DV</text:p>
          </table:table-cell>
          <table:table-cell office:value-type="string">
            <text:p>S32DV11111</text:p>
          </table:table-cell>
          <table:table-cell office:value-type="float" office:value="100.00">
            <text:p>100.00</text:p>
          </table:table-cell>
          <table:table-cell office:value-type="float" office:value="0">
            <text:p>0</text:p>
          </table:table-cell>
          <table:table-cell office:value-type="string">
            <text:p>DISCOUNT</text:p>
          </table:table-cell>
          <table:table-cell office:value-type="date" office:date-value="2014-07-06T20:54:29" table:style-name="DateTimeCell">
            <text:p>2014-07-06 20:54:29</text:p>
          </table:table-cell>
          <table:table-cell office:value-type="date" office:date-value="2014-10-26T18:03:22" table:style-name="DateTimeCell">
            <text:p>2014-10-26 18:03:22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CD S48DV</text:p>
          </table:table-cell>
          <table:table-cell office:value-type="string">
            <text:p>lcd-s48dv-s48dv</text:p>
          </table:table-cell>
          <table:table-cell office:value-type="string">
            <text:p>LCD S48DV Description</text:p>
          </table:table-cell>
          <table:table-cell office:value-type="string">
            <text:p>S48DV</text:p>
          </table:table-cell>
          <table:table-cell office:value-type="string">
            <text:p>S48DV222222</text:p>
          </table:table-cell>
          <table:table-cell office:value-type="float" office:value="100.00">
            <text:p>100.00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office:value-type="date" office:date-value="2014-08-09T20:54:29" table:style-name="DateTimeCell">
            <text:p>2014-08-09 20:54:29</text:p>
          </table:table-cell>
          <table:table-cell office:value-type="date" office:date-value="2014-10-26T22:28:53" table:style-name="DateTimeCell">
            <text:p>2014-10-26 22:28:53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I AM HIDDEN PRODUCT</text:p>
          </table:table-cell>
          <table:table-cell office:value-type="string">
            <text:p>i-am-hidden-product-test-test</text:p>
          </table:table-cell>
          <table:table-cell office:value-type="string">
            <text:p>test test</text:p>
          </table:table-cell>
          <table:table-cell office:value-type="string">
            <text:p>test test</text:p>
          </table:table-cell>
          <table:table-cell office:value-type="string">
            <text:p>test test</text:p>
          </table:table-cell>
          <table:table-cell office:value-type="float" office:value="36.00">
            <text:p>36.00</text:p>
          </table:table-cell>
          <table:table-cell office:value-type="float" office:value="0">
            <text:p>0</text:p>
          </table:table-cell>
          <table:table-cell office:value-type="string">
            <text:p>ARCHIVED</text:p>
          </table:table-cell>
          <table:table-cell office:value-type="date" office:date-value="2014-07-06T20:54:29" table:style-name="DateTimeCell">
            <text:p>2014-07-06 20:54:29</text:p>
          </table:table-cell>
          <table:table-cell office:value-type="date" office:date-value="2014-10-27T03:55:26" table:style-name="DateTimeCell">
            <text:p>2014-10-27 03:55:26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Ложки</text:p>
          </table:table-cell>
          <table:table-cell office:value-type="string">
            <text:p>ложки-l100</text:p>
          </table:table-cell>
          <table:table-cell office:value-type="string">
            <text:p>Опис тут</text:p>
          </table:table-cell>
          <table:table-cell office:value-type="string">
            <text:p>L100</text:p>
          </table:table-cell>
          <table:table-cell office:value-type="string">
            <text:p>ALLL1200100</text:p>
          </table:table-cell>
          <table:table-cell office:value-type="float" office:value="4.00">
            <text:p>4.00</text:p>
          </table:table-cell>
          <table:table-cell office:value-type="float" office:value="0">
            <text:p>0</text:p>
          </table:table-cell>
          <table:table-cell office:value-type="string">
            <text:p>ACTIVE</text:p>
          </table:table-cell>
          <table:table-cell office:value-type="date" office:date-value="2014-08-09T20:54:29" table:style-name="DateTimeCell">
            <text:p>2014-08-09 20:54:29</text:p>
          </table:table-cell>
          <table:table-cell office:value-type="date" office:date-value="2014-10-16T02:09:12" table:style-name="DateTimeCell">
            <text:p>2014-10-16 02:09:12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LCD S48DV</text:p>
          </table:table-cell>
          <table:table-cell office:value-type="string">
            <text:p>lcds48dv</text:p>
          </table:table-cell>
          <table:table-cell office:value-type="string">
            <text:p>LCD S48DV Description</text:p>
          </table:table-cell>
          <table:table-cell office:value-type="string">
            <text:p>S48DV</text:p>
          </table:table-cell>
          <table:table-cell office:value-type="string">
            <text:p>S48DV222222</text:p>
          </table:table-cell>
          <table:table-cell office:value-type="float" office:value="56.00">
            <text:p>56.00</text:p>
          </table:table-cell>
          <table:table-cell office:value-type="float" office:value="0">
            <text:p>0</text:p>
          </table:table-cell>
          <table:table-cell office:value-type="string">
            <text:p>WAITING</text:p>
          </table:table-cell>
          <table:table-cell office:value-type="date" office:date-value="2014-07-06T20:54:29" table:style-name="DateTimeCell">
            <text:p>2014-07-06 20:54:29</text:p>
          </table:table-cell>
          <table:table-cell office:value-type="date" office:date-value="2014-07-06T20:54:29" table:style-name="DateTimeCell">
            <text:p>2014-07-06 20:54:29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LCD S33DV</text:p>
          </table:table-cell>
          <table:table-cell office:value-type="string">
            <text:p>lcds48dv</text:p>
          </table:table-cell>
          <table:table-cell office:value-type="string">
            <text:p>LCD S48DV Description</text:p>
          </table:table-cell>
          <table:table-cell office:value-type="string">
            <text:p>S48DV</text:p>
          </table:table-cell>
          <table:table-cell office:value-type="string">
            <text:p>S48DV222222</text:p>
          </table:table-cell>
          <table:table-cell office:value-type="float" office:value="71.00">
            <text:p>71.00</text:p>
          </table:table-cell>
          <table:table-cell office:value-type="float" office:value="0">
            <text:p>0</text:p>
          </table:table-cell>
          <table:table-cell office:value-type="string">
            <text:p>ACTIVE</text:p>
          </table:table-cell>
          <table:table-cell office:value-type="date" office:date-value="2014-08-10T20:54:29" table:style-name="DateTimeCell">
            <text:p>2014-08-10 20:54:29</text:p>
          </table:table-cell>
          <table:table-cell office:value-type="date" office:date-value="2014-07-06T20:54:29" table:style-name="DateTimeCell">
            <text:p>2014-07-06 20:54:29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string">
            <text:p>ZZZ S48DV</text:p>
          </table:table-cell>
          <table:table-cell office:value-type="string">
            <text:p>lcds48dv</text:p>
          </table:table-cell>
          <table:table-cell office:value-type="string">
            <text:p>LCD S48DV Description</text:p>
          </table:table-cell>
          <table:table-cell office:value-type="string">
            <text:p>S48DV</text:p>
          </table:table-cell>
          <table:table-cell office:value-type="string">
            <text:p>S48DV222222</text:p>
          </table:table-cell>
          <table:table-cell office:value-type="float" office:value="171.00">
            <text:p>171.00</text:p>
          </table:table-cell>
          <table:table-cell office:value-type="float" office:value="1">
            <text:p>1</text:p>
          </table:table-cell>
          <table:table-cell office:value-type="string">
            <text:p>DISCOUNT</text:p>
          </table:table-cell>
          <table:table-cell office:value-type="date" office:date-value="2014-08-10T20:54:29" table:style-name="DateTimeCell">
            <text:p>2014-08-10 20:54:29</text:p>
          </table:table-cell>
          <table:table-cell office:value-type="date" office:date-value="2014-07-06T20:54:29" table:style-name="DateTimeCell">
            <text:p>2014-07-06 20:54:29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DVV S48DV</text:p>
          </table:table-cell>
          <table:table-cell office:value-type="string">
            <text:p>lcds48dv</text:p>
          </table:table-cell>
          <table:table-cell office:value-type="string">
            <text:p>LCD S48DV Description</text:p>
          </table:table-cell>
          <table:table-cell office:value-type="string">
            <text:p>S48DV</text:p>
          </table:table-cell>
          <table:table-cell office:value-type="string">
            <text:p>S48DV222222</text:p>
          </table:table-cell>
          <table:table-cell office:value-type="float" office:value="37.00">
            <text:p>37.00</text:p>
          </table:table-cell>
          <table:table-cell office:value-type="float" office:value="0">
            <text:p>0</text:p>
          </table:table-cell>
          <table:table-cell office:value-type="string">
            <text:p>PREORDER</text:p>
          </table:table-cell>
          <table:table-cell office:value-type="date" office:date-value="2014-07-06T20:54:29" table:style-name="DateTimeCell">
            <text:p>2014-07-06 20:54:29</text:p>
          </table:table-cell>
          <table:table-cell office:value-type="date" office:date-value="2014-07-06T20:54:29" table:style-name="DateTimeCell">
            <text:p>2014-07-06 20:54:29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AAA S50DVww</text:p>
          </table:table-cell>
          <table:table-cell office:value-type="string">
            <text:p>aaa-s50dvww-s48dv</text:p>
          </table:table-cell>
          <table:table-cell office:value-type="string">
            <text:p>LCD S48DV Description</text:p>
          </table:table-cell>
          <table:table-cell office:value-type="string">
            <text:p>S48DV</text:p>
          </table:table-cell>
          <table:table-cell office:value-type="string">
            <text:p>S48DV7777</text:p>
          </table:table-cell>
          <table:table-cell office:value-type="float" office:value="17.99">
            <text:p>17.99</text:p>
          </table:table-cell>
          <table:table-cell office:value-type="float" office:value="0">
            <text:p>0</text:p>
          </table:table-cell>
          <table:table-cell office:value-type="string">
            <text:p>WAITING</text:p>
          </table:table-cell>
          <table:table-cell office:value-type="date" office:date-value="2014-07-06T20:54:29" table:style-name="DateTimeCell">
            <text:p>2014-07-06 20:54:29</text:p>
          </table:table-cell>
          <table:table-cell office:value-type="date" office:date-value="2014-09-30T02:23:45" table:style-name="DateTimeCell">
            <text:p>2014-09-30 02:23:4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LCD S48DV</text:p>
          </table:table-cell>
          <table:table-cell office:value-type="string">
            <text:p>lcd-s48dv-s48dv</text:p>
          </table:table-cell>
          <table:table-cell office:value-type="string">
            <text:p>LCD S48DV Description</text:p>
          </table:table-cell>
          <table:table-cell office:value-type="string">
            <text:p>S48DV</text:p>
          </table:table-cell>
          <table:table-cell office:value-type="string">
            <text:p>S48DV222222</text:p>
          </table:table-cell>
          <table:table-cell office:value-type="float" office:value="355.00">
            <text:p>355.00</text:p>
          </table:table-cell>
          <table:table-cell office:value-type="float" office:value="0">
            <text:p>0</text:p>
          </table:table-cell>
          <table:table-cell office:value-type="string">
            <text:p>ACTIVE</text:p>
          </table:table-cell>
          <table:table-cell office:value-type="date" office:date-value="2014-07-06T20:54:29" table:style-name="DateTimeCell">
            <text:p>2014-07-06 20:54:29</text:p>
          </table:table-cell>
          <table:table-cell office:value-type="date" office:date-value="2014-10-26T18:02:50" table:style-name="DateTimeCell">
            <text:p>2014-10-26 18:02:50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LCD S48DV</text:p>
          </table:table-cell>
          <table:table-cell office:value-type="string">
            <text:p>lcds48dv</text:p>
          </table:table-cell>
          <table:table-cell office:value-type="string">
            <text:p>LCD S48DV Description</text:p>
          </table:table-cell>
          <table:table-cell office:value-type="string">
            <text:p>S48DV</text:p>
          </table:table-cell>
          <table:table-cell office:value-type="string">
            <text:p>S48DV222222</text:p>
          </table:table-cell>
          <table:table-cell office:value-type="float" office:value="68.00">
            <text:p>68.00</text:p>
          </table:table-cell>
          <table:table-cell office:value-type="float" office:value="0">
            <text:p>0</text:p>
          </table:table-cell>
          <table:table-cell office:value-type="string">
            <text:p>ACTIVE</text:p>
          </table:table-cell>
          <table:table-cell office:value-type="date" office:date-value="2014-07-06T20:54:29" table:style-name="DateTimeCell">
            <text:p>2014-07-06 20:54:29</text:p>
          </table:table-cell>
          <table:table-cell office:value-type="date" office:date-value="2014-07-06T20:54:29" table:style-name="DateTimeCell">
            <text:p>2014-07-06 20:54:29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iscount Two</text:p>
          </table:table-cell>
          <table:table-cell office:value-type="string">
            <text:p>discount-two-d2</text:p>
          </table:table-cell>
          <table:table-cell office:value-type="string">
            <text:p>Product with discount</text:p>
          </table:table-cell>
          <table:table-cell office:value-type="string">
            <text:p>D2</text:p>
          </table:table-cell>
          <table:table-cell office:value-type="string">
            <text:p>DSCTWO0001</text:p>
          </table:table-cell>
          <table:table-cell office:value-type="float" office:value="25.00">
            <text:p>25.00</text:p>
          </table:table-cell>
          <table:table-cell office:value-type="float" office:value="0">
            <text:p>0</text:p>
          </table:table-cell>
          <table:table-cell office:value-type="string">
            <text:p>DISCOUNT</text:p>
          </table:table-cell>
          <table:table-cell office:value-type="date" office:date-value="2014-07-06T20:54:29" table:style-name="DateTimeCell">
            <text:p>2014-07-06 20:54:29</text:p>
          </table:table-cell>
          <table:table-cell office:value-type="date" office:date-value="2014-10-26T18:03:35" table:style-name="DateTimeCell">
            <text:p>2014-10-26 18:03:35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EEE S48DV</text:p>
          </table:table-cell>
          <table:table-cell office:value-type="string">
            <text:p>eee-s48dv-s48dv</text:p>
          </table:table-cell>
          <table:table-cell office:value-type="string">
            <text:p>LCD S48DV Description</text:p>
          </table:table-cell>
          <table:table-cell office:value-type="string">
            <text:p>S48DV</text:p>
          </table:table-cell>
          <table:table-cell office:value-type="string">
            <text:p>S48DV222222</text:p>
          </table:table-cell>
          <table:table-cell office:value-type="float" office:value="55.00">
            <text:p>55.00</text:p>
          </table:table-cell>
          <table:table-cell office:value-type="float" office:value="0">
            <text:p>0</text:p>
          </table:table-cell>
          <table:table-cell office:value-type="string">
            <text:p>ACTIVE</text:p>
          </table:table-cell>
          <table:table-cell office:value-type="date" office:date-value="2014-07-06T20:54:29" table:style-name="DateTimeCell">
            <text:p>2014-07-06 20:54:29</text:p>
          </table:table-cell>
          <table:table-cell office:value-type="date" office:date-value="2014-10-26T18:02:57" table:style-name="DateTimeCell">
            <text:p>2014-10-26 18:02:57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LCD S338DV</text:p>
          </table:table-cell>
          <table:table-cell office:value-type="string">
            <text:p>lcds48dv</text:p>
          </table:table-cell>
          <table:table-cell office:value-type="string">
            <text:p>LCD S48DV Description</text:p>
          </table:table-cell>
          <table:table-cell office:value-type="string">
            <text:p>S48DV</text:p>
          </table:table-cell>
          <table:table-cell office:value-type="string">
            <text:p>S48DV222222</text:p>
          </table:table-cell>
          <table:table-cell office:value-type="float" office:value="7.00">
            <text:p>7.00</text:p>
          </table:table-cell>
          <table:table-cell office:value-type="float" office:value="1">
            <text:p>1</text:p>
          </table:table-cell>
          <table:table-cell office:value-type="string">
            <text:p>DISCOUNT</text:p>
          </table:table-cell>
          <table:table-cell office:value-type="date" office:date-value="2014-08-10T20:54:29" table:style-name="DateTimeCell">
            <text:p>2014-08-10 20:54:29</text:p>
          </table:table-cell>
          <table:table-cell office:value-type="date" office:date-value="2014-07-06T20:54:29" table:style-name="DateTimeCell">
            <text:p>2014-07-06 20:54:29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LCD S4eee8DV</text:p>
          </table:table-cell>
          <table:table-cell office:value-type="string">
            <text:p>lcd-s4eee8dv-s48dvss</text:p>
          </table:table-cell>
          <table:table-cell office:value-type="string">
            <text:p>LCD S48DV Description</text:p>
          </table:table-cell>
          <table:table-cell office:value-type="string">
            <text:p>S48DVSS</text:p>
          </table:table-cell>
          <table:table-cell office:value-type="string">
            <text:p>S48DV222222</text:p>
          </table:table-cell>
          <table:table-cell office:value-type="float" office:value="65.88">
            <text:p>65.88</text:p>
          </table:table-cell>
          <table:table-cell office:value-type="float" office:value="0">
            <text:p>0</text:p>
          </table:table-cell>
          <table:table-cell office:value-type="string">
            <text:p>ACTIVE</text:p>
          </table:table-cell>
          <table:table-cell office:value-type="date" office:date-value="2014-07-06T20:54:29" table:style-name="DateTimeCell">
            <text:p>2014-07-06 20:54:29</text:p>
          </table:table-cell>
          <table:table-cell office:value-type="date" office:date-value="2014-09-29T01:02:16" table:style-name="DateTimeCell">
            <text:p>2014-09-29 01:02:16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DDD S4668DV</text:p>
          </table:table-cell>
          <table:table-cell office:value-type="string">
            <text:p>ddd-s4668dv-s48dv</text:p>
          </table:table-cell>
          <table:table-cell office:value-type="string">
            <text:p>LCD S48DV Description</text:p>
          </table:table-cell>
          <table:table-cell office:value-type="string">
            <text:p>S48DV</text:p>
          </table:table-cell>
          <table:table-cell office:value-type="string">
            <text:p>S48DV222222</text:p>
          </table:table-cell>
          <table:table-cell office:value-type="float" office:value="77.99">
            <text:p>77.99</text:p>
          </table:table-cell>
          <table:table-cell office:value-type="float" office:value="0">
            <text:p>0</text:p>
          </table:table-cell>
          <table:table-cell office:value-type="string">
            <text:p>ACTIVE</text:p>
          </table:table-cell>
          <table:table-cell office:value-type="date" office:date-value="2014-07-06T20:54:29" table:style-name="DateTimeCell">
            <text:p>2014-07-06 20:54:29</text:p>
          </table:table-cell>
          <table:table-cell office:value-type="date" office:date-value="2014-09-28T23:17:22" table:style-name="DateTimeCell">
            <text:p>2014-09-28 23:17:22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BB S4558DV</text:p>
          </table:table-cell>
          <table:table-cell office:value-type="string">
            <text:p>bbb-s4558dv-s48dv</text:p>
          </table:table-cell>
          <table:table-cell office:value-type="string">
            <text:p>LCD S48DV Description</text:p>
          </table:table-cell>
          <table:table-cell office:value-type="string">
            <text:p>S48DV</text:p>
          </table:table-cell>
          <table:table-cell office:value-type="string">
            <text:p>S48DV222222</text:p>
          </table:table-cell>
          <table:table-cell office:value-type="float" office:value="55.00">
            <text:p>55.00</text:p>
          </table:table-cell>
          <table:table-cell office:value-type="float" office:value="0">
            <text:p>0</text:p>
          </table:table-cell>
          <table:table-cell office:value-type="string">
            <text:p>DISCOUNT</text:p>
          </table:table-cell>
          <table:table-cell office:value-type="date" office:date-value="2014-08-10T20:54:29" table:style-name="DateTimeCell">
            <text:p>2014-08-10 20:54:29</text:p>
          </table:table-cell>
          <table:table-cell office:value-type="date" office:date-value="2014-10-26T18:03:39" table:style-name="DateTimeCell">
            <text:p>2014-10-26 18:03:39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LCD S48DV</text:p>
          </table:table-cell>
          <table:table-cell office:value-type="string">
            <text:p>lcd-s48dv-s48dv</text:p>
          </table:table-cell>
          <table:table-cell office:value-type="string">
            <text:p>LCD S48DV Description</text:p>
          </table:table-cell>
          <table:table-cell office:value-type="string">
            <text:p>S48DV</text:p>
          </table:table-cell>
          <table:table-cell office:value-type="string">
            <text:p>S48DV222222</text:p>
          </table:table-cell>
          <table:table-cell office:value-type="float" office:value="55.88">
            <text:p>55.88</text:p>
          </table:table-cell>
          <table:table-cell office:value-type="float" office:value="0">
            <text:p>0</text:p>
          </table:table-cell>
          <table:table-cell office:value-type="string">
            <text:p>ARCHIVED</text:p>
          </table:table-cell>
          <table:table-cell office:value-type="date" office:date-value="2014-07-06T20:54:29" table:style-name="DateTimeCell">
            <text:p>2014-07-06 20:54:29</text:p>
          </table:table-cell>
          <table:table-cell office:value-type="date" office:date-value="2014-09-30T02:23:58" table:style-name="DateTimeCell">
            <text:p>2014-09-30 02:23:58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LCD S4sss8DV</text:p>
          </table:table-cell>
          <table:table-cell office:value-type="string">
            <text:p>lcds48dv</text:p>
          </table:table-cell>
          <table:table-cell office:value-type="string">
            <text:p>LCD S48DV Description</text:p>
          </table:table-cell>
          <table:table-cell office:value-type="string">
            <text:p>S48DV</text:p>
          </table:table-cell>
          <table:table-cell office:value-type="string">
            <text:p>S48DV222222</text:p>
          </table:table-cell>
          <table:table-cell office:value-type="float" office:value="65.00">
            <text:p>65.00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office:value-type="date" office:date-value="2014-07-06T20:54:29" table:style-name="DateTimeCell">
            <text:p>2014-07-06 20:54:29</text:p>
          </table:table-cell>
          <table:table-cell office:value-type="date" office:date-value="2014-07-06T20:54:29" table:style-name="DateTimeCell">
            <text:p>2014-07-06 20:54:29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LCD S48DV</text:p>
          </table:table-cell>
          <table:table-cell office:value-type="string">
            <text:p>lcds48dv</text:p>
          </table:table-cell>
          <table:table-cell office:value-type="string">
            <text:p>LCD S48DV Description</text:p>
          </table:table-cell>
          <table:table-cell office:value-type="string">
            <text:p>S48DV</text:p>
          </table:table-cell>
          <table:table-cell office:value-type="string">
            <text:p>S48DV222222</text:p>
          </table:table-cell>
          <table:table-cell office:value-type="float" office:value="83.00">
            <text:p>83.00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office:value-type="date" office:date-value="2014-08-10T20:54:29" table:style-name="DateTimeCell">
            <text:p>2014-08-10 20:54:29</text:p>
          </table:table-cell>
          <table:table-cell office:value-type="date" office:date-value="2014-07-06T20:54:29" table:style-name="DateTimeCell">
            <text:p>2014-07-06 20:54:29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GGG S48DV</text:p>
          </table:table-cell>
          <table:table-cell office:value-type="string">
            <text:p>ggg-s48dv-s48dv</text:p>
          </table:table-cell>
          <table:table-cell office:value-type="string">
            <text:p>LCD S48DV Description</text:p>
          </table:table-cell>
          <table:table-cell office:value-type="string">
            <text:p>S48DV</text:p>
          </table:table-cell>
          <table:table-cell office:value-type="string">
            <text:p>S48DV222222</text:p>
          </table:table-cell>
          <table:table-cell office:value-type="float" office:value="7.00">
            <text:p>7.00</text:p>
          </table:table-cell>
          <table:table-cell office:value-type="float" office:value="0">
            <text:p>0</text:p>
          </table:table-cell>
          <table:table-cell office:value-type="string">
            <text:p>ACTIVE</text:p>
          </table:table-cell>
          <table:table-cell office:value-type="date" office:date-value="2014-07-06T20:54:29" table:style-name="DateTimeCell">
            <text:p>2014-07-06 20:54:29</text:p>
          </table:table-cell>
          <table:table-cell office:value-type="date" office:date-value="2014-10-26T18:03:05" table:style-name="DateTimeCell">
            <text:p>2014-10-26 18:03:0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LCD S48DV</text:p>
          </table:table-cell>
          <table:table-cell office:value-type="string">
            <text:p>lcds48dv</text:p>
          </table:table-cell>
          <table:table-cell office:value-type="string">
            <text:p>LCD S48DV Description</text:p>
          </table:table-cell>
          <table:table-cell office:value-type="string">
            <text:p>S48DV</text:p>
          </table:table-cell>
          <table:table-cell office:value-type="string">
            <text:p>S48DV222222</text:p>
          </table:table-cell>
          <table:table-cell office:value-type="float" office:value="7.00">
            <text:p>7.00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office:value-type="date" office:date-value="2014-07-06T20:54:29" table:style-name="DateTimeCell">
            <text:p>2014-07-06 20:54:29</text:p>
          </table:table-cell>
          <table:table-cell office:value-type="date" office:date-value="2014-07-06T20:54:29" table:style-name="DateTimeCell">
            <text:p>2014-07-06 20:54:29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string">
            <text:p>LCD S48DV</text:p>
          </table:table-cell>
          <table:table-cell office:value-type="string">
            <text:p>lcds48dv</text:p>
          </table:table-cell>
          <table:table-cell office:value-type="string">
            <text:p>LCD S48DV Description</text:p>
          </table:table-cell>
          <table:table-cell office:value-type="string">
            <text:p>S48DV</text:p>
          </table:table-cell>
          <table:table-cell office:value-type="string">
            <text:p>S48DV222222</text:p>
          </table:table-cell>
          <table:table-cell office:value-type="float" office:value="7.00">
            <text:p>7.00</text:p>
          </table:table-cell>
          <table:table-cell office:value-type="float" office:value="0">
            <text:p>0</text:p>
          </table:table-cell>
          <table:table-cell office:value-type="string">
            <text:p>ACTIVE</text:p>
          </table:table-cell>
          <table:table-cell office:value-type="date" office:date-value="2014-08-10T20:54:29" table:style-name="DateTimeCell">
            <text:p>2014-08-10 20:54:29</text:p>
          </table:table-cell>
          <table:table-cell office:value-type="date" office:date-value="2014-07-06T20:54:29" table:style-name="DateTimeCell">
            <text:p>2014-07-06 20:54:29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LCD S48DV</text:p>
          </table:table-cell>
          <table:table-cell office:value-type="string">
            <text:p>lcd-s48dv-s48dv</text:p>
          </table:table-cell>
          <table:table-cell office:value-type="string">
            <text:p>LCD S48DV Description</text:p>
          </table:table-cell>
          <table:table-cell office:value-type="string">
            <text:p>S48DV</text:p>
          </table:table-cell>
          <table:table-cell office:value-type="string">
            <text:p>S48DV222222</text:p>
          </table:table-cell>
          <table:table-cell office:value-type="float" office:value="900.00">
            <text:p>900.00</text:p>
          </table:table-cell>
          <table:table-cell office:value-type="float" office:value="0">
            <text:p>0</text:p>
          </table:table-cell>
          <table:table-cell office:value-type="string">
            <text:p>ACTIVE</text:p>
          </table:table-cell>
          <table:table-cell office:value-type="date" office:date-value="2014-08-10T20:54:29" table:style-name="DateTimeCell">
            <text:p>2014-08-10 20:54:29</text:p>
          </table:table-cell>
          <table:table-cell office:value-type="date" office:date-value="2014-09-29T01:54:42" table:style-name="DateTimeCell">
            <text:p>2014-09-29 01:54:42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>fsdfsdf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float" office:value="0.00">
            <text:p>0.00</text:p>
          </table:table-cell>
          <table:table-cell office:value-type="float" office:value="0">
            <text:p>0</text:p>
          </table:table-cell>
          <table:table-cell office:value-type="string">
            <text:p>ACTIVE</text:p>
          </table:table-cell>
          <table:table-cell office:value-type="date" office:date-value="2014-08-10T20:54:29" table:style-name="DateTimeCell">
            <text:p>2014-08-10 20:54:29</text:p>
          </table:table-cell>
          <table:table-cell office:value-type="date" office:date-value="2014-07-06T20:54:29" table:style-name="DateTimeCell">
            <text:p>2014-07-06 20:54:29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>fsdfsdf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float" office:value="0.00">
            <text:p>0.00</text:p>
          </table:table-cell>
          <table:table-cell office:value-type="float" office:value="0">
            <text:p>0</text:p>
          </table:table-cell>
          <table:table-cell office:value-type="string">
            <text:p>ACTIVE</text:p>
          </table:table-cell>
          <table:table-cell office:value-type="date" office:date-value="2014-08-10T20:54:29" table:style-name="DateTimeCell">
            <text:p>2014-08-10 20:54:29</text:p>
          </table:table-cell>
          <table:table-cell office:value-type="date" office:date-value="2014-07-06T20:54:29" table:style-name="DateTimeCell">
            <text:p>2014-07-06 20:54:29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dsad</text:p>
          </table:table-cell>
          <table:table-cell office:value-type="string">
            <text:p>dd484848</text:p>
          </table:table-cell>
          <table:table-cell office:value-type="string">
            <text:p>3fdsfsfsd</text:p>
          </table:table-cell>
          <table:table-cell office:value-type="string">
            <text:p>adsadasd</text:p>
          </table:table-cell>
          <table:table-cell office:value-type="string">
            <text:p>DD484848</text:p>
          </table:table-cell>
          <table:table-cell office:value-type="float" office:value="500.00">
            <text:p>500.00</text:p>
          </table:table-cell>
          <table:table-cell office:value-type="float" office:value="0">
            <text:p>0</text:p>
          </table:table-cell>
          <table:table-cell office:value-type="string">
            <text:p>ACTIVE</text:p>
          </table:table-cell>
          <table:table-cell office:value-type="date" office:date-value="2014-09-28T15:49:17" table:style-name="DateTimeCell">
            <text:p>2014-09-28 15:49:17</text:p>
          </table:table-cell>
          <table:table-cell office:value-type="date" office:date-value="2014-09-29T01:54:39" table:style-name="DateTimeCell">
            <text:p>2014-09-29 01:54:39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test2</text:p>
          </table:table-cell>
          <table:table-cell office:value-type="string">
            <text:p>484848</text:p>
          </table:table-cell>
          <table:table-cell office:value-type="string">
            <text:p>demodemodemo</text:p>
          </table:table-cell>
          <table:table-cell office:value-type="string">
            <text:p>demo200</text:p>
          </table:table-cell>
          <table:table-cell office:value-type="string">
            <text:p>484848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office:value-type="date" office:date-value="2014-09-28T15:53:12" table:style-name="DateTimeCell">
            <text:p>2014-09-28 15:53:12</text:p>
          </table:table-cell>
          <table:table-cell office:value-type="date" office:date-value="2014-09-29T01:54:32" table:style-name="DateTimeCell">
            <text:p>2014-09-29 01:54:32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Sony Handycam HDR-PJ10E</text:p>
          </table:table-cell>
          <table:table-cell office:value-type="string">
            <text:p>300</text:p>
          </table:table-cell>
          <table:table-cell office:value-type="string">
            <text:p>Матрица (светочувствительный элемент): Exmor R CMOS типа 1/2.3 (7.77 мм) с задней подсветкой
Эффективные пиксели (видео): прибл. 11900 тыс. пикселей (16:9)
Эффективные пиксели (фото): прибл. 11900 тыс. пикселей (16:9)
Разрешение видео: 1920х1080</text:p>
          </table:table-cell>
          <table:table-cell office:value-type="string">
            <text:p>HDR-PJ10E</text:p>
          </table:table-cell>
          <table:table-cell office:value-type="string">
            <text:p>300</text:p>
          </table:table-cell>
          <table:table-cell office:value-type="float" office:value="899.99">
            <text:p>899.99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office:value-type="date" office:date-value="2014-09-29T01:05:52" table:style-name="DateTimeCell">
            <text:p>2014-09-29 01:05:52</text:p>
          </table:table-cell>
          <table:table-cell office:value-type="date" office:date-value="2014-09-29T01:54:27" table:style-name="DateTimeCell">
            <text:p>2014-09-29 01:54:27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ony Handycam HDR-TD30E</text:p>
          </table:table-cell>
          <table:table-cell office:value-type="string">
            <text:p>sony-handycam-hdr-td30e-hdr-td30e</text:p>
          </table:table-cell>
          <table:table-cell office:value-type="string">
            <text:p>Матрица (светочувствительный элемент): 2 x 1/3.91" (4.3 мм) Exmor R CMOS
Тип носителя: Flash память
Разрешение видео: 1920х1080
Зум: Оптический - 10x
Цифровой - 120x (только 2D)</text:p>
          </table:table-cell>
          <table:table-cell office:value-type="string">
            <text:p>HDR-TD30E</text:p>
          </table:table-cell>
          <table:table-cell office:value-type="string">
            <text:p>200</text:p>
          </table:table-cell>
          <table:table-cell office:value-type="float" office:value="977.00">
            <text:p>977.00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office:value-type="date" office:date-value="2014-09-29T01:09:07" table:style-name="DateTimeCell">
            <text:p>2014-09-29 01:09:07</text:p>
          </table:table-cell>
          <table:table-cell office:value-type="date" office:date-value="2014-10-16T01:38:30" table:style-name="DateTimeCell">
            <text:p>2014-10-16 01:38:30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LCD DEV2 TEST2</text:p>
          </table:table-cell>
          <table:table-cell office:value-type="string">
            <text:p>lcd-dev2-test2-isp23344</text:p>
          </table:table-cell>
          <table:table-cell office:value-type="string">
            <text:p>test</text:p>
          </table:table-cell>
          <table:table-cell office:value-type="string">
            <text:p>ISP23344</text:p>
          </table:table-cell>
          <table:table-cell office:value-type="string">
            <text:p>NULL</text:p>
          </table:table-cell>
          <table:table-cell office:value-type="float" office:value="222.00">
            <text:p>222.00</text:p>
          </table:table-cell>
          <table:table-cell office:value-type="float" office:value="0">
            <text:p>0</text:p>
          </table:table-cell>
          <table:table-cell office:value-type="string">
            <text:p>ACTIVE</text:p>
          </table:table-cell>
          <table:table-cell office:value-type="date" office:date-value="2014-10-07T23:21:13" table:style-name="DateTimeCell">
            <text:p>2014-10-07 23:21:13</text:p>
          </table:table-cell>
          <table:table-cell office:value-type="date" office:date-value="2014-10-16T22:44:30" table:style-name="DateTimeCell">
            <text:p>2014-10-16 22:44:30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SH 123</text:p>
          </table:table-cell>
          <table:table-cell office:value-type="string">
            <text:p>sh-123-sh123ss3</text:p>
          </table:table-cell>
          <table:table-cell office:value-type="string">
            <text:p>sharp super led tv</text:p>
          </table:table-cell>
          <table:table-cell office:value-type="string">
            <text:p>SH123ss3</text:p>
          </table:table-cell>
          <table:table-cell office:value-type="string">
            <text:p>NULL</text:p>
          </table:table-cell>
          <table:table-cell office:value-type="float" office:value="48.00">
            <text:p>48.00</text:p>
          </table:table-cell>
          <table:table-cell office:value-type="float" office:value="0">
            <text:p>0</text:p>
          </table:table-cell>
          <table:table-cell office:value-type="string">
            <text:p>ACTIVE</text:p>
          </table:table-cell>
          <table:table-cell office:value-type="date" office:date-value="2014-10-09T02:34:54" table:style-name="DateTimeCell">
            <text:p>2014-10-09 02:34:54</text:p>
          </table:table-cell>
          <table:table-cell office:value-type="date" office:date-value="2014-10-09T02:35:23" table:style-name="DateTimeCell">
            <text:p>2014-10-09 02:35:23</text:p>
          </table:table-cell>
        </table:table-row>
      </table:table>
      <table:table table:name="shop_promo"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qwerty</text:p>
          </table:table-cell>
          <table:table-cell office:value-type="date" office:date-value="2013-11-12T00:00:00" table:style-name="DateTimeCell">
            <text:p>2013-11-12 00:00:00</text:p>
          </table:table-cell>
          <table:table-cell office:value-type="date" office:date-value="2014-10-07T22:08:28" table:style-name="DateTimeCell">
            <text:p>2014-10-07 22:08:28</text:p>
          </table:table-cell>
          <table:table-cell office:value-type="float" office:value="10">
            <text:p>10</text:p>
          </table:table-cell>
          <table:table-cell office:value-type="date" office:date-value="2014-07-06T00:00:00" table:style-name="DateTimeCell">
            <text:p>2014-07-06 00:00:0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5747-7820-2715-1143</text:p>
          </table:table-cell>
          <table:table-cell office:value-type="date" office:date-value="2001-01-20T14:00:00" table:style-name="DateTimeCell">
            <text:p>2001-01-20 14:00:00</text:p>
          </table:table-cell>
          <table:table-cell office:value-type="date" office:date-value="2011-07-20T15:00:00" table:style-name="DateTimeCell">
            <text:p>2011-07-20 15:00:00</text:p>
          </table:table-cell>
          <table:table-cell office:value-type="float" office:value="10">
            <text:p>10</text:p>
          </table:table-cell>
          <table:table-cell office:value-type="date" office:date-value="2014-10-07T21:48:00" table:style-name="DateTimeCell">
            <text:p>2014-10-07 21:48:0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5527-4204-9598-6249</text:p>
          </table:table-cell>
          <table:table-cell office:value-type="date" office:date-value="2001-01-20T14:00:00" table:style-name="DateTimeCell">
            <text:p>2001-01-20 14:00:00</text:p>
          </table:table-cell>
          <table:table-cell office:value-type="date" office:date-value="2001-01-20T15:00:00" table:style-name="DateTimeCell">
            <text:p>2001-01-20 15:00:00</text:p>
          </table:table-cell>
          <table:table-cell office:value-type="float" office:value="22">
            <text:p>22</text:p>
          </table:table-cell>
          <table:table-cell office:value-type="date" office:date-value="2014-10-07T21:49:09" table:style-name="DateTimeCell">
            <text:p>2014-10-07 21:49:09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8606-9332-8225-6710</text:p>
          </table:table-cell>
          <table:table-cell office:value-type="date" office:date-value="2001-01-20T14:00:00" table:style-name="DateTimeCell">
            <text:p>2001-01-20 14:00:00</text:p>
          </table:table-cell>
          <table:table-cell office:value-type="date" office:date-value="2001-01-20T15:00:00" table:style-name="DateTimeCell">
            <text:p>2001-01-20 15:00:00</text:p>
          </table:table-cell>
          <table:table-cell office:value-type="float" office:value="3">
            <text:p>3</text:p>
          </table:table-cell>
          <table:table-cell office:value-type="date" office:date-value="2014-10-07T21:56:52" table:style-name="DateTimeCell">
            <text:p>2014-10-07 21:56:52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5114-1409-2626-2289</text:p>
          </table:table-cell>
          <table:table-cell office:value-type="date" office:date-value="2014-01-01T00:00:00" table:style-name="DateTimeCell">
            <text:p>2014-01-01 00:00:00</text:p>
          </table:table-cell>
          <table:table-cell office:value-type="date" office:date-value="2014-10-07T22:07:29" table:style-name="DateTimeCell">
            <text:p>2014-10-07 22:07:29</text:p>
          </table:table-cell>
          <table:table-cell office:value-type="float" office:value="3">
            <text:p>3</text:p>
          </table:table-cell>
          <table:table-cell office:value-type="date" office:date-value="2014-10-07T21:59:08" table:style-name="DateTimeCell">
            <text:p>2014-10-07 21:59:0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8947-3057-9917-9597</text:p>
          </table:table-cell>
          <table:table-cell office:value-type="date" office:date-value="2014-01-01T00:00:00" table:style-name="DateTimeCell">
            <text:p>2014-01-01 00:00:00</text:p>
          </table:table-cell>
          <table:table-cell office:value-type="date" office:date-value="2015-10-06T00:00:00" table:style-name="DateTimeCell">
            <text:p>2015-10-06 00:00:00</text:p>
          </table:table-cell>
          <table:table-cell office:value-type="float" office:value="3">
            <text:p>3</text:p>
          </table:table-cell>
          <table:table-cell office:value-type="date" office:date-value="2014-10-07T22:08:46" table:style-name="DateTimeCell">
            <text:p>2014-10-07 22:08:46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1403-2847-3810-1570</text:p>
          </table:table-cell>
          <table:table-cell office:value-type="date" office:date-value="2015-01-01T00:00:00" table:style-name="DateTimeCell">
            <text:p>2015-01-01 00:00:00</text:p>
          </table:table-cell>
          <table:table-cell office:value-type="date" office:date-value="2015-05-03T00:00:00" table:style-name="DateTimeCell">
            <text:p>2015-05-03 00:00:00</text:p>
          </table:table-cell>
          <table:table-cell office:value-type="float" office:value="4">
            <text:p>4</text:p>
          </table:table-cell>
          <table:table-cell office:value-type="date" office:date-value="2014-10-07T22:24:13" table:style-name="DateTimeCell">
            <text:p>2014-10-07 22:24:13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6387-9428-3067-1483</text:p>
          </table:table-cell>
          <table:table-cell office:value-type="date" office:date-value="2014-10-01T00:00:00" table:style-name="DateTimeCell">
            <text:p>2014-10-01 00:00:00</text:p>
          </table:table-cell>
          <table:table-cell office:value-type="date" office:date-value="2015-12-01T00:00:00" table:style-name="DateTimeCell">
            <text:p>2015-12-01 00:00:00</text:p>
          </table:table-cell>
          <table:table-cell office:value-type="float" office:value="10">
            <text:p>10</text:p>
          </table:table-cell>
          <table:table-cell office:value-type="date" office:date-value="2014-10-26T22:14:28" table:style-name="DateTimeCell">
            <text:p>2014-10-26 22:14:28</text:p>
          </table:table-cell>
        </table:table-row>
      </table:table>
      <table:table table:name="shop_relations"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</table:table>
      <table:table table:name="shop_settings"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UsePromo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ACTIVE</text:p>
          </table:table-cell>
          <table:table-cell office:value-type="string">
            <text:p>WEBSITE</text:p>
          </table:table-cell>
          <table:table-cell office:value-type="date" office:date-value="2014-07-06T00:00:00" table:style-name="DateTimeCell">
            <text:p>2014-07-06 00:00:00</text:p>
          </table:table-cell>
          <table:table-cell office:value-type="date" office:date-value="1970-01-01T02:00:00" table:style-name="DateTimeCell">
            <text:p>0000-00-00 00:00:0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ewProduct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ALERTS</text:p>
          </table:table-cell>
          <table:table-cell office:value-type="date" office:date-value="2014-07-06T00:00:00" table:style-name="DateTimeCell">
            <text:p>2014-07-06 00:00:00</text:p>
          </table:table-cell>
          <table:table-cell office:value-type="date" office:date-value="2014-10-07T01:27:55" table:style-name="DateTimeCell">
            <text:p>2014-10-07 01:27:55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roductPriceGoesDow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ALERTS</text:p>
          </table:table-cell>
          <table:table-cell office:value-type="date" office:date-value="2014-07-06T00:00:00" table:style-name="DateTimeCell">
            <text:p>2014-07-06 00:00:00</text:p>
          </table:table-cell>
          <table:table-cell office:value-type="date" office:date-value="2014-10-07T01:27:56" table:style-name="DateTimeCell">
            <text:p>2014-10-07 01:27:56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romoIsStart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ALERTS</text:p>
          </table:table-cell>
          <table:table-cell office:value-type="date" office:date-value="2014-07-06T00:00:00" table:style-name="DateTimeCell">
            <text:p>2014-07-06 00:00:00</text:p>
          </table:table-cell>
          <table:table-cell office:value-type="date" office:date-value="2014-10-07T01:27:56" table:style-name="DateTimeCell">
            <text:p>2014-10-07 01:27:56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AddedNewOrig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ALERTS</text:p>
          </table:table-cell>
          <table:table-cell office:value-type="date" office:date-value="2014-07-06T00:00:00" table:style-name="DateTimeCell">
            <text:p>2014-07-06 00:00:00</text:p>
          </table:table-cell>
          <table:table-cell office:value-type="date" office:date-value="2014-10-07T01:27:57" table:style-name="DateTimeCell">
            <text:p>2014-10-07 01:27:57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AddedNewCategor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ALERTS</text:p>
          </table:table-cell>
          <table:table-cell office:value-type="date" office:date-value="2014-07-06T00:00:00" table:style-name="DateTimeCell">
            <text:p>2014-07-06 00:00:00</text:p>
          </table:table-cell>
          <table:table-cell office:value-type="date" office:date-value="2014-10-07T01:27:57" table:style-name="DateTimeCell">
            <text:p>2014-10-07 01:27:57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AddedNewDiscountedProdu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ALERTS</text:p>
          </table:table-cell>
          <table:table-cell office:value-type="date" office:date-value="2014-07-06T00:00:00" table:style-name="DateTimeCell">
            <text:p>2014-07-06 00:00:00</text:p>
          </table:table-cell>
          <table:table-cell office:value-type="date" office:date-value="2014-10-07T01:27:58" table:style-name="DateTimeCell">
            <text:p>2014-10-07 01:27:58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AllowAler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ALERTS</text:p>
          </table:table-cell>
          <table:table-cell office:value-type="date" office:date-value="2014-07-06T00:00:00" table:style-name="DateTimeCell">
            <text:p>2014-07-06 00:00:00</text:p>
          </table:table-cell>
          <table:table-cell office:value-type="date" office:date-value="2014-10-07T01:27:54" table:style-name="DateTimeCell">
            <text:p>2014-10-07 01:27:5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ShowName</text:p>
          </table:table-cell>
          <table:table-cell office:value-type="string">
            <text:p/>
          </table:table-cell>
          <table:table-cell office:value-type="string">
            <text:p>dsd</text:p>
          </table:table-cell>
          <table:table-cell office:value-type="string">
            <text:p>ACTIVE</text:p>
          </table:table-cell>
          <table:table-cell office:value-type="string">
            <text:p>FORMORDER</text:p>
          </table:table-cell>
          <table:table-cell office:value-type="date" office:date-value="2014-07-06T00:00:00" table:style-name="DateTimeCell">
            <text:p>2014-07-06 00:00:00</text:p>
          </table:table-cell>
          <table:table-cell office:value-type="date" office:date-value="2014-10-27T14:49:34" table:style-name="DateTimeCell">
            <text:p>2014-10-27 14:49:34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howEMail</text:p>
          </table:table-cell>
          <table:table-cell office:value-type="string">
            <text:p/>
          </table:table-cell>
          <table:table-cell office:value-type="string">
            <text:p>demo@demo.com</text:p>
          </table:table-cell>
          <table:table-cell office:value-type="string">
            <text:p>ACTIVE</text:p>
          </table:table-cell>
          <table:table-cell office:value-type="string">
            <text:p>FORMORDER</text:p>
          </table:table-cell>
          <table:table-cell office:value-type="date" office:date-value="2014-07-06T00:00:00" table:style-name="DateTimeCell">
            <text:p>2014-07-06 00:00:00</text:p>
          </table:table-cell>
          <table:table-cell office:value-type="date" office:date-value="2014-10-27T16:15:09" table:style-name="DateTimeCell">
            <text:p>2014-10-27 16:15:09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ShowPhone</text:p>
          </table:table-cell>
          <table:table-cell office:value-type="string">
            <text:p/>
          </table:table-cell>
          <table:table-cell office:value-type="string">
            <text:p>00000000</text:p>
          </table:table-cell>
          <table:table-cell office:value-type="string">
            <text:p>ACTIVE</text:p>
          </table:table-cell>
          <table:table-cell office:value-type="string">
            <text:p>FORMORDER</text:p>
          </table:table-cell>
          <table:table-cell office:value-type="date" office:date-value="2014-07-06T00:00:00" table:style-name="DateTimeCell">
            <text:p>2014-07-06 00:00:00</text:p>
          </table:table-cell>
          <table:table-cell office:value-type="date" office:date-value="2014-10-27T16:16:12" table:style-name="DateTimeCell">
            <text:p>2014-10-27 16:16:12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ShowAddres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SABLED</text:p>
          </table:table-cell>
          <table:table-cell office:value-type="string">
            <text:p>FORMORDER</text:p>
          </table:table-cell>
          <table:table-cell office:value-type="date" office:date-value="2014-07-06T00:00:00" table:style-name="DateTimeCell">
            <text:p>2014-07-06 00:00:00</text:p>
          </table:table-cell>
          <table:table-cell office:value-type="date" office:date-value="2014-10-27T03:25:12" table:style-name="DateTimeCell">
            <text:p>2014-10-27 03:25:12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ShowPOBo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SABLED</text:p>
          </table:table-cell>
          <table:table-cell office:value-type="string">
            <text:p>FORMORDER</text:p>
          </table:table-cell>
          <table:table-cell office:value-type="date" office:date-value="2014-07-06T00:00:00" table:style-name="DateTimeCell">
            <text:p>2014-07-06 00:00:00</text:p>
          </table:table-cell>
          <table:table-cell office:value-type="date" office:date-value="2014-10-27T03:25:11" table:style-name="DateTimeCell">
            <text:p>2014-10-27 03:25:1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ShowCountry</text:p>
          </table:table-cell>
          <table:table-cell office:value-type="string">
            <text:p/>
          </table:table-cell>
          <table:table-cell office:value-type="string">
            <text:p>Україна</text:p>
          </table:table-cell>
          <table:table-cell office:value-type="string">
            <text:p>DISABLED</text:p>
          </table:table-cell>
          <table:table-cell office:value-type="string">
            <text:p>FORMORDER</text:p>
          </table:table-cell>
          <table:table-cell office:value-type="date" office:date-value="2014-07-06T00:00:00" table:style-name="DateTimeCell">
            <text:p>2014-07-06 00:00:00</text:p>
          </table:table-cell>
          <table:table-cell office:value-type="date" office:date-value="2014-10-27T15:00:32" table:style-name="DateTimeCell">
            <text:p>2014-10-27 15:00:32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ShowCity</text:p>
          </table:table-cell>
          <table:table-cell office:value-type="string">
            <text:p/>
          </table:table-cell>
          <table:table-cell office:value-type="string">
            <text:p>Львів</text:p>
          </table:table-cell>
          <table:table-cell office:value-type="string">
            <text:p>DISABLED</text:p>
          </table:table-cell>
          <table:table-cell office:value-type="string">
            <text:p>FORMORDER</text:p>
          </table:table-cell>
          <table:table-cell office:value-type="date" office:date-value="2014-07-06T00:00:00" table:style-name="DateTimeCell">
            <text:p>2014-07-06 00:00:00</text:p>
          </table:table-cell>
          <table:table-cell office:value-type="date" office:date-value="2014-10-27T15:00:35" table:style-name="DateTimeCell">
            <text:p>2014-10-27 15:00:35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ShowDeliveryAganet</text:p>
          </table:table-cell>
          <table:table-cell office:value-type="string">
            <text:p/>
          </table:table-cell>
          <table:table-cell office:value-type="string">
            <text:p>Нова Пошта</text:p>
          </table:table-cell>
          <table:table-cell office:value-type="string">
            <text:p>DISABLED</text:p>
          </table:table-cell>
          <table:table-cell office:value-type="string">
            <text:p>FORMORDER</text:p>
          </table:table-cell>
          <table:table-cell office:value-type="date" office:date-value="2014-07-06T00:00:00" table:style-name="DateTimeCell">
            <text:p>2014-07-06 00:00:00</text:p>
          </table:table-cell>
          <table:table-cell office:value-type="date" office:date-value="2014-10-27T16:15:06" table:style-name="DateTimeCell">
            <text:p>2014-10-27 16:15:06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ShowCom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SABLED</text:p>
          </table:table-cell>
          <table:table-cell office:value-type="string">
            <text:p>FORMORDER</text:p>
          </table:table-cell>
          <table:table-cell office:value-type="date" office:date-value="2014-07-06T00:00:00" table:style-name="DateTimeCell">
            <text:p>2014-07-06 00:00:00</text:p>
          </table:table-cell>
          <table:table-cell office:value-type="date" office:date-value="2014-10-27T16:15:07" table:style-name="DateTimeCell">
            <text:p>2014-10-27 16:15:07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DeliveryAllowSelfPicku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MISC</text:p>
          </table:table-cell>
          <table:table-cell office:value-type="date" office:date-value="2014-07-06T00:00:00" table:style-name="DateTimeCell">
            <text:p>2014-07-06 00:00:00</text:p>
          </table:table-cell>
          <table:table-cell office:value-type="date" office:date-value="2014-10-07T01:28:01" table:style-name="DateTimeCell">
            <text:p>2014-10-07 01:28:0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Address_1412639047697_ShopName</text:p>
          </table:table-cell>
          <table:table-cell office:value-type="string">
            <text:p>NULL</text:p>
          </table:table-cell>
          <table:table-cell office:value-type="string">
            <text:p>Mikser</text:p>
          </table:table-cell>
          <table:table-cell office:value-type="string">
            <text:p>ACTIVE</text:p>
          </table:table-cell>
          <table:table-cell office:value-type="string">
            <text:p>ADDRESS</text:p>
          </table:table-cell>
          <table:table-cell office:value-type="date" office:date-value="2014-10-07T02:44:34" table:style-name="DateTimeCell">
            <text:p>2014-10-07 02:44:34</text:p>
          </table:table-cell>
          <table:table-cell office:value-type="date" office:date-value="2014-10-10T01:43:20" table:style-name="DateTimeCell">
            <text:p>2014-10-10 01:43:2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Address_1412639047697_AddressLine3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ADDRESS</text:p>
          </table:table-cell>
          <table:table-cell office:value-type="date" office:date-value="2014-10-07T02:44:34" table:style-name="DateTimeCell">
            <text:p>2014-10-07 02:44:34</text:p>
          </table:table-cell>
          <table:table-cell office:value-type="date" office:date-value="2014-10-10T01:43:20" table:style-name="DateTimeCell">
            <text:p>2014-10-10 01:43:20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Address_1412639047697_AddressLine2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ADDRESS</text:p>
          </table:table-cell>
          <table:table-cell office:value-type="date" office:date-value="2014-10-07T02:44:35" table:style-name="DateTimeCell">
            <text:p>2014-10-07 02:44:35</text:p>
          </table:table-cell>
          <table:table-cell office:value-type="date" office:date-value="2014-10-10T01:43:20" table:style-name="DateTimeCell">
            <text:p>2014-10-10 01:43:20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Address_1412639047697_AddressLine1</text:p>
          </table:table-cell>
          <table:table-cell office:value-type="string">
            <text:p>NULL</text:p>
          </table:table-cell>
          <table:table-cell office:value-type="string">
            <text:p>Ukraine Lviv 55</text:p>
          </table:table-cell>
          <table:table-cell office:value-type="string">
            <text:p>ACTIVE</text:p>
          </table:table-cell>
          <table:table-cell office:value-type="string">
            <text:p>ADDRESS</text:p>
          </table:table-cell>
          <table:table-cell office:value-type="date" office:date-value="2014-10-07T02:44:35" table:style-name="DateTimeCell">
            <text:p>2014-10-07 02:44:35</text:p>
          </table:table-cell>
          <table:table-cell office:value-type="date" office:date-value="2014-10-10T01:43:20" table:style-name="DateTimeCell">
            <text:p>2014-10-10 01:43:20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Address_1412639047697_Phone</text:p>
          </table:table-cell>
          <table:table-cell office:value-type="string">
            <text:p>Skype</text:p>
          </table:table-cell>
          <table:table-cell office:value-type="string">
            <text:p>78787878</text:p>
          </table:table-cell>
          <table:table-cell office:value-type="string">
            <text:p>ACTIVE</text:p>
          </table:table-cell>
          <table:table-cell office:value-type="string">
            <text:p>ADDRESS</text:p>
          </table:table-cell>
          <table:table-cell office:value-type="date" office:date-value="2014-10-07T02:45:07" table:style-name="DateTimeCell">
            <text:p>2014-10-07 02:45:07</text:p>
          </table:table-cell>
          <table:table-cell office:value-type="date" office:date-value="2014-10-10T01:43:21" table:style-name="DateTimeCell">
            <text:p>2014-10-10 01:43:21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Address_1412639423026_ShopName</text:p>
          </table:table-cell>
          <table:table-cell office:value-type="string">
            <text:p>NULL</text:p>
          </table:table-cell>
          <table:table-cell office:value-type="string">
            <text:p>fsdfsdfs</text:p>
          </table:table-cell>
          <table:table-cell office:value-type="string">
            <text:p>DISABLED</text:p>
          </table:table-cell>
          <table:table-cell office:value-type="string">
            <text:p>ADDRESS</text:p>
          </table:table-cell>
          <table:table-cell office:value-type="date" office:date-value="2014-10-07T02:50:27" table:style-name="DateTimeCell">
            <text:p>2014-10-07 02:50:27</text:p>
          </table:table-cell>
          <table:table-cell office:value-type="date" office:date-value="2014-10-10T01:43:07" table:style-name="DateTimeCell">
            <text:p>2014-10-10 01:43:07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Address_1412639423026_AddressLine1</text:p>
          </table:table-cell>
          <table:table-cell office:value-type="string">
            <text:p>NULL</text:p>
          </table:table-cell>
          <table:table-cell office:value-type="string">
            <text:p>fdsfds</text:p>
          </table:table-cell>
          <table:table-cell office:value-type="string">
            <text:p>DISABLED</text:p>
          </table:table-cell>
          <table:table-cell office:value-type="string">
            <text:p>ADDRESS</text:p>
          </table:table-cell>
          <table:table-cell office:value-type="date" office:date-value="2014-10-07T02:50:27" table:style-name="DateTimeCell">
            <text:p>2014-10-07 02:50:27</text:p>
          </table:table-cell>
          <table:table-cell office:value-type="date" office:date-value="2014-10-10T01:43:08" table:style-name="DateTimeCell">
            <text:p>2014-10-10 01:43:08</text:p>
          </table:table-cell>
        </table:table-row>
        <table:table-row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ContactU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PRODUCT</text:p>
          </table:table-cell>
          <table:table-cell office:value-type="date" office:date-value="2014-10-07T02:51:18" table:style-name="DateTimeCell">
            <text:p>2014-10-07 02:51:18</text:p>
          </table:table-cell>
          <table:table-cell office:value-type="date" office:date-value="2014-10-07T02:51:18" table:style-name="DateTimeCell">
            <text:p>2014-10-07 02:51:18</text:p>
          </table:table-cell>
        </table:table-row>
        <table:table-row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ShowOpenHou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PRODUCT</text:p>
          </table:table-cell>
          <table:table-cell office:value-type="date" office:date-value="2014-10-07T02:51:18" table:style-name="DateTimeCell">
            <text:p>2014-10-07 02:51:18</text:p>
          </table:table-cell>
          <table:table-cell office:value-type="date" office:date-value="2014-10-10T01:15:08" table:style-name="DateTimeCell">
            <text:p>2014-10-10 01:15:08</text:p>
          </table:table-cell>
        </table:table-row>
        <table:table-row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ShowDeliveryInf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PRODUCT</text:p>
          </table:table-cell>
          <table:table-cell office:value-type="date" office:date-value="2014-10-07T02:51:18" table:style-name="DateTimeCell">
            <text:p>2014-10-07 02:51:18</text:p>
          </table:table-cell>
          <table:table-cell office:value-type="date" office:date-value="2014-10-10T00:53:31" table:style-name="DateTimeCell">
            <text:p>2014-10-10 00:53:31</text:p>
          </table:table-cell>
        </table:table-row>
        <table:table-row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ShowPaymentInf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PRODUCT</text:p>
          </table:table-cell>
          <table:table-cell office:value-type="date" office:date-value="2014-10-07T02:51:18" table:style-name="DateTimeCell">
            <text:p>2014-10-07 02:51:18</text:p>
          </table:table-cell>
          <table:table-cell office:value-type="date" office:date-value="2014-10-07T02:51:18" table:style-name="DateTimeCell">
            <text:p>2014-10-07 02:51:18</text:p>
          </table:table-cell>
        </table:table-row>
        <table:table-row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ShowSocialShari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PRODUCT</text:p>
          </table:table-cell>
          <table:table-cell office:value-type="date" office:date-value="2014-10-07T02:51:18" table:style-name="DateTimeCell">
            <text:p>2014-10-07 02:51:18</text:p>
          </table:table-cell>
          <table:table-cell office:value-type="date" office:date-value="2014-10-07T02:51:18" table:style-name="DateTimeCell">
            <text:p>2014-10-07 02:51:18</text:p>
          </table:table-cell>
        </table:table-row>
        <table:table-row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ShowPriceChar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SABLED</text:p>
          </table:table-cell>
          <table:table-cell office:value-type="string">
            <text:p>PRODUCT</text:p>
          </table:table-cell>
          <table:table-cell office:value-type="date" office:date-value="2014-10-07T02:51:18" table:style-name="DateTimeCell">
            <text:p>2014-10-07 02:51:18</text:p>
          </table:table-cell>
          <table:table-cell office:value-type="date" office:date-value="2014-10-10T01:15:19" table:style-name="DateTimeCell">
            <text:p>2014-10-10 01:15:19</text:p>
          </table:table-cell>
        </table:table-row>
        <table:table-row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Address_1412639047697_OpenHoursOnMon</text:p>
          </table:table-cell>
          <table:table-cell office:value-type="string">
            <text:p>NULL</text:p>
          </table:table-cell>
          <table:table-cell office:value-type="string">
            <text:p>10:00 - 21:00</text:p>
          </table:table-cell>
          <table:table-cell office:value-type="string">
            <text:p>ACTIVE</text:p>
          </table:table-cell>
          <table:table-cell office:value-type="string">
            <text:p>ADDRESS</text:p>
          </table:table-cell>
          <table:table-cell office:value-type="date" office:date-value="2014-10-10T01:40:31" table:style-name="DateTimeCell">
            <text:p>2014-10-10 01:40:31</text:p>
          </table:table-cell>
          <table:table-cell office:value-type="date" office:date-value="2014-10-10T01:43:21" table:style-name="DateTimeCell">
            <text:p>2014-10-10 01:43:21</text:p>
          </table:table-cell>
        </table:table-row>
        <table:table-row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Address_1412639047697_OpenHoursOnTue</text:p>
          </table:table-cell>
          <table:table-cell office:value-type="string">
            <text:p>NULL</text:p>
          </table:table-cell>
          <table:table-cell office:value-type="string">
            <text:p>00:00 - 00:00</text:p>
          </table:table-cell>
          <table:table-cell office:value-type="string">
            <text:p>ACTIVE</text:p>
          </table:table-cell>
          <table:table-cell office:value-type="string">
            <text:p>ADDRESS</text:p>
          </table:table-cell>
          <table:table-cell office:value-type="date" office:date-value="2014-10-10T01:40:31" table:style-name="DateTimeCell">
            <text:p>2014-10-10 01:40:31</text:p>
          </table:table-cell>
          <table:table-cell office:value-type="date" office:date-value="2014-10-10T01:43:20" table:style-name="DateTimeCell">
            <text:p>2014-10-10 01:43:20</text:p>
          </table:table-cell>
        </table:table-row>
        <table:table-row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string">
            <text:p>Address_1412639047697_OpenHoursOnWed</text:p>
          </table:table-cell>
          <table:table-cell office:value-type="string">
            <text:p>NULL</text:p>
          </table:table-cell>
          <table:table-cell office:value-type="string">
            <text:p>00:00 - 00:00</text:p>
          </table:table-cell>
          <table:table-cell office:value-type="string">
            <text:p>ACTIVE</text:p>
          </table:table-cell>
          <table:table-cell office:value-type="string">
            <text:p>ADDRESS</text:p>
          </table:table-cell>
          <table:table-cell office:value-type="date" office:date-value="2014-10-10T01:40:31" table:style-name="DateTimeCell">
            <text:p>2014-10-10 01:40:31</text:p>
          </table:table-cell>
          <table:table-cell office:value-type="date" office:date-value="2014-10-10T01:43:20" table:style-name="DateTimeCell">
            <text:p>2014-10-10 01:43:20</text:p>
          </table:table-cell>
        </table:table-row>
        <table:table-row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string">
            <text:p>Address_1412639047697_OpenHoursOnThu</text:p>
          </table:table-cell>
          <table:table-cell office:value-type="string">
            <text:p>NULL</text:p>
          </table:table-cell>
          <table:table-cell office:value-type="string">
            <text:p>00:00 - 00:00</text:p>
          </table:table-cell>
          <table:table-cell office:value-type="string">
            <text:p>ACTIVE</text:p>
          </table:table-cell>
          <table:table-cell office:value-type="string">
            <text:p>ADDRESS</text:p>
          </table:table-cell>
          <table:table-cell office:value-type="date" office:date-value="2014-10-10T01:40:31" table:style-name="DateTimeCell">
            <text:p>2014-10-10 01:40:31</text:p>
          </table:table-cell>
          <table:table-cell office:value-type="date" office:date-value="2014-10-10T01:43:21" table:style-name="DateTimeCell">
            <text:p>2014-10-10 01:43:21</text:p>
          </table:table-cell>
        </table:table-row>
        <table:table-row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string">
            <text:p>Address_1412639047697_OpenHoursOnFri</text:p>
          </table:table-cell>
          <table:table-cell office:value-type="string">
            <text:p>NULL</text:p>
          </table:table-cell>
          <table:table-cell office:value-type="string">
            <text:p>00:00 - 00:00</text:p>
          </table:table-cell>
          <table:table-cell office:value-type="string">
            <text:p>ACTIVE</text:p>
          </table:table-cell>
          <table:table-cell office:value-type="string">
            <text:p>ADDRESS</text:p>
          </table:table-cell>
          <table:table-cell office:value-type="date" office:date-value="2014-10-10T01:40:32" table:style-name="DateTimeCell">
            <text:p>2014-10-10 01:40:32</text:p>
          </table:table-cell>
          <table:table-cell office:value-type="date" office:date-value="2014-10-10T01:43:22" table:style-name="DateTimeCell">
            <text:p>2014-10-10 01:43:22</text:p>
          </table:table-cell>
        </table:table-row>
        <table:table-row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Address_1412639047697_OpenHoursOnSun</text:p>
          </table:table-cell>
          <table:table-cell office:value-type="string">
            <text:p>NULL</text:p>
          </table:table-cell>
          <table:table-cell office:value-type="string">
            <text:p>00:00 - 00:00</text:p>
          </table:table-cell>
          <table:table-cell office:value-type="string">
            <text:p>ACTIVE</text:p>
          </table:table-cell>
          <table:table-cell office:value-type="string">
            <text:p>ADDRESS</text:p>
          </table:table-cell>
          <table:table-cell office:value-type="date" office:date-value="2014-10-10T01:40:32" table:style-name="DateTimeCell">
            <text:p>2014-10-10 01:40:32</text:p>
          </table:table-cell>
          <table:table-cell office:value-type="date" office:date-value="2014-10-10T01:43:21" table:style-name="DateTimeCell">
            <text:p>2014-10-10 01:43:21</text:p>
          </table:table-cell>
        </table:table-row>
        <table:table-row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Address_1412639047697_OpenHoursOnSat</text:p>
          </table:table-cell>
          <table:table-cell office:value-type="string">
            <text:p>NULL</text:p>
          </table:table-cell>
          <table:table-cell office:value-type="string">
            <text:p>00:00 - 00:00</text:p>
          </table:table-cell>
          <table:table-cell office:value-type="string">
            <text:p>ACTIVE</text:p>
          </table:table-cell>
          <table:table-cell office:value-type="string">
            <text:p>ADDRESS</text:p>
          </table:table-cell>
          <table:table-cell office:value-type="date" office:date-value="2014-10-10T01:40:32" table:style-name="DateTimeCell">
            <text:p>2014-10-10 01:40:32</text:p>
          </table:table-cell>
          <table:table-cell office:value-type="date" office:date-value="2014-10-10T01:43:21" table:style-name="DateTimeCell">
            <text:p>2014-10-10 01:43:21</text:p>
          </table:table-cell>
        </table:table-row>
        <table:table-row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Address_1412639423026_AddressLine3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DISABLED</text:p>
          </table:table-cell>
          <table:table-cell office:value-type="string">
            <text:p>ADDRESS</text:p>
          </table:table-cell>
          <table:table-cell office:value-type="date" office:date-value="2014-10-10T01:40:48" table:style-name="DateTimeCell">
            <text:p>2014-10-10 01:40:48</text:p>
          </table:table-cell>
          <table:table-cell office:value-type="date" office:date-value="2014-10-10T01:43:08" table:style-name="DateTimeCell">
            <text:p>2014-10-10 01:43:08</text:p>
          </table:table-cell>
        </table:table-row>
        <table:table-row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Address_1412639423026_OpenHoursOnTue</text:p>
          </table:table-cell>
          <table:table-cell office:value-type="string">
            <text:p>NULL</text:p>
          </table:table-cell>
          <table:table-cell office:value-type="string">
            <text:p>00:00 - 00:00</text:p>
          </table:table-cell>
          <table:table-cell office:value-type="string">
            <text:p>DISABLED</text:p>
          </table:table-cell>
          <table:table-cell office:value-type="string">
            <text:p>ADDRESS</text:p>
          </table:table-cell>
          <table:table-cell office:value-type="date" office:date-value="2014-10-10T01:40:48" table:style-name="DateTimeCell">
            <text:p>2014-10-10 01:40:48</text:p>
          </table:table-cell>
          <table:table-cell office:value-type="date" office:date-value="2014-10-10T01:43:08" table:style-name="DateTimeCell">
            <text:p>2014-10-10 01:43:08</text:p>
          </table:table-cell>
        </table:table-row>
        <table:table-row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ddress_1412639423026_OpenHoursOnWed</text:p>
          </table:table-cell>
          <table:table-cell office:value-type="string">
            <text:p>NULL</text:p>
          </table:table-cell>
          <table:table-cell office:value-type="string">
            <text:p>00:00 - 00:00</text:p>
          </table:table-cell>
          <table:table-cell office:value-type="string">
            <text:p>DISABLED</text:p>
          </table:table-cell>
          <table:table-cell office:value-type="string">
            <text:p>ADDRESS</text:p>
          </table:table-cell>
          <table:table-cell office:value-type="date" office:date-value="2014-10-10T01:40:48" table:style-name="DateTimeCell">
            <text:p>2014-10-10 01:40:48</text:p>
          </table:table-cell>
          <table:table-cell office:value-type="date" office:date-value="2014-10-10T01:43:10" table:style-name="DateTimeCell">
            <text:p>2014-10-10 01:43:10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Address_1412639423026_OpenHoursOnMon</text:p>
          </table:table-cell>
          <table:table-cell office:value-type="string">
            <text:p>NULL</text:p>
          </table:table-cell>
          <table:table-cell office:value-type="string">
            <text:p>00:00 - 00:00</text:p>
          </table:table-cell>
          <table:table-cell office:value-type="string">
            <text:p>DISABLED</text:p>
          </table:table-cell>
          <table:table-cell office:value-type="string">
            <text:p>ADDRESS</text:p>
          </table:table-cell>
          <table:table-cell office:value-type="date" office:date-value="2014-10-10T01:40:48" table:style-name="DateTimeCell">
            <text:p>2014-10-10 01:40:48</text:p>
          </table:table-cell>
          <table:table-cell office:value-type="date" office:date-value="2014-10-10T01:43:08" table:style-name="DateTimeCell">
            <text:p>2014-10-10 01:43:08</text:p>
          </table:table-cell>
        </table:table-row>
        <table:table-row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Address_1412639423026_OpenHoursOnThu</text:p>
          </table:table-cell>
          <table:table-cell office:value-type="string">
            <text:p>NULL</text:p>
          </table:table-cell>
          <table:table-cell office:value-type="string">
            <text:p>00:00 - 00:00</text:p>
          </table:table-cell>
          <table:table-cell office:value-type="string">
            <text:p>DISABLED</text:p>
          </table:table-cell>
          <table:table-cell office:value-type="string">
            <text:p>ADDRESS</text:p>
          </table:table-cell>
          <table:table-cell office:value-type="date" office:date-value="2014-10-10T01:40:48" table:style-name="DateTimeCell">
            <text:p>2014-10-10 01:40:48</text:p>
          </table:table-cell>
          <table:table-cell office:value-type="date" office:date-value="2014-10-10T01:43:11" table:style-name="DateTimeCell">
            <text:p>2014-10-10 01:43:11</text:p>
          </table:table-cell>
        </table:table-row>
        <table:table-row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Address_1412639423026_OpenHoursOnFri</text:p>
          </table:table-cell>
          <table:table-cell office:value-type="string">
            <text:p>NULL</text:p>
          </table:table-cell>
          <table:table-cell office:value-type="string">
            <text:p>00:00 - 00:00</text:p>
          </table:table-cell>
          <table:table-cell office:value-type="string">
            <text:p>DISABLED</text:p>
          </table:table-cell>
          <table:table-cell office:value-type="string">
            <text:p>ADDRESS</text:p>
          </table:table-cell>
          <table:table-cell office:value-type="date" office:date-value="2014-10-10T01:40:48" table:style-name="DateTimeCell">
            <text:p>2014-10-10 01:40:48</text:p>
          </table:table-cell>
          <table:table-cell office:value-type="date" office:date-value="2014-10-10T01:43:10" table:style-name="DateTimeCell">
            <text:p>2014-10-10 01:43:10</text:p>
          </table:table-cell>
        </table:table-row>
        <table:table-row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Address_1412639423026_OpenHoursOnSun</text:p>
          </table:table-cell>
          <table:table-cell office:value-type="string">
            <text:p>NULL</text:p>
          </table:table-cell>
          <table:table-cell office:value-type="string">
            <text:p>00:00 - 00:00</text:p>
          </table:table-cell>
          <table:table-cell office:value-type="string">
            <text:p>ACTIVE</text:p>
          </table:table-cell>
          <table:table-cell office:value-type="string">
            <text:p>ADDRESS</text:p>
          </table:table-cell>
          <table:table-cell office:value-type="date" office:date-value="2014-10-10T01:40:49" table:style-name="DateTimeCell">
            <text:p>2014-10-10 01:40:49</text:p>
          </table:table-cell>
          <table:table-cell office:value-type="date" office:date-value="2014-10-10T01:40:49" table:style-name="DateTimeCell">
            <text:p>2014-10-10 01:40:49</text:p>
          </table:table-cell>
        </table:table-row>
        <table:table-row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string">
            <text:p>Address_1412639423026_OpenHoursOnSat</text:p>
          </table:table-cell>
          <table:table-cell office:value-type="string">
            <text:p>NULL</text:p>
          </table:table-cell>
          <table:table-cell office:value-type="string">
            <text:p>00:00 - 00:00</text:p>
          </table:table-cell>
          <table:table-cell office:value-type="string">
            <text:p>ACTIVE</text:p>
          </table:table-cell>
          <table:table-cell office:value-type="string">
            <text:p>ADDRESS</text:p>
          </table:table-cell>
          <table:table-cell office:value-type="date" office:date-value="2014-10-10T01:40:49" table:style-name="DateTimeCell">
            <text:p>2014-10-10 01:40:49</text:p>
          </table:table-cell>
          <table:table-cell office:value-type="date" office:date-value="2014-10-10T01:40:49" table:style-name="DateTimeCell">
            <text:p>2014-10-10 01:40:49</text:p>
          </table:table-cell>
        </table:table-row>
        <table:table-row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Address_1412639423026_AddressLine2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ADDRESS</text:p>
          </table:table-cell>
          <table:table-cell office:value-type="date" office:date-value="2014-10-10T01:40:49" table:style-name="DateTimeCell">
            <text:p>2014-10-10 01:40:49</text:p>
          </table:table-cell>
          <table:table-cell office:value-type="date" office:date-value="2014-10-10T01:40:49" table:style-name="DateTimeCell">
            <text:p>2014-10-10 01:40:49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2.2deb2.precise~ppa.1</meta:generator>
    <meta:initial-creator>phpMyAdmin 4.2.2deb2.precise~ppa.1</meta:initial-creator>
    <meta:creation-date>2014-10-27T17:42:46</meta:creation-date>
  </office:meta>
</office:document-meta>
</file>